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Palatino Linotype', 'Book Antiqua', Palatino, 'Microsoft YaHei', 'Songti SC', serif"/>
    <style:font-face style:name="Lohit Devanagari1" svg:font-family="'Lohit Devanagari'"/>
    <style:font-face style:name="Roboto Mono" svg:font-family="'Roboto Mono', monospace"/>
    <style:font-face style:name="Roboto Slab" svg:font-family="'Roboto Slab', serif"/>
    <style:font-face style:name="Source Code Pro" svg:font-family="'Source Code Pro', 'Lucida Console', Monaco, monospace"/>
    <style:font-face style:name="Source Sans Pro" svg:font-family="'Source Sans Pr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32ae" officeooo:paragraph-rsid="001032ae"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032ae" officeooo:paragraph-rsid="001032ae"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032ae" officeooo:paragraph-rsid="007262d1"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032ae" officeooo:paragraph-rsid="01fc1f1c"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032ae" officeooo:paragraph-rsid="02214536"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08413" officeooo:paragraph-rsid="00142fd2"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73636" officeooo:paragraph-rsid="00173636"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aea45" officeooo:paragraph-rsid="001aea4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aea45" officeooo:paragraph-rsid="002207e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0d745" officeooo:paragraph-rsid="0042a0fb"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2a0fb" officeooo:paragraph-rsid="0043e085"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normal" officeooo:rsid="001032ae" officeooo:paragraph-rsid="001032ae"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08413" officeooo:paragraph-rsid="001032ae"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08413" officeooo:paragraph-rsid="00108413"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55856" officeooo:paragraph-rsid="00142fd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9045b" officeooo:paragraph-rsid="0017363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1aea45" officeooo:paragraph-rsid="001aea45"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1cbe3e" officeooo:paragraph-rsid="0024e147"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6d55a" officeooo:paragraph-rsid="0026d55a"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a19f0" officeooo:paragraph-rsid="002a19f0"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b61dd" officeooo:paragraph-rsid="002b61d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be4f4" officeooo:paragraph-rsid="002be4f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be64f" officeooo:paragraph-rsid="002be64f"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319578" officeooo:paragraph-rsid="0035411f"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39227b" officeooo:paragraph-rsid="0039227b"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3b035e" officeooo:paragraph-rsid="003b035e"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3b035e" officeooo:paragraph-rsid="003c4305"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3d932d" officeooo:paragraph-rsid="003d932d"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3e1e3b" officeooo:paragraph-rsid="0040588f"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40588f" officeooo:paragraph-rsid="0040588f"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292e89" officeooo:paragraph-rsid="002866af"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42a0fb" officeooo:paragraph-rsid="0042a0fb"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45d45a" officeooo:paragraph-rsid="0043e08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4686fb" officeooo:paragraph-rsid="004686fb"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472359" officeooo:paragraph-rsid="00472359"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47cfa4" officeooo:paragraph-rsid="0047cfa4"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4a2737" officeooo:paragraph-rsid="004a2737"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4c3faf" officeooo:paragraph-rsid="004afd81"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4e78e5" officeooo:paragraph-rsid="004e78e5"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500f15" officeooo:paragraph-rsid="00500f15"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515214" officeooo:paragraph-rsid="00515214"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53cc17" officeooo:paragraph-rsid="0053cc17"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567fd7" officeooo:paragraph-rsid="00567fd7"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567fd7" officeooo:paragraph-rsid="007624bf"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567fd7" officeooo:paragraph-rsid="00807b6f"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567fd7" officeooo:paragraph-rsid="0107b32d"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567fd7" officeooo:paragraph-rsid="0136a30e"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567fd7" officeooo:paragraph-rsid="0140b404"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567fd7" officeooo:paragraph-rsid="01657698"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567fd7" officeooo:paragraph-rsid="01662e90"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567fd7" officeooo:paragraph-rsid="017ebf91"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567fd7" officeooo:paragraph-rsid="0185c6a5"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567fd7" officeooo:paragraph-rsid="01933f91"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567fd7" officeooo:paragraph-rsid="01a3a104"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567fd7" officeooo:paragraph-rsid="01c35644"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67fd7" officeooo:paragraph-rsid="01d97492"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567fd7" officeooo:paragraph-rsid="01db9714"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567fd7" officeooo:paragraph-rsid="01fc1f1c"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567fd7" officeooo:paragraph-rsid="020541ee"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567fd7" officeooo:paragraph-rsid="0215ed3f"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567fd7" officeooo:paragraph-rsid="021c07d8"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570f15" officeooo:paragraph-rsid="00570f15"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58b966" officeooo:paragraph-rsid="0058b966"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5a5c89" officeooo:paragraph-rsid="005a5c89"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206a285" officeooo:paragraph-rsid="0206a285"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paragraph-rsid="005f4f31"/>
    </style:style>
    <style:style style:name="P67" style:family="paragraph" style:parent-style-name="Standard">
      <style:paragraph-properties fo:text-align="justify" style:justify-single-word="false"/>
      <style:text-properties fo:font-size="14pt" fo:font-weight="normal" officeooo:rsid="006388ad" officeooo:paragraph-rsid="0063edcd"/>
    </style:style>
    <style:style style:name="P68" style:family="paragraph" style:parent-style-name="Standard">
      <style:paragraph-properties fo:text-align="justify" style:justify-single-word="false"/>
      <style:text-properties fo:font-size="14pt" fo:font-weight="normal" officeooo:rsid="006388ad" officeooo:paragraph-rsid="00659110"/>
    </style:style>
    <style:style style:name="P69" style:family="paragraph" style:parent-style-name="Standard">
      <style:paragraph-properties fo:text-align="justify" style:justify-single-word="false"/>
      <style:text-properties fo:font-size="14pt" fo:font-weight="normal" officeooo:rsid="00685c5b" officeooo:paragraph-rsid="00685c5b"/>
    </style:style>
    <style:style style:name="P70" style:family="paragraph" style:parent-style-name="Standard">
      <style:paragraph-properties fo:text-align="justify" style:justify-single-word="false"/>
      <style:text-properties fo:font-size="14pt" fo:font-weight="normal" officeooo:rsid="006b31d1" officeooo:paragraph-rsid="006b31d1"/>
    </style:style>
    <style:style style:name="P71" style:family="paragraph" style:parent-style-name="Standard">
      <style:paragraph-properties fo:text-align="justify" style:justify-single-word="false"/>
      <style:text-properties fo:font-size="14pt" officeooo:rsid="0026d55a" officeooo:paragraph-rsid="0026d55a" style:font-size-asian="14pt" style:font-size-complex="14pt"/>
    </style:style>
    <style:style style:name="P72" style:family="paragraph" style:parent-style-name="Standard">
      <style:paragraph-properties fo:text-align="justify" style:justify-single-word="false"/>
      <style:text-properties fo:font-size="14pt" officeooo:rsid="002866af" officeooo:paragraph-rsid="002866af" style:font-size-asian="14pt" style:font-size-complex="14pt"/>
    </style:style>
    <style:style style:name="P73" style:family="paragraph" style:parent-style-name="Standard">
      <style:paragraph-properties fo:text-align="justify" style:justify-single-word="false"/>
      <style:text-properties fo:font-size="14pt" officeooo:rsid="002a19f0" officeooo:paragraph-rsid="002a19f0" style:font-size-asian="14pt" style:font-size-complex="14pt"/>
    </style:style>
    <style:style style:name="P74" style:family="paragraph" style:parent-style-name="Standard">
      <style:paragraph-properties fo:text-align="justify" style:justify-single-word="false"/>
      <style:text-properties fo:font-size="14pt" officeooo:rsid="00472359" officeooo:paragraph-rsid="00472359" style:font-size-asian="14pt" style:font-size-complex="14pt"/>
    </style:style>
    <style:style style:name="P75" style:family="paragraph" style:parent-style-name="Standard">
      <style:paragraph-properties fo:text-align="justify" style:justify-single-word="false"/>
      <style:text-properties fo:font-size="14pt" officeooo:rsid="004afd81" officeooo:paragraph-rsid="004afd81" style:font-size-asian="14pt" style:font-size-complex="14pt"/>
    </style:style>
    <style:style style:name="P76" style:family="paragraph" style:parent-style-name="Standard">
      <style:paragraph-properties fo:text-align="justify" style:justify-single-word="false"/>
      <style:text-properties fo:font-size="14pt" officeooo:rsid="004c67a2" officeooo:paragraph-rsid="004c67a2" style:font-size-asian="14pt" style:font-size-complex="14pt"/>
    </style:style>
    <style:style style:name="P77" style:family="paragraph" style:parent-style-name="Standard">
      <style:paragraph-properties fo:text-align="justify" style:justify-single-word="false"/>
      <style:text-properties fo:font-size="14pt" officeooo:rsid="00515214" officeooo:paragraph-rsid="00515214" style:font-size-asian="14pt" style:font-size-complex="14pt"/>
    </style:style>
    <style:style style:name="P78" style:family="paragraph" style:parent-style-name="Standard">
      <style:paragraph-properties fo:text-align="justify" style:justify-single-word="false"/>
      <style:text-properties fo:font-size="14pt" officeooo:rsid="00515214" officeooo:paragraph-rsid="0053cc17" style:font-size-asian="14pt" style:font-size-complex="14pt"/>
    </style:style>
    <style:style style:name="P79" style:family="paragraph" style:parent-style-name="Standard">
      <style:paragraph-properties fo:text-align="justify" style:justify-single-word="false"/>
      <style:text-properties fo:font-size="14pt" officeooo:rsid="00567fd7" officeooo:paragraph-rsid="00567fd7" style:font-size-asian="14pt" style:font-size-complex="14pt"/>
    </style:style>
    <style:style style:name="P80" style:family="paragraph" style:parent-style-name="Standard">
      <style:paragraph-properties fo:text-align="justify" style:justify-single-word="false"/>
      <style:text-properties fo:font-size="14pt" officeooo:paragraph-rsid="0151511a" style:font-size-asian="14pt" style:font-size-complex="14pt"/>
    </style:style>
    <style:style style:name="P81" style:family="paragraph" style:parent-style-name="Standard">
      <style:paragraph-properties fo:text-align="justify" style:justify-single-word="false"/>
      <style:text-properties fo:font-size="14pt" officeooo:rsid="015b813f" officeooo:paragraph-rsid="015b813f" style:font-size-asian="14pt" style:font-size-complex="14pt"/>
    </style:style>
    <style:style style:name="P8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05f4f31" style:font-size-asian="14pt" style:font-size-complex="14pt"/>
    </style:style>
    <style:style style:name="P8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2256724" style:font-size-asian="14pt" style:font-size-complex="14pt"/>
    </style:style>
    <style:style style:name="P8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36473" officeooo:paragraph-rsid="00636473" style:font-size-asian="14pt" style:font-size-complex="14pt"/>
    </style:style>
    <style:style style:name="P8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56724" officeooo:paragraph-rsid="02256724" style:font-size-asian="14pt" style:font-size-complex="14pt"/>
    </style:style>
    <style:style style:name="P8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3dc70" officeooo:paragraph-rsid="0063edcd"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59110" officeooo:paragraph-rsid="00659110"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a400d" officeooo:paragraph-rsid="00685c5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b31d1" officeooo:paragraph-rsid="006b31d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b669c" officeooo:paragraph-rsid="006b669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d0835" officeooo:paragraph-rsid="006d0835"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e8527" officeooo:paragraph-rsid="006e8527"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6ebb70" officeooo:paragraph-rsid="006ebb70"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0453e" officeooo:paragraph-rsid="0070453e"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29dca" officeooo:paragraph-rsid="00929dca"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29dca" officeooo:paragraph-rsid="0092f3b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56ca4" officeooo:paragraph-rsid="00956ca4"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7031c" officeooo:paragraph-rsid="0097031c"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ce863" officeooo:paragraph-rsid="009ce863"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59e7a" officeooo:paragraph-rsid="00a59e7a"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59e7a" officeooo:paragraph-rsid="00b7bbc2"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59e7a" officeooo:paragraph-rsid="00db8336"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59e7a" officeooo:paragraph-rsid="00ddae0e"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59e7a" officeooo:paragraph-rsid="00efb648"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d59cc4" officeooo:paragraph-rsid="00d59cc4"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42f9d" officeooo:paragraph-rsid="007297e8"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42f9d" officeooo:paragraph-rsid="00742f9d"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7624bf"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807b6f"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a6a2f5"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be2ca2"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db833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ddae0e"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0efb648"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107b32d"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136a30e"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1fc1f1c"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20541ee"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215ed3f"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624bf" officeooo:paragraph-rsid="021c07d8"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716e4" officeooo:paragraph-rsid="007716e4"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854d8" officeooo:paragraph-rsid="007716e4"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ae8d6" officeooo:paragraph-rsid="007716e4"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c92ca" officeooo:paragraph-rsid="007aedb7"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e3c5a" officeooo:paragraph-rsid="007e280d"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8590da" officeooo:paragraph-rsid="0083a01e"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878cd1" officeooo:paragraph-rsid="00878cd1"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8bf83d" officeooo:paragraph-rsid="00878cd1"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8d969f" officeooo:paragraph-rsid="00878cd1"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023d9" officeooo:paragraph-rsid="009ddc7d"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1148f" officeooo:paragraph-rsid="00a1148f"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31fec" officeooo:paragraph-rsid="00a31fec"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89b5e" officeooo:paragraph-rsid="00aa7960"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89b5e" officeooo:paragraph-rsid="00bfa21b"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f1415" officeooo:paragraph-rsid="00acc242"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b2a729" officeooo:paragraph-rsid="00b2a729" style:font-size-asian="14pt" style:font-weight-asian="normal" style:font-size-complex="14pt" style:font-weight-complex="normal"/>
    </style:style>
    <style:style style:name="P13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b6be63" officeooo:paragraph-rsid="00b4459b" style:font-size-asian="14pt" style:font-weight-asian="normal" style:font-size-complex="14pt" style:font-weight-complex="normal"/>
    </style:style>
    <style:style style:name="P13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b6be63" officeooo:paragraph-rsid="00e3042d" style:font-size-asian="14pt" style:font-weight-asian="normal" style:font-size-complex="14pt" style:font-weight-complex="normal"/>
    </style:style>
    <style:style style:name="P13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c4e15b" officeooo:paragraph-rsid="00c094ce" style:font-size-asian="14pt" style:font-weight-asian="normal" style:font-size-complex="14pt" style:font-weight-complex="normal"/>
    </style:style>
    <style:style style:name="P14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db8336" officeooo:paragraph-rsid="00db8336" style:font-size-asian="14pt" style:font-weight-asian="normal" style:font-size-complex="14pt" style:font-weight-complex="normal"/>
    </style:style>
    <style:style style:name="P14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dd4b5b" officeooo:paragraph-rsid="00db8336" style:font-size-asian="14pt" style:font-weight-asian="normal" style:font-size-complex="14pt" style:font-weight-complex="normal"/>
    </style:style>
    <style:style style:name="P14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da357a" officeooo:paragraph-rsid="00da357a" style:font-size-asian="14pt" style:font-weight-asian="normal" style:font-size-complex="14pt" style:font-weight-complex="normal"/>
    </style:style>
    <style:style style:name="P14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e0ba4a" officeooo:paragraph-rsid="00e0ba4a" style:font-size-asian="14pt" style:font-weight-asian="normal" style:font-size-complex="14pt" style:font-weight-complex="normal"/>
    </style:style>
    <style:style style:name="P14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e10d76" officeooo:paragraph-rsid="00e10c0e" style:font-size-asian="14pt" style:font-weight-asian="normal" style:font-size-complex="14pt" style:font-weight-complex="normal"/>
    </style:style>
    <style:style style:name="P14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f5a5e8" officeooo:paragraph-rsid="00f8aa9d" style:font-size-asian="14pt" style:font-weight-asian="normal" style:font-size-complex="14pt" style:font-weight-complex="normal"/>
    </style:style>
    <style:style style:name="P14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f9131a" officeooo:paragraph-rsid="00f9131a" style:font-size-asian="14pt" style:font-weight-asian="normal" style:font-size-complex="14pt" style:font-weight-complex="normal"/>
    </style:style>
    <style:style style:name="P14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fcf400" officeooo:paragraph-rsid="00fb8ede" style:font-size-asian="14pt" style:font-weight-asian="normal" style:font-size-complex="14pt" style:font-weight-complex="normal"/>
    </style:style>
    <style:style style:name="P14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fe5fbb" officeooo:paragraph-rsid="00fe5fbb" style:font-size-asian="14pt" style:font-weight-asian="normal" style:font-size-complex="14pt" style:font-weight-complex="normal"/>
    </style:style>
    <style:style style:name="P14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3911a" officeooo:paragraph-rsid="01024b66"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47e2d" officeooo:paragraph-rsid="01047e2d" style:font-size-asian="14pt" style:font-weight-asian="normal" style:font-size-complex="14pt" style:font-weight-complex="normal"/>
    </style:style>
    <style:style style:name="P15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959a5" officeooo:paragraph-rsid="010959a5" style:font-size-asian="14pt" style:font-weight-asian="normal" style:font-size-complex="14pt" style:font-weight-complex="normal"/>
    </style:style>
    <style:style style:name="P15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959a5" officeooo:paragraph-rsid="0109dc4d" style:font-size-asian="14pt" style:font-weight-asian="normal" style:font-size-complex="14pt" style:font-weight-complex="normal"/>
    </style:style>
    <style:style style:name="P15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959a5" officeooo:paragraph-rsid="010a99e7" style:font-size-asian="14pt" style:font-weight-asian="normal" style:font-size-complex="14pt" style:font-weight-complex="normal"/>
    </style:style>
    <style:style style:name="P15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0959a5" officeooo:paragraph-rsid="010d8a7a" style:font-size-asian="14pt" style:font-weight-asian="normal" style:font-size-complex="14pt" style:font-weight-complex="normal"/>
    </style:style>
    <style:style style:name="P15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13cdaa" officeooo:paragraph-rsid="0113cdaa" style:font-size-asian="14pt" style:font-weight-asian="normal" style:font-size-complex="14pt" style:font-weight-complex="normal"/>
    </style:style>
    <style:style style:name="P15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49d55" officeooo:paragraph-rsid="01349d55" style:font-size-asian="14pt" style:font-weight-asian="normal" style:font-size-complex="14pt" style:font-weight-complex="normal"/>
    </style:style>
    <style:style style:name="P15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177f7a" officeooo:paragraph-rsid="01177f7a" style:font-size-asian="14pt" style:font-weight-asian="normal" style:font-size-complex="14pt" style:font-weight-complex="normal"/>
    </style:style>
    <style:style style:name="P15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2066bd" officeooo:paragraph-rsid="011c1a24" style:font-size-asian="14pt" style:font-weight-asian="normal" style:font-size-complex="14pt" style:font-weight-complex="normal"/>
    </style:style>
    <style:style style:name="P15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289f3d" officeooo:paragraph-rsid="012a0c0d" style:font-size-asian="14pt" style:font-weight-asian="normal" style:font-size-complex="14pt" style:font-weight-complex="normal"/>
    </style:style>
    <style:style style:name="P16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2e6223" officeooo:paragraph-rsid="012e6223" style:font-size-asian="14pt" style:font-weight-asian="normal" style:font-size-complex="14pt" style:font-weight-complex="normal"/>
    </style:style>
    <style:style style:name="P16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fdc79a" officeooo:paragraph-rsid="01fc1f1c"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fcb7b" officeooo:paragraph-rsid="020f0276" style:font-size-asian="14pt" style:font-weight-asian="normal" style:font-size-complex="14pt" style:font-weight-complex="normal"/>
    </style:style>
    <style:style style:name="P16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1fc1f1c" style:font-size-asian="14pt" style:font-weight-asian="normal" style:font-size-complex="14pt" style:font-weight-complex="normal"/>
    </style:style>
    <style:style style:name="P16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2262230" style:font-size-asian="14pt" style:font-weight-asian="normal" style:font-size-complex="14pt" style:font-weight-complex="normal"/>
    </style:style>
    <style:style style:name="P16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292b7" officeooo:paragraph-rsid="022292b7" style:font-size-asian="14pt" style:font-weight-asian="normal" style:font-size-complex="14pt" style:font-weight-complex="normal"/>
    </style:style>
    <style:style style:name="P16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62230" officeooo:paragraph-rsid="02262230" style:font-size-asian="14pt" style:font-weight-asian="normal" style:font-size-complex="14pt" style:font-weight-complex="normal"/>
    </style:style>
    <style:style style:name="P16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1032ae" officeooo:paragraph-rsid="01fc1f1c" style:font-size-asian="14pt" style:font-weight-asian="normal" style:font-size-complex="14pt" style:font-weight-complex="normal"/>
    </style:style>
    <style:style style:name="P16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7a44f" officeooo:paragraph-rsid="0137b452"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7a44f" officeooo:paragraph-rsid="013c3bd6" style:font-size-asian="14pt" style:font-style-asian="normal" style:font-weight-asian="normal" style:font-size-complex="14pt" style:font-style-complex="normal" style:font-weight-complex="normal"/>
    </style:style>
    <style:style style:name="P17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8683a" officeooo:paragraph-rsid="0138683a"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44637f" officeooo:paragraph-rsid="0144637f" style:font-size-asian="14pt" style:font-style-asian="normal" style:font-weight-asian="normal" style:font-size-complex="14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4637e2" officeooo:paragraph-rsid="014637e2" style:font-size-asian="14pt" style:font-style-asian="normal" style:font-weight-asian="normal" style:font-size-complex="14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4ff46a" officeooo:paragraph-rsid="014ff46a" style:font-size-asian="14pt" style:font-style-asian="normal" style:font-weight-asian="normal" style:font-size-complex="14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993112" officeooo:paragraph-rsid="01993112" style:font-size-asian="14pt" style:font-style-asian="normal" style:font-weight-asian="normal" style:font-size-complex="14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afa5d2" officeooo:paragraph-rsid="01afa5d2" style:font-size-asian="14pt" style:font-style-asian="normal" style:font-weight-asian="normal" style:font-size-complex="14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7b452" officeooo:paragraph-rsid="0137b452"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ac117" officeooo:paragraph-rsid="013ac117" style:font-size-asian="14pt" style:font-style-asian="normal" style:font-weight-asian="normal" style:font-size-complex="14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c3bd6" officeooo:paragraph-rsid="013c3bd6" style:font-size-asian="14pt" style:font-style-asian="normal" style:font-weight-asian="normal" style:font-size-complex="14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427ba2" style:font-size-asian="14pt" style:font-style-asian="normal" style:font-weight-asian="normal" style:font-size-complex="14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657698" style:font-size-asian="14pt" style:font-style-asian="normal" style:font-weight-asian="normal" style:font-size-complex="14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662e90" style:font-size-asian="14pt" style:font-style-asian="normal" style:font-weight-asian="normal" style:font-size-complex="14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7ebf91" style:font-size-asian="14pt" style:font-style-asian="normal" style:font-weight-asian="normal" style:font-size-complex="14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85c6a5" style:font-size-asian="14pt" style:font-style-asian="normal" style:font-weight-asian="normal" style:font-size-complex="14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933f91" style:font-size-asian="14pt" style:font-style-asian="normal" style:font-weight-asian="normal" style:font-size-complex="14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a3a104" style:font-size-asian="14pt" style:font-style-asian="normal" style:font-weight-asian="normal" style:font-size-complex="14pt" style:font-style-complex="normal" style:font-weight-complex="normal"/>
    </style:style>
    <style:style style:name="P18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c35644"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d97492" style:font-size-asian="14pt" style:font-style-asian="normal" style:font-weight-asian="normal" style:font-size-complex="14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db9714" style:font-size-asian="14pt" style:font-style-asian="normal" style:font-weight-asian="normal" style:font-size-complex="14pt" style:font-style-complex="normal" style:font-weight-complex="normal"/>
    </style:style>
    <style:style style:name="P18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3ef66a" officeooo:paragraph-rsid="01f1c371" style:font-size-asian="14pt" style:font-style-asian="normal" style:font-weight-asian="normal" style:font-size-complex="14pt" style:font-style-complex="normal" style:font-weight-complex="normal"/>
    </style:style>
    <style:style style:name="P19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427ba2" officeooo:paragraph-rsid="01427ba2" style:font-size-asian="14pt" style:font-style-asian="normal" style:font-weight-asian="normal" style:font-size-complex="14pt" style:font-style-complex="normal" style:font-weight-complex="normal"/>
    </style:style>
    <style:style style:name="P19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487fed" officeooo:paragraph-rsid="01487fed"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5c9c58" officeooo:paragraph-rsid="015c9c58"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5e4251" officeooo:paragraph-rsid="01600da6" style:font-size-asian="14pt" style:font-style-asian="normal" style:font-weight-asian="normal" style:font-size-complex="14pt" style:font-style-complex="normal" style:font-weight-complex="normal"/>
    </style:style>
    <style:style style:name="P19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61a8fc" officeooo:paragraph-rsid="01619604" style:font-size-asian="14pt" style:font-style-asian="normal" style:font-weight-asian="normal" style:font-size-complex="14pt" style:font-style-complex="normal" style:font-weight-complex="normal"/>
    </style:style>
    <style:style style:name="P19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67a5dd" officeooo:paragraph-rsid="0167a5dd" style:font-size-asian="14pt" style:font-style-asian="normal" style:font-weight-asian="normal" style:font-size-complex="14pt" style:font-style-complex="normal" style:font-weight-complex="normal"/>
    </style:style>
    <style:style style:name="P19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6b407d" officeooo:paragraph-rsid="01682283" style:font-size-asian="14pt" style:font-style-asian="normal" style:font-weight-asian="normal" style:font-size-complex="14pt" style:font-style-complex="normal" style:font-weight-complex="normal"/>
    </style:style>
    <style:style style:name="P19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6ddf56" officeooo:paragraph-rsid="016ddf56" style:font-size-asian="14pt" style:font-style-asian="normal" style:font-weight-asian="normal" style:font-size-complex="14pt" style:font-style-complex="normal" style:font-weight-complex="normal"/>
    </style:style>
    <style:style style:name="P19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6e0c74" officeooo:paragraph-rsid="016e0c74" style:font-size-asian="14pt" style:font-style-asian="normal" style:font-weight-asian="normal" style:font-size-complex="14pt" style:font-style-complex="normal" style:font-weight-complex="normal"/>
    </style:style>
    <style:style style:name="P19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716e42" officeooo:paragraph-rsid="01722bc2" style:font-size-asian="14pt" style:font-style-asian="normal" style:font-weight-asian="normal" style:font-size-complex="14pt" style:font-style-complex="normal" style:font-weight-complex="normal"/>
    </style:style>
    <style:style style:name="P20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7fe484" officeooo:paragraph-rsid="017ebf91" style:font-size-asian="14pt" style:font-style-asian="normal" style:font-weight-asian="normal" style:font-size-complex="14pt" style:font-style-complex="normal" style:font-weight-complex="normal"/>
    </style:style>
    <style:style style:name="P20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841e82" officeooo:paragraph-rsid="01841e82" style:font-size-asian="14pt" style:font-style-asian="normal" style:font-weight-asian="normal" style:font-size-complex="14pt" style:font-style-complex="normal" style:font-weight-complex="normal"/>
    </style:style>
    <style:style style:name="P20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8773b8" officeooo:paragraph-rsid="018773b8" style:font-size-asian="14pt" style:font-style-asian="normal" style:font-weight-asian="normal" style:font-size-complex="14pt" style:font-style-complex="normal" style:font-weight-complex="normal"/>
    </style:style>
    <style:style style:name="P20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8b3e74" officeooo:paragraph-rsid="018b3e74" style:font-size-asian="14pt" style:font-style-asian="normal" style:font-weight-asian="normal" style:font-size-complex="14pt" style:font-style-complex="normal" style:font-weight-complex="normal"/>
    </style:style>
    <style:style style:name="P20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9c2f86" officeooo:paragraph-rsid="019c7412" style:font-size-asian="14pt" style:font-style-asian="normal" style:font-weight-asian="normal" style:font-size-complex="14pt" style:font-style-complex="normal" style:font-weight-complex="normal"/>
    </style:style>
    <style:style style:name="P20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9d0ea2" officeooo:paragraph-rsid="019d0ea2" style:font-size-asian="14pt" style:font-style-asian="normal" style:font-weight-asian="normal" style:font-size-complex="14pt" style:font-style-complex="normal" style:font-weight-complex="normal"/>
    </style:style>
    <style:style style:name="P20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a902ea" officeooo:paragraph-rsid="01a902ea" style:font-size-asian="14pt" style:font-style-asian="normal" style:font-weight-asian="normal" style:font-size-complex="14pt" style:font-style-complex="normal" style:font-weight-complex="normal"/>
    </style:style>
    <style:style style:name="P20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aaa1ca" officeooo:paragraph-rsid="01aaa1ca" style:font-size-asian="14pt" style:font-style-asian="normal" style:font-weight-asian="normal" style:font-size-complex="14pt" style:font-style-complex="normal" style:font-weight-complex="normal"/>
    </style:style>
    <style:style style:name="P20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a2423e" officeooo:paragraph-rsid="019fc04f" style:font-size-asian="14pt" style:font-style-asian="normal" style:font-weight-asian="normal" style:font-size-complex="14pt" style:font-style-complex="normal" style:font-weight-complex="normal"/>
    </style:style>
    <style:style style:name="P20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ad73c9" officeooo:paragraph-rsid="01abbe77" style:font-size-asian="14pt" style:font-style-asian="normal" style:font-weight-asian="normal" style:font-size-complex="14pt" style:font-style-complex="normal" style:font-weight-complex="normal"/>
    </style:style>
    <style:style style:name="P21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b9714" officeooo:paragraph-rsid="01db9714" style:font-size-asian="14pt" style:font-style-asian="normal" style:font-weight-asian="normal" style:font-size-complex="14pt" style:font-style-complex="normal" style:font-weight-complex="normal"/>
    </style:style>
    <style:style style:name="P21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813ac" officeooo:paragraph-rsid="020813ac" style:font-size-asian="14pt" style:font-style-asian="normal" style:font-weight-asian="normal" style:font-size-complex="14pt" style:font-style-complex="normal" style:font-weight-complex="normal"/>
    </style:style>
    <style:style style:name="P21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813ac" officeooo:paragraph-rsid="0208a8f2" style:font-size-asian="14pt" style:font-style-asian="normal" style:font-weight-asian="normal" style:font-size-complex="14pt" style:font-style-complex="normal" style:font-weight-complex="normal"/>
    </style:style>
    <style:style style:name="P21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813ac" officeooo:paragraph-rsid="020a8c1b" style:font-size-asian="14pt" style:font-style-asian="normal" style:font-weight-asian="normal" style:font-size-complex="14pt" style:font-style-complex="normal" style:font-weight-complex="normal"/>
    </style:style>
    <style:style style:name="P21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cbcd1" officeooo:paragraph-rsid="020e47c9" style:font-size-asian="14pt" style:font-style-asian="normal" style:font-weight-asian="normal" style:font-size-complex="14pt" style:font-style-complex="normal" style:font-weight-complex="normal"/>
    </style:style>
    <style:style style:name="P21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eb86c" officeooo:paragraph-rsid="020eb86c" style:font-size-asian="14pt" style:font-style-asian="normal" style:font-weight-asian="normal" style:font-size-complex="14pt" style:font-style-complex="normal" style:font-weight-complex="normal"/>
    </style:style>
    <style:style style:name="P21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6c130" officeooo:paragraph-rsid="0216c130" style:font-size-asian="14pt" style:font-style-asian="normal" style:font-weight-asian="normal" style:font-size-complex="14pt" style:font-style-complex="normal" style:font-weight-complex="normal"/>
    </style:style>
    <style:style style:name="P21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844ef" officeooo:paragraph-rsid="021856d4" style:font-size-asian="14pt" style:font-style-asian="normal" style:font-weight-asian="normal" style:font-size-complex="14pt" style:font-style-complex="normal" style:font-weight-complex="normal"/>
    </style:style>
    <style:style style:name="P21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b5cb75" officeooo:paragraph-rsid="01b5cb75" style:font-size-asian="14pt" style:font-style-asian="normal" style:font-weight-asian="normal" style:font-size-complex="14pt" style:font-style-complex="normal" style:font-weight-complex="normal"/>
    </style:style>
    <style:style style:name="P21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ba173b" officeooo:paragraph-rsid="01bd0143" style:font-size-asian="14pt" style:font-style-asian="normal" style:font-weight-asian="normal" style:font-size-complex="14pt" style:font-style-complex="normal" style:font-weight-complex="normal"/>
    </style:style>
    <style:style style:name="P22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be1449" officeooo:paragraph-rsid="01bf9267" style:font-size-asian="14pt" style:font-style-asian="normal" style:font-weight-asian="normal" style:font-size-complex="14pt" style:font-style-complex="normal" style:font-weight-complex="normal"/>
    </style:style>
    <style:style style:name="P22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c0fc39" officeooo:paragraph-rsid="01c1c9fd" style:font-size-asian="14pt" style:font-style-asian="normal" style:font-weight-asian="normal" style:font-size-complex="14pt" style:font-style-complex="normal" style:font-weight-complex="normal"/>
    </style:style>
    <style:style style:name="P22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cc0c7d" officeooo:paragraph-rsid="01cc0c7d" style:font-size-asian="14pt" style:font-style-asian="normal" style:font-weight-asian="normal" style:font-size-complex="14pt" style:font-style-complex="normal" style:font-weight-complex="normal"/>
    </style:style>
    <style:style style:name="P22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c9c497" officeooo:paragraph-rsid="01c9c497" style:font-size-asian="14pt" style:font-style-asian="normal" style:font-weight-asian="normal" style:font-size-complex="14pt" style:font-style-complex="normal" style:font-weight-complex="normal"/>
    </style:style>
    <style:style style:name="P22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4b74f" officeooo:paragraph-rsid="01d3139d" style:font-size-asian="14pt" style:font-style-asian="normal" style:font-weight-asian="normal" style:font-size-complex="14pt" style:font-style-complex="normal" style:font-weight-complex="normal"/>
    </style:style>
    <style:style style:name="P22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4b74f" officeooo:paragraph-rsid="01d4b74f" style:font-size-asian="14pt" style:font-style-asian="normal" style:font-weight-asian="normal" style:font-size-complex="14pt" style:font-style-complex="normal" style:font-weight-complex="normal"/>
    </style:style>
    <style:style style:name="P22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62e5b" officeooo:paragraph-rsid="01d62e5b" style:font-size-asian="14pt" style:font-style-asian="normal" style:font-weight-asian="normal" style:font-size-complex="14pt" style:font-style-complex="normal" style:font-weight-complex="normal"/>
    </style:style>
    <style:style style:name="P22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cb726" officeooo:paragraph-rsid="01dcb726" style:font-size-asian="14pt" style:font-style-asian="normal" style:font-weight-asian="normal" style:font-size-complex="14pt" style:font-style-complex="normal" style:font-weight-complex="normal"/>
    </style:style>
    <style:style style:name="P22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dcb726" officeooo:paragraph-rsid="01f350fd" style:font-size-asian="14pt" style:font-style-asian="normal" style:font-weight-asian="normal" style:font-size-complex="14pt" style:font-style-complex="normal" style:font-weight-complex="normal"/>
    </style:style>
    <style:style style:name="P22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e2a5fe" officeooo:paragraph-rsid="01e2a5fe" style:font-size-asian="14pt" style:font-style-asian="normal" style:font-weight-asian="normal" style:font-size-complex="14pt" style:font-style-complex="normal" style:font-weight-complex="normal"/>
    </style:style>
    <style:style style:name="P23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e8a2f1" officeooo:paragraph-rsid="01e8a2f1" style:font-size-asian="14pt" style:font-style-asian="normal" style:font-weight-asian="normal" style:font-size-complex="14pt" style:font-style-complex="normal" style:font-weight-complex="normal"/>
    </style:style>
    <style:style style:name="P23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e97edc" officeooo:paragraph-rsid="01e97edc" style:font-size-asian="14pt" style:font-style-asian="normal" style:font-weight-asian="normal" style:font-size-complex="14pt" style:font-style-complex="normal" style:font-weight-complex="normal"/>
    </style:style>
    <style:style style:name="P23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ef2494" officeooo:paragraph-rsid="01ef2494" style:font-size-asian="14pt" style:font-style-asian="normal" style:font-weight-asian="normal" style:font-size-complex="14pt" style:font-style-complex="normal" style:font-weight-complex="normal"/>
    </style:style>
    <style:style style:name="P23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7e3c5a" officeooo:paragraph-rsid="01f0ff1f" style:font-size-asian="14pt" style:font-style-asian="normal" style:font-weight-asian="normal" style:font-size-complex="14pt" style:font-style-complex="normal" style:font-weight-complex="normal"/>
    </style:style>
    <style:style style:name="P23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f62e0b" officeooo:paragraph-rsid="01f350fd" style:font-size-asian="14pt" style:font-style-asian="normal" style:font-weight-asian="normal" style:font-size-complex="14pt" style:font-style-complex="normal" style:font-weight-complex="normal"/>
    </style:style>
    <style:style style:name="P23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1f948b6" officeooo:paragraph-rsid="01f82deb" style:font-size-asian="14pt" style:font-style-asian="normal" style:font-weight-asian="normal" style:font-size-complex="14pt" style:font-style-complex="normal" style:font-weight-complex="normal"/>
    </style:style>
    <style:style style:name="P23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bc29e" officeooo:paragraph-rsid="020bc29e" style:font-size-asian="14pt" style:font-style-asian="normal" style:font-weight-asian="normal" style:font-size-complex="14pt" style:font-style-complex="normal" style:font-weight-complex="normal"/>
    </style:style>
    <style:style style:name="P23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2b933" officeooo:paragraph-rsid="0212b933" style:font-size-asian="14pt" style:font-style-asian="normal" style:font-weight-asian="normal" style:font-size-complex="14pt" style:font-style-complex="normal" style:font-weight-complex="normal"/>
    </style:style>
    <style:style style:name="P23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2f0fa" officeooo:paragraph-rsid="0212f0fa" style:font-size-asian="14pt" style:font-style-asian="normal" style:font-weight-asian="normal" style:font-size-complex="14pt" style:font-style-complex="normal" style:font-weight-complex="normal"/>
    </style:style>
    <style:style style:name="P23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92369" officeooo:paragraph-rsid="021856d4" style:font-size-asian="14pt" style:font-style-asian="normal" style:font-weight-asian="normal" style:font-size-complex="14pt" style:font-style-complex="normal" style:font-weight-complex="normal"/>
    </style:style>
    <style:style style:name="P24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1032ae" officeooo:paragraph-rsid="007262d1" style:font-size-asian="14pt" style:font-weight-asian="bold" style:font-size-complex="14pt" style:font-weight-complex="bold"/>
    </style:style>
    <style:style style:name="P24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297e8" officeooo:paragraph-rsid="007297e8" style:font-size-asian="14pt" style:font-weight-asian="bold" style:font-size-complex="14pt" style:font-weight-complex="bold"/>
    </style:style>
    <style:style style:name="P24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5951c" officeooo:paragraph-rsid="0075951c" style:font-size-asian="14pt" style:font-weight-asian="bold" style:font-size-complex="14pt" style:font-weight-complex="bold"/>
    </style:style>
    <style:style style:name="P24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7716e4" style:font-size-asian="14pt" style:font-weight-asian="bold" style:font-size-complex="14pt" style:font-weight-complex="bold"/>
    </style:style>
    <style:style style:name="P24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83a01e" style:font-size-asian="14pt" style:font-weight-asian="bold" style:font-size-complex="14pt" style:font-weight-complex="bold"/>
    </style:style>
    <style:style style:name="P24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c094ce" style:font-size-asian="14pt" style:font-weight-asian="bold" style:font-size-complex="14pt" style:font-weight-complex="bold"/>
    </style:style>
    <style:style style:name="P24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db8336" style:font-size-asian="14pt" style:font-weight-asian="bold" style:font-size-complex="14pt" style:font-weight-complex="bold"/>
    </style:style>
    <style:style style:name="P24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e10c0e" style:font-size-asian="14pt" style:font-weight-asian="bold" style:font-size-complex="14pt" style:font-weight-complex="bold"/>
    </style:style>
    <style:style style:name="P24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0fb8ede" style:font-size-asian="14pt" style:font-weight-asian="bold" style:font-size-complex="14pt" style:font-weight-complex="bold"/>
    </style:style>
    <style:style style:name="P24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aedb7" officeooo:paragraph-rsid="007aedb7" style:font-size-asian="14pt" style:font-weight-asian="bold" style:font-size-complex="14pt" style:font-weight-complex="bold"/>
    </style:style>
    <style:style style:name="P25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7e280d" style:font-size-asian="14pt" style:font-weight-asian="bold" style:font-size-complex="14pt" style:font-weight-complex="bold"/>
    </style:style>
    <style:style style:name="P25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9ddc7d" style:font-size-asian="14pt" style:font-weight-asian="bold" style:font-size-complex="14pt" style:font-weight-complex="bold"/>
    </style:style>
    <style:style style:name="P25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a31fec" style:font-size-asian="14pt" style:font-weight-asian="bold" style:font-size-complex="14pt" style:font-weight-complex="bold"/>
    </style:style>
    <style:style style:name="P25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da357a" style:font-size-asian="14pt" style:font-weight-asian="bold" style:font-size-complex="14pt" style:font-weight-complex="bold"/>
    </style:style>
    <style:style style:name="P25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df0ca6" style:font-size-asian="14pt" style:font-weight-asian="bold" style:font-size-complex="14pt" style:font-weight-complex="bold"/>
    </style:style>
    <style:style style:name="P25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e0ba4a" style:font-size-asian="14pt" style:font-weight-asian="bold" style:font-size-complex="14pt" style:font-weight-complex="bold"/>
    </style:style>
    <style:style style:name="P25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e9bf49" style:font-size-asian="14pt" style:font-weight-asian="bold" style:font-size-complex="14pt" style:font-weight-complex="bold"/>
    </style:style>
    <style:style style:name="P25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edb929" style:font-size-asian="14pt" style:font-weight-asian="bold" style:font-size-complex="14pt" style:font-weight-complex="bold"/>
    </style:style>
    <style:style style:name="P25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f9131a" style:font-size-asian="14pt" style:font-weight-asian="bold" style:font-size-complex="14pt" style:font-weight-complex="bold"/>
    </style:style>
    <style:style style:name="P25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0fe5fbb" style:font-size-asian="14pt" style:font-weight-asian="bold" style:font-size-complex="14pt" style:font-weight-complex="bold"/>
    </style:style>
    <style:style style:name="P26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05de38" style:font-size-asian="14pt" style:font-weight-asian="bold" style:font-size-complex="14pt" style:font-weight-complex="bold"/>
    </style:style>
    <style:style style:name="P26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177f7a" style:font-size-asian="14pt" style:font-weight-asian="bold" style:font-size-complex="14pt" style:font-weight-complex="bold"/>
    </style:style>
    <style:style style:name="P26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1c1a24" style:font-size-asian="14pt" style:font-weight-asian="bold" style:font-size-complex="14pt" style:font-weight-complex="bold"/>
    </style:style>
    <style:style style:name="P26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2e6223" style:font-size-asian="14pt" style:font-weight-asian="bold" style:font-size-complex="14pt" style:font-weight-complex="bold"/>
    </style:style>
    <style:style style:name="P26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319590" style:font-size-asian="14pt" style:font-weight-asian="bold" style:font-size-complex="14pt" style:font-weight-complex="bold"/>
    </style:style>
    <style:style style:name="P26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83a01e" officeooo:paragraph-rsid="0083a01e" style:font-size-asian="14pt" style:font-weight-asian="bold" style:font-size-complex="14pt" style:font-weight-complex="bold"/>
    </style:style>
    <style:style style:name="P26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878cd1" officeooo:paragraph-rsid="00878cd1" style:font-size-asian="14pt" style:font-weight-asian="bold" style:font-size-complex="14pt" style:font-weight-complex="bold"/>
    </style:style>
    <style:style style:name="P26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97031c" officeooo:paragraph-rsid="0097031c" style:font-size-asian="14pt" style:font-weight-asian="bold" style:font-size-complex="14pt" style:font-weight-complex="bold"/>
    </style:style>
    <style:style style:name="P26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1148f" officeooo:paragraph-rsid="00a1148f" style:font-size-asian="14pt" style:font-weight-asian="bold" style:font-size-complex="14pt" style:font-weight-complex="bold"/>
    </style:style>
    <style:style style:name="P26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37c7a" officeooo:paragraph-rsid="00a37c7a" style:font-size-asian="14pt" style:font-weight-asian="bold" style:font-size-complex="14pt" style:font-weight-complex="bold"/>
    </style:style>
    <style:style style:name="P27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89b5e" officeooo:paragraph-rsid="00aa7960" style:font-size-asian="14pt" style:font-weight-asian="bold" style:font-size-complex="14pt" style:font-weight-complex="bold"/>
    </style:style>
    <style:style style:name="P27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b8ca2" officeooo:paragraph-rsid="00acc242" style:font-size-asian="14pt" style:font-weight-asian="bold" style:font-size-complex="14pt" style:font-weight-complex="bold"/>
    </style:style>
    <style:style style:name="P27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b2a729" officeooo:paragraph-rsid="00b2a729" style:font-size-asian="14pt" style:font-weight-asian="bold" style:font-size-complex="14pt" style:font-weight-complex="bold"/>
    </style:style>
    <style:style style:name="P27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b2a729" officeooo:paragraph-rsid="00b4459b" style:font-size-asian="14pt" style:font-weight-asian="bold" style:font-size-complex="14pt" style:font-weight-complex="bold"/>
    </style:style>
    <style:style style:name="P27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b2a729" officeooo:paragraph-rsid="00b7bbc2" style:font-size-asian="14pt" style:font-weight-asian="bold" style:font-size-complex="14pt" style:font-weight-complex="bold"/>
    </style:style>
    <style:style style:name="P27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b2a729" officeooo:paragraph-rsid="00c4e15b" style:font-size-asian="14pt" style:font-weight-asian="bold" style:font-size-complex="14pt" style:font-weight-complex="bold"/>
    </style:style>
    <style:style style:name="P27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bfa21b" officeooo:paragraph-rsid="00bfa21b" style:font-size-asian="14pt" style:font-weight-asian="bold" style:font-size-complex="14pt" style:font-weight-complex="bold"/>
    </style:style>
    <style:style style:name="P27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db8336" officeooo:paragraph-rsid="00db8336" style:font-size-asian="14pt" style:font-weight-asian="bold" style:font-size-complex="14pt" style:font-weight-complex="bold"/>
    </style:style>
    <style:style style:name="P27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de8980" officeooo:paragraph-rsid="00de8980" style:font-size-asian="14pt" style:font-weight-asian="bold" style:font-size-complex="14pt" style:font-weight-complex="bold"/>
    </style:style>
    <style:style style:name="P27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f11c73" officeooo:paragraph-rsid="00f7f201" style:font-size-asian="14pt" style:font-weight-asian="bold" style:font-size-complex="14pt" style:font-weight-complex="bold"/>
    </style:style>
    <style:style style:name="P28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f11c73" officeooo:paragraph-rsid="00f8aa9d" style:font-size-asian="14pt" style:font-weight-asian="bold" style:font-size-complex="14pt" style:font-weight-complex="bold"/>
    </style:style>
    <style:style style:name="P28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017c60" officeooo:paragraph-rsid="01024b66" style:font-size-asian="14pt" style:font-weight-asian="bold" style:font-size-complex="14pt" style:font-weight-complex="bold"/>
    </style:style>
    <style:style style:name="P28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fdef4f" officeooo:paragraph-rsid="01feee57" style:font-size-asian="14pt" style:font-weight-asian="bold" style:font-size-complex="14pt" style:font-weight-complex="bold"/>
    </style:style>
    <style:style style:name="P28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3ac117" style:font-size-asian="14pt" style:font-style-asian="normal" style:font-weight-asian="bold" style:font-size-complex="14pt" style:font-style-complex="normal" style:font-weight-complex="bold"/>
    </style:style>
    <style:style style:name="P28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3ef66a" style:font-size-asian="14pt" style:font-style-asian="normal" style:font-weight-asian="bold" style:font-size-complex="14pt" style:font-style-complex="normal" style:font-weight-complex="bold"/>
    </style:style>
    <style:style style:name="P28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487fed" style:font-size-asian="14pt" style:font-style-asian="normal" style:font-weight-asian="bold" style:font-size-complex="14pt" style:font-style-complex="normal" style:font-weight-complex="bold"/>
    </style:style>
    <style:style style:name="P28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4a0150" style:font-size-asian="14pt" style:font-style-asian="normal" style:font-weight-asian="bold" style:font-size-complex="14pt" style:font-style-complex="normal" style:font-weight-complex="bold"/>
    </style:style>
    <style:style style:name="P28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dba05" officeooo:paragraph-rsid="015c9c58" style:font-size-asian="14pt" style:font-style-asian="normal" style:font-weight-asian="bold" style:font-size-complex="14pt" style:font-style-complex="normal" style:font-weight-complex="bold"/>
    </style:style>
    <style:style style:name="P28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427ba2" officeooo:paragraph-rsid="01427ba2" style:font-size-asian="14pt" style:font-style-asian="normal" style:font-weight-asian="bold" style:font-size-complex="14pt" style:font-style-complex="normal" style:font-weight-complex="bold"/>
    </style:style>
    <style:style style:name="P28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427ba2" officeooo:paragraph-rsid="014d90dd" style:font-size-asian="14pt" style:font-style-asian="normal" style:font-weight-asian="bold" style:font-size-complex="14pt" style:font-style-complex="normal" style:font-weight-complex="bold"/>
    </style:style>
    <style:style style:name="P29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00da6" style:font-size-asian="14pt" style:font-style-asian="normal" style:font-weight-asian="bold" style:font-size-complex="14pt" style:font-style-complex="normal" style:font-weight-complex="bold"/>
    </style:style>
    <style:style style:name="P29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19604" style:font-size-asian="14pt" style:font-style-asian="normal" style:font-weight-asian="bold" style:font-size-complex="14pt" style:font-style-complex="normal" style:font-weight-complex="bold"/>
    </style:style>
    <style:style style:name="P29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50808" style:font-size-asian="14pt" style:font-style-asian="normal" style:font-weight-asian="bold" style:font-size-complex="14pt" style:font-style-complex="normal" style:font-weight-complex="bold"/>
    </style:style>
    <style:style style:name="P29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7a5dd" style:font-size-asian="14pt" style:font-style-asian="normal" style:font-weight-asian="bold" style:font-size-complex="14pt" style:font-style-complex="normal" style:font-weight-complex="bold"/>
    </style:style>
    <style:style style:name="P29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ddf56" style:font-size-asian="14pt" style:font-style-asian="normal" style:font-weight-asian="bold" style:font-size-complex="14pt" style:font-style-complex="normal" style:font-weight-complex="bold"/>
    </style:style>
    <style:style style:name="P29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6e0c74" style:font-size-asian="14pt" style:font-style-asian="normal" style:font-weight-asian="bold" style:font-size-complex="14pt" style:font-style-complex="normal" style:font-weight-complex="bold"/>
    </style:style>
    <style:style style:name="P29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722bc2" style:font-size-asian="14pt" style:font-style-asian="normal" style:font-weight-asian="bold" style:font-size-complex="14pt" style:font-style-complex="normal" style:font-weight-complex="bold"/>
    </style:style>
    <style:style style:name="P29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7d4545" style:font-size-asian="14pt" style:font-style-asian="normal" style:font-weight-asian="bold" style:font-size-complex="14pt" style:font-style-complex="normal" style:font-weight-complex="bold"/>
    </style:style>
    <style:style style:name="P29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7ebf91" style:font-size-asian="14pt" style:font-style-asian="normal" style:font-weight-asian="bold" style:font-size-complex="14pt" style:font-style-complex="normal" style:font-weight-complex="bold"/>
    </style:style>
    <style:style style:name="P29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841e82" style:font-size-asian="14pt" style:font-style-asian="normal" style:font-weight-asian="bold" style:font-size-complex="14pt" style:font-style-complex="normal" style:font-weight-complex="bold"/>
    </style:style>
    <style:style style:name="P30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8b3e74" style:font-size-asian="14pt" style:font-style-asian="normal" style:font-weight-asian="bold" style:font-size-complex="14pt" style:font-style-complex="normal" style:font-weight-complex="bold"/>
    </style:style>
    <style:style style:name="P30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9018e6" style:font-size-asian="14pt" style:font-style-asian="normal" style:font-weight-asian="bold" style:font-size-complex="14pt" style:font-style-complex="normal" style:font-weight-complex="bold"/>
    </style:style>
    <style:style style:name="P30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9c7412" style:font-size-asian="14pt" style:font-style-asian="normal" style:font-weight-asian="bold" style:font-size-complex="14pt" style:font-style-complex="normal" style:font-weight-complex="bold"/>
    </style:style>
    <style:style style:name="P30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9d0ea2" style:font-size-asian="14pt" style:font-style-asian="normal" style:font-weight-asian="bold" style:font-size-complex="14pt" style:font-style-complex="normal" style:font-weight-complex="bold"/>
    </style:style>
    <style:style style:name="P30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9fc04f" style:font-size-asian="14pt" style:font-style-asian="normal" style:font-weight-asian="bold" style:font-size-complex="14pt" style:font-style-complex="normal" style:font-weight-complex="bold"/>
    </style:style>
    <style:style style:name="P30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5e4251" officeooo:paragraph-rsid="01b5cb75" style:font-size-asian="14pt" style:font-style-asian="normal" style:font-weight-asian="bold" style:font-size-complex="14pt" style:font-style-complex="normal" style:font-weight-complex="bold"/>
    </style:style>
    <style:style style:name="P30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662e90" officeooo:paragraph-rsid="01662e90" style:font-size-asian="14pt" style:font-style-asian="normal" style:font-weight-asian="bold" style:font-size-complex="14pt" style:font-style-complex="normal" style:font-weight-complex="bold"/>
    </style:style>
    <style:style style:name="P30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662e90" officeooo:paragraph-rsid="01682283" style:font-size-asian="14pt" style:font-style-asian="normal" style:font-weight-asian="bold" style:font-size-complex="14pt" style:font-style-complex="normal" style:font-weight-complex="bold"/>
    </style:style>
    <style:style style:name="P30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84fd54" officeooo:paragraph-rsid="0184fd54" style:font-size-asian="14pt" style:font-style-asian="normal" style:font-weight-asian="bold" style:font-size-complex="14pt" style:font-style-complex="normal" style:font-weight-complex="bold"/>
    </style:style>
    <style:style style:name="P30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8773b8" officeooo:paragraph-rsid="018773b8" style:font-size-asian="14pt" style:font-style-asian="normal" style:font-weight-asian="bold" style:font-size-complex="14pt" style:font-style-complex="normal" style:font-weight-complex="bold"/>
    </style:style>
    <style:style style:name="P31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8773b8" officeooo:paragraph-rsid="019018e6" style:font-size-asian="14pt" style:font-style-asian="normal" style:font-weight-asian="bold" style:font-size-complex="14pt" style:font-style-complex="normal" style:font-weight-complex="bold"/>
    </style:style>
    <style:style style:name="P31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9627de" style:font-size-asian="14pt" style:font-style-asian="normal" style:font-weight-asian="bold" style:font-size-complex="14pt" style:font-style-complex="normal" style:font-weight-complex="bold"/>
    </style:style>
    <style:style style:name="P31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a902ea" style:font-size-asian="14pt" style:font-style-asian="normal" style:font-weight-asian="bold" style:font-size-complex="14pt" style:font-style-complex="normal" style:font-weight-complex="bold"/>
    </style:style>
    <style:style style:name="P31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aaa1ca" style:font-size-asian="14pt" style:font-style-asian="normal" style:font-weight-asian="bold" style:font-size-complex="14pt" style:font-style-complex="normal" style:font-weight-complex="bold"/>
    </style:style>
    <style:style style:name="P31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adfc7d" style:font-size-asian="14pt" style:font-style-asian="normal" style:font-weight-asian="bold" style:font-size-complex="14pt" style:font-style-complex="normal" style:font-weight-complex="bold"/>
    </style:style>
    <style:style style:name="P31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c4ed40" style:font-size-asian="14pt" style:font-style-asian="normal" style:font-weight-asian="bold" style:font-size-complex="14pt" style:font-style-complex="normal" style:font-weight-complex="bold"/>
    </style:style>
    <style:style style:name="P31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cc0c7d" style:font-size-asian="14pt" style:font-style-asian="normal" style:font-weight-asian="bold" style:font-size-complex="14pt" style:font-style-complex="normal" style:font-weight-complex="bold"/>
    </style:style>
    <style:style style:name="P31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ce4788" style:font-size-asian="14pt" style:font-style-asian="normal" style:font-weight-asian="bold" style:font-size-complex="14pt" style:font-style-complex="normal" style:font-weight-complex="bold"/>
    </style:style>
    <style:style style:name="P31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d3139d" style:font-size-asian="14pt" style:font-style-asian="normal" style:font-weight-asian="bold" style:font-size-complex="14pt" style:font-style-complex="normal" style:font-weight-complex="bold"/>
    </style:style>
    <style:style style:name="P31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d4b74f" style:font-size-asian="14pt" style:font-style-asian="normal" style:font-weight-asian="bold" style:font-size-complex="14pt" style:font-style-complex="normal" style:font-weight-complex="bold"/>
    </style:style>
    <style:style style:name="P32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d62e5b" style:font-size-asian="14pt" style:font-style-asian="normal" style:font-weight-asian="bold" style:font-size-complex="14pt" style:font-style-complex="normal" style:font-weight-complex="bold"/>
    </style:style>
    <style:style style:name="P32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d79e13" style:font-size-asian="14pt" style:font-style-asian="normal" style:font-weight-asian="bold" style:font-size-complex="14pt" style:font-style-complex="normal" style:font-weight-complex="bold"/>
    </style:style>
    <style:style style:name="P32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da6030" style:font-size-asian="14pt" style:font-style-asian="normal" style:font-weight-asian="bold" style:font-size-complex="14pt" style:font-style-complex="normal" style:font-weight-complex="bold"/>
    </style:style>
    <style:style style:name="P32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e2a5fe" style:font-size-asian="14pt" style:font-style-asian="normal" style:font-weight-asian="bold" style:font-size-complex="14pt" style:font-style-complex="normal" style:font-weight-complex="bold"/>
    </style:style>
    <style:style style:name="P32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1f350fd" style:font-size-asian="14pt" style:font-style-asian="normal" style:font-weight-asian="bold" style:font-size-complex="14pt" style:font-style-complex="normal" style:font-weight-complex="bold"/>
    </style:style>
    <style:style style:name="P32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95097b" officeooo:paragraph-rsid="021f04d2" style:font-size-asian="14pt" style:font-style-asian="normal" style:font-weight-asian="bold" style:font-size-complex="14pt" style:font-style-complex="normal" style:font-weight-complex="bold"/>
    </style:style>
    <style:style style:name="P32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aaa1ca" officeooo:paragraph-rsid="01aaa1ca" style:font-size-asian="14pt" style:font-style-asian="normal" style:font-weight-asian="bold" style:font-size-complex="14pt" style:font-style-complex="normal" style:font-weight-complex="bold"/>
    </style:style>
    <style:style style:name="P32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abbe77" officeooo:paragraph-rsid="01abbe77" style:font-size-asian="14pt" style:font-style-asian="normal" style:font-weight-asian="bold" style:font-size-complex="14pt" style:font-style-complex="normal" style:font-weight-complex="bold"/>
    </style:style>
    <style:style style:name="P32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e3c5a" officeooo:paragraph-rsid="01662e90" style:font-size-asian="14pt" style:font-style-asian="normal" style:font-weight-asian="bold" style:font-size-complex="14pt" style:font-style-complex="normal" style:font-weight-complex="bold"/>
    </style:style>
    <style:style style:name="P32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b7116a" officeooo:paragraph-rsid="01bd0143" style:font-size-asian="14pt" style:font-style-asian="normal" style:font-weight-asian="bold" style:font-size-complex="14pt" style:font-style-complex="normal" style:font-weight-complex="bold"/>
    </style:style>
    <style:style style:name="P33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b7116a" officeooo:paragraph-rsid="01bf9267" style:font-size-asian="14pt" style:font-style-asian="normal" style:font-weight-asian="bold" style:font-size-complex="14pt" style:font-style-complex="normal" style:font-weight-complex="bold"/>
    </style:style>
    <style:style style:name="P33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b7116a" officeooo:paragraph-rsid="01c1c9fd" style:font-size-asian="14pt" style:font-style-asian="normal" style:font-weight-asian="bold" style:font-size-complex="14pt" style:font-style-complex="normal" style:font-weight-complex="bold"/>
    </style:style>
    <style:style style:name="P33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d4b74f" officeooo:paragraph-rsid="01d4b74f" style:font-size-asian="14pt" style:font-style-asian="normal" style:font-weight-asian="bold" style:font-size-complex="14pt" style:font-style-complex="normal" style:font-weight-complex="bold"/>
    </style:style>
    <style:style style:name="P33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dcb726" officeooo:paragraph-rsid="01ddf8e7" style:font-size-asian="14pt" style:font-style-asian="normal" style:font-weight-asian="bold" style:font-size-complex="14pt" style:font-style-complex="normal" style:font-weight-complex="bold"/>
    </style:style>
    <style:style style:name="P33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f350fd" officeooo:paragraph-rsid="01f350fd" style:font-size-asian="14pt" style:font-style-asian="normal" style:font-weight-asian="bold" style:font-size-complex="14pt" style:font-style-complex="normal" style:font-weight-complex="bold"/>
    </style:style>
    <style:style style:name="P33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1fc1f1c" style:font-size-asian="14pt" style:font-style-asian="normal" style:font-weight-asian="bold" style:font-size-complex="14pt" style:font-style-complex="normal" style:font-weight-complex="bold"/>
    </style:style>
    <style:style style:name="P33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20bc29e" style:font-size-asian="14pt" style:font-style-asian="normal" style:font-weight-asian="bold" style:font-size-complex="14pt" style:font-style-complex="normal" style:font-weight-complex="bold"/>
    </style:style>
    <style:style style:name="P33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212b933" style:font-size-asian="14pt" style:font-style-asian="normal" style:font-weight-asian="bold" style:font-size-complex="14pt" style:font-style-complex="normal" style:font-weight-complex="bold"/>
    </style:style>
    <style:style style:name="P33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bc29e" officeooo:paragraph-rsid="020bc29e" style:font-size-asian="14pt" style:font-style-asian="normal" style:font-weight-asian="bold" style:font-size-complex="14pt" style:font-style-complex="normal" style:font-weight-complex="bold"/>
    </style:style>
    <style:style style:name="P33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12b933" officeooo:paragraph-rsid="0212f0fa" style:font-size-asian="14pt" style:font-style-asian="normal" style:font-weight-asian="bold" style:font-size-complex="14pt" style:font-style-complex="normal" style:font-weight-complex="bold"/>
    </style:style>
    <style:style style:name="P34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12b933" officeooo:paragraph-rsid="021335e8" style:font-size-asian="14pt" style:font-style-asian="normal" style:font-weight-asian="bold" style:font-size-complex="14pt" style:font-style-complex="normal" style:font-weight-complex="bold"/>
    </style:style>
    <style:style style:name="P34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3e1aa" officeooo:paragraph-rsid="0203e1aa" style:font-size-asian="14pt" style:font-style-asian="normal" style:font-weight-asian="bold" style:font-size-complex="14pt" style:font-style-complex="normal" style:font-weight-complex="bold"/>
    </style:style>
    <style:style style:name="P34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paragraph-rsid="020f0276" style:font-size-asian="14pt" style:font-size-complex="14pt"/>
    </style:style>
    <style:style style:name="P34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paragraph-rsid="01fc1f1c" style:font-size-asian="14pt" style:font-size-complex="14pt"/>
    </style:style>
    <style:style style:name="P34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paragraph-rsid="02262230" style:font-size-asian="14pt" style:font-weight-asian="normal" style:font-size-complex="14pt" style:font-weight-complex="normal"/>
    </style:style>
    <style:style style:name="P345" style:family="paragraph" style:parent-style-name="Standard">
      <style:paragraph-properties fo:text-align="justify" style:justify-single-word="false"/>
      <style:text-properties officeooo:paragraph-rsid="012a0c0d"/>
    </style:style>
    <style:style style:name="P346" style:family="paragraph" style:parent-style-name="Standard">
      <style:paragraph-properties fo:text-align="justify" style:justify-single-word="false"/>
      <style:text-properties style:font-name="Liberation Serif" fo:font-size="14pt" fo:font-weight="normal" officeooo:rsid="01577429" officeooo:paragraph-rsid="0151511a" style:font-size-asian="14pt" style:font-weight-asian="normal" style:font-size-complex="14pt" style:font-weight-complex="normal"/>
    </style:style>
    <style:style style:name="P347" style:family="paragraph" style:parent-style-name="Standard">
      <style:paragraph-properties fo:text-align="justify" style:justify-single-word="false"/>
      <style:text-properties style:font-name="Liberation Serif" fo:font-size="14pt" fo:font-weight="normal" officeooo:rsid="015b813f" officeooo:paragraph-rsid="015b813f" style:font-size-asian="14pt" style:font-weight-asian="normal" style:font-size-complex="14pt" style:font-weight-complex="normal"/>
    </style:style>
    <style:style style:name="P348" style:family="paragraph" style:parent-style-name="Standard">
      <style:paragraph-properties fo:text-align="justify" style:justify-single-word="false"/>
      <style:text-properties officeooo:rsid="01e82ecf" officeooo:paragraph-rsid="01e8a2f1"/>
    </style:style>
    <style:style style:name="P349" style:family="paragraph" style:parent-style-name="Standard">
      <style:paragraph-properties fo:text-align="justify" style:justify-single-word="false"/>
      <style:text-properties officeooo:rsid="01e82ecf" officeooo:paragraph-rsid="01e92fe0"/>
    </style:style>
    <style:style style:name="P350" style:family="paragraph" style:parent-style-name="Standard">
      <style:paragraph-properties fo:text-align="justify" style:justify-single-word="false"/>
      <style:text-properties officeooo:rsid="01e82ecf" officeooo:paragraph-rsid="01e97edc"/>
    </style:style>
    <style:style style:name="P351" style:family="paragraph" style:parent-style-name="Standard">
      <style:paragraph-properties fo:text-align="justify" style:justify-single-word="false"/>
      <style:text-properties officeooo:rsid="01e82ecf" officeooo:paragraph-rsid="01ef2494"/>
    </style:style>
    <style:style style:name="P352" style:family="paragraph" style:parent-style-name="Standard">
      <style:paragraph-properties fo:text-align="justify" style:justify-single-word="false"/>
      <style:text-properties officeooo:rsid="01e82ecf" officeooo:paragraph-rsid="01f0ff1f"/>
    </style:style>
    <style:style style:name="P353" style:family="paragraph" style:parent-style-name="Standard">
      <style:paragraph-properties fo:text-align="center" style:justify-single-word="false" fo:break-before="page"/>
      <style:text-properties fo:font-size="14pt" fo:font-weight="bold" officeooo:rsid="001032ae" officeooo:paragraph-rsid="007262d1" style:font-size-asian="14pt" style:font-weight-asian="bold" style:font-size-complex="14pt" style:font-weight-complex="bold"/>
    </style:style>
    <style:style style:name="P354" style:family="paragraph" style:parent-style-name="Standard">
      <style:paragraph-properties fo:text-align="center" style:justify-single-word="false" fo:break-before="page"/>
      <style:text-properties fo:font-size="14pt" fo:font-weight="bold" officeooo:rsid="001032ae" officeooo:paragraph-rsid="01fc1f1c" style:font-size-asian="14pt" style:font-weight-asian="bold" style:font-size-complex="14pt" style:font-weight-complex="bold"/>
    </style:style>
    <style:style style:name="P355" style:family="paragraph" style:parent-style-name="Standard" style:list-style-name="L1">
      <style:paragraph-properties fo:text-align="justify" style:justify-single-word="false"/>
      <style:text-properties fo:font-size="14pt" fo:font-weight="bold" officeooo:rsid="0024e147" officeooo:paragraph-rsid="0024e147" style:font-size-asian="14pt" style:font-weight-asian="bold" style:font-size-complex="14pt" style:font-weight-complex="bold"/>
    </style:style>
    <style:style style:name="P356" style:family="paragraph" style:parent-style-name="Standard" style:list-style-name="L3">
      <style:paragraph-properties fo:text-align="justify" style:justify-single-word="false"/>
      <style:text-properties fo:font-size="14pt" fo:font-weight="bold" officeooo:rsid="002be4f4" officeooo:paragraph-rsid="002be4f4" style:font-size-asian="14pt" style:font-weight-asian="bold" style:font-size-complex="14pt" style:font-weight-complex="bold"/>
    </style:style>
    <style:style style:name="P357" style:family="paragraph" style:parent-style-name="Standard" style:list-style-name="L7">
      <style:paragraph-properties fo:text-align="justify" style:justify-single-word="false"/>
      <style:text-properties fo:font-size="14pt" fo:font-weight="bold" officeooo:rsid="00570f15" officeooo:paragraph-rsid="00570f15" style:font-size-asian="14pt" style:font-weight-asian="bold" style:font-size-complex="14pt" style:font-weight-complex="bold"/>
    </style:style>
    <style:style style:name="P358" style:family="paragraph" style:parent-style-name="Standard" style:list-style-name="L7">
      <style:paragraph-properties fo:text-align="justify" style:justify-single-word="false"/>
      <style:text-properties fo:font-size="14pt" fo:font-weight="bold" officeooo:rsid="007624bf" officeooo:paragraph-rsid="00a6a2f5" style:font-size-asian="14pt" style:font-weight-asian="bold" style:font-size-complex="14pt" style:font-weight-complex="bold"/>
    </style:style>
    <style:style style:name="P359" style:family="paragraph" style:parent-style-name="Standard" style:list-style-name="L7">
      <style:paragraph-properties fo:text-align="justify" style:justify-single-word="false"/>
      <style:text-properties fo:font-size="14pt" fo:font-weight="bold" officeooo:rsid="007624bf" officeooo:paragraph-rsid="00be2ca2" style:font-size-asian="14pt" style:font-weight-asian="bold" style:font-size-complex="14pt" style:font-weight-complex="bold"/>
    </style:style>
    <style:style style:name="P360" style:family="paragraph" style:parent-style-name="Standard" style:list-style-name="L7">
      <style:paragraph-properties fo:text-align="justify" style:justify-single-word="false"/>
      <style:text-properties fo:font-size="14pt" fo:font-weight="bold" officeooo:rsid="007624bf" officeooo:paragraph-rsid="00db8336" style:font-size-asian="14pt" style:font-weight-asian="bold" style:font-size-complex="14pt" style:font-weight-complex="bold"/>
    </style:style>
    <style:style style:name="P361" style:family="paragraph" style:parent-style-name="Standard" style:list-style-name="L7">
      <style:paragraph-properties fo:text-align="justify" style:justify-single-word="false"/>
      <style:text-properties fo:font-size="14pt" fo:font-weight="bold" officeooo:rsid="007624bf" officeooo:paragraph-rsid="00ddae0e" style:font-size-asian="14pt" style:font-weight-asian="bold" style:font-size-complex="14pt" style:font-weight-complex="bold"/>
    </style:style>
    <style:style style:name="P362" style:family="paragraph" style:parent-style-name="Standard" style:list-style-name="L7">
      <style:paragraph-properties fo:text-align="justify" style:justify-single-word="false"/>
      <style:text-properties fo:font-size="14pt" fo:font-weight="bold" officeooo:rsid="007624bf" officeooo:paragraph-rsid="00efb648" style:font-size-asian="14pt" style:font-weight-asian="bold" style:font-size-complex="14pt" style:font-weight-complex="bold"/>
    </style:style>
    <style:style style:name="P363" style:family="paragraph" style:parent-style-name="Standard" style:list-style-name="L7">
      <style:paragraph-properties fo:text-align="justify" style:justify-single-word="false"/>
      <style:text-properties fo:font-size="14pt" fo:font-weight="bold" officeooo:rsid="01f1c371" officeooo:paragraph-rsid="01f1c371" style:font-size-asian="14pt" style:font-weight-asian="bold" style:font-size-complex="14pt" style:font-weight-complex="bold"/>
    </style:style>
    <style:style style:name="P364" style:family="paragraph" style:parent-style-name="Standard" style:list-style-name="L2">
      <style:paragraph-properties fo:text-align="justify" style:justify-single-word="false"/>
      <style:text-properties fo:font-size="14pt" officeooo:paragraph-rsid="0024e147" style:font-size-asian="14pt" style:font-size-complex="14pt"/>
    </style:style>
    <style:style style:name="P365" style:family="paragraph" style:parent-style-name="Standard" style:list-style-name="L4">
      <style:paragraph-properties fo:text-align="justify" style:justify-single-word="false"/>
      <style:text-properties fo:font-size="14pt" officeooo:paragraph-rsid="004686fb" style:font-size-asian="14pt" style:font-size-complex="14pt"/>
    </style:style>
    <style:style style:name="P366" style:family="paragraph" style:parent-style-name="Standard" style:list-style-name="L5">
      <style:paragraph-properties fo:text-align="justify" style:justify-single-word="false"/>
      <style:text-properties fo:font-size="14pt" fo:font-weight="normal" officeooo:rsid="004e78e5" officeooo:paragraph-rsid="004e78e5" style:font-size-asian="14pt" style:font-weight-asian="normal" style:font-size-complex="14pt" style:font-weight-complex="normal"/>
    </style:style>
    <style:style style:name="P367" style:family="paragraph" style:parent-style-name="Standard" style:list-style-name="L6">
      <style:paragraph-properties fo:text-align="justify" style:justify-single-word="false"/>
      <style:text-properties fo:font-size="14pt" fo:font-weight="normal" officeooo:rsid="00567fd7" officeooo:paragraph-rsid="00567fd7" style:font-size-asian="14pt" style:font-weight-asian="normal" style:font-size-complex="14pt" style:font-weight-complex="normal"/>
    </style:style>
    <style:style style:name="P368"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07624bf" officeooo:paragraph-rsid="007624bf" style:font-size-asian="14pt" style:font-weight-asian="bold" style:font-size-complex="14pt" style:font-weight-complex="bold"/>
    </style:style>
    <style:style style:name="P369"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07624bf" officeooo:paragraph-rsid="00807b6f" style:font-size-asian="14pt" style:font-weight-asian="bold" style:font-size-complex="14pt" style:font-weight-complex="bold"/>
    </style:style>
    <style:style style:name="P370"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07b32d" officeooo:paragraph-rsid="0107b32d" style:font-size-asian="14pt" style:font-weight-asian="bold" style:font-size-complex="14pt" style:font-weight-complex="bold"/>
    </style:style>
    <style:style style:name="P371"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36a30e" officeooo:paragraph-rsid="0136a30e" style:font-size-asian="14pt" style:font-weight-asian="bold" style:font-size-complex="14pt" style:font-weight-complex="bold"/>
    </style:style>
    <style:style style:name="P372"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40b404" officeooo:paragraph-rsid="0140b404" style:font-size-asian="14pt" style:font-weight-asian="bold" style:font-size-complex="14pt" style:font-weight-complex="bold"/>
    </style:style>
    <style:style style:name="P373"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657698" officeooo:paragraph-rsid="01657698" style:font-size-asian="14pt" style:font-weight-asian="bold" style:font-size-complex="14pt" style:font-weight-complex="bold"/>
    </style:style>
    <style:style style:name="P374"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657698" officeooo:paragraph-rsid="01662e90" style:font-size-asian="14pt" style:font-weight-asian="bold" style:font-size-complex="14pt" style:font-weight-complex="bold"/>
    </style:style>
    <style:style style:name="P375"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657698" officeooo:paragraph-rsid="017ebf91" style:font-size-asian="14pt" style:font-weight-asian="bold" style:font-size-complex="14pt" style:font-weight-complex="bold"/>
    </style:style>
    <style:style style:name="P376"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657698" officeooo:paragraph-rsid="0185c6a5" style:font-size-asian="14pt" style:font-weight-asian="bold" style:font-size-complex="14pt" style:font-weight-complex="bold"/>
    </style:style>
    <style:style style:name="P377"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657698" officeooo:paragraph-rsid="01933f91" style:font-size-asian="14pt" style:font-weight-asian="bold" style:font-size-complex="14pt" style:font-weight-complex="bold"/>
    </style:style>
    <style:style style:name="P378"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a3d4ab" officeooo:paragraph-rsid="01a3d4ab" style:font-size-asian="14pt" style:font-weight-asian="bold" style:font-size-complex="14pt" style:font-weight-complex="bold"/>
    </style:style>
    <style:style style:name="P379"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c35644" officeooo:paragraph-rsid="01c35644" style:font-size-asian="14pt" style:font-weight-asian="bold" style:font-size-complex="14pt" style:font-weight-complex="bold"/>
    </style:style>
    <style:style style:name="P380"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c35644" officeooo:paragraph-rsid="01d97492" style:font-size-asian="14pt" style:font-weight-asian="bold" style:font-size-complex="14pt" style:font-weight-complex="bold"/>
    </style:style>
    <style:style style:name="P381"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c35644" officeooo:paragraph-rsid="01db9714" style:font-size-asian="14pt" style:font-weight-asian="bold" style:font-size-complex="14pt" style:font-weight-complex="bold"/>
    </style:style>
    <style:style style:name="P38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paragraph-rsid="01fc1f1c" style:font-size-asian="14pt" style:font-weight-asian="bold" style:font-size-complex="14pt" style:font-weight-complex="bold"/>
    </style:style>
    <style:style style:name="P383"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feee57" officeooo:paragraph-rsid="01feee57" style:font-size-asian="14pt" style:font-weight-asian="bold" style:font-size-complex="14pt" style:font-weight-complex="bold"/>
    </style:style>
    <style:style style:name="P384"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1feee57" officeooo:paragraph-rsid="020541ee" style:font-size-asian="14pt" style:font-weight-asian="bold" style:font-size-complex="14pt" style:font-weight-complex="bold"/>
    </style:style>
    <style:style style:name="P385"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215ed3f" officeooo:paragraph-rsid="0215ed3f" style:font-size-asian="14pt" style:font-weight-asian="bold" style:font-size-complex="14pt" style:font-weight-complex="bold"/>
    </style:style>
    <style:style style:name="P386" style:family="paragraph" style:parent-style-name="Standard" style:list-style-name="L7">
      <style:paragraph-properties fo:text-align="justify" style:justify-single-word="false"/>
      <style:text-properties fo:font-variant="normal" fo:text-transform="none" fo:color="#000000" style:font-name="Liberation Serif" fo:font-size="14pt" fo:letter-spacing="normal" fo:font-style="normal" fo:font-weight="bold" officeooo:rsid="021c07d8" officeooo:paragraph-rsid="021c07d8" style:font-size-asian="14pt" style:font-weight-asian="bold" style:font-size-complex="14pt" style:font-weight-complex="bold"/>
    </style:style>
    <style:style style:name="P38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1032ae" officeooo:paragraph-rsid="01fc1f1c" style:font-size-asian="14pt" style:font-weight-asian="bold" style:font-size-complex="14pt" style:font-weight-complex="bold"/>
    </style:style>
    <style:style style:name="P38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297e8" officeooo:paragraph-rsid="022d7d54" style:font-size-asian="14pt" style:font-weight-asian="bold" style:font-size-complex="14pt" style:font-weight-complex="bold"/>
    </style:style>
    <style:style style:name="P38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1fdef4f" officeooo:paragraph-rsid="022d7d54" style:font-size-asian="14pt" style:font-weight-asian="bold" style:font-size-complex="14pt" style:font-weight-complex="bold"/>
    </style:style>
    <style:style style:name="P390" style:family="paragraph" style:parent-style-name="Standard" style:list-style-name="L22">
      <style:paragraph-properties fo:text-align="justify" style:justify-single-word="false"/>
      <style:text-properties fo:font-variant="normal" fo:text-transform="none" fo:color="#000000" style:font-name="Liberation Serif" fo:font-size="14pt" fo:letter-spacing="normal" fo:font-style="normal" fo:font-weight="bold" officeooo:rsid="0201f9a9" officeooo:paragraph-rsid="022dd707" style:font-size-asian="14pt" style:font-weight-asian="bold" style:font-size-complex="14pt" style:font-weight-complex="bold"/>
    </style:style>
    <style:style style:name="P39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1f9a9" officeooo:paragraph-rsid="022dd707" style:font-size-asian="14pt" style:font-weight-asian="bold" style:font-size-complex="14pt" style:font-weight-complex="bold"/>
    </style:style>
    <style:style style:name="P39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22dd707" style:font-size-asian="14pt" style:font-style-asian="normal" style:font-weight-asian="bold" style:font-size-complex="14pt" style:font-style-complex="normal" style:font-weight-complex="bold"/>
    </style:style>
    <style:style style:name="P39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7716e4" officeooo:paragraph-rsid="023425b6" style:font-size-asian="14pt" style:font-style-asian="normal" style:font-weight-asian="bold" style:font-size-complex="14pt" style:font-style-complex="normal" style:font-weight-complex="bold"/>
    </style:style>
    <style:style style:name="P39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3e1aa" officeooo:paragraph-rsid="022fea13" style:font-size-asian="14pt" style:font-style-asian="normal" style:font-weight-asian="bold" style:font-size-complex="14pt" style:font-style-complex="normal" style:font-weight-complex="bold"/>
    </style:style>
    <style:style style:name="P39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813ac" officeooo:paragraph-rsid="023b87c2" style:font-size-asian="14pt" style:font-style-asian="normal" style:font-weight-asian="bold" style:font-size-complex="14pt" style:font-style-complex="normal" style:font-weight-complex="bold"/>
    </style:style>
    <style:style style:name="P39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bc29e" officeooo:paragraph-rsid="02373917" style:font-size-asian="14pt" style:font-style-asian="normal" style:font-weight-asian="bold" style:font-size-complex="14pt" style:font-style-complex="normal" style:font-weight-complex="bold"/>
    </style:style>
    <style:style style:name="P39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eb86c" officeooo:paragraph-rsid="02373917" style:font-size-asian="14pt" style:font-style-asian="normal" style:font-weight-asian="bold" style:font-size-complex="14pt" style:font-style-complex="normal" style:font-weight-complex="bold"/>
    </style:style>
    <style:style style:name="P39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eb86c" officeooo:paragraph-rsid="0245cbbf" style:font-size-asian="14pt" style:font-style-asian="normal" style:font-weight-asian="bold" style:font-size-complex="14pt" style:font-style-complex="normal" style:font-weight-complex="bold"/>
    </style:style>
    <style:style style:name="P39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eb86c" officeooo:paragraph-rsid="024d66c1" style:font-size-asian="14pt" style:font-style-asian="normal" style:font-weight-asian="bold" style:font-size-complex="14pt" style:font-style-complex="normal" style:font-weight-complex="bold"/>
    </style:style>
    <style:style style:name="P40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12b933" officeooo:paragraph-rsid="0239b404" style:font-size-asian="14pt" style:font-style-asian="normal" style:font-weight-asian="bold" style:font-size-complex="14pt" style:font-style-complex="normal" style:font-weight-complex="bold"/>
    </style:style>
    <style:style style:name="P401" style:family="paragraph" style:parent-style-name="Standard" style:list-style-name="L8">
      <style:paragraph-properties fo:text-align="justify" style:justify-single-word="false"/>
      <style:text-properties fo:font-variant="normal" fo:text-transform="none" fo:color="#000000" style:font-name="Liberation Serif" fo:font-size="14pt" fo:letter-spacing="normal" fo:font-style="normal" fo:font-weight="normal" officeooo:rsid="0091d6ea" officeooo:paragraph-rsid="0091d6ea" style:font-size-asian="14pt" style:font-weight-asian="normal" style:font-size-complex="14pt" style:font-weight-complex="normal"/>
    </style:style>
    <style:style style:name="P402"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font-style="normal" fo:font-weight="normal" officeooo:rsid="00942efc" officeooo:paragraph-rsid="00942efc" style:font-size-asian="14pt" style:font-weight-asian="normal" style:font-size-complex="14pt" style:font-weight-complex="normal"/>
    </style:style>
    <style:style style:name="P403"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font-style="normal" fo:font-weight="normal" officeooo:rsid="00949be6" officeooo:paragraph-rsid="00949be6" style:font-size-asian="14pt" style:font-weight-asian="normal" style:font-size-complex="14pt" style:font-weight-complex="normal"/>
    </style:style>
    <style:style style:name="P404" style:family="paragraph" style:parent-style-name="Standard" style:list-style-name="L10">
      <style:paragraph-properties fo:text-align="justify" style:justify-single-word="false"/>
      <style:text-properties fo:font-variant="normal" fo:text-transform="none" fo:color="#000000" style:font-name="Liberation Serif" fo:font-size="14pt" fo:letter-spacing="normal" fo:font-style="normal" fo:font-weight="normal" officeooo:rsid="00997a44" officeooo:paragraph-rsid="0097031c" style:font-size-asian="14pt" style:font-weight-asian="normal" style:font-size-complex="14pt" style:font-weight-complex="normal"/>
    </style:style>
    <style:style style:name="P405" style:family="paragraph" style:parent-style-name="Standard" style:list-style-name="L10">
      <style:paragraph-properties fo:text-align="justify" style:justify-single-word="false"/>
      <style:text-properties fo:font-variant="normal" fo:text-transform="none" fo:color="#000000" style:font-name="Liberation Serif" fo:font-size="14pt" fo:letter-spacing="normal" fo:font-style="normal" fo:font-weight="normal" officeooo:rsid="00997a44" officeooo:paragraph-rsid="00997a44" style:font-size-asian="14pt" style:font-weight-asian="normal" style:font-size-complex="14pt" style:font-weight-complex="normal"/>
    </style:style>
    <style:style style:name="P406" style:family="paragraph" style:parent-style-name="Standard" style:list-style-name="L10">
      <style:paragraph-properties fo:text-align="justify" style:justify-single-word="false"/>
      <style:text-properties fo:font-variant="normal" fo:text-transform="none" fo:color="#000000" style:font-name="Liberation Serif" fo:font-size="14pt" fo:letter-spacing="normal" fo:font-style="normal" fo:font-weight="normal" officeooo:rsid="009ab6f6" officeooo:paragraph-rsid="009ab6f6" style:font-size-asian="14pt" style:font-weight-asian="normal" style:font-size-complex="14pt" style:font-weight-complex="normal"/>
    </style:style>
    <style:style style:name="P407" style:family="paragraph" style:parent-style-name="Standard" style:list-style-name="L10">
      <style:paragraph-properties fo:text-align="justify" style:justify-single-word="false"/>
      <style:text-properties fo:font-variant="normal" fo:text-transform="none" fo:color="#000000" style:font-name="Liberation Serif" fo:font-size="14pt" fo:letter-spacing="normal" fo:font-style="normal" fo:font-weight="normal" officeooo:rsid="009b929c" officeooo:paragraph-rsid="009b929c" style:font-size-asian="14pt" style:font-weight-asian="normal" style:font-size-complex="14pt" style:font-weight-complex="normal"/>
    </style:style>
    <style:style style:name="P408" style:family="paragraph" style:parent-style-name="Standard" style:list-style-name="L10">
      <style:paragraph-properties fo:text-align="justify" style:justify-single-word="false"/>
      <style:text-properties fo:font-variant="normal" fo:text-transform="none" fo:color="#000000" style:font-name="Liberation Serif" fo:font-size="14pt" fo:letter-spacing="normal" fo:font-style="normal" fo:font-weight="normal" officeooo:rsid="009ce863" officeooo:paragraph-rsid="009ce863" style:font-size-asian="14pt" style:font-weight-asian="normal" style:font-size-complex="14pt" style:font-weight-complex="normal"/>
    </style:style>
    <style:style style:name="P409" style:family="paragraph" style:parent-style-name="Standard" style:list-style-name="L11">
      <style:paragraph-properties fo:text-align="justify" style:justify-single-word="false"/>
      <style:text-properties fo:font-variant="normal" fo:text-transform="none" fo:color="#000000" style:font-name="Liberation Serif" fo:font-size="14pt" fo:letter-spacing="normal" fo:font-style="normal" fo:font-weight="normal" officeooo:rsid="00a37c7a" officeooo:paragraph-rsid="00a37c7a" style:font-size-asian="14pt" style:font-weight-asian="normal" style:font-size-complex="14pt" style:font-weight-complex="normal"/>
    </style:style>
    <style:style style:name="P410" style:family="paragraph" style:parent-style-name="Standard" style:list-style-name="L12">
      <style:paragraph-properties fo:text-align="justify" style:justify-single-word="false"/>
      <style:text-properties fo:font-variant="normal" fo:text-transform="none" fo:color="#000000" style:font-name="Liberation Serif" fo:font-size="14pt" fo:letter-spacing="normal" fo:font-style="normal" fo:font-weight="normal" officeooo:rsid="00cf0db3" officeooo:paragraph-rsid="00cf0db3" style:font-size-asian="14pt" style:font-weight-asian="normal" style:font-size-complex="14pt" style:font-weight-complex="normal"/>
    </style:style>
    <style:style style:name="P411" style:family="paragraph" style:parent-style-name="Standard" style:list-style-name="L12">
      <style:paragraph-properties fo:text-align="justify" style:justify-single-word="false"/>
      <style:text-properties fo:font-variant="normal" fo:text-transform="none" fo:color="#000000" style:font-name="Liberation Serif" fo:font-size="14pt" fo:letter-spacing="normal" fo:font-style="normal" fo:font-weight="normal" officeooo:rsid="00cfde9b" officeooo:paragraph-rsid="00cfde9b" style:font-size-asian="14pt" style:font-weight-asian="normal" style:font-size-complex="14pt" style:font-weight-complex="normal"/>
    </style:style>
    <style:style style:name="P412" style:family="paragraph" style:parent-style-name="Standard" style:list-style-name="L12">
      <style:paragraph-properties fo:text-align="justify" style:justify-single-word="false"/>
      <style:text-properties fo:font-variant="normal" fo:text-transform="none" fo:color="#000000" style:font-name="Liberation Serif" fo:font-size="14pt" fo:letter-spacing="normal" fo:font-style="normal" fo:font-weight="normal" officeooo:rsid="00cfde9b" officeooo:paragraph-rsid="00d2d855" style:font-size-asian="14pt" style:font-weight-asian="normal" style:font-size-complex="14pt" style:font-weight-complex="normal"/>
    </style:style>
    <style:style style:name="P413" style:family="paragraph" style:parent-style-name="Standard" style:list-style-name="L12">
      <style:paragraph-properties fo:text-align="justify" style:justify-single-word="false"/>
      <style:text-properties fo:font-variant="normal" fo:text-transform="none" fo:color="#000000" style:font-name="Liberation Serif" fo:font-size="14pt" fo:letter-spacing="normal" fo:font-style="normal" fo:font-weight="normal" officeooo:rsid="00d59cc4" officeooo:paragraph-rsid="00d59cc4" style:font-size-asian="14pt" style:font-weight-asian="normal" style:font-size-complex="14pt" style:font-weight-complex="normal"/>
    </style:style>
    <style:style style:name="P414" style:family="paragraph" style:parent-style-name="Standard" style:list-style-name="L13">
      <style:paragraph-properties fo:text-align="justify" style:justify-single-word="false"/>
      <style:text-properties fo:font-variant="normal" fo:text-transform="none" fo:color="#000000" style:font-name="Liberation Serif" fo:font-size="14pt" fo:letter-spacing="normal" fo:font-style="normal" fo:font-weight="normal" officeooo:rsid="00f7f201" officeooo:paragraph-rsid="00f7f201" style:font-size-asian="14pt" style:font-weight-asian="normal" style:font-size-complex="14pt" style:font-weight-complex="normal"/>
    </style:style>
    <style:style style:name="P415" style:family="paragraph" style:parent-style-name="Standard" style:list-style-name="L14">
      <style:paragraph-properties fo:text-align="justify" style:justify-single-word="false"/>
      <style:text-properties fo:font-variant="normal" fo:text-transform="none" fo:color="#000000" style:font-name="Liberation Serif" fo:font-size="14pt" fo:letter-spacing="normal" fo:font-style="normal" fo:font-weight="normal" officeooo:rsid="010e4afa" officeooo:paragraph-rsid="010e4afa" style:font-size-asian="14pt" style:font-weight-asian="normal" style:font-size-complex="14pt" style:font-weight-complex="normal"/>
    </style:style>
    <style:style style:name="P416" style:family="paragraph" style:parent-style-name="Standard" style:list-style-name="L14">
      <style:paragraph-properties fo:text-align="justify" style:justify-single-word="false"/>
      <style:text-properties fo:font-variant="normal" fo:text-transform="none" fo:color="#000000" style:font-name="Liberation Serif" fo:font-size="14pt" fo:letter-spacing="normal" fo:font-style="normal" fo:font-weight="normal" officeooo:rsid="010fce3c" officeooo:paragraph-rsid="011106e1" style:font-size-asian="14pt" style:font-weight-asian="normal" style:font-size-complex="14pt" style:font-weight-complex="normal"/>
    </style:style>
    <style:style style:name="P417" style:family="paragraph" style:parent-style-name="Standard" style:list-style-name="L15">
      <style:paragraph-properties fo:text-align="justify" style:justify-single-word="false"/>
      <style:text-properties fo:font-variant="normal" fo:text-transform="none" fo:color="#000000" style:font-name="Liberation Serif" fo:font-size="14pt" fo:letter-spacing="normal" fo:font-style="normal" fo:font-weight="normal" officeooo:rsid="0133d0b9" officeooo:paragraph-rsid="0133d0b9" style:font-size-asian="14pt" style:font-weight-asian="normal" style:font-size-complex="14pt" style:font-weight-complex="normal"/>
    </style:style>
    <style:style style:name="P418" style:family="paragraph" style:parent-style-name="Standard" style:list-style-name="L15">
      <style:paragraph-properties fo:text-align="justify" style:justify-single-word="false"/>
      <style:text-properties fo:font-variant="normal" fo:text-transform="none" fo:color="#000000" style:font-name="Liberation Serif" fo:font-size="14pt" fo:letter-spacing="normal" fo:font-style="normal" fo:font-weight="normal" officeooo:rsid="01340311" officeooo:paragraph-rsid="01340311" style:font-size-asian="14pt" style:font-weight-asian="normal" style:font-size-complex="14pt" style:font-weight-complex="normal"/>
    </style:style>
    <style:style style:name="P41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56724" officeooo:paragraph-rsid="02256724" style:font-size-asian="14pt" style:font-weight-asian="normal" style:font-size-complex="14pt" style:font-weight-complex="normal"/>
    </style:style>
    <style:style style:name="P42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56724" officeooo:paragraph-rsid="022292b7" style:font-size-asian="14pt" style:font-weight-asian="normal" style:font-size-complex="14pt" style:font-weight-complex="normal"/>
    </style:style>
    <style:style style:name="P42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62230" officeooo:paragraph-rsid="01fc1f1c" style:font-size-asian="14pt" style:font-weight-asian="normal" style:font-size-complex="14pt" style:font-weight-complex="normal"/>
    </style:style>
    <style:style style:name="P42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299d50" officeooo:paragraph-rsid="02299d50" style:font-size-asian="14pt" style:font-weight-asian="normal" style:font-size-complex="14pt" style:font-weight-complex="normal"/>
    </style:style>
    <style:style style:name="P42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1032ae" officeooo:paragraph-rsid="01fc1f1c" style:font-size-asian="14pt" style:font-weight-asian="normal" style:font-size-complex="14pt" style:font-weight-complex="normal"/>
    </style:style>
    <style:style style:name="P424" style:family="paragraph" style:parent-style-name="Standard" style:list-style-name="L16">
      <style:paragraph-properties fo:text-align="justify" style:justify-single-word="false"/>
      <style:text-properties fo:font-variant="normal" fo:text-transform="none" fo:color="#000000" style:font-name="Liberation Serif" fo:font-size="14pt" fo:letter-spacing="normal" fo:font-style="normal" fo:font-weight="normal" officeooo:rsid="0144637f" officeooo:paragraph-rsid="0144637f" style:font-size-asian="14pt" style:font-style-asian="normal" style:font-weight-asian="normal" style:font-size-complex="14pt" style:font-style-complex="normal" style:font-weight-complex="normal"/>
    </style:style>
    <style:style style:name="P425" style:family="paragraph" style:parent-style-name="Standard" style:list-style-name="L17">
      <style:paragraph-properties fo:text-align="justify" style:justify-single-word="false"/>
      <style:text-properties fo:font-variant="normal" fo:text-transform="none" fo:color="#000000" style:font-name="Liberation Serif" fo:font-size="14pt" fo:letter-spacing="normal" fo:font-style="normal" fo:font-weight="normal" officeooo:rsid="014ed8a8" officeooo:paragraph-rsid="014ed8a8" style:font-size-asian="14pt" style:font-style-asian="normal" style:font-weight-asian="normal" style:font-size-complex="14pt" style:font-style-complex="normal" style:font-weight-complex="normal"/>
    </style:style>
    <style:style style:name="P426" style:family="paragraph" style:parent-style-name="Standard" style:list-style-name="L17">
      <style:paragraph-properties fo:text-align="justify" style:justify-single-word="false"/>
      <style:text-properties fo:font-variant="normal" fo:text-transform="none" fo:color="#000000" style:font-name="Liberation Serif" fo:font-size="14pt" fo:letter-spacing="normal" fo:font-style="normal" fo:font-weight="normal" officeooo:rsid="014ed8a8" officeooo:paragraph-rsid="014ff46a" style:font-size-asian="14pt" style:font-style-asian="normal" style:font-weight-asian="normal" style:font-size-complex="14pt" style:font-style-complex="normal" style:font-weight-complex="normal"/>
    </style:style>
    <style:style style:name="P427" style:family="paragraph" style:parent-style-name="Standard" style:list-style-name="L17">
      <style:paragraph-properties fo:text-align="justify" style:justify-single-word="false"/>
      <style:text-properties fo:font-variant="normal" fo:text-transform="none" fo:color="#000000" style:font-name="Liberation Serif" fo:font-size="14pt" fo:letter-spacing="normal" fo:font-style="normal" fo:font-weight="normal" officeooo:rsid="014ff46a" officeooo:paragraph-rsid="014ff46a" style:font-size-asian="14pt" style:font-style-asian="normal" style:font-weight-asian="normal" style:font-size-complex="14pt" style:font-style-complex="normal" style:font-weight-complex="normal"/>
    </style:style>
    <style:style style:name="P428" style:family="paragraph" style:parent-style-name="Standard" style:list-style-name="L18">
      <style:paragraph-properties fo:text-align="justify" style:justify-single-word="false"/>
      <style:text-properties fo:font-variant="normal" fo:text-transform="none" fo:color="#000000" style:font-name="Liberation Serif" fo:font-size="14pt" fo:letter-spacing="normal" fo:font-style="normal" fo:font-weight="normal" officeooo:rsid="01993112" officeooo:paragraph-rsid="01993112" style:font-size-asian="14pt" style:font-style-asian="normal" style:font-weight-asian="normal" style:font-size-complex="14pt" style:font-style-complex="normal" style:font-weight-complex="normal"/>
    </style:style>
    <style:style style:name="P429" style:family="paragraph" style:parent-style-name="Standard" style:list-style-name="L19">
      <style:paragraph-properties fo:text-align="justify" style:justify-single-word="false"/>
      <style:text-properties fo:font-variant="normal" fo:text-transform="none" fo:color="#000000" style:font-name="Liberation Serif" fo:font-size="14pt" fo:letter-spacing="normal" fo:font-style="normal" fo:font-weight="normal" officeooo:rsid="01afa5d2" officeooo:paragraph-rsid="01afa5d2" style:font-size-asian="14pt" style:font-style-asian="normal" style:font-weight-asian="normal" style:font-size-complex="14pt" style:font-style-complex="normal" style:font-weight-complex="normal"/>
    </style:style>
    <style:style style:name="P430" style:family="paragraph" style:parent-style-name="Standard" style:list-style-name="L20">
      <style:paragraph-properties fo:text-align="justify" style:justify-single-word="false"/>
      <style:text-properties fo:font-variant="normal" fo:text-transform="none" fo:color="#000000" style:font-name="Liberation Serif" fo:font-size="14pt" fo:letter-spacing="normal" fo:font-style="normal" fo:font-weight="normal" officeooo:rsid="01db9714" officeooo:paragraph-rsid="01db9714" style:font-size-asian="14pt" style:font-style-asian="normal" style:font-weight-asian="normal" style:font-size-complex="14pt" style:font-style-complex="normal" style:font-weight-complex="normal"/>
    </style:style>
    <style:style style:name="P431" style:family="paragraph" style:parent-style-name="Standard" style:list-style-name="L23">
      <style:paragraph-properties fo:text-align="justify" style:justify-single-word="false"/>
      <style:text-properties fo:font-variant="normal" fo:text-transform="none" fo:color="#000000" style:font-name="Liberation Serif" fo:font-size="14pt" fo:letter-spacing="normal" fo:font-style="normal" fo:font-weight="normal" officeooo:rsid="0203e1aa" officeooo:paragraph-rsid="0203e1aa" style:font-size-asian="14pt" style:font-style-asian="normal" style:font-weight-asian="normal" style:font-size-complex="14pt" style:font-style-complex="normal" style:font-weight-complex="normal"/>
    </style:style>
    <style:style style:name="P432" style:family="paragraph" style:parent-style-name="Standard" style:list-style-name="L23">
      <style:paragraph-properties fo:text-align="justify" style:justify-single-word="false"/>
      <style:text-properties fo:font-variant="normal" fo:text-transform="none" fo:color="#000000" style:font-name="Liberation Serif" fo:font-size="14pt" fo:letter-spacing="normal" fo:font-style="normal" fo:font-weight="normal" officeooo:rsid="0203e1aa" officeooo:paragraph-rsid="022fea13" style:font-size-asian="14pt" style:font-style-asian="normal" style:font-weight-asian="normal" style:font-size-complex="14pt" style:font-style-complex="normal" style:font-weight-complex="normal"/>
    </style:style>
    <style:style style:name="P43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3e1aa" officeooo:paragraph-rsid="022fea13" style:font-size-asian="14pt" style:font-style-asian="normal" style:font-weight-asian="normal" style:font-size-complex="14pt" style:font-style-complex="normal" style:font-weight-complex="normal"/>
    </style:style>
    <style:style style:name="P434" style:family="paragraph" style:parent-style-name="Standard" style:list-style-name="L24">
      <style:paragraph-properties fo:text-align="justify" style:justify-single-word="false"/>
      <style:text-properties fo:font-variant="normal" fo:text-transform="none" fo:color="#000000" style:font-name="Liberation Serif" fo:font-size="14pt" fo:letter-spacing="normal" fo:font-style="normal" fo:font-weight="normal" officeooo:rsid="020cbcd1" officeooo:paragraph-rsid="020cbcd1" style:font-size-asian="14pt" style:font-style-asian="normal" style:font-weight-asian="normal" style:font-size-complex="14pt" style:font-style-complex="normal" style:font-weight-complex="normal"/>
    </style:style>
    <style:style style:name="P435" style:family="paragraph" style:parent-style-name="Standard" style:list-style-name="L24">
      <style:paragraph-properties fo:text-align="justify" style:justify-single-word="false"/>
      <style:text-properties fo:font-variant="normal" fo:text-transform="none" fo:color="#000000" style:font-name="Liberation Serif" fo:font-size="14pt" fo:letter-spacing="normal" fo:font-style="normal" fo:font-weight="normal" officeooo:rsid="020cbcd1" officeooo:paragraph-rsid="020e47c9" style:font-size-asian="14pt" style:font-style-asian="normal" style:font-weight-asian="normal" style:font-size-complex="14pt" style:font-style-complex="normal" style:font-weight-complex="normal"/>
    </style:style>
    <style:style style:name="P436" style:family="paragraph" style:parent-style-name="Standard" style:list-style-name="L24">
      <style:paragraph-properties fo:text-align="justify" style:justify-single-word="false"/>
      <style:text-properties fo:font-variant="normal" fo:text-transform="none" fo:color="#000000" style:font-name="Liberation Serif" fo:font-size="14pt" fo:letter-spacing="normal" fo:font-style="normal" fo:font-weight="normal" officeooo:rsid="020cbcd1" officeooo:paragraph-rsid="02373917" style:font-size-asian="14pt" style:font-style-asian="normal" style:font-weight-asian="normal" style:font-size-complex="14pt" style:font-style-complex="normal" style:font-weight-complex="normal"/>
    </style:style>
    <style:style style:name="P43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cbcd1" officeooo:paragraph-rsid="02373917" style:font-size-asian="14pt" style:font-style-asian="normal" style:font-weight-asian="normal" style:font-size-complex="14pt" style:font-style-complex="normal" style:font-weight-complex="normal"/>
    </style:style>
    <style:style style:name="P43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6a285" officeooo:paragraph-rsid="0230676d" style:font-size-asian="14pt" style:font-style-asian="normal" style:font-weight-asian="normal" style:font-size-complex="14pt" style:font-style-complex="normal" style:font-weight-complex="normal"/>
    </style:style>
    <style:style style:name="P43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813ac" officeooo:paragraph-rsid="0232442e" style:font-size-asian="14pt" style:font-style-asian="normal" style:font-weight-asian="normal" style:font-size-complex="14pt" style:font-style-complex="normal" style:font-weight-complex="normal"/>
    </style:style>
    <style:style style:name="P44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eb86c" officeooo:paragraph-rsid="02373917" style:font-size-asian="14pt" style:font-style-asian="normal" style:font-weight-asian="normal" style:font-size-complex="14pt" style:font-style-complex="normal" style:font-weight-complex="normal"/>
    </style:style>
    <style:style style:name="P44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eb86c" officeooo:paragraph-rsid="023ca7e6" style:font-size-asian="14pt" style:font-style-asian="normal" style:font-weight-asian="normal" style:font-size-complex="14pt" style:font-style-complex="normal" style:font-weight-complex="normal"/>
    </style:style>
    <style:style style:name="P44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92369" officeooo:paragraph-rsid="023e6e04" style:font-size-asian="14pt" style:font-style-asian="normal" style:font-weight-asian="normal" style:font-size-complex="14pt" style:font-style-complex="normal" style:font-weight-complex="normal"/>
    </style:style>
    <style:style style:name="P44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6c130" officeooo:paragraph-rsid="023e6e04" style:font-size-asian="14pt" style:font-style-asian="normal" style:font-weight-asian="normal" style:font-size-complex="14pt" style:font-style-complex="normal" style:font-weight-complex="normal"/>
    </style:style>
    <style:style style:name="P44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844ef" officeooo:paragraph-rsid="023e6e04" style:font-size-asian="14pt" style:font-style-asian="normal" style:font-weight-asian="normal" style:font-size-complex="14pt" style:font-style-complex="normal" style:font-weight-complex="normal"/>
    </style:style>
    <style:style style:name="P44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33c6" officeooo:paragraph-rsid="024033c6" style:font-size-asian="14pt" style:font-style-asian="normal" style:font-weight-asian="normal" style:font-size-complex="14pt" style:font-style-complex="normal" style:font-weight-complex="normal"/>
    </style:style>
    <style:style style:name="P44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44d766" style:font-size-asian="14pt" style:font-style-asian="normal" style:font-weight-asian="normal" style:font-size-complex="14pt" style:font-style-complex="normal" style:font-weight-complex="normal"/>
    </style:style>
    <style:style style:name="P44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4c7da4" style:font-size-asian="14pt" style:font-style-asian="normal" style:font-weight-asian="normal" style:font-size-complex="14pt" style:font-style-complex="normal" style:font-weight-complex="normal"/>
    </style:style>
    <style:style style:name="P44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4d66c1" style:font-size-asian="14pt" style:font-style-asian="normal" style:font-weight-asian="normal" style:font-size-complex="14pt" style:font-style-complex="normal" style:font-weight-complex="normal"/>
    </style:style>
    <style:style style:name="P44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4ff739" style:font-size-asian="14pt" style:font-style-asian="normal" style:font-weight-asian="normal" style:font-size-complex="14pt" style:font-style-complex="normal" style:font-weight-complex="normal"/>
    </style:style>
    <style:style style:name="P45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50b7df" style:font-size-asian="14pt" style:font-style-asian="normal" style:font-weight-asian="normal" style:font-size-complex="14pt" style:font-style-complex="normal" style:font-weight-complex="normal"/>
    </style:style>
    <style:style style:name="P45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40ea94" officeooo:paragraph-rsid="02510799" style:font-size-asian="14pt" style:font-style-asian="normal" style:font-weight-asian="normal" style:font-size-complex="14pt" style:font-style-complex="normal" style:font-weight-complex="normal"/>
    </style:style>
    <style:style style:name="P45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143280" officeooo:paragraph-rsid="01fc1f1c" style:font-size-asian="14pt" style:font-style-asian="normal" style:font-weight-asian="normal" style:font-size-complex="14pt" style:font-style-complex="normal" style:font-weight-complex="normal"/>
    </style:style>
    <style:style style:name="P45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20eb86c" officeooo:paragraph-rsid="02373917" style:font-size-asian="14pt" style:font-style-asian="normal" style:font-weight-asian="normal" style:font-size-complex="14pt" style:font-style-complex="normal" style:font-weight-complex="normal"/>
    </style:style>
    <style:style style:name="P45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3a7238" officeooo:paragraph-rsid="023a7238" style:font-size-asian="14pt" style:font-style-asian="normal" style:font-weight-asian="bold" style:font-size-complex="14pt" style:font-style-complex="normal" style:font-weight-complex="bold"/>
    </style:style>
    <style:style style:name="P45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eb86c" officeooo:paragraph-rsid="0245cbbf" style:font-size-asian="14pt" style:font-style-asian="normal" style:font-weight-asian="bold" style:font-size-complex="14pt" style:font-style-complex="normal" style:font-weight-complex="bold"/>
    </style:style>
    <style:style style:name="P45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20eb86c" officeooo:paragraph-rsid="024d66c1" style:font-size-asian="14pt" style:font-style-asian="normal" style:font-weight-asian="bold" style:font-size-complex="14pt" style:font-style-complex="normal" style:font-weight-complex="bold"/>
    </style:style>
    <style:style style:name="P457" style:family="paragraph" style:parent-style-name="Standard" style:list-style-name="L14">
      <style:paragraph-properties fo:text-align="justify" style:justify-single-word="false"/>
      <style:text-properties officeooo:rsid="011106e1" officeooo:paragraph-rsid="011106e1"/>
    </style:style>
    <style:style style:name="P458" style:family="paragraph" style:parent-style-name="Standard" style:list-style-name="L21">
      <style:paragraph-properties fo:text-align="justify" style:justify-single-word="false"/>
      <style:text-properties officeooo:rsid="01e2a5fe" officeooo:paragraph-rsid="01e2a5fe"/>
    </style:style>
    <style:style style:name="P459" style:family="paragraph" style:parent-style-name="Standard" style:list-style-name="L21">
      <style:paragraph-properties fo:text-align="justify" style:justify-single-word="false"/>
      <style:text-properties officeooo:paragraph-rsid="01e2a5fe"/>
    </style:style>
    <style:style style:name="P460" style:family="paragraph" style:parent-style-name="Standard" style:list-style-name="L22">
      <style:paragraph-properties fo:text-align="justify" style:justify-single-word="false"/>
      <style:text-properties officeooo:paragraph-rsid="02009229"/>
    </style:style>
    <style:style style:name="P461" style:family="paragraph" style:parent-style-name="Standard" style:list-style-name="L22">
      <style:paragraph-properties fo:text-align="justify" style:justify-single-word="false"/>
      <style:text-properties officeooo:paragraph-rsid="0201f9a9"/>
    </style:style>
    <style:style style:name="P462" style:family="paragraph" style:parent-style-name="Standard" style:list-style-name="L22">
      <style:paragraph-properties fo:text-align="justify" style:justify-single-word="false"/>
      <style:text-properties officeooo:paragraph-rsid="022dd707"/>
    </style:style>
    <style:style style:name="P463" style:family="paragraph" style:parent-style-name="Standard" style:list-style-name="L23">
      <style:paragraph-properties fo:text-align="justify" style:justify-single-word="false"/>
      <style:text-properties officeooo:paragraph-rsid="022fea13"/>
    </style:style>
    <style:style style:name="P464" style:family="paragraph" style:parent-style-name="Standard">
      <style:paragraph-properties fo:text-align="justify" style:justify-single-word="false"/>
      <style:text-properties officeooo:paragraph-rsid="02478d5d"/>
    </style:style>
    <style:style style:name="P465" style:family="paragraph" style:parent-style-name="Standard">
      <style:paragraph-properties fo:text-align="justify" style:justify-single-word="false"/>
      <style:text-properties officeooo:paragraph-rsid="02498afe"/>
    </style:style>
    <style:style style:name="P466" style:family="paragraph" style:parent-style-name="Standard">
      <style:paragraph-properties fo:text-align="justify" style:justify-single-word="false"/>
      <style:text-properties officeooo:paragraph-rsid="0249d347"/>
    </style:style>
    <style:style style:name="P467" style:family="paragraph" style:parent-style-name="Standard">
      <style:paragraph-properties fo:text-align="justify" style:justify-single-word="false"/>
      <style:text-properties officeooo:paragraph-rsid="024aa058"/>
    </style:style>
    <style:style style:name="P468" style:family="paragraph" style:parent-style-name="Standard">
      <style:paragraph-properties fo:text-align="justify" style:justify-single-word="false"/>
      <style:text-properties officeooo:paragraph-rsid="02510799"/>
    </style:style>
    <style:style style:name="P469" style:family="paragraph" style:parent-style-name="Standard" style:list-style-name="L22">
      <style:paragraph-properties fo:text-align="justify" style:justify-single-word="false"/>
      <style:text-properties officeooo:rsid="0201f9a9" officeooo:paragraph-rsid="0201f9a9"/>
    </style:style>
    <style:style style:name="T1" style:family="text">
      <style:text-properties fo:font-weight="normal" style:font-weight-asian="normal" style:font-weight-complex="normal"/>
    </style:style>
    <style:style style:name="T2" style:family="text">
      <style:text-properties fo:font-weight="normal" officeooo:rsid="00108413" style:font-weight-asian="normal" style:font-weight-complex="normal"/>
    </style:style>
    <style:style style:name="T3" style:family="text">
      <style:text-properties fo:font-weight="normal" officeooo:rsid="00126f8d" style:font-weight-asian="normal" style:font-weight-complex="normal"/>
    </style:style>
    <style:style style:name="T4" style:family="text">
      <style:text-properties fo:font-weight="normal" officeooo:rsid="00142fd2" style:font-weight-asian="normal" style:font-weight-complex="normal"/>
    </style:style>
    <style:style style:name="T5" style:family="text">
      <style:text-properties fo:font-weight="normal" officeooo:rsid="00155856" style:font-weight-asian="normal" style:font-weight-complex="normal"/>
    </style:style>
    <style:style style:name="T6" style:family="text">
      <style:text-properties fo:font-weight="normal" officeooo:rsid="0019045b" style:font-weight-asian="normal" style:font-weight-complex="normal"/>
    </style:style>
    <style:style style:name="T7" style:family="text">
      <style:text-properties fo:font-weight="normal" officeooo:rsid="001c3d05" style:font-weight-asian="normal" style:font-weight-complex="normal"/>
    </style:style>
    <style:style style:name="T8" style:family="text">
      <style:text-properties fo:font-weight="normal" officeooo:rsid="001cbe3e" style:font-weight-asian="normal" style:font-weight-complex="normal"/>
    </style:style>
    <style:style style:name="T9" style:family="text">
      <style:text-properties fo:font-weight="normal" officeooo:rsid="001d5524" style:font-weight-asian="normal" style:font-weight-complex="normal"/>
    </style:style>
    <style:style style:name="T10" style:family="text">
      <style:text-properties fo:font-weight="normal" officeooo:rsid="001e1b4e" style:font-weight-asian="normal" style:font-weight-complex="normal"/>
    </style:style>
    <style:style style:name="T11" style:family="text">
      <style:text-properties fo:font-weight="normal" officeooo:rsid="001e9d1c" style:font-weight-asian="normal" style:font-weight-complex="normal"/>
    </style:style>
    <style:style style:name="T12" style:family="text">
      <style:text-properties fo:font-weight="normal" officeooo:rsid="002028a2" style:font-weight-asian="normal" style:font-weight-complex="normal"/>
    </style:style>
    <style:style style:name="T13" style:family="text">
      <style:text-properties fo:font-weight="normal" officeooo:rsid="002207ef" style:font-weight-asian="normal" style:font-weight-complex="normal"/>
    </style:style>
    <style:style style:name="T14" style:family="text">
      <style:text-properties fo:font-weight="normal" officeooo:rsid="00238fc0" style:font-weight-asian="normal" style:font-weight-complex="normal"/>
    </style:style>
    <style:style style:name="T15" style:family="text">
      <style:text-properties fo:font-weight="normal" officeooo:rsid="00286850" style:font-weight-asian="normal" style:font-weight-complex="normal"/>
    </style:style>
    <style:style style:name="T16" style:family="text">
      <style:text-properties fo:font-weight="normal" officeooo:rsid="00292e89" style:font-weight-asian="normal" style:font-weight-complex="normal"/>
    </style:style>
    <style:style style:name="T17" style:family="text">
      <style:text-properties fo:font-weight="normal" officeooo:rsid="002b61dd" style:font-weight-asian="normal" style:font-weight-complex="normal"/>
    </style:style>
    <style:style style:name="T18" style:family="text">
      <style:text-properties fo:font-weight="normal" officeooo:rsid="002ee036" style:font-weight-asian="normal" style:font-weight-complex="normal"/>
    </style:style>
    <style:style style:name="T19" style:family="text">
      <style:text-properties fo:font-weight="normal" officeooo:rsid="0042a0fb" style:font-weight-asian="normal" style:font-weight-complex="normal"/>
    </style:style>
    <style:style style:name="T20" style:family="text">
      <style:text-properties fo:font-weight="normal" officeooo:rsid="0043e085" style:font-weight-asian="normal" style:font-weight-complex="normal"/>
    </style:style>
    <style:style style:name="T21" style:family="text">
      <style:text-properties fo:font-weight="normal" officeooo:rsid="0045d45a" style:font-weight-asian="normal" style:font-weight-complex="normal"/>
    </style:style>
    <style:style style:name="T22" style:family="text">
      <style:text-properties fo:font-weight="normal" officeooo:rsid="004686fb" style:font-weight-asian="normal" style:font-weight-complex="normal"/>
    </style:style>
    <style:style style:name="T23" style:family="text">
      <style:text-properties fo:font-weight="normal" officeooo:rsid="0047bbe4" style:font-weight-asian="normal" style:font-weight-complex="normal"/>
    </style:style>
    <style:style style:name="T24" style:family="text">
      <style:text-properties fo:font-weight="normal" officeooo:rsid="004b3d60" style:font-weight-asian="normal" style:font-weight-complex="normal"/>
    </style:style>
    <style:style style:name="T25" style:family="text">
      <style:text-properties fo:font-weight="normal" officeooo:rsid="004c3faf" style:font-weight-asian="normal" style:font-weight-complex="normal"/>
    </style:style>
    <style:style style:name="T26" style:family="text">
      <style:text-properties fo:font-weight="normal" officeooo:rsid="004d864e" style:font-weight-asian="normal" style:font-weight-complex="normal"/>
    </style:style>
    <style:style style:name="T27" style:family="text">
      <style:text-properties fo:font-weight="normal" officeooo:rsid="004e78e5" style:font-weight-asian="normal" style:font-weight-complex="normal"/>
    </style:style>
    <style:style style:name="T28" style:family="text">
      <style:text-properties fo:font-weight="normal" officeooo:rsid="0052214a" style:font-weight-asian="normal" style:font-weight-complex="normal"/>
    </style:style>
    <style:style style:name="T29" style:family="text">
      <style:text-properties fo:font-weight="normal" officeooo:rsid="0053cc17" style:font-weight-asian="normal" style:font-weight-complex="normal"/>
    </style:style>
    <style:style style:name="T30" style:family="text">
      <style:text-properties fo:font-weight="normal" officeooo:rsid="00742f9d" style:font-weight-asian="normal" style:font-weight-complex="normal"/>
    </style:style>
    <style:style style:name="T31" style:family="text">
      <style:text-properties fo:font-weight="normal" officeooo:rsid="007624bf" style:font-weight-asian="normal" style:font-weight-complex="normal"/>
    </style:style>
    <style:style style:name="T32" style:family="text">
      <style:text-properties fo:font-weight="normal" officeooo:rsid="007854d8" style:font-weight-asian="normal" style:font-weight-complex="normal"/>
    </style:style>
    <style:style style:name="T33" style:family="text">
      <style:text-properties fo:font-weight="normal" officeooo:rsid="0079eec8" style:font-weight-asian="normal" style:font-weight-complex="normal"/>
    </style:style>
    <style:style style:name="T34" style:family="text">
      <style:text-properties fo:font-weight="normal" officeooo:rsid="007ae8d6" style:font-weight-asian="normal" style:font-weight-complex="normal"/>
    </style:style>
    <style:style style:name="T35" style:family="text">
      <style:text-properties fo:font-weight="normal" officeooo:rsid="007c92ca" style:font-weight-asian="normal" style:font-weight-complex="normal"/>
    </style:style>
    <style:style style:name="T36" style:family="text">
      <style:text-properties fo:font-weight="normal" officeooo:rsid="007e3c5a" style:font-weight-asian="normal" style:font-weight-complex="normal"/>
    </style:style>
    <style:style style:name="T37" style:family="text">
      <style:text-properties fo:font-weight="normal" officeooo:rsid="007f05d2" style:font-weight-asian="normal" style:font-weight-complex="normal"/>
    </style:style>
    <style:style style:name="T38" style:family="text">
      <style:text-properties fo:font-weight="normal" officeooo:rsid="00807b6f" style:font-weight-asian="normal" style:font-weight-complex="normal"/>
    </style:style>
    <style:style style:name="T39" style:family="text">
      <style:text-properties fo:font-weight="normal" officeooo:rsid="0081eb29" style:font-weight-asian="normal" style:font-weight-complex="normal"/>
    </style:style>
    <style:style style:name="T40" style:family="text">
      <style:text-properties fo:font-weight="normal" officeooo:rsid="008590da" style:font-weight-asian="normal" style:font-weight-complex="normal"/>
    </style:style>
    <style:style style:name="T41" style:family="text">
      <style:text-properties fo:font-weight="normal" officeooo:rsid="00897473" style:font-weight-asian="normal" style:font-weight-complex="normal"/>
    </style:style>
    <style:style style:name="T42" style:family="text">
      <style:text-properties fo:font-weight="normal" officeooo:rsid="008a8d3f" style:font-weight-asian="normal" style:font-weight-complex="normal"/>
    </style:style>
    <style:style style:name="T43" style:family="text">
      <style:text-properties fo:font-weight="normal" officeooo:rsid="008bf83d" style:font-weight-asian="normal" style:font-weight-complex="normal"/>
    </style:style>
    <style:style style:name="T44" style:family="text">
      <style:text-properties fo:font-weight="normal" officeooo:rsid="008d969f" style:font-weight-asian="normal" style:font-weight-complex="normal"/>
    </style:style>
    <style:style style:name="T45" style:family="text">
      <style:text-properties fo:font-weight="normal" officeooo:rsid="008ee160" style:font-weight-asian="normal" style:font-weight-complex="normal"/>
    </style:style>
    <style:style style:name="T46" style:family="text">
      <style:text-properties fo:font-weight="normal" officeooo:rsid="0090a933" style:font-weight-asian="normal" style:font-weight-complex="normal"/>
    </style:style>
    <style:style style:name="T47" style:family="text">
      <style:text-properties fo:font-weight="normal" officeooo:rsid="0090d4f6" style:font-weight-asian="normal" style:font-weight-complex="normal"/>
    </style:style>
    <style:style style:name="T48" style:family="text">
      <style:text-properties fo:font-weight="normal" officeooo:rsid="00985629" style:font-weight-asian="normal" style:font-weight-complex="normal"/>
    </style:style>
    <style:style style:name="T49" style:family="text">
      <style:text-properties fo:font-weight="normal" officeooo:rsid="009ddc7d" style:font-weight-asian="normal" style:font-weight-complex="normal"/>
    </style:style>
    <style:style style:name="T50" style:family="text">
      <style:text-properties fo:font-weight="normal" officeooo:rsid="009efce5" style:font-weight-asian="normal" style:font-weight-complex="normal"/>
    </style:style>
    <style:style style:name="T51" style:family="text">
      <style:text-properties fo:font-weight="normal" officeooo:rsid="00a023d9" style:font-weight-asian="normal" style:font-weight-complex="normal"/>
    </style:style>
    <style:style style:name="T52" style:family="text">
      <style:text-properties fo:font-weight="normal" officeooo:rsid="00a2fa82" style:font-weight-asian="normal" style:font-weight-complex="normal"/>
    </style:style>
    <style:style style:name="T53" style:family="text">
      <style:text-properties fo:font-weight="normal" officeooo:rsid="00a31fec" style:font-weight-asian="normal" style:font-weight-complex="normal"/>
    </style:style>
    <style:style style:name="T54" style:family="text">
      <style:text-properties fo:font-weight="normal" officeooo:rsid="00a538ed" style:font-weight-asian="normal" style:font-weight-complex="normal"/>
    </style:style>
    <style:style style:name="T55" style:family="text">
      <style:text-properties fo:font-weight="normal" officeooo:rsid="00aa7960" style:font-weight-asian="normal" style:font-weight-complex="normal"/>
    </style:style>
    <style:style style:name="T56" style:family="text">
      <style:text-properties fo:font-weight="normal" officeooo:rsid="00acc242" style:font-weight-asian="normal" style:font-weight-complex="normal"/>
    </style:style>
    <style:style style:name="T57" style:family="text">
      <style:text-properties fo:font-weight="normal" officeooo:rsid="00ae0e82" style:font-weight-asian="normal" style:font-weight-complex="normal"/>
    </style:style>
    <style:style style:name="T58" style:family="text">
      <style:text-properties fo:font-weight="normal" officeooo:rsid="00af1415" style:font-weight-asian="normal" style:font-weight-complex="normal"/>
    </style:style>
    <style:style style:name="T59" style:family="text">
      <style:text-properties fo:font-weight="normal" officeooo:rsid="00b0e6f1" style:font-weight-asian="normal" style:font-weight-complex="normal"/>
    </style:style>
    <style:style style:name="T60" style:family="text">
      <style:text-properties fo:font-weight="normal" officeooo:rsid="00b4459b" style:font-weight-asian="normal" style:font-weight-complex="normal"/>
    </style:style>
    <style:style style:name="T61" style:family="text">
      <style:text-properties fo:font-weight="normal" officeooo:rsid="00b50af3" style:font-weight-asian="normal" style:font-weight-complex="normal"/>
    </style:style>
    <style:style style:name="T62" style:family="text">
      <style:text-properties fo:font-weight="normal" officeooo:rsid="00b6be63" style:font-weight-asian="normal" style:font-weight-complex="normal"/>
    </style:style>
    <style:style style:name="T63" style:family="text">
      <style:text-properties fo:font-weight="normal" officeooo:rsid="00b7bbc2" style:font-weight-asian="normal" style:font-weight-complex="normal"/>
    </style:style>
    <style:style style:name="T64" style:family="text">
      <style:text-properties fo:font-weight="normal" officeooo:rsid="00b94579" style:font-weight-asian="normal" style:font-weight-complex="normal"/>
    </style:style>
    <style:style style:name="T65" style:family="text">
      <style:text-properties fo:font-weight="normal" officeooo:rsid="00bb2720" style:font-weight-asian="normal" style:font-weight-complex="normal"/>
    </style:style>
    <style:style style:name="T66" style:family="text">
      <style:text-properties fo:font-weight="normal" officeooo:rsid="00bc60b1" style:font-weight-asian="normal" style:font-weight-complex="normal"/>
    </style:style>
    <style:style style:name="T67" style:family="text">
      <style:text-properties fo:font-weight="normal" officeooo:rsid="00a89b5e" style:font-weight-asian="normal" style:font-weight-complex="normal"/>
    </style:style>
    <style:style style:name="T68" style:family="text">
      <style:text-properties fo:font-weight="normal" officeooo:rsid="00c177b1" style:font-weight-asian="normal" style:font-weight-complex="normal"/>
    </style:style>
    <style:style style:name="T69" style:family="text">
      <style:text-properties fo:font-weight="normal" officeooo:rsid="00c2ab68" style:font-weight-asian="normal" style:font-weight-complex="normal"/>
    </style:style>
    <style:style style:name="T70" style:family="text">
      <style:text-properties fo:font-weight="normal" officeooo:rsid="00c344ac" style:font-weight-asian="normal" style:font-weight-complex="normal"/>
    </style:style>
    <style:style style:name="T71" style:family="text">
      <style:text-properties fo:font-weight="normal" officeooo:rsid="00c4e15b" style:font-weight-asian="normal" style:font-weight-complex="normal"/>
    </style:style>
    <style:style style:name="T72" style:family="text">
      <style:text-properties fo:font-weight="normal" officeooo:rsid="00c80d54" style:font-weight-asian="normal" style:font-weight-complex="normal"/>
    </style:style>
    <style:style style:name="T73" style:family="text">
      <style:text-properties fo:font-weight="normal" officeooo:rsid="00c836b3" style:font-weight-asian="normal" style:font-weight-complex="normal"/>
    </style:style>
    <style:style style:name="T74" style:family="text">
      <style:text-properties fo:font-weight="normal" officeooo:rsid="00c927d2" style:font-weight-asian="normal" style:font-weight-complex="normal"/>
    </style:style>
    <style:style style:name="T75" style:family="text">
      <style:text-properties fo:font-weight="normal" officeooo:rsid="00cb030d" style:font-weight-asian="normal" style:font-weight-complex="normal"/>
    </style:style>
    <style:style style:name="T76" style:family="text">
      <style:text-properties fo:font-weight="normal" officeooo:rsid="00ccdbf0" style:font-weight-asian="normal" style:font-weight-complex="normal"/>
    </style:style>
    <style:style style:name="T77" style:family="text">
      <style:text-properties fo:font-weight="normal" officeooo:rsid="00d7edae" style:font-weight-asian="normal" style:font-weight-complex="normal"/>
    </style:style>
    <style:style style:name="T78" style:family="text">
      <style:text-properties fo:font-weight="normal" officeooo:rsid="00d9ecf5" style:font-weight-asian="normal" style:font-weight-complex="normal"/>
    </style:style>
    <style:style style:name="T79" style:family="text">
      <style:text-properties fo:font-weight="normal" officeooo:rsid="00da357a" style:font-weight-asian="normal" style:font-weight-complex="normal"/>
    </style:style>
    <style:style style:name="T80" style:family="text">
      <style:text-properties fo:font-weight="normal" officeooo:rsid="00db8336" style:font-weight-asian="normal" style:font-weight-complex="normal"/>
    </style:style>
    <style:style style:name="T81" style:family="text">
      <style:text-properties fo:font-weight="normal" officeooo:rsid="00dd4b5b" style:font-weight-asian="normal" style:font-weight-complex="normal"/>
    </style:style>
    <style:style style:name="T82" style:family="text">
      <style:text-properties fo:font-weight="normal" officeooo:rsid="00df0ca6" style:font-weight-asian="normal" style:font-weight-complex="normal"/>
    </style:style>
    <style:style style:name="T83" style:family="text">
      <style:text-properties fo:font-weight="normal" officeooo:rsid="00df467b" style:font-weight-asian="normal" style:font-weight-complex="normal"/>
    </style:style>
    <style:style style:name="T84" style:family="text">
      <style:text-properties fo:font-weight="normal" officeooo:rsid="00e0ba4a" style:font-weight-asian="normal" style:font-weight-complex="normal"/>
    </style:style>
    <style:style style:name="T85" style:family="text">
      <style:text-properties fo:font-weight="normal" officeooo:rsid="00e10c0e" style:font-weight-asian="normal" style:font-weight-complex="normal"/>
    </style:style>
    <style:style style:name="T86" style:family="text">
      <style:text-properties fo:font-weight="normal" officeooo:rsid="00e10d76" style:font-weight-asian="normal" style:font-weight-complex="normal"/>
    </style:style>
    <style:style style:name="T87" style:family="text">
      <style:text-properties fo:font-weight="normal" officeooo:rsid="00e48f50" style:font-weight-asian="normal" style:font-weight-complex="normal"/>
    </style:style>
    <style:style style:name="T88" style:family="text">
      <style:text-properties fo:font-weight="normal" officeooo:rsid="00e570aa" style:font-weight-asian="normal" style:font-weight-complex="normal"/>
    </style:style>
    <style:style style:name="T89" style:family="text">
      <style:text-properties fo:font-weight="normal" officeooo:rsid="00e67098" style:font-weight-asian="normal" style:font-weight-complex="normal"/>
    </style:style>
    <style:style style:name="T90" style:family="text">
      <style:text-properties fo:font-weight="normal" officeooo:rsid="00e75f74" style:font-weight-asian="normal" style:font-weight-complex="normal"/>
    </style:style>
    <style:style style:name="T91" style:family="text">
      <style:text-properties fo:font-weight="normal" officeooo:rsid="00e7c91a" style:font-weight-asian="normal" style:font-weight-complex="normal"/>
    </style:style>
    <style:style style:name="T92" style:family="text">
      <style:text-properties fo:font-weight="normal" officeooo:rsid="00e9bf49" style:font-weight-asian="normal" style:font-weight-complex="normal"/>
    </style:style>
    <style:style style:name="T93" style:family="text">
      <style:text-properties fo:font-weight="normal" officeooo:rsid="00eb12d6" style:font-weight-asian="normal" style:font-weight-complex="normal"/>
    </style:style>
    <style:style style:name="T94" style:family="text">
      <style:text-properties fo:font-weight="normal" officeooo:rsid="00ed08ce" style:font-weight-asian="normal" style:font-weight-complex="normal"/>
    </style:style>
    <style:style style:name="T95" style:family="text">
      <style:text-properties fo:font-weight="normal" officeooo:rsid="00edb929" style:font-weight-asian="normal" style:font-weight-complex="normal"/>
    </style:style>
    <style:style style:name="T96" style:family="text">
      <style:text-properties fo:font-weight="normal" officeooo:rsid="00f15969" style:font-weight-asian="normal" style:font-weight-complex="normal"/>
    </style:style>
    <style:style style:name="T97" style:family="text">
      <style:text-properties fo:font-weight="normal" officeooo:rsid="00f2a088" style:font-weight-asian="normal" style:font-weight-complex="normal"/>
    </style:style>
    <style:style style:name="T98" style:family="text">
      <style:text-properties fo:font-weight="normal" officeooo:rsid="00f5a5e8" style:font-weight-asian="normal" style:font-weight-complex="normal"/>
    </style:style>
    <style:style style:name="T99" style:family="text">
      <style:text-properties fo:font-weight="normal" officeooo:rsid="00f7f201" style:font-weight-asian="normal" style:font-weight-complex="normal"/>
    </style:style>
    <style:style style:name="T100" style:family="text">
      <style:text-properties fo:font-weight="normal" officeooo:rsid="00f8aa9d" style:font-weight-asian="normal" style:font-weight-complex="normal"/>
    </style:style>
    <style:style style:name="T101" style:family="text">
      <style:text-properties fo:font-weight="normal" officeooo:rsid="00f90ab6" style:font-weight-asian="normal" style:font-weight-complex="normal"/>
    </style:style>
    <style:style style:name="T102" style:family="text">
      <style:text-properties fo:font-weight="normal" officeooo:rsid="00f9131a" style:font-weight-asian="normal" style:font-weight-complex="normal"/>
    </style:style>
    <style:style style:name="T103" style:family="text">
      <style:text-properties fo:font-weight="normal" officeooo:rsid="00fb8ede" style:font-weight-asian="normal" style:font-weight-complex="normal"/>
    </style:style>
    <style:style style:name="T104" style:family="text">
      <style:text-properties fo:font-weight="normal" officeooo:rsid="00fcf400" style:font-weight-asian="normal" style:font-weight-complex="normal"/>
    </style:style>
    <style:style style:name="T105" style:family="text">
      <style:text-properties fo:font-weight="normal" officeooo:rsid="00fd4c77" style:font-weight-asian="normal" style:font-weight-complex="normal"/>
    </style:style>
    <style:style style:name="T106" style:family="text">
      <style:text-properties fo:font-weight="normal" officeooo:rsid="00fe5fbb" style:font-weight-asian="normal" style:font-weight-complex="normal"/>
    </style:style>
    <style:style style:name="T107" style:family="text">
      <style:text-properties fo:font-weight="normal" officeooo:rsid="0100158f" style:font-weight-asian="normal" style:font-weight-complex="normal"/>
    </style:style>
    <style:style style:name="T108" style:family="text">
      <style:text-properties fo:font-weight="normal" officeooo:rsid="0101e4bc" style:font-weight-asian="normal" style:font-weight-complex="normal"/>
    </style:style>
    <style:style style:name="T109" style:family="text">
      <style:text-properties fo:font-weight="normal" officeooo:rsid="01024b66" style:font-weight-asian="normal" style:font-weight-complex="normal"/>
    </style:style>
    <style:style style:name="T110" style:family="text">
      <style:text-properties fo:font-weight="normal" officeooo:rsid="0103911a" style:font-weight-asian="normal" style:font-weight-complex="normal"/>
    </style:style>
    <style:style style:name="T111" style:family="text">
      <style:text-properties fo:font-weight="normal" officeooo:rsid="0103f296" style:font-weight-asian="normal" style:font-weight-complex="normal"/>
    </style:style>
    <style:style style:name="T112" style:family="text">
      <style:text-properties fo:font-weight="normal" officeooo:rsid="01047e2d" style:font-weight-asian="normal" style:font-weight-complex="normal"/>
    </style:style>
    <style:style style:name="T113" style:family="text">
      <style:text-properties fo:font-weight="normal" officeooo:rsid="0105958a" style:font-weight-asian="normal" style:font-weight-complex="normal"/>
    </style:style>
    <style:style style:name="T114" style:family="text">
      <style:text-properties fo:font-weight="normal" officeooo:rsid="010772b6" style:font-weight-asian="normal" style:font-weight-complex="normal"/>
    </style:style>
    <style:style style:name="T115" style:family="text">
      <style:text-properties fo:font-weight="normal" officeooo:rsid="0115007b" style:font-weight-asian="normal" style:font-weight-complex="normal"/>
    </style:style>
    <style:style style:name="T116" style:family="text">
      <style:text-properties fo:font-weight="normal" officeooo:rsid="0116b685" style:font-weight-asian="normal" style:font-weight-complex="normal"/>
    </style:style>
    <style:style style:name="T117" style:family="text">
      <style:text-properties fo:font-weight="normal" officeooo:rsid="01177f7a" style:font-weight-asian="normal" style:font-weight-complex="normal"/>
    </style:style>
    <style:style style:name="T118" style:family="text">
      <style:text-properties fo:font-weight="normal" officeooo:rsid="011b06bf" style:font-weight-asian="normal" style:font-weight-complex="normal"/>
    </style:style>
    <style:style style:name="T119" style:family="text">
      <style:text-properties fo:font-weight="normal" officeooo:rsid="011d7179" style:font-weight-asian="normal" style:font-weight-complex="normal"/>
    </style:style>
    <style:style style:name="T120" style:family="text">
      <style:text-properties fo:font-weight="normal" officeooo:rsid="011db6f5" style:font-weight-asian="normal" style:font-weight-complex="normal"/>
    </style:style>
    <style:style style:name="T121" style:family="text">
      <style:text-properties fo:font-weight="normal" officeooo:rsid="011f5ad9" style:font-weight-asian="normal" style:font-weight-complex="normal"/>
    </style:style>
    <style:style style:name="T122" style:family="text">
      <style:text-properties fo:font-weight="normal" officeooo:rsid="012066bd" style:font-weight-asian="normal" style:font-weight-complex="normal"/>
    </style:style>
    <style:style style:name="T123" style:family="text">
      <style:text-properties fo:font-weight="normal" officeooo:rsid="01217d99" style:font-weight-asian="normal" style:font-weight-complex="normal"/>
    </style:style>
    <style:style style:name="T124" style:family="text">
      <style:text-properties fo:font-weight="normal" officeooo:rsid="01662e90" style:font-weight-asian="normal" style:font-weight-complex="normal"/>
    </style:style>
    <style:style style:name="T125" style:family="text">
      <style:text-properties fo:font-weight="normal" officeooo:rsid="01b3f169" style:font-weight-asian="normal" style:font-weight-complex="normal"/>
    </style:style>
    <style:style style:name="T126" style:family="text">
      <style:text-properties fo:font-weight="normal" officeooo:rsid="01b5cb75" style:font-weight-asian="normal" style:font-weight-complex="normal"/>
    </style:style>
    <style:style style:name="T127" style:family="text">
      <style:text-properties fo:font-weight="normal" officeooo:rsid="01b73acf" style:font-weight-asian="normal" style:font-weight-complex="normal"/>
    </style:style>
    <style:style style:name="T128" style:family="text">
      <style:text-properties fo:font-weight="normal" officeooo:rsid="01b937ef" style:font-weight-asian="normal" style:font-weight-complex="normal"/>
    </style:style>
    <style:style style:name="T129" style:family="text">
      <style:text-properties fo:font-weight="normal" officeooo:rsid="01ba173b" style:font-weight-asian="normal" style:font-weight-complex="normal"/>
    </style:style>
    <style:style style:name="T130" style:family="text">
      <style:text-properties fo:font-weight="normal" officeooo:rsid="01bb76d0" style:font-weight-asian="normal" style:font-weight-complex="normal"/>
    </style:style>
    <style:style style:name="T131" style:family="text">
      <style:text-properties fo:font-weight="normal" officeooo:rsid="01bd4e23" style:font-weight-asian="normal" style:font-weight-complex="normal"/>
    </style:style>
    <style:style style:name="T132" style:family="text">
      <style:text-properties fo:font-weight="normal" officeooo:rsid="01bd80ff" style:font-weight-asian="normal" style:font-weight-complex="normal"/>
    </style:style>
    <style:style style:name="T133" style:family="text">
      <style:text-properties fo:font-weight="normal" officeooo:rsid="01be1449" style:font-weight-asian="normal" style:font-weight-complex="normal"/>
    </style:style>
    <style:style style:name="T134" style:family="text">
      <style:text-properties fo:font-weight="normal" officeooo:rsid="01bf9267" style:font-weight-asian="normal" style:font-weight-complex="normal"/>
    </style:style>
    <style:style style:name="T135" style:family="text">
      <style:text-properties fo:font-weight="normal" officeooo:rsid="01c0fc39" style:font-weight-asian="normal" style:font-weight-complex="normal"/>
    </style:style>
    <style:style style:name="T136" style:family="text">
      <style:text-properties fo:font-weight="normal" officeooo:rsid="01c68cd1" style:font-weight-asian="normal" style:font-weight-complex="normal"/>
    </style:style>
    <style:style style:name="T137" style:family="text">
      <style:text-properties fo:font-weight="normal" officeooo:rsid="01c72eb9" style:font-weight-asian="normal" style:font-weight-complex="normal"/>
    </style:style>
    <style:style style:name="T138" style:family="text">
      <style:text-properties fo:font-weight="normal" officeooo:rsid="01c7f424" style:font-weight-asian="normal" style:font-weight-complex="normal"/>
    </style:style>
    <style:style style:name="T139" style:family="text">
      <style:text-properties fo:font-weight="normal" officeooo:rsid="01c9c497" style:font-weight-asian="normal" style:font-weight-complex="normal"/>
    </style:style>
    <style:style style:name="T140" style:family="text">
      <style:text-properties fo:font-weight="normal" officeooo:rsid="01cb9385" style:font-weight-asian="normal" style:font-weight-complex="normal"/>
    </style:style>
    <style:style style:name="T141" style:family="text">
      <style:text-properties fo:font-weight="normal" officeooo:rsid="01cc0c7d" style:font-weight-asian="normal" style:font-weight-complex="normal"/>
    </style:style>
    <style:style style:name="T142" style:family="text">
      <style:text-properties fo:font-weight="normal" officeooo:rsid="01cd54a1" style:font-weight-asian="normal" style:font-weight-complex="normal"/>
    </style:style>
    <style:style style:name="T143" style:family="text">
      <style:text-properties fo:font-weight="normal" officeooo:rsid="01ce4788" style:font-weight-asian="normal" style:font-weight-complex="normal"/>
    </style:style>
    <style:style style:name="T144" style:family="text">
      <style:text-properties fo:font-weight="normal" officeooo:rsid="01cead92" style:font-weight-asian="normal" style:font-weight-complex="normal"/>
    </style:style>
    <style:style style:name="T145" style:family="text">
      <style:text-properties fo:font-weight="normal" officeooo:rsid="01cfd706" style:font-weight-asian="normal" style:font-weight-complex="normal"/>
    </style:style>
    <style:style style:name="T146" style:family="text">
      <style:text-properties fo:font-weight="normal" officeooo:rsid="01d3c03a" style:font-weight-asian="normal" style:font-weight-complex="normal"/>
    </style:style>
    <style:style style:name="T147" style:family="text">
      <style:text-properties fo:font-weight="normal" officeooo:rsid="01d4b74f" style:font-weight-asian="normal" style:font-weight-complex="normal"/>
    </style:style>
    <style:style style:name="T148" style:family="text">
      <style:text-properties fo:font-weight="normal" officeooo:rsid="01d62e5b" style:font-weight-asian="normal" style:font-weight-complex="normal"/>
    </style:style>
    <style:style style:name="T149" style:family="text">
      <style:text-properties fo:font-weight="normal" officeooo:rsid="01d79e13" style:font-weight-asian="normal" style:font-weight-complex="normal"/>
    </style:style>
    <style:style style:name="T150" style:family="text">
      <style:text-properties fo:font-weight="normal" officeooo:rsid="01d93740" style:font-weight-asian="normal" style:font-weight-complex="normal"/>
    </style:style>
    <style:style style:name="T151" style:family="text">
      <style:text-properties fo:font-weight="normal" officeooo:rsid="01d99c6a" style:font-weight-asian="normal" style:font-weight-complex="normal"/>
    </style:style>
    <style:style style:name="T152" style:family="text">
      <style:text-properties fo:font-weight="normal" officeooo:rsid="01da6030" style:font-weight-asian="normal" style:font-weight-complex="normal"/>
    </style:style>
    <style:style style:name="T153" style:family="text">
      <style:text-properties fo:font-weight="normal" officeooo:rsid="01dd7951" style:font-weight-asian="normal" style:font-weight-complex="normal"/>
    </style:style>
    <style:style style:name="T154" style:family="text">
      <style:text-properties fo:font-weight="normal" officeooo:rsid="01ddf8e7" style:font-weight-asian="normal" style:font-weight-complex="normal"/>
    </style:style>
    <style:style style:name="T155" style:family="text">
      <style:text-properties fo:font-weight="normal" officeooo:rsid="01dfb9ca" style:font-weight-asian="normal" style:font-weight-complex="normal"/>
    </style:style>
    <style:style style:name="T156" style:family="text">
      <style:text-properties fo:font-weight="normal" officeooo:rsid="01e2a5fe" style:font-weight-asian="normal" style:font-weight-complex="normal"/>
    </style:style>
    <style:style style:name="T157" style:family="text">
      <style:text-properties fo:font-weight="normal" officeooo:rsid="01f42217" style:font-weight-asian="normal" style:font-weight-complex="normal"/>
    </style:style>
    <style:style style:name="T158" style:family="text">
      <style:text-properties fo:font-weight="normal" officeooo:rsid="01f55092" style:font-weight-asian="normal" style:font-weight-complex="normal"/>
    </style:style>
    <style:style style:name="T159" style:family="text">
      <style:text-properties fo:font-weight="normal" officeooo:rsid="01f62e0b" style:font-weight-asian="normal" style:font-weight-complex="normal"/>
    </style:style>
    <style:style style:name="T160" style:family="text">
      <style:text-properties fo:font-weight="normal" officeooo:rsid="01f948b6" style:font-weight-asian="normal" style:font-weight-complex="normal"/>
    </style:style>
    <style:style style:name="T161" style:family="text">
      <style:text-properties fo:font-weight="normal" officeooo:rsid="01fac614" style:font-weight-asian="normal" style:font-weight-complex="normal"/>
    </style:style>
    <style:style style:name="T162" style:family="text">
      <style:text-properties fo:font-weight="normal" officeooo:rsid="01fdc79a" style:font-weight-asian="normal" style:font-weight-complex="normal"/>
    </style:style>
    <style:style style:name="T163" style:family="text">
      <style:text-properties fo:font-weight="normal" officeooo:rsid="01feee57" style:font-weight-asian="normal" style:font-weight-complex="normal"/>
    </style:style>
    <style:style style:name="T164" style:family="text">
      <style:text-properties fo:font-weight="normal" officeooo:rsid="02009229" style:font-weight-asian="normal" style:font-weight-complex="normal"/>
    </style:style>
    <style:style style:name="T165" style:family="text">
      <style:text-properties fo:font-weight="normal" officeooo:rsid="020437e5" style:font-weight-asian="normal" style:font-weight-complex="normal"/>
    </style:style>
    <style:style style:name="T166" style:family="text">
      <style:text-properties fo:font-weight="normal" officeooo:rsid="020bc29e" style:font-weight-asian="normal" style:font-weight-complex="normal"/>
    </style:style>
    <style:style style:name="T167" style:family="text">
      <style:text-properties fo:font-weight="normal" officeooo:rsid="020cbcd1" style:font-weight-asian="normal" style:font-weight-complex="normal"/>
    </style:style>
    <style:style style:name="T168" style:family="text">
      <style:text-properties fo:font-weight="normal" officeooo:rsid="020fcb7b" style:font-weight-asian="normal" style:font-weight-complex="normal"/>
    </style:style>
    <style:style style:name="T169" style:family="text">
      <style:text-properties fo:font-weight="normal" officeooo:rsid="02117b51" style:font-weight-asian="normal" style:font-weight-complex="normal"/>
    </style:style>
    <style:style style:name="T170" style:family="text">
      <style:text-properties fo:font-weight="normal" officeooo:rsid="0212b933" style:font-weight-asian="normal" style:font-weight-complex="normal"/>
    </style:style>
    <style:style style:name="T171" style:family="text">
      <style:text-properties fo:font-weight="normal" officeooo:rsid="021335e8" style:font-weight-asian="normal" style:font-weight-complex="normal"/>
    </style:style>
    <style:style style:name="T172" style:family="text">
      <style:text-properties fo:font-weight="normal" officeooo:rsid="02143280" style:font-weight-asian="normal" style:font-weight-complex="normal"/>
    </style:style>
    <style:style style:name="T173" style:family="text">
      <style:text-properties fo:font-weight="normal" officeooo:rsid="021c292d" style:font-weight-asian="normal" style:font-weight-complex="normal"/>
    </style:style>
    <style:style style:name="T174" style:family="text">
      <style:text-properties fo:font-weight="normal" officeooo:rsid="021dfb10" style:font-weight-asian="normal" style:font-weight-complex="normal"/>
    </style:style>
    <style:style style:name="T175" style:family="text">
      <style:text-properties fo:font-weight="normal" officeooo:rsid="021e3318" style:font-weight-asian="normal" style:font-weight-complex="normal"/>
    </style:style>
    <style:style style:name="T176" style:family="text">
      <style:text-properties fo:font-weight="normal" officeooo:rsid="021f04d2" style:font-weight-asian="normal" style:font-weight-complex="normal"/>
    </style:style>
    <style:style style:name="T177" style:family="text">
      <style:text-properties fo:font-weight="normal" officeooo:rsid="02214536" style:font-weight-asian="normal" style:font-weight-complex="normal"/>
    </style:style>
    <style:style style:name="T178" style:family="text">
      <style:text-properties fo:font-weight="normal" officeooo:rsid="022a45ea" style:font-weight-asian="normal" style:font-weight-complex="normal"/>
    </style:style>
    <style:style style:name="T179" style:family="text">
      <style:text-properties fo:font-weight="normal" officeooo:rsid="022aabb5" style:font-weight-asian="normal" style:font-weight-complex="normal"/>
    </style:style>
    <style:style style:name="T180" style:family="text">
      <style:text-properties fo:font-weight="normal" officeooo:rsid="022c3742" style:font-weight-asian="normal" style:font-weight-complex="normal"/>
    </style:style>
    <style:style style:name="T181" style:family="text">
      <style:text-properties fo:font-weight="normal" officeooo:rsid="022d7d54" style:font-weight-asian="normal" style:font-weight-complex="normal"/>
    </style:style>
    <style:style style:name="T182" style:family="text">
      <style:text-properties fo:font-weight="normal" officeooo:rsid="022dd707" style:font-weight-asian="normal" style:font-weight-complex="normal"/>
    </style:style>
    <style:style style:name="T183" style:family="text">
      <style:text-properties fo:font-weight="normal" officeooo:rsid="022fea13" style:font-weight-asian="normal" style:font-weight-complex="normal"/>
    </style:style>
    <style:style style:name="T184" style:family="text">
      <style:text-properties fo:font-weight="normal" officeooo:rsid="02356dfb" style:font-weight-asian="normal" style:font-weight-complex="normal"/>
    </style:style>
    <style:style style:name="T185" style:family="text">
      <style:text-properties fo:font-weight="normal" officeooo:rsid="02373917" style:font-weight-asian="normal" style:font-weight-complex="normal"/>
    </style:style>
    <style:style style:name="T186" style:family="text">
      <style:text-properties fo:font-weight="normal" officeooo:rsid="023b82df" style:font-weight-asian="normal" style:font-weight-complex="normal"/>
    </style:style>
    <style:style style:name="T187" style:family="text">
      <style:text-properties fo:font-weight="normal" officeooo:rsid="01f948b6" style:font-style-asian="normal" style:font-weight-asian="normal" style:font-style-complex="normal" style:font-weight-complex="normal"/>
    </style:style>
    <style:style style:name="T188" style:family="text">
      <style:text-properties fo:font-weight="normal" officeooo:rsid="020fcb7b" style:font-style-asian="normal" style:font-weight-asian="normal" style:font-style-complex="normal" style:font-weight-complex="normal"/>
    </style:style>
    <style:style style:name="T189" style:family="text">
      <style:text-properties fo:font-weight="bold" style:font-weight-asian="bold" style:font-weight-complex="bold"/>
    </style:style>
    <style:style style:name="T190" style:family="text">
      <style:text-properties fo:font-weight="bold" officeooo:rsid="0024e147" style:font-weight-asian="bold" style:font-weight-complex="bold"/>
    </style:style>
    <style:style style:name="T191" style:family="text">
      <style:text-properties fo:font-weight="bold" officeooo:rsid="001cbe3e" style:font-weight-asian="bold" style:font-weight-complex="bold"/>
    </style:style>
    <style:style style:name="T192" style:family="text">
      <style:text-properties fo:font-weight="bold" officeooo:rsid="0035411f" style:font-weight-asian="bold" style:font-weight-complex="bold"/>
    </style:style>
    <style:style style:name="T193" style:family="text">
      <style:text-properties fo:font-weight="bold" officeooo:rsid="0035ba56" style:font-weight-asian="bold" style:font-weight-complex="bold"/>
    </style:style>
    <style:style style:name="T194" style:family="text">
      <style:text-properties fo:font-weight="bold" officeooo:rsid="0045d45a" style:font-weight-asian="bold" style:font-weight-complex="bold"/>
    </style:style>
    <style:style style:name="T195" style:family="text">
      <style:text-properties fo:font-weight="bold" officeooo:rsid="004686fb" style:font-weight-asian="bold" style:font-weight-complex="bold"/>
    </style:style>
    <style:style style:name="T196" style:family="text">
      <style:text-properties fo:font-weight="bold" officeooo:rsid="004b3d60" style:font-weight-asian="bold" style:font-weight-complex="bold"/>
    </style:style>
    <style:style style:name="T197" style:family="text">
      <style:text-properties fo:font-weight="bold" officeooo:rsid="0092f3b2" style:font-weight-asian="bold" style:font-weight-complex="bold"/>
    </style:style>
    <style:style style:name="T198" style:family="text">
      <style:text-properties fo:font-weight="bold" officeooo:rsid="00cf0db3" style:font-weight-asian="bold" style:font-weight-complex="bold"/>
    </style:style>
    <style:style style:name="T199" style:family="text">
      <style:text-properties fo:font-weight="bold" officeooo:rsid="00d0b199" style:font-weight-asian="bold" style:font-weight-complex="bold"/>
    </style:style>
    <style:style style:name="T200" style:family="text">
      <style:text-properties fo:font-weight="bold" officeooo:rsid="00d2b82c" style:font-weight-asian="bold" style:font-weight-complex="bold"/>
    </style:style>
    <style:style style:name="T201" style:family="text">
      <style:text-properties fo:font-weight="bold" officeooo:rsid="00d2d855" style:font-weight-asian="bold" style:font-weight-complex="bold"/>
    </style:style>
    <style:style style:name="T202" style:family="text">
      <style:text-properties fo:font-weight="bold" officeooo:rsid="007e3c5a" style:font-weight-asian="bold" style:font-weight-complex="bold"/>
    </style:style>
    <style:style style:name="T203" style:family="text">
      <style:text-properties fo:font-weight="bold" officeooo:rsid="010c1575" style:font-weight-asian="bold" style:font-weight-complex="bold"/>
    </style:style>
    <style:style style:name="T204" style:family="text">
      <style:text-properties fo:font-weight="bold" officeooo:rsid="0134b8af" style:font-weight-asian="bold" style:font-weight-complex="bold"/>
    </style:style>
    <style:style style:name="T205" style:family="text">
      <style:text-properties fo:font-weight="bold" officeooo:rsid="01f948b6" style:font-weight-asian="bold" style:font-weight-complex="bold"/>
    </style:style>
    <style:style style:name="T206" style:family="text">
      <style:text-properties fo:font-weight="bold" officeooo:rsid="021a84d0" style:font-weight-asian="bold" style:font-weight-complex="bold"/>
    </style:style>
    <style:style style:name="T207" style:family="text">
      <style:text-properties fo:font-weight="bold" officeooo:rsid="0228e241" style:font-weight-asian="bold" style:font-weight-complex="bold"/>
    </style:style>
    <style:style style:name="T208" style:family="text">
      <style:text-properties fo:font-weight="bold" officeooo:rsid="023e6e04" style:font-weight-asian="bold" style:font-weight-complex="bold"/>
    </style:style>
    <style:style style:name="T209" style:family="text">
      <style:text-properties officeooo:rsid="003035d2"/>
    </style:style>
    <style:style style:name="T210" style:family="text">
      <style:text-properties officeooo:rsid="003134f4"/>
    </style:style>
    <style:style style:name="T211" style:family="text">
      <style:text-properties officeooo:rsid="00352fff"/>
    </style:style>
    <style:style style:name="T212" style:family="text">
      <style:text-properties officeooo:rsid="0035411f"/>
    </style:style>
    <style:style style:name="T213" style:family="text">
      <style:text-properties officeooo:rsid="0035ba56"/>
    </style:style>
    <style:style style:name="T214" style:family="text">
      <style:text-properties officeooo:rsid="003a0b2b"/>
    </style:style>
    <style:style style:name="T215" style:family="text">
      <style:text-properties officeooo:rsid="003c4305"/>
    </style:style>
    <style:style style:name="T216" style:family="text">
      <style:text-properties officeooo:rsid="003fbbc1"/>
    </style:style>
    <style:style style:name="T217" style:family="text">
      <style:text-properties officeooo:rsid="0042a0fb"/>
    </style:style>
    <style:style style:name="T218" style:family="text">
      <style:text-properties officeooo:rsid="0043e085"/>
    </style:style>
    <style:style style:name="T219" style:family="text">
      <style:text-properties officeooo:rsid="0045d45a"/>
    </style:style>
    <style:style style:name="T220" style:family="text">
      <style:text-properties officeooo:rsid="005bbb9f"/>
    </style:style>
    <style:style style:name="T221" style:family="text">
      <style:text-properties officeooo:rsid="005cfada"/>
    </style:style>
    <style:style style:name="T222" style:family="text">
      <style:text-properties officeooo:rsid="005e2952"/>
    </style:style>
    <style:style style:name="T223" style:family="text">
      <style:text-properties fo:font-variant="normal" fo:text-transform="none" fo:color="#000000" style:font-name="Liberation Serif" fo:letter-spacing="normal" fo:font-style="normal"/>
    </style:style>
    <style:style style:name="T224" style:family="text">
      <style:text-properties fo:font-variant="normal" fo:text-transform="none" fo:color="#000000" style:font-name="Liberation Serif" fo:letter-spacing="normal" fo:font-style="normal" style:font-size-asian="14pt" style:font-size-complex="14pt"/>
    </style:style>
    <style:style style:name="T225" style:family="text">
      <style:text-properties fo:font-variant="normal" fo:text-transform="none" fo:color="#000000" style:font-name="Liberation Serif" fo:letter-spacing="normal" fo:font-style="normal" officeooo:rsid="00620cf9" style:font-size-asian="14pt" style:font-size-complex="14pt"/>
    </style:style>
    <style:style style:name="T226" style:family="text">
      <style:text-properties fo:font-variant="normal" fo:text-transform="none" fo:color="#000000" style:font-name="Liberation Serif" fo:letter-spacing="normal" fo:font-style="normal" style:font-size-asian="14pt" style:font-weight-asian="normal" style:font-size-complex="14pt" style:font-weight-complex="normal"/>
    </style:style>
    <style:style style:name="T227" style:family="text">
      <style:text-properties fo:font-variant="normal" fo:text-transform="none" fo:color="#000000" style:font-name="Liberation Serif" fo:letter-spacing="normal" fo:font-style="normal" officeooo:rsid="0063dc70" style:font-size-asian="14pt" style:font-weight-asian="normal" style:font-size-complex="14pt" style:font-weight-complex="normal"/>
    </style:style>
    <style:style style:name="T228" style:family="text">
      <style:text-properties fo:font-variant="normal" fo:text-transform="none" fo:color="#000000" style:font-name="Liberation Serif" fo:letter-spacing="normal" fo:font-style="normal" officeooo:rsid="0063edcd" style:font-size-asian="14pt" style:font-weight-asian="normal" style:font-size-complex="14pt" style:font-weight-complex="normal"/>
    </style:style>
    <style:style style:name="T229" style:family="text">
      <style:text-properties fo:font-variant="normal" fo:text-transform="none" fo:color="#000000" style:font-name="Liberation Serif" fo:letter-spacing="normal" fo:font-style="normal" officeooo:rsid="00659110" style:font-size-asian="14pt" style:font-weight-asian="normal" style:font-size-complex="14pt" style:font-weight-complex="normal"/>
    </style:style>
    <style:style style:name="T230" style:family="text">
      <style:text-properties fo:font-variant="normal" fo:text-transform="none" fo:color="#000000" style:font-name="Liberation Serif" fo:letter-spacing="normal" fo:font-style="normal" officeooo:rsid="00665c88" style:font-size-asian="14pt" style:font-weight-asian="normal" style:font-size-complex="14pt" style:font-weight-complex="normal"/>
    </style:style>
    <style:style style:name="T231" style:family="text">
      <style:text-properties fo:font-variant="normal" fo:text-transform="none" fo:color="#000000" style:font-name="Liberation Serif" fo:letter-spacing="normal" fo:font-style="normal" officeooo:rsid="006a400d" style:font-size-asian="14pt" style:font-weight-asian="normal" style:font-size-complex="14pt" style:font-weight-complex="normal"/>
    </style:style>
    <style:style style:name="T232" style:family="text">
      <style:text-properties fo:font-variant="normal" fo:text-transform="none" fo:color="#000000" style:font-name="Liberation Serif" fo:letter-spacing="normal" fo:font-style="normal" fo:font-weight="bold" style:font-size-asian="14pt" style:font-weight-asian="bold" style:font-size-complex="14pt" style:font-weight-complex="bold"/>
    </style:style>
    <style:style style:name="T233" style:family="text">
      <style:text-properties fo:font-variant="normal" fo:text-transform="none" fo:color="#000000" style:font-name="Liberation Serif" fo:letter-spacing="normal" fo:font-style="normal" officeooo:rsid="00a6a2f5"/>
    </style:style>
    <style:style style:name="T234" style:family="text">
      <style:text-properties fo:font-variant="normal" fo:text-transform="none" fo:color="#000000" style:font-name="Liberation Serif" fo:letter-spacing="normal" fo:font-style="normal" officeooo:rsid="00807b6f"/>
    </style:style>
    <style:style style:name="T235" style:family="text">
      <style:text-properties fo:font-variant="normal" fo:text-transform="none" fo:color="#000000" style:font-name="Liberation Serif" fo:letter-spacing="normal" fo:font-style="normal" officeooo:rsid="00be2ca2"/>
    </style:style>
    <style:style style:name="T236" style:family="text">
      <style:text-properties fo:font-variant="normal" fo:text-transform="none" fo:color="#000000" style:font-name="Liberation Serif" fo:letter-spacing="normal" fo:font-style="normal" officeooo:rsid="00db8336"/>
    </style:style>
    <style:style style:name="T237" style:family="text">
      <style:text-properties fo:font-variant="normal" fo:text-transform="none" fo:color="#000000" style:font-name="Liberation Serif" fo:letter-spacing="normal" fo:font-style="normal" officeooo:rsid="00ddae0e"/>
    </style:style>
    <style:style style:name="T238" style:family="text">
      <style:text-properties fo:font-variant="normal" fo:text-transform="none" fo:color="#000000" style:font-name="Liberation Serif" fo:letter-spacing="normal" fo:font-style="normal" officeooo:rsid="00efb648"/>
    </style:style>
    <style:style style:name="T239" style:family="text">
      <style:text-properties fo:font-variant="normal" fo:text-transform="none" fo:color="#000000" style:font-name="Liberation Serif" fo:letter-spacing="normal" fo:font-style="normal" officeooo:rsid="01d97492"/>
    </style:style>
    <style:style style:name="T240"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241" style:family="text">
      <style:text-properties fo:font-variant="normal" fo:text-transform="none" fo:color="#000000" style:font-name="Liberation Serif" fo:font-size="14pt" fo:letter-spacing="normal" fo:font-style="normal" fo:font-weight="normal" officeooo:rsid="0112b7d4" style:font-size-asian="14pt" style:font-weight-asian="normal" style:font-size-complex="14pt" style:font-weight-complex="normal"/>
    </style:style>
    <style:style style:name="T242" style:family="text">
      <style:text-properties fo:font-variant="normal" fo:text-transform="none" fo:color="#000000" style:font-name="Liberation Serif" fo:font-size="14pt" fo:letter-spacing="normal" fo:font-style="normal" fo:font-weight="normal" officeooo:rsid="01255205" style:font-size-asian="14pt" style:font-weight-asian="normal" style:font-size-complex="14pt" style:font-weight-complex="normal"/>
    </style:style>
    <style:style style:name="T243" style:family="text">
      <style:text-properties fo:font-variant="normal" fo:text-transform="none" fo:color="#000000" style:font-name="Liberation Serif" fo:font-size="14pt" fo:letter-spacing="normal" fo:font-style="normal" fo:font-weight="normal" officeooo:rsid="01265b6e" style:font-size-asian="14pt" style:font-weight-asian="normal" style:font-size-complex="14pt" style:font-weight-complex="normal"/>
    </style:style>
    <style:style style:name="T244" style:family="text">
      <style:text-properties fo:font-variant="normal" fo:text-transform="none" fo:color="#000000" style:font-name="Liberation Serif" fo:font-size="14pt" fo:letter-spacing="normal" fo:font-style="normal" fo:font-weight="normal" officeooo:rsid="01284b08" style:font-size-asian="14pt" style:font-weight-asian="normal" style:font-size-complex="14pt" style:font-weight-complex="normal"/>
    </style:style>
    <style:style style:name="T245" style:family="text">
      <style:text-properties fo:font-variant="normal" fo:text-transform="none" fo:color="#000000" style:font-name="Liberation Serif" fo:font-size="14pt" fo:letter-spacing="normal" fo:font-style="normal" fo:font-weight="normal" officeooo:rsid="01289f3d" style:font-size-asian="14pt" style:font-weight-asian="normal" style:font-size-complex="14pt" style:font-weight-complex="normal"/>
    </style:style>
    <style:style style:name="T246" style:family="text">
      <style:text-properties fo:font-variant="normal" fo:text-transform="none" fo:color="#000000" style:font-name="Liberation Serif" fo:font-size="14pt" fo:letter-spacing="normal" fo:font-style="normal" fo:font-weight="normal" officeooo:rsid="024aa058" style:font-size-asian="14pt" style:font-weight-asian="normal" style:font-size-complex="14pt" style:font-weight-complex="normal"/>
    </style:style>
    <style:style style:name="T247" style:family="text">
      <style:text-properties fo:font-variant="normal" fo:text-transform="none" fo:color="#000000" style:font-name="Liberation Serif" fo:font-size="14pt" fo:letter-spacing="normal" fo:font-style="normal" fo:font-weight="normal" officeooo:rsid="02510799" style:font-size-asian="14pt" style:font-weight-asian="normal" style:font-size-complex="14pt" style:font-weight-complex="normal"/>
    </style:style>
    <style:style style:name="T248"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style:font-name="Liberation Serif" fo:font-size="14pt" fo:letter-spacing="normal" fo:font-style="normal" fo:font-weight="normal" officeooo:rsid="01e2a5fe"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style:font-name="Liberation Serif" fo:font-size="14pt" fo:letter-spacing="normal" fo:font-style="normal" fo:font-weight="normal" officeooo:rsid="01e3e433"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style:font-name="Liberation Serif" fo:font-size="14pt" fo:letter-spacing="normal" fo:font-style="normal" fo:font-weight="normal" officeooo:rsid="01e54768"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style:font-name="Liberation Serif" fo:font-size="14pt" fo:letter-spacing="normal" fo:font-style="normal" fo:font-weight="normal" officeooo:rsid="007e3c5a"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style:font-name="Liberation Serif" fo:font-size="14pt" fo:letter-spacing="normal" fo:font-style="normal" fo:font-weight="normal" officeooo:rsid="01e8a2f1"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style:font-name="Liberation Serif" fo:font-size="14pt" fo:letter-spacing="normal" fo:font-style="normal" fo:font-weight="normal" officeooo:rsid="01e92f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style:font-name="Liberation Serif" fo:font-size="14pt" fo:letter-spacing="normal" fo:font-style="normal" fo:font-weight="normal" officeooo:rsid="01e97edc"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style:font-name="Liberation Serif" fo:font-size="14pt" fo:letter-spacing="normal" fo:font-style="normal" fo:font-weight="normal" officeooo:rsid="01ed1bb8"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style:font-name="Liberation Serif" fo:font-size="14pt" fo:letter-spacing="normal" fo:font-style="normal" fo:font-weight="normal" officeooo:rsid="01ee1b8b"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style:font-name="Liberation Serif" fo:font-size="14pt" fo:letter-spacing="normal" fo:font-style="normal" fo:font-weight="normal" officeooo:rsid="01ef2494"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style:font-name="Liberation Serif" fo:font-size="14pt" fo:letter-spacing="normal" fo:font-style="normal" fo:font-weight="normal" officeooo:rsid="01f35078"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style:font-name="Liberation Serif" fo:font-size="14pt" fo:letter-spacing="normal" fo:font-style="normal" fo:font-weight="normal" officeooo:rsid="02009229"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style:font-name="Liberation Serif" fo:font-size="14pt" fo:letter-spacing="normal" fo:font-style="normal" fo:font-weight="normal" officeooo:rsid="0203e1aa"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style:font-name="Liberation Serif" fo:font-size="14pt" fo:letter-spacing="normal" fo:font-style="normal" fo:font-weight="normal" officeooo:rsid="022fea13"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style:font-name="Liberation Serif" fo:font-size="14pt" fo:letter-spacing="normal" fo:font-style="normal" fo:font-weight="normal" officeooo:rsid="020437e5"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style:font-name="Liberation Serif" fo:font-size="14pt" fo:letter-spacing="normal" fo:font-style="normal" fo:font-weight="normal" style:font-size-asian="14pt" style:font-size-complex="14pt"/>
    </style:style>
    <style:style style:name="T265" style:family="text">
      <style:text-properties fo:font-variant="normal" fo:text-transform="none" fo:color="#000000" style:font-name="Liberation Serif" fo:font-size="14pt" fo:letter-spacing="normal" fo:font-style="normal" fo:font-weight="normal" officeooo:rsid="02009229" style:font-size-asian="14pt" style:font-size-complex="14pt"/>
    </style:style>
    <style:style style:name="T266" style:family="text">
      <style:text-properties fo:font-variant="normal" fo:text-transform="none" fo:color="#000000" style:font-name="Liberation Serif" fo:font-size="14pt" fo:letter-spacing="normal" fo:font-style="normal" fo:font-weight="normal" officeooo:rsid="0201f9a9" style:font-size-asian="14pt" style:font-size-complex="14pt"/>
    </style:style>
    <style:style style:name="T267" style:family="text">
      <style:text-properties fo:font-variant="normal" fo:text-transform="none" fo:color="#000000" style:font-name="Liberation Serif" fo:font-size="14pt" fo:letter-spacing="normal" fo:font-style="normal" fo:font-weight="normal" officeooo:rsid="02033efc" style:font-size-asian="14pt" style:font-size-complex="14pt"/>
    </style:style>
    <style:style style:name="T268" style:family="text">
      <style:text-properties fo:font-variant="normal" fo:text-transform="none" fo:color="#000000" style:font-name="Liberation Serif" fo:font-size="14pt" fo:letter-spacing="normal" fo:font-style="normal" fo:font-weight="normal" fo:background-color="#e0ffff" loext:char-shading-value="0" style:font-size-asian="14pt" style:font-size-complex="14pt" loext:padding="0cm" loext:border="none"/>
    </style:style>
    <style:style style:name="T269" style:family="text">
      <style:text-properties fo:font-variant="normal" fo:text-transform="none" fo:color="#000000" style:font-name="Liberation Serif" fo:font-size="14pt" fo:letter-spacing="normal" fo:font-style="normal" fo:font-weight="normal" officeooo:rsid="02009229" fo:background-color="#e0ffff" loext:char-shading-value="0" style:font-size-asian="14pt" style:font-size-complex="14pt" loext:padding="0cm" loext:border="none"/>
    </style:style>
    <style:style style:name="T270" style:family="text">
      <style:text-properties fo:font-variant="normal" fo:text-transform="none" fo:color="#000000" style:font-name="Liberation Serif" fo:font-size="14pt" fo:letter-spacing="normal" fo:font-style="normal" fo:font-weight="normal" officeooo:rsid="022dd707" fo:background-color="#e0ffff" loext:char-shading-value="0" style:font-size-asian="14pt" style:font-size-complex="14pt" loext:padding="0cm" loext:border="none"/>
    </style:style>
    <style:style style:name="T271" style:family="text">
      <style:text-properties fo:font-variant="normal" fo:text-transform="none" fo:color="#000000" style:font-name="Liberation Serif" fo:font-size="14pt" fo:letter-spacing="normal" fo:font-style="normal" fo:font-weight="normal" fo:background-color="#e0ffff" loext:char-shading-value="0" style:font-size-asian="14pt" style:font-weight-asian="normal" style:font-size-complex="14pt" style:font-weight-complex="normal" loext:padding="0cm" loext:border="none"/>
    </style:style>
    <style:style style:name="T272" style:family="text">
      <style:text-properties fo:font-variant="normal" fo:text-transform="none" fo:color="#000000" style:font-name="Liberation Serif" fo:font-size="14pt" fo:letter-spacing="normal" fo:font-style="normal" fo:font-weight="normal" officeooo:rsid="0201f9a9" fo:background-color="#e0ffff" loext:char-shading-value="0" style:font-size-asian="14pt" style:font-weight-asian="normal" style:font-size-complex="14pt" style:font-weight-complex="normal" loext:padding="0cm" loext:border="none"/>
    </style:style>
    <style:style style:name="T273" style:family="text">
      <style:text-properties fo:font-variant="normal" fo:text-transform="none" fo:color="#000000" style:font-name="Liberation Serif" fo:font-size="14pt" fo:letter-spacing="normal" fo:font-style="normal" fo:font-weight="normal" officeooo:rsid="02033efc" fo:background-color="#e0ffff" loext:char-shading-value="0" style:font-size-asian="14pt" style:font-weight-asian="normal" style:font-size-complex="14pt" style:font-weight-complex="normal" loext:padding="0cm" loext:border="none"/>
    </style:style>
    <style:style style:name="T274"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275" style:family="text">
      <style:text-properties fo:font-variant="normal" fo:text-transform="none" fo:color="#000000" style:font-name="Liberation Serif" fo:font-size="14pt" fo:letter-spacing="normal" fo:font-style="normal" fo:font-weight="bold" officeooo:rsid="00b6be63" style:font-size-asian="14pt" style:font-weight-asian="bold" style:font-size-complex="14pt" style:font-weight-complex="bold"/>
    </style:style>
    <style:style style:name="T276" style:family="text">
      <style:text-properties fo:font-variant="normal" fo:text-transform="none" fo:color="#000000" style:font-name="Liberation Serif" fo:font-size="14pt" fo:letter-spacing="normal" fo:font-style="normal" fo:font-weight="bold" officeooo:rsid="01289f3d" style:font-size-asian="14pt" style:font-weight-asian="bold" style:font-size-complex="14pt" style:font-weight-complex="bold"/>
    </style:style>
    <style:style style:name="T277" style:family="text">
      <style:text-properties fo:font-variant="normal" fo:text-transform="none" fo:color="#000000" style:font-name="Liberation Serif" fo:font-size="14pt" fo:letter-spacing="normal" fo:font-style="normal" fo:font-weight="bold" officeooo:rsid="02033efc" style:font-size-asian="14pt" style:font-weight-asian="bold" style:font-size-complex="14pt" style:font-weight-complex="bold"/>
    </style:style>
    <style:style style:name="T278" style:family="text">
      <style:text-properties fo:font-variant="normal" fo:text-transform="none" fo:color="#000000" style:font-name="Liberation Serif" fo:font-size="14pt" fo:letter-spacing="normal" fo:font-style="normal" fo:font-weight="bold" officeooo:rsid="02510799" style:font-size-asian="14pt" style:font-weight-asian="bold" style:font-size-complex="14pt" style:font-weight-complex="bold"/>
    </style:style>
    <style:style style:name="T279" style:family="text">
      <style:text-properties fo:font-variant="normal" fo:text-transform="none" fo:color="#0000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280" style:family="text">
      <style:text-properties fo:font-variant="normal" fo:text-transform="none" fo:color="#000000" style:font-name="Liberation Serif" fo:font-size="14pt" fo:letter-spacing="normal" fo:font-style="normal" fo:font-weight="bold" officeooo:rsid="01dd7951" style:font-size-asian="14pt" style:font-style-asian="normal" style:font-weight-asian="bold" style:font-size-complex="14pt" style:font-style-complex="normal" style:font-weight-complex="bold"/>
    </style:style>
    <style:style style:name="T281" style:family="text">
      <style:text-properties fo:font-variant="normal" fo:text-transform="none" fo:color="#000000" style:font-name="Liberation Serif" fo:font-size="14pt" fo:letter-spacing="normal" fo:font-style="normal" fo:font-weight="bold" officeooo:rsid="01e97edc" style:font-size-asian="14pt" style:font-style-asian="normal" style:font-weight-asian="bold" style:font-size-complex="14pt" style:font-style-complex="normal" style:font-weight-complex="bold"/>
    </style:style>
    <style:style style:name="T282" style:family="text">
      <style:text-properties fo:font-variant="normal" fo:text-transform="none" fo:color="#000000" style:font-name="Liberation Serif" fo:font-size="14pt" fo:letter-spacing="normal" fo:font-style="normal" fo:font-weight="bold" officeooo:rsid="01ea4cf8" style:font-size-asian="14pt" style:font-style-asian="normal" style:font-weight-asian="bold" style:font-size-complex="14pt" style:font-style-complex="normal" style:font-weight-complex="bold"/>
    </style:style>
    <style:style style:name="T283" style:family="text">
      <style:text-properties fo:font-variant="normal" fo:text-transform="none" fo:color="#000000" style:font-name="Liberation Serif" fo:font-size="14pt" fo:letter-spacing="normal" fo:font-style="normal" fo:font-weight="bold" officeooo:rsid="01ed1bb8" style:font-size-asian="14pt" style:font-style-asian="normal" style:font-weight-asian="bold" style:font-size-complex="14pt" style:font-style-complex="normal" style:font-weight-complex="bold"/>
    </style:style>
    <style:style style:name="T284" style:family="text">
      <style:text-properties fo:font-variant="normal" fo:text-transform="none" fo:color="#000000" style:font-name="Liberation Serif" fo:font-size="14pt" fo:letter-spacing="normal" fo:font-style="normal" fo:font-weight="bold" officeooo:rsid="01ee1b8b" style:font-size-asian="14pt" style:font-style-asian="normal" style:font-weight-asian="bold" style:font-size-complex="14pt" style:font-style-complex="normal" style:font-weight-complex="bold"/>
    </style:style>
    <style:style style:name="T285" style:family="text">
      <style:text-properties fo:font-variant="normal" fo:text-transform="none" fo:color="#000000" style:font-name="Liberation Serif" fo:font-size="14pt" fo:letter-spacing="normal" fo:font-style="normal" fo:font-weight="bold" officeooo:rsid="01f0ff1f" style:font-size-asian="14pt" style:font-style-asian="normal" style:font-weight-asian="bold" style:font-size-complex="14pt" style:font-style-complex="normal" style:font-weight-complex="bold"/>
    </style:style>
    <style:style style:name="T286" style:family="text">
      <style:text-properties fo:font-variant="normal" fo:text-transform="none" fo:color="#000000" style:font-name="Liberation Serif" fo:font-size="14pt" fo:letter-spacing="normal" fo:font-style="normal" fo:font-weight="bold" officeooo:rsid="0203e1aa" style:font-size-asian="14pt" style:font-style-asian="normal" style:font-weight-asian="bold" style:font-size-complex="14pt" style:font-style-complex="normal" style:font-weight-complex="bold"/>
    </style:style>
    <style:style style:name="T287" style:family="text">
      <style:text-properties fo:font-variant="normal" fo:text-transform="none" fo:color="#000000" style:font-name="Liberation Serif" fo:font-size="14pt" fo:letter-spacing="normal" fo:font-style="normal" fo:font-weight="bold" style:font-size-asian="14pt" style:font-size-complex="14pt"/>
    </style:style>
    <style:style style:name="T288" style:family="text">
      <style:text-properties fo:font-variant="normal" fo:text-transform="none" fo:color="#000000" style:font-name="Liberation Serif" fo:font-size="14pt" fo:letter-spacing="normal" fo:font-style="normal" fo:font-weight="bold" fo:background-color="#e0ffff" loext:char-shading-value="0" style:font-size-asian="14pt" style:font-weight-asian="bold" style:font-size-complex="14pt" style:font-weight-complex="bold" loext:padding="0cm" loext:border="none"/>
    </style:style>
    <style:style style:name="T289" style:family="text">
      <style:text-properties fo:font-variant="normal" fo:text-transform="none" fo:color="#000000" style:font-name="Liberation Serif" fo:font-size="14pt" fo:letter-spacing="normal" fo:font-weight="normal" officeooo:rsid="01289f3d" style:font-size-asian="14pt" style:font-weight-asian="normal" style:font-size-complex="14pt" style:font-weight-complex="normal"/>
    </style:style>
    <style:style style:name="T290" style:family="text">
      <style:text-properties fo:font-variant="normal" fo:text-transform="none" fo:color="#000000" style:font-name="Liberation Serif" fo:font-size="12pt" fo:letter-spacing="normal" fo:font-style="normal" fo:font-weight="normal" officeooo:rsid="0203e1aa"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font-name="Liberation Serif" fo:font-size="12pt" fo:letter-spacing="normal" fo:font-style="normal" fo:font-weight="normal" officeooo:rsid="022fea13"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4pt" fo:letter-spacing="normal" fo:font-style="normal" fo:font-weight="normal" officeooo:rsid="02387237"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style:font-name="Liberation Serif" fo:font-size="14pt" fo:letter-spacing="normal" fo:font-style="normal" fo:font-weight="normal" officeooo:rsid="02478d5d"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style:font-name="Liberation Serif" fo:font-size="14pt" fo:letter-spacing="normal" fo:font-style="normal" fo:font-weight="normal" style:font-size-asian="14pt" style:font-size-complex="14pt"/>
    </style:style>
    <style:style style:name="T295" style:family="text">
      <style:text-properties fo:font-variant="normal" fo:text-transform="none" fo:color="#000000" style:font-name="Liberation Serif" fo:font-size="14pt" fo:letter-spacing="normal" fo:font-style="normal" fo:font-weight="normal" officeooo:rsid="02478d5d" style:font-size-asian="14pt" style:font-size-complex="14pt"/>
    </style:style>
    <style:style style:name="T296" style:family="text">
      <style:text-properties fo:font-variant="normal" fo:text-transform="none" fo:color="#000000" style:font-name="Liberation Serif" fo:font-size="14pt" fo:letter-spacing="normal" fo:font-style="normal" fo:font-weight="normal" officeooo:rsid="024c7da4" style:font-size-asian="14pt" style:font-size-complex="14pt"/>
    </style:style>
    <style:style style:name="T297" style:family="text">
      <style:text-properties fo:font-variant="normal" fo:text-transform="none" fo:color="#000000" style:font-name="Liberation Serif" fo:font-size="14pt" fo:letter-spacing="normal" fo:font-style="normal" fo:font-weight="normal" officeooo:rsid="02510799" style:font-size-asian="14pt" style:font-size-complex="14pt"/>
    </style:style>
    <style:style style:name="T298" style:family="text">
      <style:text-properties fo:font-variant="normal" fo:text-transform="none" fo:color="#000000" style:font-name="Liberation Serif" fo:font-size="14pt" fo:letter-spacing="normal" fo:font-style="normal" fo:font-weight="normal" officeooo:rsid="02511c63" style:font-size-asian="14pt" style:font-size-complex="14pt"/>
    </style:style>
    <style:style style:name="T299" style:family="text">
      <style:text-properties fo:font-variant="normal" fo:text-transform="none" fo:color="#000000" style:font-name="Liberation Serif" fo:font-size="14pt" fo:letter-spacing="normal" fo:font-style="normal" fo:font-weight="normal" style:font-size-asian="14pt" style:font-weight-asian="bold" style:font-size-complex="14pt" style:font-weight-complex="bold"/>
    </style:style>
    <style:style style:name="T300" style:family="text">
      <style:text-properties fo:font-variant="normal" fo:text-transform="none" fo:color="#000000" style:font-name="Liberation Serif" fo:font-size="14pt" fo:letter-spacing="normal" fo:font-style="normal" fo:font-weight="normal" officeooo:rsid="02478d5d" style:font-size-asian="14pt" style:font-weight-asian="bold" style:font-size-complex="14pt" style:font-weight-complex="bold"/>
    </style:style>
    <style:style style:name="T301" style:family="text">
      <style:text-properties fo:font-variant="normal" fo:text-transform="none" fo:color="#000000" style:font-name="Liberation Serif" fo:font-size="14pt" fo:letter-spacing="normal" fo:font-style="normal" fo:font-weight="normal" officeooo:rsid="02498afe" style:font-size-asian="14pt" style:font-weight-asian="bold" style:font-size-complex="14pt" style:font-weight-complex="bold"/>
    </style:style>
    <style:style style:name="T302" style:family="text">
      <style:text-properties fo:font-variant="normal" fo:text-transform="none" fo:color="#000000" style:font-name="Liberation Serif" fo:font-size="14pt" fo:letter-spacing="normal" fo:font-style="normal" fo:font-weight="normal" officeooo:rsid="0249d347" style:font-size-asian="14pt" style:font-weight-asian="bold" style:font-size-complex="14pt" style:font-weight-complex="bold"/>
    </style:style>
    <style:style style:name="T303" style:family="text">
      <style:text-properties fo:font-variant="normal" fo:text-transform="none" fo:color="#000000" style:font-name="Liberation Serif" fo:font-size="14pt" fo:letter-spacing="normal" fo:font-style="normal" fo:font-weight="normal" officeooo:rsid="024aa058" style:font-size-asian="14pt" style:font-weight-asian="normal" style:font-size-complex="14pt" style:font-weight-complex="normal"/>
    </style:style>
    <style:style style:name="T304" style:family="text">
      <style:text-properties fo:font-variant="normal" fo:text-transform="none" fo:color="#000000" style:font-name="Liberation Serif" fo:font-size="14pt" fo:letter-spacing="normal" fo:font-style="normal" fo:font-weight="normal" officeooo:rsid="02510799" style:font-size-asian="14pt" style:font-weight-asian="normal" style:font-size-complex="14pt" style:font-weight-complex="normal"/>
    </style:style>
    <style:style style:name="T305" style:family="text">
      <style:text-properties fo:font-variant="normal" fo:text-transform="none" fo:color="#000000" style:font-name="Liberation Serif" fo:font-size="14pt" fo:letter-spacing="normal" fo:font-style="normal" fo:font-weight="normal" officeooo:rsid="024c7da4" fo:background-color="#e0ffff" loext:char-shading-value="0" style:font-size-asian="14pt" style:font-size-complex="14pt" loext:padding="0cm" loext:border="none"/>
    </style:style>
    <style:style style:name="T306" style:family="text">
      <style:text-properties fo:font-variant="normal" fo:text-transform="none" fo:color="#000000" style:font-name="Liberation Serif" fo:font-size="14pt" fo:letter-spacing="normal" fo:font-style="normal" fo:font-weight="normal" officeooo:rsid="024c7da4" fo:background-color="#e0ffff" loext:char-shading-value="0" style:font-size-asian="14pt" style:font-weight-asian="bold" style:font-size-complex="14pt" style:font-weight-complex="bold" loext:padding="0cm" loext:border="none"/>
    </style:style>
    <style:style style:name="T307" style:family="text">
      <style:text-properties fo:font-variant="normal" fo:text-transform="none" fo:color="#000000" style:font-name="Liberation Serif" fo:font-size="14pt" fo:letter-spacing="normal" fo:font-style="normal" fo:font-weight="normal" officeooo:rsid="0245cbbf" fo:background-color="#e0ffff" loext:char-shading-value="0" style:font-size-asian="14pt" style:font-style-asian="normal" style:font-weight-asian="normal" style:font-size-complex="14pt" style:font-style-complex="normal" style:font-weight-complex="normal" loext:padding="0cm" loext:border="none"/>
    </style:style>
    <style:style style:name="T308" style:family="text">
      <style:text-properties fo:font-variant="normal" fo:text-transform="none" fo:color="#000000" style:font-name="Liberation Serif" fo:font-size="14pt" fo:letter-spacing="normal" fo:font-style="normal" style:font-size-asian="14pt" style:font-size-complex="14pt"/>
    </style:style>
    <style:style style:name="T309"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310" style:family="text">
      <style:text-properties fo:font-variant="normal" fo:text-transform="none" fo:color="#000000" style:font-name="Liberation Serif" fo:font-size="14pt" fo:letter-spacing="normal" fo:font-style="normal" fo:font-weight="bold" officeooo:rsid="02478d5d" style:font-size-asian="14pt" style:font-weight-asian="bold" style:font-size-complex="14pt" style:font-weight-complex="bold"/>
    </style:style>
    <style:style style:name="T311" style:family="text">
      <style:text-properties fo:font-variant="normal" fo:text-transform="none" fo:color="#000000" style:font-name="Liberation Serif" fo:font-size="14pt" fo:letter-spacing="normal" fo:font-style="normal" fo:font-weight="bold" officeooo:rsid="02498afe" style:font-size-asian="14pt" style:font-weight-asian="bold" style:font-size-complex="14pt" style:font-weight-complex="bold"/>
    </style:style>
    <style:style style:name="T312" style:family="text">
      <style:text-properties fo:font-variant="normal" fo:text-transform="none" fo:color="#000000" style:font-name="Liberation Serif" fo:font-size="14pt" fo:letter-spacing="normal" fo:font-style="normal" fo:font-weight="bold" officeooo:rsid="0249d347" style:font-size-asian="14pt" style:font-weight-asian="bold" style:font-size-complex="14pt" style:font-weight-complex="bold"/>
    </style:style>
    <style:style style:name="T313" style:family="text">
      <style:text-properties fo:font-variant="normal" fo:text-transform="none" fo:color="#000000" style:font-name="Liberation Serif" fo:font-size="14pt" fo:letter-spacing="normal" fo:font-style="normal" fo:font-weight="bold" officeooo:rsid="024aa058" style:font-size-asian="14pt" style:font-weight-asian="bold" style:font-size-complex="14pt" style:font-weight-complex="bold"/>
    </style:style>
    <style:style style:name="T314" style:family="text">
      <style:text-properties fo:font-variant="normal" fo:text-transform="none" fo:color="#000000" style:font-name="Liberation Serif" fo:font-size="14pt" fo:letter-spacing="normal" fo:font-style="normal" fo:font-weight="bold" officeooo:rsid="02510799" style:font-size-asian="14pt" style:font-weight-asian="bold" style:font-size-complex="14pt" style:font-weight-complex="bold"/>
    </style:style>
    <style:style style:name="T315" style:family="text">
      <style:text-properties fo:font-variant="normal" fo:text-transform="none" fo:color="#000000" style:font-name="Liberation Serif" fo:font-size="14pt" fo:letter-spacing="normal" fo:font-style="normal" fo:font-weight="bold" officeooo:rsid="02511c63" style:font-size-asian="14pt" style:font-weight-asian="bold" style:font-size-complex="14pt" style:font-weight-complex="bold"/>
    </style:style>
    <style:style style:name="T316" style:family="text">
      <style:text-properties fo:font-variant="normal" fo:text-transform="none" fo:color="#000000" style:font-name="Liberation Serif" fo:font-size="14pt" fo:letter-spacing="normal" fo:font-style="normal" fo:font-weight="bold" officeooo:rsid="024c7da4" fo:background-color="#e0ffff" loext:char-shading-value="0" style:font-size-asian="14pt" style:font-weight-asian="bold" style:font-size-complex="14pt" style:font-weight-complex="bold" loext:padding="0cm" loext:border="none"/>
    </style:style>
    <style:style style:name="T317" style:family="text">
      <style:text-properties fo:font-variant="normal" fo:text-transform="none" fo:color="#000000" style:font-name="Liberation Serif" fo:font-size="14pt" fo:letter-spacing="normal" fo:font-style="normal" fo:font-weight="bold" officeooo:rsid="024c7da4" fo:background-color="#e0ffff" loext:char-shading-value="0" style:font-size-asian="14pt" style:font-size-complex="14pt" loext:padding="0cm" loext:border="none"/>
    </style:style>
    <style:style style:name="T318" style:family="text">
      <style:text-properties fo:font-variant="normal" fo:text-transform="none" fo:color="#333333" style:font-name="Liberation Serif" fo:font-size="12pt" fo:letter-spacing="normal" fo:font-style="normal" fo:font-weight="normal" style:font-size-asian="12pt" style:font-size-complex="12pt"/>
    </style:style>
    <style:style style:name="T319" style:family="text">
      <style:text-properties fo:font-variant="normal" fo:text-transform="none" fo:color="#dd1144" style:font-name="Liberation Serif" fo:font-size="12pt" fo:letter-spacing="normal" fo:font-style="normal" fo:font-weight="normal" style:font-size-asian="12pt" style:font-size-complex="12pt"/>
    </style:style>
    <style:style style:name="T320" style:family="text">
      <style:text-properties officeooo:rsid="005f4f31" style:font-size-asian="14pt" style:font-weight-asian="normal" style:font-size-complex="14pt" style:font-weight-complex="normal"/>
    </style:style>
    <style:style style:name="T321" style:family="text">
      <style:text-properties officeooo:rsid="0060da53" style:font-size-asian="14pt" style:font-weight-asian="normal" style:font-size-complex="14pt" style:font-weight-complex="normal"/>
    </style:style>
    <style:style style:name="T322" style:family="text">
      <style:text-properties fo:color="#000000" style:font-name="Liberation Serif" officeooo:rsid="005f4f31" style:font-size-asian="14pt" style:font-weight-asian="normal" style:font-size-complex="14pt" style:font-weight-complex="normal"/>
    </style:style>
    <style:style style:name="T323" style:family="text">
      <style:text-properties fo:color="#000000" style:font-name="Liberation Serif" officeooo:rsid="0060da53" style:font-size-asian="14pt" style:font-weight-asian="normal" style:font-size-complex="14pt" style:font-weight-complex="normal"/>
    </style:style>
    <style:style style:name="T324" style:family="text">
      <style:text-properties fo:color="#000000" style:font-name="Liberation Serif" fo:font-size="14pt" fo:font-weight="normal" officeooo:rsid="01289f3d" style:font-size-asian="14pt" style:font-weight-asian="normal" style:font-size-complex="14pt" style:font-weight-complex="normal"/>
    </style:style>
    <style:style style:name="T325" style:family="text">
      <style:text-properties officeooo:rsid="006ebb70"/>
    </style:style>
    <style:style style:name="T326" style:family="text">
      <style:text-properties officeooo:rsid="0070453e"/>
    </style:style>
    <style:style style:name="T327" style:family="text">
      <style:text-properties officeooo:rsid="0070f128"/>
    </style:style>
    <style:style style:name="T328" style:family="text">
      <style:text-properties officeooo:rsid="007262d1"/>
    </style:style>
    <style:style style:name="T329" style:family="text">
      <style:text-properties officeooo:rsid="007854d8"/>
    </style:style>
    <style:style style:name="T330" style:family="text">
      <style:text-properties officeooo:rsid="0079eec8"/>
    </style:style>
    <style:style style:name="T331" style:family="text">
      <style:text-properties officeooo:rsid="007ae8d6"/>
    </style:style>
    <style:style style:name="T332" style:family="text">
      <style:text-properties officeooo:rsid="007c92ca"/>
    </style:style>
    <style:style style:name="T333" style:family="text">
      <style:text-properties officeooo:rsid="007e3c5a"/>
    </style:style>
    <style:style style:name="T334" style:family="text">
      <style:text-properties officeooo:rsid="00807b6f"/>
    </style:style>
    <style:style style:name="T335" style:family="text">
      <style:text-properties officeooo:rsid="008590da"/>
    </style:style>
    <style:style style:name="T336" style:family="text">
      <style:text-properties officeooo:rsid="00897473"/>
    </style:style>
    <style:style style:name="T337" style:family="text">
      <style:text-properties officeooo:rsid="008a8d3f"/>
    </style:style>
    <style:style style:name="T338" style:family="text">
      <style:text-properties officeooo:rsid="008bf83d"/>
    </style:style>
    <style:style style:name="T339" style:family="text">
      <style:text-properties officeooo:rsid="008ee160"/>
    </style:style>
    <style:style style:name="T340" style:family="text">
      <style:text-properties officeooo:rsid="009266a3"/>
    </style:style>
    <style:style style:name="T341" style:family="text">
      <style:text-properties officeooo:rsid="0092f3b2"/>
    </style:style>
    <style:style style:name="T342" style:family="text">
      <style:text-properties officeooo:rsid="00949be6"/>
    </style:style>
    <style:style style:name="T343" style:family="text">
      <style:text-properties officeooo:rsid="00956ca4"/>
    </style:style>
    <style:style style:name="T344" style:family="text">
      <style:text-properties officeooo:rsid="009b929c"/>
    </style:style>
    <style:style style:name="T345" style:family="text">
      <style:text-properties officeooo:rsid="009ddc7d"/>
    </style:style>
    <style:style style:name="T346" style:family="text">
      <style:text-properties officeooo:rsid="00a31fec"/>
    </style:style>
    <style:style style:name="T347" style:family="text">
      <style:text-properties officeooo:rsid="00a48e5f"/>
    </style:style>
    <style:style style:name="T348" style:family="text">
      <style:text-properties officeooo:rsid="00a538ed"/>
    </style:style>
    <style:style style:name="T349" style:family="text">
      <style:text-properties officeooo:rsid="00af1415"/>
    </style:style>
    <style:style style:name="T350" style:family="text">
      <style:text-properties officeooo:rsid="00b0e6f1"/>
    </style:style>
    <style:style style:name="T351" style:family="text">
      <style:text-properties officeooo:rsid="00b6be63"/>
    </style:style>
    <style:style style:name="T352" style:family="text">
      <style:text-properties officeooo:rsid="00c80d54"/>
    </style:style>
    <style:style style:name="T353" style:family="text">
      <style:text-properties officeooo:rsid="00cf0db3"/>
    </style:style>
    <style:style style:name="T354" style:family="text">
      <style:text-properties officeooo:rsid="00d0b199"/>
    </style:style>
    <style:style style:name="T355" style:family="text">
      <style:text-properties officeooo:rsid="00d2b82c"/>
    </style:style>
    <style:style style:name="T356" style:family="text">
      <style:text-properties officeooo:rsid="00d2d855"/>
    </style:style>
    <style:style style:name="T357" style:family="text">
      <style:text-properties officeooo:rsid="00d690a0"/>
    </style:style>
    <style:style style:name="T358" style:family="text">
      <style:text-properties officeooo:rsid="00d9ecf5"/>
    </style:style>
    <style:style style:name="T359" style:family="text">
      <style:text-properties officeooo:rsid="00db8336"/>
    </style:style>
    <style:style style:name="T360" style:family="text">
      <style:text-properties officeooo:rsid="00dd4b5b"/>
    </style:style>
    <style:style style:name="T361" style:family="text">
      <style:text-properties officeooo:rsid="00df467b"/>
    </style:style>
    <style:style style:name="T362" style:family="text">
      <style:text-properties officeooo:rsid="00e10d76"/>
    </style:style>
    <style:style style:name="T363" style:family="text">
      <style:text-properties officeooo:rsid="00f15969"/>
    </style:style>
    <style:style style:name="T364" style:family="text">
      <style:text-properties officeooo:rsid="00f5a5e8"/>
    </style:style>
    <style:style style:name="T365" style:family="text">
      <style:text-properties officeooo:rsid="00f8aa9d"/>
    </style:style>
    <style:style style:name="T366" style:family="text">
      <style:text-properties officeooo:rsid="00fb8ede"/>
    </style:style>
    <style:style style:name="T367" style:family="text">
      <style:text-properties officeooo:rsid="00fe5fbb"/>
    </style:style>
    <style:style style:name="T368" style:family="text">
      <style:text-properties officeooo:rsid="0109dc4d"/>
    </style:style>
    <style:style style:name="T369" style:family="text">
      <style:text-properties officeooo:rsid="010d8a7a"/>
    </style:style>
    <style:style style:name="T370" style:family="text">
      <style:text-properties officeooo:rsid="0115007b"/>
    </style:style>
    <style:style style:name="T371" style:family="text">
      <style:text-properties officeooo:rsid="011db6f5"/>
    </style:style>
    <style:style style:name="T372" style:family="text">
      <style:text-properties style:font-name="Liberation Serif"/>
    </style:style>
    <style:style style:name="T373" style:family="text">
      <style:text-properties style:font-name="Liberation Serif" fo:font-weight="normal" style:font-weight-asian="normal" style:font-weight-complex="normal"/>
    </style:style>
    <style:style style:name="T374" style:family="text">
      <style:text-properties style:font-name="Liberation Serif" fo:font-weight="normal" officeooo:rsid="00b6be63" style:font-weight-asian="normal" style:font-weight-complex="normal"/>
    </style:style>
    <style:style style:name="T375" style:family="text">
      <style:text-properties style:font-name="Liberation Serif" fo:font-weight="normal" officeooo:rsid="012baf11" style:font-weight-asian="normal" style:font-weight-complex="normal"/>
    </style:style>
    <style:style style:name="T376" style:family="text">
      <style:text-properties style:font-name="Liberation Serif" fo:font-weight="normal" officeooo:rsid="012bf0d3" style:font-weight-asian="normal" style:font-weight-complex="normal"/>
    </style:style>
    <style:style style:name="T377" style:family="text">
      <style:text-properties style:font-name="Liberation Serif" fo:font-weight="normal" officeooo:rsid="012cdee9" style:font-weight-asian="normal" style:font-weight-complex="normal"/>
    </style:style>
    <style:style style:name="T378" style:family="text">
      <style:text-properties style:font-name="Liberation Serif" fo:font-weight="normal" officeooo:rsid="012e6223" style:font-weight-asian="normal" style:font-weight-complex="normal"/>
    </style:style>
    <style:style style:name="T379" style:family="text">
      <style:text-properties style:font-name="Liberation Serif" fo:font-weight="normal" officeooo:rsid="012e9f45" style:font-weight-asian="normal" style:font-weight-complex="normal"/>
    </style:style>
    <style:style style:name="T380" style:family="text">
      <style:text-properties style:font-name="Liberation Serif" fo:font-weight="normal" officeooo:rsid="01301110" style:font-weight-asian="normal" style:font-weight-complex="normal"/>
    </style:style>
    <style:style style:name="T381" style:family="text">
      <style:text-properties style:font-name="Liberation Serif" fo:font-weight="normal" officeooo:rsid="01319590" style:font-weight-asian="normal" style:font-weight-complex="normal"/>
    </style:style>
    <style:style style:name="T382" style:family="text">
      <style:text-properties style:font-name="Liberation Serif" fo:font-weight="normal" officeooo:rsid="01326953" style:font-weight-asian="normal" style:font-weight-complex="normal"/>
    </style:style>
    <style:style style:name="T383" style:family="text">
      <style:text-properties style:font-name="Liberation Serif" fo:font-weight="normal" officeooo:rsid="013ac117" style:font-weight-asian="normal" style:font-weight-complex="normal"/>
    </style:style>
    <style:style style:name="T384" style:family="text">
      <style:text-properties style:font-name="Liberation Serif" fo:font-weight="normal" officeooo:rsid="013d896e" style:font-weight-asian="normal" style:font-weight-complex="normal"/>
    </style:style>
    <style:style style:name="T385" style:family="text">
      <style:text-properties style:font-name="Liberation Serif" fo:font-weight="normal" officeooo:rsid="013e0b4e" style:font-weight-asian="normal" style:font-weight-complex="normal"/>
    </style:style>
    <style:style style:name="T386" style:family="text">
      <style:text-properties style:font-name="Liberation Serif" fo:font-weight="normal" officeooo:rsid="013ef66a" style:font-weight-asian="normal" style:font-weight-complex="normal"/>
    </style:style>
    <style:style style:name="T387" style:family="text">
      <style:text-properties style:font-name="Liberation Serif" fo:font-weight="normal" officeooo:rsid="0143b77e" style:font-weight-asian="normal" style:font-weight-complex="normal"/>
    </style:style>
    <style:style style:name="T388" style:family="text">
      <style:text-properties style:font-name="Liberation Serif" fo:font-weight="normal" officeooo:rsid="014731c7" style:font-weight-asian="normal" style:font-weight-complex="normal"/>
    </style:style>
    <style:style style:name="T389" style:family="text">
      <style:text-properties style:font-name="Liberation Serif" fo:font-weight="normal" officeooo:rsid="014829a0" style:font-weight-asian="normal" style:font-weight-complex="normal"/>
    </style:style>
    <style:style style:name="T390" style:family="text">
      <style:text-properties style:font-name="Liberation Serif" fo:font-weight="normal" officeooo:rsid="01487fed" style:font-weight-asian="normal" style:font-weight-complex="normal"/>
    </style:style>
    <style:style style:name="T391" style:family="text">
      <style:text-properties style:font-name="Liberation Serif" fo:font-weight="normal" officeooo:rsid="014a0150" style:font-weight-asian="normal" style:font-weight-complex="normal"/>
    </style:style>
    <style:style style:name="T392" style:family="text">
      <style:text-properties style:font-name="Liberation Serif" fo:font-weight="normal" officeooo:rsid="014a4ffa" style:font-weight-asian="normal" style:font-weight-complex="normal"/>
    </style:style>
    <style:style style:name="T393" style:family="text">
      <style:text-properties style:font-name="Liberation Serif" fo:font-weight="normal" officeooo:rsid="014c314e" style:font-weight-asian="normal" style:font-weight-complex="normal"/>
    </style:style>
    <style:style style:name="T394" style:family="text">
      <style:text-properties style:font-name="Liberation Serif" fo:font-weight="normal" officeooo:rsid="007e3c5a" style:font-weight-asian="normal" style:font-weight-complex="normal"/>
    </style:style>
    <style:style style:name="T395" style:family="text">
      <style:text-properties style:font-name="Liberation Serif" fo:font-weight="normal" officeooo:rsid="014d90dd" style:font-weight-asian="normal" style:font-weight-complex="normal"/>
    </style:style>
    <style:style style:name="T396" style:family="text">
      <style:text-properties style:font-name="Liberation Serif" fo:font-weight="normal" officeooo:rsid="0152efde" style:font-weight-asian="normal" style:font-weight-complex="normal"/>
    </style:style>
    <style:style style:name="T397" style:family="text">
      <style:text-properties style:font-name="Liberation Serif" fo:font-weight="normal" officeooo:rsid="01530a1e" style:font-weight-asian="normal" style:font-weight-complex="normal"/>
    </style:style>
    <style:style style:name="T398" style:family="text">
      <style:text-properties style:font-name="Liberation Serif" fo:font-weight="normal" officeooo:rsid="0154e3a3" style:font-weight-asian="normal" style:font-weight-complex="normal"/>
    </style:style>
    <style:style style:name="T399" style:family="text">
      <style:text-properties style:font-name="Liberation Serif" fo:font-weight="normal" officeooo:rsid="01577429" style:font-weight-asian="normal" style:font-weight-complex="normal"/>
    </style:style>
    <style:style style:name="T400" style:family="text">
      <style:text-properties style:font-name="Liberation Serif" fo:font-weight="normal" officeooo:rsid="015c9c58" style:font-weight-asian="normal" style:font-weight-complex="normal"/>
    </style:style>
    <style:style style:name="T401" style:family="text">
      <style:text-properties style:font-name="Liberation Serif" fo:font-weight="normal" officeooo:rsid="015e4251" style:font-weight-asian="normal" style:font-weight-complex="normal"/>
    </style:style>
    <style:style style:name="T402" style:family="text">
      <style:text-properties style:font-name="Liberation Serif" fo:font-weight="normal" officeooo:rsid="01600da6" style:font-weight-asian="normal" style:font-weight-complex="normal"/>
    </style:style>
    <style:style style:name="T403" style:family="text">
      <style:text-properties style:font-name="Liberation Serif" fo:font-weight="normal" officeooo:rsid="0161a8fc" style:font-weight-asian="normal" style:font-weight-complex="normal"/>
    </style:style>
    <style:style style:name="T404" style:family="text">
      <style:text-properties style:font-name="Liberation Serif" fo:font-weight="normal" officeooo:rsid="0162653c" style:font-weight-asian="normal" style:font-weight-complex="normal"/>
    </style:style>
    <style:style style:name="T405" style:family="text">
      <style:text-properties style:font-name="Liberation Serif" fo:font-weight="normal" officeooo:rsid="01643f2e" style:font-weight-asian="normal" style:font-weight-complex="normal"/>
    </style:style>
    <style:style style:name="T406" style:family="text">
      <style:text-properties style:font-name="Liberation Serif" fo:font-weight="normal" officeooo:rsid="01650808" style:font-weight-asian="normal" style:font-weight-complex="normal"/>
    </style:style>
    <style:style style:name="T407" style:family="text">
      <style:text-properties style:font-name="Liberation Serif" fo:font-weight="normal" officeooo:rsid="0167a5dd" style:font-weight-asian="normal" style:font-weight-complex="normal"/>
    </style:style>
    <style:style style:name="T408" style:family="text">
      <style:text-properties style:font-name="Liberation Serif" fo:font-weight="normal" officeooo:rsid="0167f9b2" style:font-weight-asian="normal" style:font-weight-complex="normal"/>
    </style:style>
    <style:style style:name="T409" style:family="text">
      <style:text-properties style:font-name="Liberation Serif" fo:font-weight="normal" officeooo:rsid="01694976" style:font-weight-asian="normal" style:font-weight-complex="normal"/>
    </style:style>
    <style:style style:name="T410" style:family="text">
      <style:text-properties style:font-name="Liberation Serif" fo:font-weight="normal" officeooo:rsid="016b407d" style:font-weight-asian="normal" style:font-weight-complex="normal"/>
    </style:style>
    <style:style style:name="T411" style:family="text">
      <style:text-properties style:font-name="Liberation Serif" fo:font-weight="normal" officeooo:rsid="016cef5d" style:font-weight-asian="normal" style:font-weight-complex="normal"/>
    </style:style>
    <style:style style:name="T412" style:family="text">
      <style:text-properties style:font-name="Liberation Serif" fo:font-weight="normal" officeooo:rsid="016ddf56" style:font-weight-asian="normal" style:font-weight-complex="normal"/>
    </style:style>
    <style:style style:name="T413" style:family="text">
      <style:text-properties style:font-name="Liberation Serif" fo:font-weight="normal" officeooo:rsid="016e0c74" style:font-weight-asian="normal" style:font-weight-complex="normal"/>
    </style:style>
    <style:style style:name="T414" style:family="text">
      <style:text-properties style:font-name="Liberation Serif" fo:font-weight="normal" officeooo:rsid="016faef9" style:font-weight-asian="normal" style:font-weight-complex="normal"/>
    </style:style>
    <style:style style:name="T415" style:family="text">
      <style:text-properties style:font-name="Liberation Serif" fo:font-weight="normal" officeooo:rsid="01716e42" style:font-weight-asian="normal" style:font-weight-complex="normal"/>
    </style:style>
    <style:style style:name="T416" style:family="text">
      <style:text-properties style:font-name="Liberation Serif" fo:font-weight="normal" officeooo:rsid="01722bc2" style:font-weight-asian="normal" style:font-weight-complex="normal"/>
    </style:style>
    <style:style style:name="T417" style:family="text">
      <style:text-properties style:font-name="Liberation Serif" fo:font-weight="normal" officeooo:rsid="01761d2f" style:font-weight-asian="normal" style:font-weight-complex="normal"/>
    </style:style>
    <style:style style:name="T418" style:family="text">
      <style:text-properties style:font-name="Liberation Serif" fo:font-weight="normal" officeooo:rsid="017783ef" style:font-weight-asian="normal" style:font-weight-complex="normal"/>
    </style:style>
    <style:style style:name="T419" style:family="text">
      <style:text-properties style:font-name="Liberation Serif" fo:font-weight="normal" officeooo:rsid="01796825" style:font-weight-asian="normal" style:font-weight-complex="normal"/>
    </style:style>
    <style:style style:name="T420" style:family="text">
      <style:text-properties style:font-name="Liberation Serif" fo:font-weight="normal" officeooo:rsid="017b4aa3" style:font-weight-asian="normal" style:font-weight-complex="normal"/>
    </style:style>
    <style:style style:name="T421" style:family="text">
      <style:text-properties style:font-name="Liberation Serif" fo:font-weight="normal" officeooo:rsid="017d16e9" style:font-weight-asian="normal" style:font-weight-complex="normal"/>
    </style:style>
    <style:style style:name="T422" style:family="text">
      <style:text-properties style:font-name="Liberation Serif" fo:font-weight="normal" officeooo:rsid="017d4545" style:font-weight-asian="normal" style:font-weight-complex="normal"/>
    </style:style>
    <style:style style:name="T423" style:family="text">
      <style:text-properties style:font-name="Liberation Serif" fo:font-weight="normal" officeooo:rsid="017ebf91" style:font-weight-asian="normal" style:font-weight-complex="normal"/>
    </style:style>
    <style:style style:name="T424" style:family="text">
      <style:text-properties style:font-name="Liberation Serif" fo:font-weight="normal" officeooo:rsid="017fe484" style:font-weight-asian="normal" style:font-weight-complex="normal"/>
    </style:style>
    <style:style style:name="T425" style:family="text">
      <style:text-properties style:font-name="Liberation Serif" fo:font-weight="normal" officeooo:rsid="018098a3" style:font-weight-asian="normal" style:font-weight-complex="normal"/>
    </style:style>
    <style:style style:name="T426" style:family="text">
      <style:text-properties style:font-name="Liberation Serif" fo:font-weight="normal" officeooo:rsid="018297a8" style:font-weight-asian="normal" style:font-weight-complex="normal"/>
    </style:style>
    <style:style style:name="T427" style:family="text">
      <style:text-properties style:font-name="Liberation Serif" fo:font-weight="normal" officeooo:rsid="01832ff7" style:font-weight-asian="normal" style:font-weight-complex="normal"/>
    </style:style>
    <style:style style:name="T428" style:family="text">
      <style:text-properties style:font-name="Liberation Serif" fo:font-weight="normal" officeooo:rsid="01841e82" style:font-weight-asian="normal" style:font-weight-complex="normal"/>
    </style:style>
    <style:style style:name="T429" style:family="text">
      <style:text-properties style:font-name="Liberation Serif" fo:font-weight="normal" officeooo:rsid="0187fb06" style:font-weight-asian="normal" style:font-weight-complex="normal"/>
    </style:style>
    <style:style style:name="T430" style:family="text">
      <style:text-properties style:font-name="Liberation Serif" fo:font-weight="normal" officeooo:rsid="018966ba" style:font-weight-asian="normal" style:font-weight-complex="normal"/>
    </style:style>
    <style:style style:name="T431" style:family="text">
      <style:text-properties style:font-name="Liberation Serif" fo:font-weight="normal" officeooo:rsid="018b3e74" style:font-weight-asian="normal" style:font-weight-complex="normal"/>
    </style:style>
    <style:style style:name="T432" style:family="text">
      <style:text-properties style:font-name="Liberation Serif" fo:font-weight="normal" officeooo:rsid="018c9e49" style:font-weight-asian="normal" style:font-weight-complex="normal"/>
    </style:style>
    <style:style style:name="T433" style:family="text">
      <style:text-properties style:font-name="Liberation Serif" fo:font-weight="normal" officeooo:rsid="018e2512" style:font-weight-asian="normal" style:font-weight-complex="normal"/>
    </style:style>
    <style:style style:name="T434" style:family="text">
      <style:text-properties style:font-name="Liberation Serif" fo:font-weight="normal" officeooo:rsid="01911709" style:font-weight-asian="normal" style:font-weight-complex="normal"/>
    </style:style>
    <style:style style:name="T435" style:family="text">
      <style:text-properties style:font-name="Liberation Serif" fo:font-weight="normal" officeooo:rsid="01924fff" style:font-weight-asian="normal" style:font-weight-complex="normal"/>
    </style:style>
    <style:style style:name="T436" style:family="text">
      <style:text-properties style:font-name="Liberation Serif" fo:font-weight="normal" officeooo:rsid="019323f6" style:font-weight-asian="normal" style:font-weight-complex="normal"/>
    </style:style>
    <style:style style:name="T437" style:family="text">
      <style:text-properties style:font-name="Liberation Serif" fo:font-weight="normal" officeooo:rsid="019627de" style:font-weight-asian="normal" style:font-weight-complex="normal"/>
    </style:style>
    <style:style style:name="T438" style:family="text">
      <style:text-properties style:font-name="Liberation Serif" fo:font-weight="normal" officeooo:rsid="01975a7b" style:font-weight-asian="normal" style:font-weight-complex="normal"/>
    </style:style>
    <style:style style:name="T439" style:family="text">
      <style:text-properties style:font-name="Liberation Serif" fo:font-weight="normal" officeooo:rsid="019a30e1" style:font-weight-asian="normal" style:font-weight-complex="normal"/>
    </style:style>
    <style:style style:name="T440" style:family="text">
      <style:text-properties style:font-name="Liberation Serif" fo:font-weight="normal" officeooo:rsid="019c2f86" style:font-weight-asian="normal" style:font-weight-complex="normal"/>
    </style:style>
    <style:style style:name="T441" style:family="text">
      <style:text-properties style:font-name="Liberation Serif" fo:font-weight="normal" officeooo:rsid="019d0ea2" style:font-weight-asian="normal" style:font-weight-complex="normal"/>
    </style:style>
    <style:style style:name="T442" style:family="text">
      <style:text-properties style:font-name="Liberation Serif" fo:font-weight="normal" officeooo:rsid="019f4de6" style:font-weight-asian="normal" style:font-weight-complex="normal"/>
    </style:style>
    <style:style style:name="T443" style:family="text">
      <style:text-properties style:font-name="Liberation Serif" fo:font-weight="normal" officeooo:rsid="019fc04f" style:font-weight-asian="normal" style:font-weight-complex="normal"/>
    </style:style>
    <style:style style:name="T444" style:family="text">
      <style:text-properties style:font-name="Liberation Serif" fo:font-weight="normal" officeooo:rsid="01a225f2" style:font-weight-asian="normal" style:font-weight-complex="normal"/>
    </style:style>
    <style:style style:name="T445" style:family="text">
      <style:text-properties style:font-name="Liberation Serif" fo:font-weight="normal" officeooo:rsid="01a2423e" style:font-weight-asian="normal" style:font-weight-complex="normal"/>
    </style:style>
    <style:style style:name="T446" style:family="text">
      <style:text-properties style:font-name="Liberation Serif" fo:font-weight="normal" officeooo:rsid="01a56c69" style:font-weight-asian="normal" style:font-weight-complex="normal"/>
    </style:style>
    <style:style style:name="T447" style:family="text">
      <style:text-properties style:font-name="Liberation Serif" fo:font-weight="normal" officeooo:rsid="01a73e8e" style:font-weight-asian="normal" style:font-weight-complex="normal"/>
    </style:style>
    <style:style style:name="T448" style:family="text">
      <style:text-properties style:font-name="Liberation Serif" fo:font-weight="normal" officeooo:rsid="01a842c0" style:font-weight-asian="normal" style:font-weight-complex="normal"/>
    </style:style>
    <style:style style:name="T449" style:family="text">
      <style:text-properties style:font-name="Liberation Serif" fo:font-weight="normal" officeooo:rsid="01a902ea" style:font-weight-asian="normal" style:font-weight-complex="normal"/>
    </style:style>
    <style:style style:name="T450" style:family="text">
      <style:text-properties style:font-name="Liberation Serif" fo:font-weight="normal" officeooo:rsid="01aaa1ca" style:font-weight-asian="normal" style:font-weight-complex="normal"/>
    </style:style>
    <style:style style:name="T451" style:family="text">
      <style:text-properties style:font-name="Liberation Serif" fo:font-weight="normal" officeooo:rsid="01abafa7" style:font-weight-asian="normal" style:font-weight-complex="normal"/>
    </style:style>
    <style:style style:name="T452" style:family="text">
      <style:text-properties style:font-name="Liberation Serif" fo:font-weight="normal" officeooo:rsid="01ad73c9" style:font-weight-asian="normal" style:font-weight-complex="normal"/>
    </style:style>
    <style:style style:name="T453" style:family="text">
      <style:text-properties style:font-name="Liberation Serif" fo:font-weight="normal" officeooo:rsid="01adfc7d" style:font-weight-asian="normal" style:font-weight-complex="normal"/>
    </style:style>
    <style:style style:name="T454" style:family="text">
      <style:text-properties style:font-name="Liberation Serif" fo:font-weight="normal" officeooo:rsid="01aeee4d" style:font-weight-asian="normal" style:font-weight-complex="normal"/>
    </style:style>
    <style:style style:name="T455" style:family="text">
      <style:text-properties style:font-name="Liberation Serif" fo:font-weight="normal" officeooo:rsid="01fdc79a" fo:background-color="#e0ffff" loext:char-shading-value="0" style:font-weight-asian="normal" style:font-weight-complex="normal" loext:padding="0cm" loext:border="none"/>
    </style:style>
    <style:style style:name="T456" style:family="text">
      <style:text-properties style:font-name="Liberation Serif" fo:font-weight="normal" officeooo:rsid="02033efc" fo:background-color="#e0ffff" loext:char-shading-value="0" style:font-weight-asian="normal" style:font-weight-complex="normal" loext:padding="0cm" loext:border="none"/>
    </style:style>
    <style:style style:name="T457" style:family="text">
      <style:text-properties style:font-name="Liberation Serif" fo:font-weight="normal" officeooo:rsid="022e3397" fo:background-color="#e0ffff" loext:char-shading-value="0" style:font-weight-asian="normal" style:font-weight-complex="normal" loext:padding="0cm" loext:border="none"/>
    </style:style>
    <style:style style:name="T458" style:family="text">
      <style:text-properties style:font-name="Liberation Serif" officeooo:rsid="00b6be63"/>
    </style:style>
    <style:style style:name="T459" style:family="text">
      <style:text-properties style:font-name="Liberation Serif" officeooo:rsid="012b83f0"/>
    </style:style>
    <style:style style:name="T460" style:family="text">
      <style:text-properties style:font-name="Liberation Serif" officeooo:rsid="012baf11"/>
    </style:style>
    <style:style style:name="T461" style:family="text">
      <style:text-properties style:font-name="Liberation Serif" officeooo:rsid="01319590"/>
    </style:style>
    <style:style style:name="T462" style:family="text">
      <style:text-properties style:font-name="Liberation Serif" officeooo:rsid="01326953"/>
    </style:style>
    <style:style style:name="T463" style:family="text">
      <style:text-properties style:font-name="Liberation Serif" officeooo:rsid="0133d0b9"/>
    </style:style>
    <style:style style:name="T464" style:family="text">
      <style:text-properties style:font-name="Liberation Serif" officeooo:rsid="01340311"/>
    </style:style>
    <style:style style:name="T465" style:family="text">
      <style:text-properties style:font-name="Liberation Serif" officeooo:rsid="0136a30e"/>
    </style:style>
    <style:style style:name="T466" style:family="text">
      <style:text-properties style:font-name="Liberation Serif" fo:font-weight="bold" style:font-weight-asian="bold" style:font-weight-complex="bold"/>
    </style:style>
    <style:style style:name="T467" style:family="text">
      <style:text-properties style:font-name="Liberation Serif" fo:font-weight="bold" officeooo:rsid="007e3c5a" style:font-weight-asian="bold" style:font-weight-complex="bold"/>
    </style:style>
    <style:style style:name="T468" style:family="text">
      <style:text-properties style:font-name="Liberation Serif" fo:font-weight="bold" officeooo:rsid="0137b452" style:font-weight-asian="bold" style:font-weight-complex="bold"/>
    </style:style>
    <style:style style:name="T469" style:family="text">
      <style:text-properties style:font-name="Liberation Serif" fo:font-weight="bold" officeooo:rsid="0151511a" style:font-weight-asian="bold" style:font-weight-complex="bold"/>
    </style:style>
    <style:style style:name="T470" style:family="text">
      <style:text-properties style:font-name="Liberation Serif" fo:font-weight="bold" officeooo:rsid="01530a1e" style:font-weight-asian="bold" style:font-weight-complex="bold"/>
    </style:style>
    <style:style style:name="T471" style:family="text">
      <style:text-properties style:font-name="Liberation Serif" fo:font-weight="bold" officeooo:rsid="0206a285" fo:background-color="#e0ffff" loext:char-shading-value="0" style:font-weight-asian="bold" style:font-weight-complex="bold" loext:padding="0cm" loext:border="none"/>
    </style:style>
    <style:style style:name="T472" style:family="text">
      <style:text-properties style:font-name="Liberation Serif" officeooo:rsid="007e3c5a"/>
    </style:style>
    <style:style style:name="T473" style:family="text">
      <style:text-properties style:font-name="Liberation Serif" officeooo:rsid="0137b452"/>
    </style:style>
    <style:style style:name="T474" style:family="text">
      <style:text-properties style:font-name="Liberation Serif" officeooo:rsid="013a4de8"/>
    </style:style>
    <style:style style:name="T475" style:family="text">
      <style:text-properties style:font-name="Liberation Serif" officeooo:rsid="013ac117"/>
    </style:style>
    <style:style style:name="T476" style:family="text">
      <style:text-properties style:font-name="Liberation Serif" officeooo:rsid="013c3bd6"/>
    </style:style>
    <style:style style:name="T477" style:family="text">
      <style:text-properties style:font-name="Liberation Serif" officeooo:rsid="013c5396"/>
    </style:style>
    <style:style style:name="T478" style:family="text">
      <style:text-properties style:font-name="Liberation Serif" officeooo:rsid="013d896e"/>
    </style:style>
    <style:style style:name="T479" style:family="text">
      <style:text-properties style:font-name="Liberation Serif" officeooo:rsid="013ef66a"/>
    </style:style>
    <style:style style:name="T480" style:family="text">
      <style:text-properties style:font-name="Liberation Serif" officeooo:rsid="0145cd00"/>
    </style:style>
    <style:style style:name="T481" style:family="text">
      <style:text-properties style:font-name="Liberation Serif" officeooo:rsid="014a0150"/>
    </style:style>
    <style:style style:name="T482" style:family="text">
      <style:text-properties style:font-name="Liberation Serif" officeooo:rsid="014a4ffa"/>
    </style:style>
    <style:style style:name="T483" style:family="text">
      <style:text-properties style:font-name="Liberation Serif" officeooo:rsid="014c314e"/>
    </style:style>
    <style:style style:name="T484" style:family="text">
      <style:text-properties style:font-name="Liberation Serif" officeooo:rsid="014d90dd"/>
    </style:style>
    <style:style style:name="T485" style:family="text">
      <style:text-properties style:font-name="Liberation Serif" officeooo:rsid="014f9fd7"/>
    </style:style>
    <style:style style:name="T486" style:family="text">
      <style:text-properties style:font-name="Liberation Serif" officeooo:rsid="014ff46a"/>
    </style:style>
    <style:style style:name="T487" style:family="text">
      <style:text-properties style:font-name="Liberation Serif" officeooo:rsid="015c9c58"/>
    </style:style>
    <style:style style:name="T488" style:family="text">
      <style:text-properties style:font-name="Liberation Serif" officeooo:rsid="01600da6"/>
    </style:style>
    <style:style style:name="T489" style:family="text">
      <style:text-properties style:font-name="Liberation Serif" officeooo:rsid="01619604"/>
    </style:style>
    <style:style style:name="T490" style:family="text">
      <style:text-properties style:font-name="Liberation Serif" officeooo:rsid="0161a8fc"/>
    </style:style>
    <style:style style:name="T491" style:family="text">
      <style:text-properties style:font-name="Liberation Serif" officeooo:rsid="01650808"/>
    </style:style>
    <style:style style:name="T492" style:family="text">
      <style:text-properties style:font-name="Liberation Serif" officeooo:rsid="0167a5dd"/>
    </style:style>
    <style:style style:name="T493" style:family="text">
      <style:text-properties style:font-name="Liberation Serif" officeooo:rsid="01682283"/>
    </style:style>
    <style:style style:name="T494" style:family="text">
      <style:text-properties style:font-name="Liberation Serif" officeooo:rsid="01694976"/>
    </style:style>
    <style:style style:name="T495" style:family="text">
      <style:text-properties style:font-name="Liberation Serif" officeooo:rsid="016ddf56"/>
    </style:style>
    <style:style style:name="T496" style:family="text">
      <style:text-properties style:font-name="Liberation Serif" officeooo:rsid="016e0c74"/>
    </style:style>
    <style:style style:name="T497" style:family="text">
      <style:text-properties style:font-name="Liberation Serif" officeooo:rsid="016faef9"/>
    </style:style>
    <style:style style:name="T498" style:family="text">
      <style:text-properties style:font-name="Liberation Serif" officeooo:rsid="01716e42"/>
    </style:style>
    <style:style style:name="T499" style:family="text">
      <style:text-properties style:font-name="Liberation Serif" officeooo:rsid="0174e2e3"/>
    </style:style>
    <style:style style:name="T500" style:family="text">
      <style:text-properties style:font-name="Liberation Serif" officeooo:rsid="01662e90"/>
    </style:style>
    <style:style style:name="T501" style:family="text">
      <style:text-properties style:font-name="Liberation Serif" officeooo:rsid="017fe484"/>
    </style:style>
    <style:style style:name="T502" style:family="text">
      <style:text-properties style:font-name="Liberation Serif" officeooo:rsid="01832ff7"/>
    </style:style>
    <style:style style:name="T503" style:family="text">
      <style:text-properties style:font-name="Liberation Serif" officeooo:rsid="01841e82"/>
    </style:style>
    <style:style style:name="T504" style:family="text">
      <style:text-properties style:font-name="Liberation Serif" officeooo:rsid="018773b8"/>
    </style:style>
    <style:style style:name="T505" style:family="text">
      <style:text-properties style:font-name="Liberation Serif" officeooo:rsid="0187fb06"/>
    </style:style>
    <style:style style:name="T506" style:family="text">
      <style:text-properties style:font-name="Liberation Serif" officeooo:rsid="018b3e74"/>
    </style:style>
    <style:style style:name="T507" style:family="text">
      <style:text-properties style:font-name="Liberation Serif" officeooo:rsid="019018e6"/>
    </style:style>
    <style:style style:name="T508" style:family="text">
      <style:text-properties style:font-name="Liberation Serif" officeooo:rsid="01924fff"/>
    </style:style>
    <style:style style:name="T509" style:family="text">
      <style:text-properties style:font-name="Liberation Serif" officeooo:rsid="019627de"/>
    </style:style>
    <style:style style:name="T510" style:family="text">
      <style:text-properties style:font-name="Liberation Serif" officeooo:rsid="0199450d"/>
    </style:style>
    <style:style style:name="T511" style:family="text">
      <style:text-properties style:font-name="Liberation Serif" officeooo:rsid="019a30e1"/>
    </style:style>
    <style:style style:name="T512" style:family="text">
      <style:text-properties style:font-name="Liberation Serif" officeooo:rsid="019d0ea2"/>
    </style:style>
    <style:style style:name="T513" style:family="text">
      <style:text-properties style:font-name="Liberation Serif" officeooo:rsid="01a225f2"/>
    </style:style>
    <style:style style:name="T514" style:family="text">
      <style:text-properties style:font-name="Liberation Serif" officeooo:rsid="01a2423e"/>
    </style:style>
    <style:style style:name="T515" style:family="text">
      <style:text-properties style:font-name="Liberation Serif" officeooo:rsid="019fc04f"/>
    </style:style>
    <style:style style:name="T516" style:family="text">
      <style:text-properties style:font-name="Liberation Serif" officeooo:rsid="01a842c0"/>
    </style:style>
    <style:style style:name="T517" style:family="text">
      <style:text-properties style:font-name="Liberation Serif" officeooo:rsid="01aaa1ca"/>
    </style:style>
    <style:style style:name="T518" style:family="text">
      <style:text-properties style:font-name="Liberation Serif" officeooo:rsid="01adfc7d"/>
    </style:style>
    <style:style style:name="T519" style:family="text">
      <style:text-properties style:font-name="Liberation Serif" officeooo:rsid="01aeee4d"/>
    </style:style>
    <style:style style:name="T520" style:family="text">
      <style:text-properties style:font-name="Liberation Serif" officeooo:rsid="01fdc79a" fo:background-color="#e0ffff" loext:char-shading-value="0" loext:padding="0cm" loext:border="none"/>
    </style:style>
    <style:style style:name="T521" style:family="text">
      <style:text-properties style:font-name="Liberation Serif" officeooo:rsid="022e3397" fo:background-color="#e0ffff" loext:char-shading-value="0" loext:padding="0cm" loext:border="none"/>
    </style:style>
    <style:style style:name="T522" style:family="text">
      <style:text-properties style:font-name="Liberation Serif" officeooo:rsid="0203e1aa" fo:background-color="#e0ffff" loext:char-shading-value="0" style:font-style-asian="normal" style:font-style-complex="normal" loext:padding="0cm" loext:border="none"/>
    </style:style>
    <style:style style:name="T523" style:family="text">
      <style:text-properties style:font-name="Liberation Serif" fo:background-color="#e0ffff" loext:char-shading-value="0" loext:padding="0cm" loext:border="none"/>
    </style:style>
    <style:style style:name="T524" style:family="text">
      <style:text-properties style:font-name="Liberation Serif" officeooo:rsid="020437e5" fo:background-color="#e0ffff" loext:char-shading-value="0" loext:padding="0cm" loext:border="none"/>
    </style:style>
    <style:style style:name="T525" style:family="text">
      <style:text-properties style:font-name="Liberation Serif" officeooo:rsid="020541ee" fo:background-color="#e0ffff" loext:char-shading-value="0" loext:padding="0cm" loext:border="none"/>
    </style:style>
    <style:style style:name="T526" style:family="text">
      <style:text-properties style:font-name="Liberation Serif" officeooo:rsid="0206a285" fo:background-color="#e0ffff" loext:char-shading-value="0" loext:padding="0cm" loext:border="none"/>
    </style:style>
    <style:style style:name="T527" style:family="text">
      <style:text-properties style:font-name="Liberation Serif" officeooo:rsid="023b87c2" fo:background-color="#e0ffff" loext:char-shading-value="0" loext:padding="0cm" loext:border="none"/>
    </style:style>
    <style:style style:name="T528" style:family="text">
      <style:text-properties officeooo:rsid="01b3f169"/>
    </style:style>
    <style:style style:name="T529" style:family="text">
      <style:text-properties officeooo:rsid="01b5cb75"/>
    </style:style>
    <style:style style:name="T530" style:family="text">
      <style:text-properties officeooo:rsid="01b937ef"/>
    </style:style>
    <style:style style:name="T531" style:family="text">
      <style:text-properties officeooo:rsid="01ba173b"/>
    </style:style>
    <style:style style:name="T532" style:family="text">
      <style:text-properties officeooo:rsid="01bb76d0"/>
    </style:style>
    <style:style style:name="T533" style:family="text">
      <style:text-properties officeooo:rsid="01bd4e23"/>
    </style:style>
    <style:style style:name="T534" style:family="text">
      <style:text-properties officeooo:rsid="01be1449"/>
    </style:style>
    <style:style style:name="T535" style:family="text">
      <style:text-properties officeooo:rsid="01c0fc39"/>
    </style:style>
    <style:style style:name="T536" style:family="text">
      <style:text-properties officeooo:rsid="01c68cd1"/>
    </style:style>
    <style:style style:name="T537" style:family="text">
      <style:text-properties officeooo:rsid="01c72eb9"/>
    </style:style>
    <style:style style:name="T538" style:family="text">
      <style:text-properties officeooo:rsid="01c7f424"/>
    </style:style>
    <style:style style:name="T539" style:family="text">
      <style:text-properties officeooo:rsid="01c9c497"/>
    </style:style>
    <style:style style:name="T540" style:family="text">
      <style:text-properties officeooo:rsid="01cc0c7d"/>
    </style:style>
    <style:style style:name="T541" style:family="text">
      <style:text-properties officeooo:rsid="01cd54a1"/>
    </style:style>
    <style:style style:name="T542" style:family="text">
      <style:text-properties officeooo:rsid="01ce4788"/>
    </style:style>
    <style:style style:name="T543" style:family="text">
      <style:text-properties officeooo:rsid="01cead92"/>
    </style:style>
    <style:style style:name="T544" style:family="text">
      <style:text-properties officeooo:rsid="01d3c03a"/>
    </style:style>
    <style:style style:name="T545" style:family="text">
      <style:text-properties officeooo:rsid="01d4b74f"/>
    </style:style>
    <style:style style:name="T546" style:family="text">
      <style:text-properties officeooo:rsid="01d62e5b"/>
    </style:style>
    <style:style style:name="T547" style:family="text">
      <style:text-properties officeooo:rsid="01d93740"/>
    </style:style>
    <style:style style:name="T548" style:family="text">
      <style:text-properties officeooo:rsid="01d97492"/>
    </style:style>
    <style:style style:name="T549" style:family="text">
      <style:text-properties officeooo:rsid="01d99c6a"/>
    </style:style>
    <style:style style:name="T550" style:family="text">
      <style:text-properties officeooo:rsid="01dcb726"/>
    </style:style>
    <style:style style:name="T551" style:family="text">
      <style:text-properties officeooo:rsid="01dd7951"/>
    </style:style>
    <style:style style:name="T552" style:family="text">
      <style:text-properties officeooo:rsid="01ddf8e7"/>
    </style:style>
    <style:style style:name="T553" style:family="text">
      <style:text-properties officeooo:rsid="01dfb9ca"/>
    </style:style>
    <style:style style:name="T554" style:family="text">
      <style:text-properties officeooo:rsid="01e2a5fe"/>
    </style:style>
    <style:style style:name="T555" style:family="text">
      <style:text-properties officeooo:rsid="01f42217"/>
    </style:style>
    <style:style style:name="T556" style:family="text">
      <style:text-properties officeooo:rsid="01f55092"/>
    </style:style>
    <style:style style:name="T557" style:family="text">
      <style:text-properties officeooo:rsid="01f62e0b"/>
    </style:style>
    <style:style style:name="T558" style:family="text">
      <style:text-properties officeooo:rsid="01f948b6"/>
    </style:style>
    <style:style style:name="T559" style:family="text">
      <style:text-properties officeooo:rsid="01fdc79a"/>
    </style:style>
    <style:style style:name="T560" style:family="text">
      <style:text-properties officeooo:rsid="02009229"/>
    </style:style>
    <style:style style:name="T561" style:family="text">
      <style:text-properties officeooo:rsid="020437e5"/>
    </style:style>
    <style:style style:name="T562" style:family="text">
      <style:text-properties officeooo:rsid="020541ee"/>
    </style:style>
    <style:style style:name="T563" style:family="text">
      <style:text-properties officeooo:rsid="0208a8f2"/>
    </style:style>
    <style:style style:name="T564" style:family="text">
      <style:text-properties officeooo:rsid="020a8c1b"/>
    </style:style>
    <style:style style:name="T565" style:family="text">
      <style:text-properties officeooo:rsid="020bc29e"/>
    </style:style>
    <style:style style:name="T566" style:family="text">
      <style:text-properties officeooo:rsid="01f948b6" style:font-style-asian="normal" style:font-weight-asian="bold" style:font-style-complex="normal" style:font-weight-complex="bold"/>
    </style:style>
    <style:style style:name="T567" style:family="text">
      <style:text-properties officeooo:rsid="020fcb7b" style:font-style-asian="normal" style:font-weight-asian="bold" style:font-style-complex="normal" style:font-weight-complex="bold"/>
    </style:style>
    <style:style style:name="T568" style:family="text">
      <style:text-properties officeooo:rsid="02143280"/>
    </style:style>
    <style:style style:name="T569" style:family="text">
      <style:text-properties officeooo:rsid="021856d4"/>
    </style:style>
    <style:style style:name="T570" style:family="text">
      <style:text-properties officeooo:rsid="021a84d0"/>
    </style:style>
    <style:style style:name="T571" style:family="text">
      <style:text-properties officeooo:rsid="021dfb10"/>
    </style:style>
    <style:style style:name="T572" style:family="text">
      <style:text-properties officeooo:rsid="021f04d2"/>
    </style:style>
    <style:style style:name="T573" style:family="text">
      <style:text-properties officeooo:rsid="0223f3c8"/>
    </style:style>
    <style:style style:name="T574" style:family="text">
      <style:text-properties officeooo:rsid="0223f3f4"/>
    </style:style>
    <style:style style:name="T575" style:family="text">
      <style:text-properties officeooo:rsid="02262230"/>
    </style:style>
    <style:style style:name="T576" style:family="text">
      <style:text-properties style:font-weight-asian="bold" style:font-weight-complex="bold"/>
    </style:style>
    <style:style style:name="T577" style:family="text">
      <style:text-properties officeooo:rsid="022292b7" style:font-weight-asian="bold" style:font-weight-complex="bold"/>
    </style:style>
    <style:style style:name="T578" style:family="text">
      <style:text-properties officeooo:rsid="01fc1f1c" style:font-weight-asian="bold" style:font-weight-complex="bold"/>
    </style:style>
    <style:style style:name="T579" style:family="text">
      <style:text-properties officeooo:rsid="001032ae" style:font-weight-asian="bold" style:font-weight-complex="bold"/>
    </style:style>
    <style:style style:name="T580" style:family="text">
      <style:text-properties officeooo:rsid="023b87c2" style:font-weight-asian="bold" style:font-weight-complex="bold"/>
    </style:style>
    <style:style style:name="T581" style:family="text">
      <style:text-properties style:font-weight-asian="normal" style:font-weight-complex="normal"/>
    </style:style>
    <style:style style:name="T582" style:family="text">
      <style:text-properties officeooo:rsid="0223f3c8" style:font-weight-asian="normal" style:font-weight-complex="normal"/>
    </style:style>
    <style:style style:name="T583" style:family="text">
      <style:text-properties officeooo:rsid="02256724" style:font-weight-asian="normal" style:font-weight-complex="normal"/>
    </style:style>
    <style:style style:name="T584" style:family="text">
      <style:text-properties officeooo:rsid="02262230" style:font-weight-asian="normal" style:font-weight-complex="normal"/>
    </style:style>
    <style:style style:name="T585" style:family="text">
      <style:text-properties officeooo:rsid="0228e241"/>
    </style:style>
    <style:style style:name="T586" style:family="text">
      <style:text-properties officeooo:rsid="02299d50"/>
    </style:style>
    <style:style style:name="T587" style:family="text">
      <style:text-properties style:font-name="Liberation Serif"/>
    </style:style>
    <style:style style:name="T588" style:family="text">
      <style:text-properties style:font-name="Liberation Serif" officeooo:rsid="020bc29e"/>
    </style:style>
    <style:style style:name="T589" style:family="text">
      <style:text-properties style:font-name="Liberation Serif" officeooo:rsid="02387237"/>
    </style:style>
    <style:style style:name="T590" style:family="text">
      <style:text-properties style:font-name="Liberation Serif" fo:font-weight="normal" style:font-weight-asian="normal" style:font-weight-complex="normal"/>
    </style:style>
    <style:style style:name="T591" style:family="text">
      <style:text-properties style:font-name="Liberation Serif" fo:font-weight="normal" officeooo:rsid="02387237" style:font-weight-asian="normal" style:font-weight-complex="normal"/>
    </style:style>
    <style:style style:name="T592" style:family="text">
      <style:text-properties style:font-name="Liberation Serif" fo:font-weight="normal" officeooo:rsid="02143280" style:font-weight-asian="normal" style:font-weight-complex="normal"/>
    </style:style>
    <style:style style:name="T593" style:family="text">
      <style:text-properties style:font-name="Liberation Serif" fo:font-weight="normal" officeooo:rsid="020bc29e" style:font-weight-asian="normal" style:font-weight-complex="normal"/>
    </style:style>
    <style:style style:name="T594" style:family="text">
      <style:text-properties style:font-name="Liberation Serif" officeooo:rsid="023b87c2"/>
    </style:style>
    <style:style style:name="T595" style:family="text">
      <style:text-properties style:font-name="Liberation Serif" officeooo:rsid="023bb49f"/>
    </style:style>
    <style:style style:name="T596" style:family="text">
      <style:text-properties style:font-name="Liberation Serif" officeooo:rsid="023e6e04"/>
    </style:style>
    <style:style style:name="T597" style:family="text">
      <style:text-properties style:font-name="Liberation Serif" fo:font-weight="bold" style:font-weight-asian="bold" style:font-weight-complex="bold"/>
    </style:style>
    <style:style style:name="T598" style:family="text">
      <style:text-properties style:font-name="Liberation Serif" fo:font-weight="bold" officeooo:rsid="0242aede" style:font-weight-asian="bold" style:font-weight-complex="bold"/>
    </style:style>
    <style:style style:name="T599" style:family="text">
      <style:text-properties style:font-name="Liberation Serif" fo:font-weight="bold" officeooo:rsid="0244d766" style:font-weight-asian="bold" style:font-weight-complex="bold"/>
    </style:style>
    <style:style style:name="T600" style:family="text">
      <style:text-properties style:font-name="Liberation Serif" fo:font-weight="bold" officeooo:rsid="024c7da4" style:font-weight-asian="bold" style:font-weight-complex="bold"/>
    </style:style>
    <style:style style:name="T601" style:family="text">
      <style:text-properties style:font-name="Liberation Serif" fo:font-weight="bold" officeooo:rsid="024d66c1" style:font-weight-asian="bold" style:font-weight-complex="bold"/>
    </style:style>
    <style:style style:name="T602" style:family="text">
      <style:text-properties style:font-name="Liberation Serif" fo:font-weight="bold" officeooo:rsid="0245cbbf" fo:background-color="#e0ffff" loext:char-shading-value="0" style:font-weight-asian="bold" style:font-weight-complex="bold" loext:padding="0cm" loext:border="none"/>
    </style:style>
    <style:style style:name="T603" style:family="text">
      <style:text-properties style:font-name="Liberation Serif" fo:font-weight="bold" officeooo:rsid="024d66c1" fo:background-color="#e0ffff" loext:char-shading-value="0" style:font-weight-asian="bold" style:font-weight-complex="bold" loext:padding="0cm" loext:border="none"/>
    </style:style>
    <style:style style:name="T604" style:family="text">
      <style:text-properties style:font-name="Liberation Serif" fo:font-weight="bold" officeooo:rsid="02478d5d" fo:background-color="#e0ffff" loext:char-shading-value="0" style:font-weight-asian="bold" style:font-weight-complex="bold" loext:padding="0cm" loext:border="none"/>
    </style:style>
    <style:style style:name="T605" style:family="text">
      <style:text-properties style:font-name="Liberation Serif" fo:font-weight="bold" officeooo:rsid="024ff739" fo:background-color="#e0ffff" loext:char-shading-value="0" style:font-weight-asian="bold" style:font-weight-complex="bold" loext:padding="0cm" loext:border="none"/>
    </style:style>
    <style:style style:name="T606" style:family="text">
      <style:text-properties style:font-name="Liberation Serif" fo:font-weight="bold" officeooo:rsid="02510799" fo:background-color="#e0ffff" loext:char-shading-value="0" style:font-weight-asian="bold" style:font-weight-complex="bold" loext:padding="0cm" loext:border="none"/>
    </style:style>
    <style:style style:name="T607" style:family="text">
      <style:text-properties style:font-name="Liberation Serif" officeooo:rsid="0242aede"/>
    </style:style>
    <style:style style:name="T608" style:family="text">
      <style:text-properties style:font-name="Liberation Serif" officeooo:rsid="0242d963"/>
    </style:style>
    <style:style style:name="T609" style:family="text">
      <style:text-properties style:font-name="Liberation Serif" officeooo:rsid="0244d766"/>
    </style:style>
    <style:style style:name="T610" style:family="text">
      <style:text-properties style:font-name="Liberation Serif" officeooo:rsid="0245cbbf"/>
    </style:style>
    <style:style style:name="T611" style:family="text">
      <style:text-properties style:font-name="Liberation Serif" officeooo:rsid="024c7da4"/>
    </style:style>
    <style:style style:name="T612" style:family="text">
      <style:text-properties style:font-name="Liberation Serif" officeooo:rsid="024c7da4" fo:background-color="#e0ffff" loext:char-shading-value="0" loext:padding="0cm" loext:border="none"/>
    </style:style>
    <style:style style:name="T613" style:family="text">
      <style:text-properties style:font-name="Liberation Serif" officeooo:rsid="0244d766" fo:background-color="#e0ffff" loext:char-shading-value="0" loext:padding="0cm" loext:border="none"/>
    </style:style>
    <style:style style:name="T614" style:family="text">
      <style:text-properties style:font-name="Liberation Serif" officeooo:rsid="0245cbbf" fo:background-color="#e0ffff" loext:char-shading-value="0" loext:padding="0cm" loext:border="none"/>
    </style:style>
    <style:style style:name="T615" style:family="text">
      <style:text-properties style:font-name="Liberation Serif" officeooo:rsid="02478d5d" fo:background-color="#e0ffff" loext:char-shading-value="0" loext:padding="0cm" loext:border="none"/>
    </style:style>
    <style:style style:name="T616" style:family="text">
      <style:text-properties style:font-name="Liberation Serif" officeooo:rsid="0245cbbf" fo:background-color="#e0ffff" loext:char-shading-value="0" style:font-weight-asian="bold" style:font-weight-complex="bold" loext:padding="0cm" loext:border="none"/>
    </style:style>
    <style:style style:name="T617" style:family="text">
      <style:text-properties style:font-name="Liberation Serif" officeooo:rsid="02478d5d" fo:background-color="#e0ffff" loext:char-shading-value="0" style:font-weight-asian="bold" style:font-weight-complex="bold" loext:padding="0cm" loext:border="none"/>
    </style:style>
    <style:style style:name="T618" style:family="text">
      <style:text-properties style:font-name="Liberation Serif" officeooo:rsid="024d66c1" fo:background-color="#e0ffff" loext:char-shading-value="0" style:font-weight-asian="bold" style:font-weight-complex="bold" loext:padding="0cm" loext:border="none"/>
    </style:style>
    <style:style style:name="T619" style:family="text">
      <style:text-properties style:font-name="Liberation Serif" officeooo:rsid="024e806b" fo:background-color="#e0ffff" loext:char-shading-value="0" style:font-weight-asian="bold" style:font-weight-complex="bold" loext:padding="0cm" loext:border="none"/>
    </style:style>
    <style:style style:name="T620" style:family="text">
      <style:text-properties style:font-name="Liberation Serif" officeooo:rsid="024ff739" fo:background-color="#e0ffff" loext:char-shading-value="0" style:font-weight-asian="bold" style:font-weight-complex="bold" loext:padding="0cm" loext:border="none"/>
    </style:style>
    <style:style style:name="T621" style:family="text">
      <style:text-properties style:font-name="Liberation Serif" officeooo:rsid="024d66c1" fo:background-color="#e0ffff" loext:char-shading-value="0" loext:padding="0cm" loext:border="none"/>
    </style:style>
    <style:style style:name="T622" style:family="text">
      <style:text-properties style:font-name="Liberation Serif" officeooo:rsid="024ff739" fo:background-color="#e0ffff" loext:char-shading-value="0" loext:padding="0cm" loext:border="none"/>
    </style:style>
    <style:style style:name="T623" style:family="text">
      <style:text-properties style:font-name="Liberation Serif" officeooo:rsid="0250b7df" fo:background-color="#e0ffff" loext:char-shading-value="0" loext:padding="0cm" loext:border="none"/>
    </style:style>
    <style:style style:name="T624" style:family="text">
      <style:text-properties style:font-name="Liberation Serif" officeooo:rsid="02510799" fo:background-color="#e0ffff" loext:char-shading-value="0" loext:padding="0cm" loext:border="none"/>
    </style:style>
    <style:style style:name="T625" style:family="text">
      <style:text-properties style:font-name="Liberation Serif" officeooo:rsid="024d66c1"/>
    </style:style>
    <style:style style:name="T626" style:family="text">
      <style:text-properties officeooo:rsid="02373917"/>
    </style:style>
    <style:style style:name="T627" style:family="text">
      <style:text-properties officeooo:rsid="023b87c2"/>
    </style:style>
    <style:style style:name="T628" style:family="text">
      <style:text-properties officeooo:rsid="023ca7e6"/>
    </style:style>
    <style:style style:name="T629" style:family="text">
      <style:text-properties officeooo:rsid="023e6e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R amigable</text:p>
      <text:p text:style-name="P2"/>
      <text:p text:style-name="P2">1er capitulo – Una breve introducción al R</text:p>
      <text:p text:style-name="P12"/>
      <text:p text:style-name="P5"><text:span text:style-name="T1">Buenos chicos y chicas, el primer capitulo de este curso nosotros lo titulamos como una breve introducción al R y la idea aquí consiste en mencionar que es el lenguaje de programación R, porque usar el R, y vamos a ver también como instalarlo, como instalar los paquetes </text:span><text:span text:style-name="T177">del R, </text:span><text:span text:style-name="T1">y vamos a mencionar </text:span><text:span text:style-name="T177">en</text:span><text:span text:style-name="T1"> que </text:span><text:span text:style-name="T177">consi</text:span><text:span text:style-name="T1">s</text:span><text:span text:style-name="T177">t</text:span><text:span text:style-name="T1">e el trabajo co</text:span><text:span text:style-name="T7">n</text:span><text:span text:style-name="T1"> proyectos.</text:span></text:p>
      <text:p text:style-name="P12"/>
      <text:list xml:id="list2589580005" text:style-name="L1">
        <text:list-item>
          <text:p text:style-name="P355">¿Que es el R?</text:p>
        </text:list-item>
      </text:list>
      <text:p text:style-name="P12"/>
      <text:p text:style-name="P2"><text:span text:style-name="T1">Bien. El R es un programa de análisis estadístico y es un referente en el campo de la estadística desde hace muchos años. Este lenguaje de programación fue creado por Robert Gentleman y Ross Ihaka, cuyas rostros pueden ver en la imagen, en el año de 1992. </text:span><text:span text:style-name="T2">La intención inicial que ambos creadores del R tenían con el programa era crear un lenguaje didáctico, para ser usado en el curso de introducción a la estadística en la universidad donde ambos trabajaban (la universidad de Nueva Zelanda).</text:span></text:p>
      <text:p text:style-name="P13"/>
      <text:p text:style-name="P14">Ustedes de pronto se preguntaran ¿de donde se les ocurrió el nombre de R?. Simplemente a modo de broma, ambos creadores nombraron como R al lenguaje que crearon, por la letra inicial de sus nombres. Solo por eso, y hoy en día así es como se conoce.</text:p>
      <text:p text:style-name="P14"/>
      <text:p text:style-name="P14">Ahora vamos a mencionar algunas de las características del lenguaje de programación R:</text:p>
      <text:p text:style-name="P14"/>
      <text:p text:style-name="P6"><text:span text:style-name="T1">1- </text:span><text:span text:style-name="T4">el R </text:span><text:span text:style-name="T3">es un lenguaje de interpretado o de script, lo que significa que se </text:span><text:span text:style-name="T4">puede</text:span><text:span text:style-name="T3"> ejecuta</text:span><text:span text:style-name="T4">r</text:span><text:span text:style-name="T3"> usando un programa intermedio llamado interprete, </text:span><text:span text:style-name="T4">o entorno integrado de desarrollo (IDE por sus siglas en ingles). Como veremos más adelante, se puede usar el lenguaje de programación R de forma directa sin instalar un interprete. Sin embargo hoy en día, trabajar de forma directa sin instalar un interprete es considerada como una manera poco efectiva de trabajar, especialmente en proyectos complejos. Esto debido a que los interpretes facilitan la programación en R al proporcionar por ejemplo herramientas para escribir y revisar el código. </text:span><text:span text:style-name="T5">Como veremos más adelante, el interprete por excelencia del lenguaje de programación R se conoce como RStudio.</text:span></text:p>
      <text:p text:style-name="P15"/>
      <text:p text:style-name="P7"><text:span text:style-name="T5">2- </text:span><text:span text:style-name="T1">Otra característica del R es que es un lenguaje de programación orientado a objetos. En este ejemplo ustedes pueden observar tres tipos de objetos en R: en la línea 1 ustedes pueden observar un </text:span><text:span text:style-name="T6">objeto denominado “a” que consiste en un </text:span><text:span text:style-name="T1">escalar, en la linea 3 ustedes pueden observar un </text:span><text:span text:style-name="T6">objeto denominado “b” que consiste en un</text:span><text:span text:style-name="T1"> vector, y de la linea 5 a la 7 ustedes pueden observar </text:span><text:span text:style-name="T6">objeto denominado “c”</text:span><text:span text:style-name="T1"> </text:span><text:span text:style-name="T6">que consiste en </text:span><text:span text:style-name="T1">una matriz. No se preocupen en este momento por lo que significa la “c</text:span><text:span text:style-name="T6">()</text:span><text:span text:style-name="T1">”, o que significa “matrix”. Esto lo veremos más adelante. </text:span><text:span text:style-name="T6">Por el momento, les queríamos presentar </text:span><text:soft-page-break/><text:span text:style-name="T6">ejemplos de tres tipo de objetos en R. Cierto, en palabras más técnicas, un objeto en R puede verse como un contenedor de información, y se incluye contenido a ese objeto con el símbolo de asignación, que en el caso del R consiste en el símbolo “menor que” seguido de un menos. Buenos. Que sea orientado a objetos significa que se puede manipular la información contenida en esos objetos: por ejemplo, sumar números, extraer información del vector o de la matriz.</text:span></text:p>
      <text:p text:style-name="P16"/>
      <text:p text:style-name="P8"><text:span text:style-name="T6">3- </text:span><text:span text:style-name="T1">Otra característica del R es que es multiplataforma, por lo que el lenguaje de programación R podra ser usado en muchos programas o computadores, como linux y windows por ejemplo.</text:span></text:p>
      <text:p text:style-name="P17"/>
      <text:p text:style-name="P9"><text:span text:style-name="T1">4- </text:span><text:span text:style-name="T7">Otra característica del R </text:span><text:span text:style-name="T8">es su tipado dinámico. Para explicar ese concepto observen este ejemplo. Aquí ustedes pueden observar los diferentes tipos de objetos en R: los caracteres, los cuales se denotan con comillas dobles o simples como se observa en la línea 1, </text:span><text:span text:style-name="T9">los números los cuales pueden identificarse como números con valores enteros como se observa en la linea 4 o números con valor decimal como se observa en la linea 7. Algo importante aquí es que para especificarle al R que el objeto creado consiste en un número entero, se </text:span><text:span text:style-name="T10">colocar al</text:span><text:span text:style-name="T9"> final </text:span><text:span text:style-name="T10">de ese número una</text:span><text:span text:style-name="T9"> “L” como observan en el objeto “b”. En caso de que no hagan esto, el R clasificara ese objeto como un número con valor decimal. </text:span><text:span text:style-name="T10">También existen los objetos clasificados como números complejos como se observa en la línea 10 y los objetos lógicos </text:span><text:span text:style-name="T9">con </text:span><text:span text:style-name="T10">valores de FALSE o TRUE como se observa en la linea 13. </text:span><text:span text:style-name="T11">Bueno, aquí vamos a emplear nuestra primera función del R: typeof(). Esta <text:s/>función permite ver el tipo de objeto creado. Ejecutemos el código y ustedes pueden observar los diferentes tipos de objetos en R. </text:span><text:span text:style-name="T12">Que sea fuertemente tipado significa que no es necesario declarar o indicar que tipo de objeto se esta creando, a excepción de los números enteros como vimos </text:span><text:span text:style-name="T13">anteriormente</text:span><text:span text:style-name="T12">. </text:span><text:span text:style-name="T13">El programa R también es fuertemente tipado, lo que significa por ejemplo que </text:span><text:span text:style-name="T14">un</text:span><text:span text:style-name="T13"> objeto de tipo carácter no puede tratarse como un número y un numero como un carácter, a menos que se emplee un procedimiento conocido como coerción explicita. (Nota: as.character(b)). Más adelante del curso hablaremos sobre esto.</text:span></text:p>
      <text:p text:style-name="P18"/>
      <text:list xml:id="list913267941" text:style-name="L2">
        <text:list-item>
          <text:p text:style-name="P364"><text:span text:style-name="T191">¿</text:span><text:span text:style-name="T190">Por qué usar R</text:span><text:span text:style-name="T191">?</text:span></text:p>
        </text:list-item>
      </text:list>
      <text:p text:style-name="P18"/>
      <text:p text:style-name="P71"><text:span text:style-name="T1">A</text:span><text:span text:style-name="T8">d</text:span><text:span text:style-name="T1">emás de las características que ya mencione, otra característica del lenguaje de programación R es que se puede obtener y distribuir de forma gratuita, debido a que se encuentra bajo una licencia denominada como “licencia publica general”. Esta licencia tiene como propósito declarar al R como un software libre y un programa de código abierto, y al ser un programa de código abierto es totalmente gratis. (Nota: GNU fue un proyecto que tuvo como propósito desarrollar sistemas operativos o softwares libres, o sea, sin ningún costo).</text:span></text:p>
      <text:p text:style-name="P19"/>
      <text:p text:style-name="P72"><text:soft-page-break/><text:span text:style-name="T1">Bueno. Esta es una imagen de un evento que hubo el año pasado aquí en Medellín, donde se evidencio que aquí al igual que alrededor del mundo existe una comunidad de usuarios del programa R. </text:span><text:span text:style-name="T15">Esta es otra característica muy importante del R: contar con una comunidad. Esto es importante debido a que al contar con una comunidad es posible dar con la solución a algún problema de programación, y dentro de la comunidad pueden existir personas con conocimientos variados que se encargan de desarrollar paquetes en distintos temas </text:span><text:span text:style-name="T18">que </text:span><text:span text:style-name="T15">de </text:span><text:span text:style-name="T18">pronto a ustedes les puede ser de</text:span><text:span text:style-name="T15"> </text:span><text:span text:style-name="T16">interés </text:span><text:span text:style-name="T18">en sus carreras</text:span><text:span text:style-name="T16">.</text:span><text:span text:style-name="T15"> </text:span><text:span text:style-name="T16">Por esta razón se dice que el programa R es fruto del esfuerzo de muchas personas en todo el mundo que colaboran en su desarrollo.</text:span></text:p>
      <text:p text:style-name="P31"/>
      <text:p text:style-name="P73"><text:span text:style-name="T16">P</text:span><text:span text:style-name="T1">or último, el uso de programas de código abierto como el programa R garantiza que otra persona pueda replicar su trabajo, experimento o investigación, comprobar los resultados obtenidos y estar en la condición de ampliar o rechazar las interpretaciones del estudio realizado. Cierto, esto es muy importante debido a que la reproducibilidad, que es un tema que veremos al finalizar el curso, se considera como uno de los principios de la investigación, y el </text:span><text:span text:style-name="T17">programa </text:span><text:span text:style-name="T1">R lo permite (Nota: creación de informes reproducibles).</text:span></text:p>
      <text:p text:style-name="P20"/>
      <text:p text:style-name="P21">Bueno chicos y chicas, esta imagen representa un antes y un después que de seguro ustedes experimentaran con el programa R o con cualquier otro lenguaje de programación, y creo que es importante mencionarles que todo lo que vale la pena hacer toma tiempo, y aprender un programa como el R no es la excepción. Al principio de seguro se encontraran con un error tras otro al programar, pero eso en normal. <text:span text:style-name="T209">Entonces no se desanimen, porque de seguro</text:span> medida que adquieran más experiencia, van a experimentar menos errores, y más adelante en sus estudios lograran grandes avances.</text:p>
      <text:p text:style-name="P21"/>
      <text:list xml:id="list4164840245" text:style-name="L3">
        <text:list-item>
          <text:p text:style-name="P356">Instalación de R base y RStudio</text:p>
        </text:list-item>
      </text:list>
      <text:p text:style-name="P22"/>
      <text:p text:style-name="P23">Si bien este curso nosotros lo diseñamos de forma interactiva con los fragmentos de código para ejemplos y ejercicios de codificación, ustedes <text:span text:style-name="T210">tranquilamente</text:span> pueden replicar y practicar los códigos usando tanto R base como RStudio. <text:span text:style-name="T210">Entonces para esto necesitan previamente instalarlos.</text:span></text:p>
      <text:p text:style-name="P23"/>
      <text:p text:style-name="P24">El programa R es mantenido por un equipo internacional de desarrolladores, que hacen que este lenguaje de programación se encuentre disponible a través de una pagina web conocida como CRAN (que significa en español Red integral de archivos del R). Cuando ustedes le den clic en “CRAN” se abrirá esa pagina web <text:span text:style-name="T211">(Nota: mostrarlo en mi compu)</text:span>. <text:span text:style-name="T212">En la parte superior de esa pagina web podrán encontrar tres enlaces de descarga.</text:span> </text:p>
      <text:p text:style-name="P24"><text:span text:style-name="T212">- </text:span><text:span text:style-name="T192">En windows: </text:span><text:span text:style-name="T212">En caso de que ustedes deseen instalar el R en windows, hagan clic en el enlace “Descargar R para windows”. Luego hagan clic en el enlace “base”, y a continuación hagan clic en este enlace de la parte superior de la pagina, donde se </text:span><text:soft-page-break/><text:span text:style-name="T212">encuentra la versión más actual del R base. Cuando le den clic a ese enlace, se descarga un programa de instalación, donde ustedes deberán dar siguiente-siguiente y de este modo se instalara el R base en windows.</text:span></text:p>
      <text:p text:style-name="P24"><text:span text:style-name="T189">- </text:span><text:span text:style-name="T193">En linux:</text:span><text:span text:style-name="T213"> en caso de que ustedes tengan otro sistema operativo como por ejemplo linux, el R por lo general viene preinstalado en muchos sistemas de linux, sin embargo en caso de que quieran la versión de R más actual, en el CRAN igualmente proporcionan la opción para descargar en linux. Para esto, hagan clic en el enlace “Descaragar R para Linux”. Al hacer esto en el CRAN se proporciona distintos archivos dependiendo del sistema de Linux de sus computadores, como “debian”, “fedora”, “ubuntu”. Al hacer clic en uno de ellos, por ejemplo “ubuntu”, abajo podrán encontrar una instrucción de como podran instalar el R base dependiendo del sistema Linux que tengan.</text:span></text:p>
      <text:p text:style-name="P24"/>
      <text:p text:style-name="P25">Cuando ustedes instalen el R base en sus computadores y lo abren, podrán ver una consola similar al de esta imagen. Este es el R base, que como pueden observar tiene una apariencia muy simple. Si bien el R base tiene una apariencia simple, ustedes pueden hacer de todo usando solo esta consola. Sin embargo hoy en día, la mayoría de personas hacen programación en R con ayuda de un interprete, y el más popular <text:span text:style-name="T214">de esos interpretes </text:span>se conoce como RStudio.</text:p>
      <text:p text:style-name="P25"/>
      <text:p text:style-name="P26">Cuando ustedes le den clic a “página de RStudio” se abrirá esta pagina web. Aquí ustedes podrán encontrar en la parte superior de la pagina una pestaña de descarga (DOWNLOAD). Le dan clic de nuevo aquí y en esta pagina encontraran isntrucciones para instalar RStudio tanto en Windows como Linux.</text:p>
      <text:p text:style-name="P26"/>
      <text:p text:style-name="P26">Al momento en que ustedes instalan y abren el RStudio, podran observar una pantalla dividida en cuatro paneles. Veamos cada uno de esos paneles:</text:p>
      <text:p text:style-name="P26"/>
      <text:p text:style-name="P27"><text:span text:style-name="T189">1-</text:span> el primer panel se conoce como <text:span text:style-name="T189">la fuente</text:span>, que es donde se escribe y edita el código R. Siempre cuando se abre RStudio, se abre <text:span text:style-name="T215">automáticamente</text:span> este pan<text:span text:style-name="T215">el “sin titulo” (unititled) como pueden observar aquí en color rojo. Es importante </text:span>que <text:span text:style-name="T215">siempre cuando trabajen en la fuente, guarden todo lo que hagan dando clic a este símbolo de diskette con el nombre que ustedes quieran, y de esa forma si algo en la computadora falla mientras trabajan, R guardara el código de forma segura. Cuando ustedes le den clic en ese diskette de guardar van a observar que esto que aparece en color rojo cambia automáticamente a un color negrito.</text:span></text:p>
      <text:p text:style-name="P27"/>
      <text:p text:style-name="P28">Cuando ustedes escriben código en la fuente, el R no evaluá inmediatamente ese código. Para que el R evalué el código se debe enviar ese código desde la fuente a la consola ¿Como se hace esto? La forma lenta es copiar todo el código que escribieron en la fuente y pegarlo en la consola que es otro panel del RStudio del cual hablaremos más adelante. Sin embargo la forma rápida consiste en resaltar o señalar el código que se desea evaluar <text:soft-page-break/>y darlo clic al botón “ejecutar” que es el que aparece aquí como “Run”, o resaltar o señalar el codigo y usar las teclas control y enter juntos.</text:p>
      <text:p text:style-name="P28"/>
      <text:p text:style-name="P29">Bien. En ocasiones ustedes necesitaran incluir texto dentro del código que no vaya dirigido al R, sino a otras personas que quieran ver el código y saber como funciona o que tarea realiza. Una forma muy usada de incluir texto dentro del código es mediante lo que se denomina como <text:span text:style-name="T189">comentarios</text:span>, y la forma de crear un comentario es usando el símbolo de numeral (<text:span text:style-name="T189">#</text:span>). <text:span text:style-name="T216">Esos comentarios también pueden ser útiles para uno mismo, debido a que es muy común que después de un tiempo olvidemos lo que hace nuestro propio código, por lo que es bueno y se recomienda mediante comentarios describir cada parte del código. Por ejemplo en la imagen, yo escribí un pequeño comentario, que ustedes pueden observar en color verde, describiendo que a continuación iba a crear tres diferentes tipos de objetos.</text:span></text:p>
      <text:p text:style-name="P29"/>
      <text:p text:style-name="P30"><text:span text:style-name="T189">2-</text:span> <text:s/>el segundo panel es la <text:span text:style-name="T189">consola</text:span>, que es donde el programa R evaluá el código. Ustedes pueden en este segundo panel escribir el código de forma directa, dar enter y obtener un resultado. Sin embargo, es mejor hacer esto directamente en la fuente por la sencilla razón de que el código que ustedes escriban en la consola no se guarda.</text:p>
      <text:p text:style-name="P30"/>
      <text:p text:style-name="P10">3-<text:span text:style-name="T1"> el tercer panel corresponde al ambiente y el historial. En la pestaña de </text:span>ambiente <text:span text:style-name="T1">(Nota: dar clic a la pestaña ambiente) es donde se muestran todos los objetos que se han creado. </text:span><text:span text:style-name="T19">En la pestaña </text:span><text:span text:style-name="T217">historial</text:span><text:span text:style-name="T19"> (</text:span><text:span text:style-name="T1">Nota: dar clic a la pestaña </text:span><text:span text:style-name="T19">historial) es donde se muestra todo el código que se ha creado y evaluado o ejecutado.</text:span></text:p>
      <text:p text:style-name="P32"/>
      <text:p text:style-name="P11">4-<text:span text:style-name="T1"> Por último, el cuarto panel es donde están las pestañas de </text:span>archivos<text:span text:style-name="T1">, </text:span>gráficos<text:span text:style-name="T1">, de </text:span>ayuda<text:span text:style-name="T1"> y de </text:span>paquetes<text:span text:style-name="T1">. </text:span><text:span text:style-name="T20">E</text:span><text:span text:style-name="T21">n </text:span><text:span text:style-name="T20">l</text:span><text:span text:style-name="T21">a</text:span><text:span text:style-name="T20"> p</text:span><text:span text:style-name="T21">estaña</text:span><text:span text:style-name="T20"> de </text:span><text:span text:style-name="T218">archivos</text:span><text:span text:style-name="T20"> (nota: dar clic a la pestaña archivos) le da acceso a cada uno de los archivos y las carpetas de su computador. En </text:span><text:span text:style-name="T21">la</text:span><text:span text:style-name="T20"> pe</text:span><text:span text:style-name="T21">staña</text:span><text:span text:style-name="T20"> de </text:span><text:span text:style-name="T218">gráficos</text:span><text:span text:style-name="T20"> se muestra todos los gráficos o visualizaciones que ustedes han hecho, también hay botones para abrir el grafico en una ventana independiente y para exportar un grafico como una extensión .pdf o .png. </text:span><text:span text:style-name="T21">Bueno, en la pestaña de ayuda ustedes pueden escribir por ejemplo el nombre de alguna función para buscar y encontrar toda la información documentada de como funciona esa función. Y, en la pestaña de </text:span><text:span text:style-name="T219">paquetes</text:span><text:span text:style-name="T21"> se muestra una lista de todos los paquetes del R que ustedes han instalado en su computador, y por medio de un chulito se indica si un paquete esta actualmente cargados o no.</text:span></text:p>
      <text:p text:style-name="P33"/>
      <text:list xml:id="list3541585684" text:style-name="L4">
        <text:list-item>
          <text:p text:style-name="P365"><text:span text:style-name="T194">L</text:span><text:span text:style-name="T195">os paquetes en R</text:span></text:p>
        </text:list-item>
      </text:list>
      <text:p text:style-name="P34"/>
      <text:p text:style-name="P74"><text:span text:style-name="T22">B</text:span><text:span text:style-name="T1">uenos, ahora vamos a hablar sobre los paquetes en R. Cuando se instala el R por primera vez, se instalan todas las funciones escritas y desarrolladas por los creadores originales del lenguaje de programación R. Si ustedes desean instalar el código escrito por otras personas para realizar tareas más especificas y que no pueden realizarse usando </text:span><text:soft-page-break/><text:span text:style-name="T1">el sistema base, necesitan instalar es</text:span><text:span text:style-name="T23">e código o esas</text:span><text:span text:style-name="T1"> funciones mediante algo conocido como </text:span><text:span text:style-name="T189">paquete</text:span><text:span text:style-name="T1">.</text:span></text:p>
      <text:p text:style-name="P35"/>
      <text:p text:style-name="P36">Los paquetes en R consisten de un conjuntos de funciones y conjuntos de datos desarrollados por personas que hacen parte de la comunidad del R. <text:s/>Un paquete del R programa R incluye muchas cosas, como código, funciones, documentación donde se explica como funciona ese paquete y conjuntos de datos.</text:p>
      <text:p text:style-name="P36"/>
      <text:p text:style-name="P37">La imagen a la derecha muestra en la periferia algunos de los paquetes disponibles en el R, y el código que se uso para crearlos en el centro, como por ejemplo código R, código python, codigo c, c++, entre otros lenguajes de programación. Yo les quería mostrar esta imagen para mostrarles que si bien esos paquetes son de uso en el R, el código que se uso para crearlos no es solo codigo R sino que también se incluyen otros lenguajes de programación. Por ejemplo, un paquete conocido como dplyr, el cual vamos a usar más adelante en el curso que veamos el tema de manipulación de datos, fue desarrollado usando código c++, y la ventaja de esto es que a la hora de realizar una operación usando ese paquete escrito en c++, esa operación se hará más rápido que otros paquetes que hacen lo mismo pero que están escritos usando código R.</text:p>
      <text:p text:style-name="P37"/>
      <text:p text:style-name="P75"><text:span text:style-name="T1">Bien. Para instalar un paquete en R existen dos opciones. </text:span><text:span text:style-name="T24">La forma más usada es descargarlos directamente de la CRAN por medio de esta función: </text:span><text:span text:style-name="T196">install.packages()</text:span><text:span text:style-name="T24">. </text:span><text:span text:style-name="T25">Por ejemplo, en este ejemplo se desea instalar los paquetes “dplyr”, “tidyr” y “ggplot2”, que son paquetes que contienen conjuntos de datos y funciones que usaremos más adelante en el curso, y para hacerlo como pueden observar se usa la función install.packages().</text:span></text:p>
      <text:p text:style-name="P38"/>
      <text:p text:style-name="P76"><text:span text:style-name="T25">L</text:span><text:span text:style-name="T1">a otra forma de instalar un paquete es mediante </text:span><text:span text:style-name="T26">otro</text:span><text:span text:style-name="T1"> paquete conocido como “devtools”, el cual es un paquete que permite instalar otros paquetes los cuales se encuentran alojados en distintos servidores o repositorios (Nota: un repositorio es el lugar donde están alojados los paquetes y desde el cual podemos descargarlos). </text:span><text:span text:style-name="T27">Para esto, el paquete “devtools” proporciona un conjuntos de funciones:</text:span></text:p>
      <text:list xml:id="list3694323231" text:style-name="L5">
        <text:list-item>
          <text:p text:style-name="P366">install_bioc(), para instalar paquetes alojados en bioconductor</text:p>
        </text:list-item>
        <text:list-item>
          <text:p text:style-name="P366">intall_cran(), para instalar paquetes alojados en la CRAN</text:p>
        </text:list-item>
        <text:list-item>
          <text:p text:style-name="P366">install_git(), para instalar paquetes alojados en git</text:p>
        </text:list-item>
        <text:list-item>
          <text:p text:style-name="P366">install_github(), para instalar paquetes alojados en GitHub.</text:p>
        </text:list-item>
      </text:list>
      <text:p text:style-name="P39"/>
      <text:p text:style-name="P40">Por ejemplo en este ejemplo, deseamos instalar el paquete “dplyr” desde el repositorio donde se encuentra alojado que es el GitHub. Para hacer esto, primero instalamos el paquete “devtools” usando la función install.packages(), y luego ejecutamos el código de la línea 2. Eso seria todo.</text:p>
      <text:p text:style-name="P40"/>
      <text:p text:style-name="P41"><text:soft-page-break/>Buenos. Una vez tengan instalado un paquete del R, pueden hacer uso de sus funciones o conjuntos de datos, sin embargo para hacer uso de esas funciones o conjuntos de datos, deben cargar el paquete primero. Para esto existen igualmente dos formas:</text:p>
      <text:p text:style-name="P41"/>
      <text:p text:style-name="P77"><text:span text:style-name="T1">1- Si se desease hacer un uso temporal o esporádico de unas cuantas funciones o conjunto de datos del paquete y no el paquete completo, se puede emplear esta notación: </text:span><text:span text:style-name="T189">nombre_paquete::nombre_función()</text:span><text:span text:style-name="T1">. Por ejemplo en este ejemplo, si se desease explorar el conjuntos de datos “Starwars” del paquete dplyr, sin cargar ese paquete, se puede hacer uso de esta línea de código.</text:span></text:p>
      <text:p text:style-name="P41"/>
      <text:p text:style-name="P78"><text:span text:style-name="T1">2- La otra forma de cargar un paquete, el cual es la </text:span><text:span text:style-name="T29">forma</text:span><text:span text:style-name="T1"> más usada, es cargar ese paquete en la memoria del computador mediante el uso de la función library(). </text:span><text:span text:style-name="T28">Por ejemplo, siguiendo con el ejemplo anterior, </text:span><text:span text:style-name="T29">si se desease hacer un uso del conjunto de datos “Starwars” del paquete dplyr, primero tendrían que cargar en memoria el paquete dplyr usando la función library(), y luego asignar ese conjunto de datosa cualquier objeto, como en este caso “Datos_starwars”.</text:span></text:p>
      <text:p text:style-name="P42"/>
      <text:p text:style-name="P79"><text:span text:style-name="T1">B</text:span><text:span text:style-name="T29">i</text:span><text:span text:style-name="T1">en. En caso de que ustedes quisieran conocer la información básica sobre un paquete, por ejemplo si quisieran conocer para que se usa, el autor o autores, la versión, la fecha de actualización, tipo de licencia y las dependencias del paquete, se pueden emplear estas dos funciones: Description() y help(). Por ejemplo, si quisieran acceder a la información del paquete dplyr(), se ejecutaría el código que se observa en la línea 1. Al ejecutarlo, observemos que es lo que muestra.</text:span></text:p>
      <text:p text:style-name="P43"/>
      <text:p text:style-name="P43">Bueno, aquí les compartimos otras funciones del sistema base del R que pueden emplear para la gestión de los paquetes instalados:</text:p>
      <text:list xml:id="list1849275106" text:style-name="L6">
        <text:list-item>
          <text:p text:style-name="P367">installed.packages(), para ver que paquetes se tienen instalados.</text:p>
        </text:list-item>
        <text:list-item>
          <text:p text:style-name="P367">remove.packages('dplyr'), si se desease eliminar un paquete, como en este caso el paquete dplyr.</text:p>
        </text:list-item>
        <text:list-item>
          <text:p text:style-name="P367">old.packages(), para comprobar que paquetes necesitan ser actualizados.</text:p>
        </text:list-item>
        <text:list-item>
          <text:p text:style-name="P367">update.packages(), para actualizar todo los paquetes instalados.</text:p>
        </text:list-item>
      </text:list>
      <text:p text:style-name="P43"/>
      <text:list xml:id="list3215486175" text:style-name="L7">
        <text:list-item>
          <text:p text:style-name="P357">Trabajando con proyectos</text:p>
        </text:list-item>
      </text:list>
      <text:p text:style-name="P62"/>
      <text:p text:style-name="P63">Buenos. Finalmente para terminar con esta primera parte de introducción al programa R, les voy a hablar sobre el trabajo con proyectos en R.</text:p>
      <text:p text:style-name="P63"/>
      <text:p text:style-name="P63">Para esto es necesario definir inicialmente lo que es un directorio de trabajo. El directorio de trabajo <text:span text:style-name="T220">consiste en</text:span> una ruta de archivo en <text:span text:style-name="T220">sus</text:span> computadora<text:span text:style-name="T220">s</text:span>, que establece la ubicación de cualquier archivo que se lea <text:span text:style-name="T220">o importe</text:span> en R <text:span text:style-name="T220">y que</text:span> se guarde <text:span text:style-name="T220">o exporte</text:span> fuera del R.</text:p>
      <text:p text:style-name="P63"/>
      <text:p text:style-name="P64"><text:soft-page-break/>Esta imagen ejemplifica en que consiste un directorio de trabajo. Un directorio de trabajo es como una bandera en sus computadoras que le dice al programa R en que lugar se encuentran los archivos con los que se esta trabajando, y cada directorio de trabajo <text:span text:style-name="T221">tiene</text:span> sus propios archivos como carpetas con subcarpetas organizadas, <text:span text:style-name="T222">códigos R que de pronto ustedes hayan programado, conjunto de datos y resultados como gráficas o texto escrito</text:span>.</text:p>
      <text:p text:style-name="P64"/>
      <text:p text:style-name="P66"><text:span text:style-name="T320">Al momento de trabajar en R, solo pueden tener un directorio de trabajo activo (Nota: el directorio de trabajo activo se denomina como directorio de trabajo actual). Para encontrar el directorio de trabajo en el que estén trabajando se puede emplear esta función: la función getwd(). Por ejemplo, cuando yo en mi consola del R coloque la función getwd() y lo ejecute, dio como resultado esta ruta toda larga que coloque como comentario el cual indica </text:span><text:span text:style-name="T321">el</text:span><text:span text:style-name="T320"> directorio de</text:span><text:span text:style-name="T322"> t</text:span><text:span text:style-name="T323">r</text:span><text:span text:style-name="T322">abajo donde se encuentran todos los archivos que empleamos para construir este curso. </text:span><text:span text:style-name="T224">Esto </text:span><text:span text:style-name="T225">también </text:span><text:span text:style-name="T224">significa que cuando intent</text:span><text:span text:style-name="T225">e</text:span><text:span text:style-name="T224"> leer archivos nuevos en R o </text:span><text:span text:style-name="T225">guardar</text:span><text:span text:style-name="T224"> archivos fuera de</text:span><text:span text:style-name="T225">l</text:span><text:span text:style-name="T224"> R, </text:span><text:span text:style-name="T225">el R </text:span><text:span text:style-name="T224">supondrá que quiero ponerlos en </text:span><text:span text:style-name="T225">l</text:span><text:span text:style-name="T224">a carpeta “</text:span><text:span text:style-name="T225">Un_curso_amigable_sobre_R</text:span><text:span text:style-name="T224">”.</text:span></text:p>
      <text:p text:style-name="P82"/>
      <text:p text:style-name="P84">En el programa R también existe otra función conocida como setwd(), que es una función que permite cambiar nuestro directorio de trabajo a otra carpeta. Para esto esa función recibe como argumento la ruta de archivo donde se encuentre la carpeta del nuevo directorio de trabajo. Por ejemplo en este caso, cambiamos de la carpeta “Un_curso_amigable_sobre_R” a la carpeta “Curso_estadistica”.</text:p>
      <text:p text:style-name="P84"/>
      <text:p text:style-name="P67"><text:span text:style-name="T224">Si bien este enfoque de usar la función setwd(), para definir o establecer la ruta del directorio de trabajo, esta bien y es usado por muchas personas, hoy en día si se esta usando RStudio existe la opción de crear algo que se conoce como </text:span><text:span text:style-name="T232">proyecto</text:span><text:span text:style-name="T226">. </text:span><text:span text:style-name="T227">Y es que el problema del uso de esa función es que al momento de que ustedes quieran compartir el trabajo echo en R con otras personas, va a ser difícil que esas personas ejecuten ese código, por el simple hecho de que ellos no cuentan con la misma ruta del directorio de trabajo </text:span><text:span text:style-name="T228">que ustedes usaron</text:span><text:span text:style-name="T227">.</text:span></text:p>
      <text:p text:style-name="P86"/>
      <text:p text:style-name="P68"><text:span text:style-name="T229">Bien.</text:span><text:span text:style-name="T227"> </text:span><text:span text:style-name="T229">Un proyecto en R es un directorio de trabajo designado como un archivo .Rproj. Cuando </text:span><text:span text:style-name="T230">ustedes </text:span><text:span text:style-name="T229">abre</text:span><text:span text:style-name="T230">n</text:span><text:span text:style-name="T229"> </text:span><text:span text:style-name="T230">un</text:span><text:span text:style-name="T229"> proyecto creado dándole doble clic a ese archivo .Rproj, el directorio de trabajo se establecerá automáticamente en la carpeta en el que se encuentre ese archivo .Rproj.</text:span></text:p>
      <text:p text:style-name="P87"/>
      <text:p text:style-name="P69"><text:span text:style-name="T229">V</text:span><text:span text:style-name="T226">amos a crear un proyecto para que ustedes vean como se hace: aquí en mi escritorio tengo una carpeta llamado “Curso_R”. Voy a abrir RStudio. Cuando abro RStudio creo mi proyecto yendo a “File” (archivo) - “New Project” (nuevo proyecto). Aquí le doy en “directorio existente” debido a que ya tengo una carpeta creada, y lo que hago aquí es buscar esa carpeta. Cuando la encuentro le doy “crear proyecto” y ya. Ya se creo el proyecto. Es muy </text:span><text:span text:style-name="T231">fácil.</text:span><text:span text:style-name="T226"> </text:span><text:span text:style-name="T231">La idea de estos proyectos es que si un día ustedes deciden </text:span><text:soft-page-break/><text:span text:style-name="T231">mover esa carpeta “curso_R” a una computadora diferente o compartirlo con otra persona, todas las rutas usadas por ejemplo para importar o exportar archivos, seguirán funcionando siempre que ustedes inicien la sesión del R dándole doble clic a ese archivo .RProject.</text:span></text:p>
      <text:p text:style-name="P88"/>
      <text:p text:style-name="P70"><text:span text:style-name="T231">B</text:span><text:span text:style-name="T226">ueno, con esta imagen se pretende mostrar que es posible establecer el d</text:span><text:span text:style-name="T229">i</text:span><text:span text:style-name="T226">rector</text:span><text:span text:style-name="T229">i</text:span><text:span text:style-name="T226">o de trabajo usando tanto la función setwd() como mediante proyectos, sin embargo la creación de proyectos se asocia con una mejor decisión al momento de programar en R, además de que favorece el análisis reproducible.</text:span></text:p>
      <text:p text:style-name="P89"/>
      <text:p text:style-name="P90">En esta tabla les queremos compartir algunas funciones que de pronto les pueden se de utilidad para administrar el directorio de trabajo (Nota: decir con mis palabras las funciones y descripción.)</text:p>
      <text:p text:style-name="P90"/>
      <text:p text:style-name="P91">Además de usar proyectos, también es una buena practica estructurar el directorio de trabajo con el fin de facilitar el trabajo de cualquier persona con la que estén trabando, <text:span text:style-name="T325">o</text:span> facilitar sus propios trabajos.</text:p>
      <text:p text:style-name="P92"/>
      <text:p text:style-name="P93">Esta imagen muestra el enfoque que recomiendan muchas personas. La idea consiste en tener cada componente del proyecto separado en carpetas y subcarpetas, y así poder acceder rápidamente a lo que necesiten, ya sea el conjunto de datos, el código R y los resultados.</text:p>
      <text:p text:style-name="P93"/>
      <text:p text:style-name="P93">En <text:span text:style-name="T189">datos</text:span> se recomienda por ejemplo guardar los conjuntos de datos que se van a leer o importar en el programa R para realizar el análisis o la visualización. La idea es que los conjuntos de datos contenidos en esta carpeta de datos no se editen o modifiquen para garantizar la reproducibilidad.</text:p>
      <text:p text:style-name="P93"/>
      <text:p text:style-name="P93">En la carpeta <text:span text:style-name="T189">código</text:span> <text:span text:style-name="T326">se recomienda guardar el código R que se creo, que pueden ser varios códigos, por ejemplo en este caso análisis a y análisis b, si cada uno de esos códigos se emplean en distintas tareas. También si ustedes cuentan con funciones personalizadas que usaran en el proyecto, también se recomienda que guarden esas funciones dentro de una subcarpeta denominada funciones.</text:span></text:p>
      <text:p text:style-name="P93"/>
      <text:p text:style-name="P94">Por último, en la carpeta de <text:span text:style-name="T189">resultados</text:span> se recomienda <text:span text:style-name="T327">guardar todos los resultados del análisis, como por ejemplo gráficos, conjuntos de datos que hallan sido editados y el informe final <text:s/>como por ejemplo documentos .pdf o .html si los generaron.</text:span></text:p>
      <text:p text:style-name="P353">Curso R amigable</text:p>
      <text:p text:style-name="P3"/>
      <text:p text:style-name="P240"><text:span text:style-name="T328">2do</text:span> capitulo – <text:span text:style-name="T328">Lo básico en e</text:span>l <text:span text:style-name="T328">uso del</text:span> R</text:p>
      <text:p text:style-name="P240"/>
      <text:p text:style-name="P241">(Imagen de escalar, vector y matriz)<text:span text:style-name="T1"> – </text:span><text:span text:style-name="T30">Buenos muchachos, como había mencionado en el capitulo anterior de introducción, una característica importante de lenguaje de programación R es que es un lenguaje de programación orientado a objetos.</text:span></text:p>
      <text:p text:style-name="P106"/>
      <text:p text:style-name="P107">Estos objetos en el R, como pueden observar en la imagen, vienen en muchas formas y tamaños, desde objetos simples como escalares y vectores, hasta objetos más complejos como una matriz o un conjuntos de datos.</text:p>
      <text:p text:style-name="P107"/>
      <text:p text:style-name="P242"><text:span text:style-name="T1">En este capitulo vamos a ver cada uno de esos objeto</text:span><text:span text:style-name="T31">s</text:span><text:span text:style-name="T1">, y también vamos a ver las operaciones que se pueden realizar sobre ellos, usando algunas funciones del sistema base del R.</text:span></text:p>
      <text:p text:style-name="P44"/>
      <text:list xml:id="list184356372181381" text:continue-numbering="true" text:style-name="L7">
        <text:list-item>
          <text:p text:style-name="P368">Los escalares</text:p>
        </text:list-item>
      </text:list>
      <text:p text:style-name="P108"/>
      <text:p text:style-name="P243">(Párrafo en la presentación… <text:span text:style-name="T329">que se muestre el ejemplo 2.1.1 también</text:span>)<text:span text:style-name="T1"> – Los escalares son el tipo de objeto más simple en el R. Estos son objetos de un único valor, sin embargo como vimos en el capitulo anterior de introducción, estos objetos de un solo valor pueden ser de diferentes clases, lo cual se conoce como clases atómicas:</text:span></text:p>
      <text:p text:style-name="P121"/>
      <text:p text:style-name="P243"><text:span text:style-name="T1">- Los </text:span>caracteres<text:span text:style-name="T1">, también conocidos como cadenas (o string), los cuales se denotan o crean con comillas simples </text:span><text:span text:style-name="T32">o dobles </text:span><text:span text:style-name="T1">como pueden observar en este ejemplo.</text:span></text:p>
      <text:p text:style-name="P121"/>
      <text:p text:style-name="P243"><text:span text:style-name="T1">- </text:span><text:span text:style-name="T32">Los </text:span><text:span text:style-name="T329">números</text:span><text:span text:style-name="T32">, los cuales se pueden clasificar como números </text:span><text:span text:style-name="T329">enteros</text:span><text:span text:style-name="T32"> y números </text:span><text:span text:style-name="T329">reales</text:span><text:span text:style-name="T32"> o números con valor decimal. En el ejemplo ustedes pueden observar que para que el programa R cree un objeto que contiene un número entero, como en este caso el objeto b, el número debe ir acompañado de la letra o sufijo “L”. Si no le indicamos al R que se quiere crear un objeto que contiene un número entero mediante esa letra, el R asumirá que se tiene la intención de crear un objeto un objeto que contiene un número real.</text:span></text:p>
      <text:p text:style-name="P122"/>
      <text:p text:style-name="P243"><text:span text:style-name="T32">- </text:span><text:span text:style-name="T33">Los números </text:span><text:span text:style-name="T330">complejos</text:span><text:span text:style-name="T33"> también son otra clase </text:span><text:span text:style-name="T34">de objeto en R.</text:span></text:p>
      <text:p text:style-name="P123"/>
      <text:p text:style-name="P243"><text:span text:style-name="T34">- Y por último, también existen los objetos </text:span><text:span text:style-name="T331">lógicos</text:span><text:span text:style-name="T34"> o </text:span><text:span text:style-name="T331">boleanos</text:span><text:span text:style-name="T34">, que son objetos que contienen solo valores de TRUE y FALSE.</text:span></text:p>
      <text:p text:style-name="P123"/>
      <text:p text:style-name="P249"><text:span text:style-name="T34">E</text:span><text:span text:style-name="T1">n este primer ejemplo ustedes pueden observar esta función: </text:span>typeof()<text:span text:style-name="T1">. Esta función como pueden observar al ejecutar el código, permite diferenciar o reconocer la clase atómica del objeto creado. </text:span><text:span text:style-name="T332">Ejecutemos el código</text:span><text:span text:style-name="T35"> para observar como funciona.</text:span></text:p>
      <text:p text:style-name="P124"/>
      <text:p text:style-name="P250"><text:soft-page-break/>(Fragmento de aclaración) <text:span text:style-name="T35">B</text:span><text:span text:style-name="T1">ien. Aquí hay un fragmento de aclaración: En el R, como en cualquier otro lenguaje de programación, existen las llamadas </text:span>palabras clave<text:span text:style-name="T1"> o </text:span>palabras reservadas<text:span text:style-name="T1">. Un ejemplo de esas palabras son las palabras TRUE, FALSE y typeof </text:span><text:span text:style-name="T36">las cuales acabamos de ver. </text:span><text:span text:style-name="T37">Es importante que al momento de que ustedes creen un objeto o una función </text:span><text:span text:style-name="T38">en R</text:span><text:span text:style-name="T37">, no usen esas palabras para nombrar ese objeto o esa función, debido a que son palabras propias del lenguaje </text:span><text:span text:style-name="T39">y que están incorporadas en el entorno del programa</text:span><text:span text:style-name="T36">.</text:span></text:p>
      <text:p text:style-name="P45"/>
      <text:list xml:id="list184356373085083" text:continue-numbering="true" text:style-name="L7">
        <text:list-item>
          <text:p text:style-name="P369">Los <text:span text:style-name="T334">vectores</text:span></text:p>
        </text:list-item>
      </text:list>
      <text:p text:style-name="P109"/>
      <text:p text:style-name="P265"><text:span text:style-name="T36">B</text:span><text:span text:style-name="T1">ien. Es importante que ustedes sepan que en el lenguaje de programación R, los escalares no se encuentran ni se manejan de manera aislada, sino que se encuentran agrupadas dentro del tipo de objeto más básico del lenguaje R: los vectores.</text:span></text:p>
      <text:p text:style-name="P125"/>
      <text:p text:style-name="P244"><text:span text:style-name="T333">(Párrafo en la presentación) – </text:span><text:span text:style-name="T36">un vector </text:span><text:span text:style-name="T40">o un objeto vectorial consiste en una combinación de varias escalares almacenados como un solo objeto. Un vector en R, al igual que un escalar, puede ser numérico, carácter o lógico, pero nunca un vector podrá ser de dos o más clases diferentes.</text:span></text:p>
      <text:p text:style-name="P126"/>
      <text:p text:style-name="P266"><text:span text:style-name="T335">(</text:span>Tabla)<text:span text:style-name="T1"> – En el programa R existen varias formas con la que ustedes pueden crear un vector. En esta tabla ustedes pueden observar esas distintas formas con algunos ejemplos:</text:span></text:p>
      <text:p text:style-name="P127"/>
      <text:p text:style-name="P266"><text:span text:style-name="T1">- </text:span><text:span text:style-name="T41">La forma más simple de crear un vector es con la función </text:span><text:span text:style-name="T336">c()</text:span><text:span text:style-name="T41">. Ese sufijo “C” </text:span><text:span text:style-name="T42">significa </text:span><text:span text:style-name="T337">concatenar</text:span><text:span text:style-name="T42"> </text:span><text:span text:style-name="T43">o </text:span><text:span text:style-name="T338">juntar</text:span><text:span text:style-name="T43">, y como pueden observar en el ejemplo, la función c() toma varios escalares, como en este caso los números 1, 5 y 9, y devuelve como resultado un vector que contiene esos números.</text:span></text:p>
      <text:p text:style-name="P128"/>
      <text:p text:style-name="P266"><text:span text:style-name="T43">- Otra forma de crear un vector es a través de secuencias de números usando el operador “:” (dos puntos). Por ejemplo en esta tabla, se quiso crear un vector que contiene los números del 5 al 10, y para esto se uso como pueden observar esos dos puntos entre </text:span><text:span text:style-name="T45">amb</text:span><text:span text:style-name="T43">os números. El resultado de esto, </text:span><text:span text:style-name="T44">es un vector con los números del 5 al 10 en pasos de 1 (5, 6, 7, 8, 9 <text:s/>y10).</text:span></text:p>
      <text:p text:style-name="P129"/>
      <text:p text:style-name="P266"><text:span text:style-name="T44">- </text:span><text:span text:style-name="T45">Otra forma un poquito más compleja de crear un vector es usando la función </text:span><text:span text:style-name="T339">seq()</text:span><text:span text:style-name="T45">. </text:span><text:span text:style-name="T46">Esta función, al igual que el operador anterior de dos puntos, permite crear vectores a través de secuencias de números, desde un número inicial hasta un número final, sin embargo la función seq() es un poco más flexible debido a que permite especificar el tamaño de los pasos entre los números. </text:span><text:span text:style-name="T47">Bien. Como pueden observar en esta tabla, la función seq() esta constituida de tres argumentos:</text:span></text:p>
      <text:list xml:id="list3115141627" text:style-name="L8">
        <text:list-item>
          <text:p text:style-name="P401">el argumento “from”, donde se indica el número que inicia la secuencia. En este ejemplo el cero (0).</text:p>
        </text:list-item>
        <text:list-item>
          <text:p text:style-name="P401"><text:soft-page-break/>el argumento “to”, donde se indica el número final de la secuencia. En este ejemplo el cinco (<text:span text:style-name="T340">6</text:span>).</text:p>
        </text:list-item>
        <text:list-item>
          <text:p text:style-name="P401">y el argumento “by”, donde se indica el tamaño de los pasos de la secuencia. En este ejemplo dos (2).</text:p>
        </text:list-item>
      </text:list>
      <text:p text:style-name="P95">El resultado de todo esto como pueden observar en la tabla, es un vector con los números de 0 al 6, en pasos de a 2 (0, 2, 4, y 6).</text:p>
      <text:p text:style-name="P95"/>
      <text:p text:style-name="P96">- <text:span text:style-name="T341">La última forma de crear un vector es usando la función </text:span><text:span text:style-name="T197">rep()</text:span><text:span text:style-name="T341">. Esta función permite repetir un escalar o un vector, un número especifico de veces. En esta tabla ustedes pueden observar los argumentos <text:s/>de esa función rep():</text:span></text:p>
      <text:list xml:id="list1066818745" text:style-name="L9">
        <text:list-item>
          <text:p text:style-name="P402">el argumento “X”, donde se especifica <text:span text:style-name="T342">el escalar o vector que se desea repetir. En este ejemplo, un vector con los números 1 y 5.</text:span></text:p>
        </text:list-item>
        <text:list-item>
          <text:p text:style-name="P403">el argumento “times”, donde se indica el número de veces que se desea repetir cada valor especificado en el argumento “X”. En este caso dos (2).</text:p>
        </text:list-item>
        <text:list-item>
          <text:p text:style-name="P403">y el <text:span text:style-name="T343">argumento “each”, donde se indica cada cuanto se desea repetir cada valor especificado en el argumento “X”. En este caso dos (2).</text:span></text:p>
        </text:list-item>
      </text:list>
      <text:p text:style-name="P97">El resultados de toda esta instrucción es un vector con los números 1 y 5 repetidos dos veces cada dos veces.</text:p>
      <text:p text:style-name="P97"/>
      <text:p text:style-name="P267">(Ejemplo 2.2.1… ejecutar el código primero)<text:span text:style-name="T1"> – </text:span><text:span text:style-name="T48">veamos algunos ejemplos de la creación de vectores:</text:span></text:p>
      <text:p text:style-name="P98"/>
      <text:list xml:id="list1231747026" text:style-name="L10">
        <text:list-item>
          <text:p text:style-name="P404">En el primer ejemplo que observan en la línea 1, se uso la función c() para crear un vector llamado “num” que contiene los números del 1 al 5.</text:p>
        </text:list-item>
        <text:list-item>
          <text:p text:style-name="P405">En el segundo ejemplo en la línea 4, ustedes pueden observar que con esa función c() también se puede crear un vector de caracteres, por ejemplo las primeras 6 letras del abecedario.</text:p>
        </text:list-item>
        <text:list-item>
          <text:p text:style-name="P405">En el tercer ejemplo en la línea 7, se creo un vector llamado “num_2” con los número del 1 al 10, mediante una secuencia de números usando el operador “:”.</text:p>
        </text:list-item>
        <text:list-item>
          <text:p text:style-name="P406">También se puede crear como se observa en el cuarto ejemplo <text:span text:style-name="T344">en la línea 10</text:span>, una secuencia de número de mayor a menor, o de atrás hacia adelante.</text:p>
        </text:list-item>
        <text:list-item>
          <text:p text:style-name="P407">En el quinto ejemplo, se creo una secuencia de números de 0 al 100 por medio de la función seq(), pero se indico que el número presentado fuera de 10 en 10.</text:p>
        </text:list-item>
        <text:list-item>
          <text:p text:style-name="P408">En el sexto ejemplo en la línea 16, se creo un vector con un solo número (el 4) pero repetido 10 veces.</text:p>
        </text:list-item>
        <text:list-item>
          <text:p text:style-name="P408">Y ya por último, en la línea 19 se creo un vector por medio de la función de la función rep(), con los números 1 y 2, y se indico que cada uno de esos dos números fueran repetidos cada 2 veces.</text:p>
        </text:list-item>
      </text:list>
      <text:p text:style-name="P99"/>
      <text:p text:style-name="P251">(Fragmento de aclaración… <text:span text:style-name="T346">función</text:span>)<text:span text:style-name="T1"> – </text:span><text:span text:style-name="T49">Bueno. ya en este punto hemos visto algunas funciones del sistema base del R, pero a todas estas ¿que es una </text:span><text:span text:style-name="T345">función</text:span><text:span text:style-name="T49">? U</text:span><text:span text:style-name="T50">na función en R es un procedimiento que toma un objeto como argumento o valor de entrada, hace </text:span><text:soft-page-break/><text:span text:style-name="T50">algo con ese objeto y luego devuelve un nuevo objeto como resultado. </text:span><text:span text:style-name="T51">Cierto. Esta es una imagen donde se ilustra lo que es una función: es como una caja donde se procesa algo que entra y en donde se genera un resultado mediante una salida.</text:span></text:p>
      <text:p text:style-name="P130"/>
      <text:p text:style-name="P268"><text:span text:style-name="T51">C</text:span><text:span text:style-name="T1">uando ustedes le den clic a esta pestaña de “listas de funciones útiles”, podrán encontrar un cuadrito con algunas de las funciones del sistema base y que ustedes pueden emplear sobre un vector. Entonces por ejemplo, </text:span><text:span text:style-name="T52">l</text:span><text:span text:style-name="T1">a función mean(). Esta función toma como argumento un objeto vectorial, calcula el promedio de los números o elementos de ese vector, y luego devuelve un resultado que consiste en un objeto escalar <text:s/>que indica cual es el promedio de ese vector.</text:span></text:p>
      <text:p text:style-name="P131"/>
      <text:p text:style-name="P252">(Fragmento de aclaración… <text:span text:style-name="T346">argumento</text:span>)<text:span text:style-name="T1"> – </text:span><text:span text:style-name="T49">B</text:span><text:span text:style-name="T53">ien. También hemos mencionado la palabra “argumento de una función”. ¿Que es eso? En R, el argumento de una función puede ser cualquier objeto o valor, el cual se indica dentro de una función para que esta realice un proceso.</text:span></text:p>
      <text:p text:style-name="P132"/>
      <text:p text:style-name="P269"><text:span text:style-name="T1">Aquí les mostramos un ejemplo de como pueden conocer los argumentos de una función. Supongamos que quisiéramos redondear un número. Para esto se emplea la función </text:span>round()<text:span text:style-name="T1">. Sin embargo, desconocemos que argumentos le debemos pasar esa función para que realice ese redondeo. Por medio de la función </text:span>args(),<text:span text:style-name="T1"> que se observa en la línea 1, y colocando el nombre de la función entre los paréntesis, en este caso la función round(), podemos conocer los argumentos necesarios. </text:span><text:span text:style-name="T348">(Ejecutar el código)</text:span><text:span text:style-name="T54"> </text:span><text:span text:style-name="T1">Al ejecutar el código, observamos que la función round() se componen de dos argumentos:</text:span></text:p>
      <text:list xml:id="list3409242504" text:style-name="L11">
        <text:list-item>
          <text:p text:style-name="P409">El argumento “X”, donde se indica el valor u objeto que se desea redondear.</text:p>
        </text:list-item>
        <text:list-item>
          <text:p text:style-name="P409">Y el argumento “digits”, donde se indica el número de decimales que se desea tenga el número a redondear. Aquí también se observa que el valor por defecto de ese argumento “digits” es igual a cero. Lo que quiere decir ese valor por defecto es que si no se especifica al momento de usar la función un valor distinto a ese cero para “digits”, <text:span text:style-name="T347">el redondeo va a ser a cero dígitos decimales.</text:span></text:p>
        </text:list-item>
      </text:list>
      <text:p text:style-name="P100">En la lineas 2 y 3 del ejemplo pueden observar comentadas otras formas que ustedes pueden emplear para conocer los argumentos de una función: mediante el uso del operador “?” (pregunta) o mediante el uso de la función <text:span text:style-name="T189">help().</text:span> Cuando ustedes usen ambas formas, automáticamente lo que hará el R será darles acceso a una pagina donde hay documentación sobre el uso de la función.</text:p>
      <text:p text:style-name="P100"/>
      <text:list xml:id="list184357057734853" text:continue-list="list184356373085083" text:style-name="L7">
        <text:list-item>
          <text:p text:style-name="P358"><text:span text:style-name="T233">Operaci</text:span><text:span text:style-name="T223">o</text:span><text:span text:style-name="T233">ne</text:span><text:span text:style-name="T223">s </text:span><text:span text:style-name="T233">sencillas con</text:span><text:span text:style-name="T223"> </text:span><text:span text:style-name="T234">vectores</text:span></text:p>
        </text:list-item>
      </text:list>
      <text:p text:style-name="P110"/>
      <text:p text:style-name="P270"><text:span text:style-name="T1">Bueno, ahora vamos a ver a continuación algunas operaciones sencillas </text:span><text:span text:style-name="T55">sobre</text:span><text:span text:style-name="T1"> </text:span><text:span text:style-name="T55">obj</text:span><text:span text:style-name="T1">e</text:span><text:span text:style-name="T55">tos </text:span><text:span text:style-name="T1">vector</text:span><text:span text:style-name="T55">iale</text:span><text:span text:style-name="T1">s.</text:span></text:p>
      <text:p text:style-name="P133"/>
      <text:p text:style-name="P271"><text:span text:style-name="T350">(Tabla)</text:span><text:span text:style-name="T59"> </text:span><text:span text:style-name="T1">Unos de los primeros pasos para poder dominar el programa R consiste en comprender su uso como si se tratase de una calculadora. A modo personal, la primera </text:span><text:soft-page-break/><text:span text:style-name="T1">vez que escuche hablar sobre el lenguaje de programación R el profesor nos dijo “instalen el R y úsenlo como calculadora”. </text:span><text:span text:style-name="T56">Y es que con el R se pueden realizar operaciones matemáticas como en una calculadora, ya que el programa R cuenta también con una seri</text:span><text:span text:style-name="T57">e</text:span><text:span text:style-name="T56"> de operadores básicos, como se observa en esta tabla:</text:span><text:span text:style-name="T58"> se pueden realizar sumas, restar números. Con la expresión “*” (asterisco) se pueden llevar a cabo multiplicaciones. Se pueden también hacer divisiones. El signo de doble asterisco (**) o de sombrerito (^) que es un operador de potencia. Y los dos porcentajes, los cuales se usan para para calcular el residuo (</text:span><text:span text:style-name="T349">Nota:</text:span><text:span text:style-name="T58"> el residuo es la cantidad que sobre de una división o o que queda si un número no puede ser dividido exactamente por otro).</text:span></text:p>
      <text:p text:style-name="P135"/>
      <text:p text:style-name="P272"><text:span text:style-name="T58">E</text:span><text:span text:style-name="T1">stos operadores básicos se pueden emplear también para realizar operaciones en vectores numéricos. Veamos </text:span><text:span text:style-name="T60">alg</text:span><text:span text:style-name="T1">un</text:span><text:span text:style-name="T60">os</text:span><text:span text:style-name="T1"> ejemplo</text:span><text:span text:style-name="T60">s</text:span><text:span text:style-name="T1">.</text:span></text:p>
      <text:p text:style-name="P136"/>
      <text:p text:style-name="P273">(Ejemplo 2.2.1.1… <text:span text:style-name="T351">ejecutar el código primero</text:span>)<text:span text:style-name="T1"> </text:span><text:span text:style-name="T61">supongamos</text:span><text:span text:style-name="T1"> </text:span><text:span text:style-name="T61">que tenemos un vector llamado “vec_1” con los números del 1 al 8, y queremos sumar ese vector con un escalar llamado “vec_2” que contiene el número 2. </text:span><text:span text:style-name="T62">Para hacer esto usamos el operador de “suma”, y lo que hará el R, como se puede observar en el resultado, sera sumar ese 2 a cada elemento del vector “vec_2”. Este mismo proceso sucede con los otros operadores, en el sentido de que el programa R calculara la diferencia, el producto y la división, elemento por elemento.</text:span></text:p>
      <text:p text:style-name="P137"/>
      <text:p text:style-name="P274"><text:span text:style-name="T351">(Ejemplo 2.2.1.2… ejecutar el código primero)</text:span><text:span text:style-name="T62"> </text:span><text:span text:style-name="T63">bien. En este otro ejemplo, </text:span><text:span text:style-name="T64">se </text:span><text:span text:style-name="T63">puede observar una operación matemática entre dos vectores de una misma longitud. </text:span><text:span text:style-name="T65">El primer vector llamado “vec_1”, </text:span><text:span text:style-name="T66">que contiene los números del 1 al 4 de uno en uno, y el segundo vector llamado “vec_2”, que contiene el número dos pero repetido 4 veces. Lo que se hizo aquí fue dividir ambos vectores, y lo que hizo el R fue igualmente dividir elemento por elemento. El resultado de esto fue un vector con los números 0.5, 1.0, 1.5 y 2.0.</text:span></text:p>
      <text:p text:style-name="P101"/>
      <text:list xml:id="list184356764924248" text:continue-numbering="true" text:style-name="L7">
        <text:list-item>
          <text:p text:style-name="P359"><text:span text:style-name="T235">Resumen estadístico</text:span><text:span text:style-name="T223"> </text:span><text:span text:style-name="T235">en </text:span><text:span text:style-name="T234">vectores</text:span></text:p>
        </text:list-item>
      </text:list>
      <text:p text:style-name="P111"/>
      <text:p text:style-name="P276"><text:span text:style-name="T66">B</text:span><text:span text:style-name="T1">ien,</text:span><text:span text:style-name="T67"> ahora vamos a ver a continuación </text:span><text:span text:style-name="T1">algunas funciones básicas de estadística descriptiva sobre vectores</text:span><text:span text:style-name="T67">.</text:span></text:p>
      <text:p text:style-name="P134"/>
      <text:p text:style-name="P245"><text:span text:style-name="T333">(Párrafo en la presentación)</text:span><text:span text:style-name="T36"> – </text:span><text:span text:style-name="T68">debido a que el R fue creado por estadísticos para calcular estadísticas, el R es un lenguaje de programación que contiene funciones básicas que permiten calcular estadísticas descriptivas. </text:span><text:span text:style-name="T69">En esta tabla ustedes pueden observar esas funciones básicas. Cada una de estas funciones, toma un vector numérico como argumento, y como resultado devuelve un escalar </text:span><text:span text:style-name="T70">como pueden observar en la tabla</text:span><text:span text:style-name="T69">, o en el caso de la función summary(), devuelve </text:span><text:span text:style-name="T70">como </text:span><text:span text:style-name="T69">una especie de tabla con un resumen estadístico. </text:span><text:span text:style-name="T71">Veamos un ejemplo del uso de estas funciones.</text:span></text:p>
      <text:p text:style-name="P139"/>
      <text:p text:style-name="P275"><text:soft-page-break/><text:span text:style-name="T351">(Ejemplo 2.2.2.1… ejecutar el código primero)</text:span><text:span text:style-name="T62"> – </text:span><text:span text:style-name="T72">En este ejemplo, inicialmente se creo por medio de la función </text:span><text:span text:style-name="T352">rnorm(),</text:span><text:span text:style-name="T72"> un objeto denominado “Pesos_rn” el cual contiene un vector con el peso al nacimiento en 12 recién nacidos. </text:span><text:span text:style-name="T73">Esta función rnorm(), </text:span><text:span text:style-name="T74">es una función que permite generar datos aleatorios a partir de una distribución de probabilidad normal, en base a un valor de media y de desvió estándar que se indique como argumento dentro de la función. </text:span><text:span text:style-name="T75">En este caso, una media de 3678 gramos de peso al nacimiento y un desvió de 572 gramos. </text:span><text:span text:style-name="T76">La idea aquí consiste en calcular varias estadísticas descriptivas sobre este vector “Pesos_rn”, usando algunas de las funciones de estadística descriptiva:</text:span></text:p>
      <text:list xml:id="list2652486234" text:style-name="L12">
        <text:list-item>
          <text:p text:style-name="P410">con la función <text:span text:style-name="T189">min()</text:span>, se puede ver cual es el valor mínimo dentro del vector “Pesos_rn”, en este caso (<text:span text:style-name="T189">decir el resultado</text:span>).</text:p>
        </text:list-item>
        <text:list-item>
          <text:p text:style-name="P410">Con la función <text:span text:style-name="T189">mean()</text:span>, se puede calcular el valor promedio de los números dentro del vector “Pesos_rn”, en este caso (<text:span text:style-name="T189">decir el resultado</text:span>).</text:p>
        </text:list-item>
        <text:list-item>
          <text:p text:style-name="P411">Con la función <text:span text:style-name="T189">sd()</text:span>, se puede calcular el desvió estándar de los números dentro del vector “Pesos_rn”, en este caso<text:span text:style-name="T353"> (</text:span><text:span text:style-name="T198">decir el resultado</text:span><text:span text:style-name="T353">).</text:span></text:p>
        </text:list-item>
        <text:list-item>
          <text:p text:style-name="P412">La función <text:span text:style-name="T189">quantile()</text:span>, permite calcular los percentiles del vector “Pesos_rn”. <text:span text:style-name="T355">Por ejemplo, en el resultado podemos ver que esta función indica que el 0% de las observaciones están por debajo de (</text:span><text:span text:style-name="T200">decir el </text:span><text:span text:style-name="T201">número</text:span><text:span text:style-name="T355">), y es obvio debido a que ese número es el valor mínimo. Por lo contrario, también se puede ver que el 100% de las observaciones están por debajo de (</text:span><text:span text:style-name="T200">decir el </text:span><text:span text:style-name="T201">número</text:span><text:span text:style-name="T355">)</text:span> <text:span text:style-name="T356">que es valor máximo (</text:span><text:span text:style-name="T199">Nota:</text:span><text:span text:style-name="T354"> el percentil es una medida de posición usada en estadística que indica el valor de la variable por debajo del cual se encuentra un porcentaje dado de observaciones en un grupo. </text:span><text:span text:style-name="T199">Nota:</text:span><text:span text:style-name="T354"> con el argumento “probs” (que puede ser cualquier valor de 0 a 1) se pueden obtener percentiles especificos o personalizados).</text:span></text:p>
        </text:list-item>
        <text:list-item>
          <text:p text:style-name="P413">Y ya por ultimo con la función <text:span text:style-name="T189">summary()</text:span>, se puede ver un resumen estadístico del vector “Pesos_rn”, con los mismos resultados que ya vimos: media, valor mínimo y maximo, primer cuantil y tercer cuantil.</text:p>
        </text:list-item>
      </text:list>
      <text:p text:style-name="P105"/>
      <text:p text:style-name="P253">(Fragmento de aclaración… <text:span text:style-name="T357">valores NA, mostrarlo con el ejemplo 2.2.2.2</text:span>) – <text:span text:style-name="T77">Bueno. Miremos por favor este fragmento de aclaración y este ejemplo: en conjuntos de datos reales es muy común encontrar datos ausentes o datos nos disponibles. Estos datos, el programa R los identifica como “NA”. Desafortunadamente, la mayoría de las funciones de estadística descriptiva, como las que acabamos de ver, pueden generar resultados inconsistentes en presencia de esos datos “NA”. Por ejemplo, en este vector llamado “val_NA” pueden observar que hay presencia de un dato “NA”. </text:span><text:span text:style-name="T78">Cuando queremos calcular el promedio de ese vector (</text:span><text:span text:style-name="T358">ejecutar el código</text:span><text:span text:style-name="T78">) ustedes pueden observar que como resultado la función </text:span><text:span text:style-name="T358">mean()</text:span><text:span text:style-name="T78"> devuelve un “NA”. A eso me refiero con resultados inconsistentes. Afortunadamente, existe una manera de indicarle a la función usada que ignore esos datos no disponibles, y esto es por medio como pueden observar en la línea 3 del argumento “na.rm = TRUE”. De esta forma, cuando ejecutamos el código de </text:span><text:soft-page-break/><text:span text:style-name="T78">nuevo, pueden observar que la función </text:span><text:span text:style-name="T358">mean()</text:span><text:span text:style-name="T78"> </text:span><text:span text:style-name="T79">ignorara ese dato NA y devuelve el promedio de los datos restantes.</text:span></text:p>
      <text:p text:style-name="P102"/>
      <text:list xml:id="list184356777710983" text:continue-list="list184356764924248" text:style-name="L7">
        <text:list-item>
          <text:p text:style-name="P360"><text:span text:style-name="T236">Indexación</text:span><text:span text:style-name="T223"> </text:span><text:span text:style-name="T236">de</text:span><text:span text:style-name="T235"> </text:span><text:span text:style-name="T234">vectores</text:span></text:p>
        </text:list-item>
      </text:list>
      <text:p text:style-name="P112"/>
      <text:p text:style-name="P277"><text:span text:style-name="T1">Bien. </text:span><text:span text:style-name="T66">C</text:span><text:span text:style-name="T1">on lo que hemos visto hasta ahora, somos capaces de aplicar una función como </text:span>mean()<text:span text:style-name="T1"> para calcular estadísticas descriptivas sobre un vector. Sin embargo, en muchos análisis, no se querrá calcular esas estadísticas en un vector completo sino en partes de ese vector. Para estos casos se usa un procedimiento conocido como </text:span>indexación<text:span text:style-name="T1">.</text:span></text:p>
      <text:p text:style-name="P140"/>
      <text:p text:style-name="P246"><text:span text:style-name="T333">(Párrafo en la presentación)</text:span><text:span text:style-name="T36"> – </text:span><text:span text:style-name="T80">la indexación, consiste en la selección de subconjuntos de datos a partir del uso de operadores de selección, como el uso de corchetes simples (</text:span><text:span text:style-name="T359">[ ]</text:span><text:span text:style-name="T80">) para vectores o </text:span><text:span text:style-name="T81">el uso de </text:span><text:span text:style-name="T80">corchetes simples (</text:span><text:span text:style-name="T359">[ ]</text:span><text:span text:style-name="T80">) y dobles (</text:span><text:span text:style-name="T359">[[ ]]</text:span><text:span text:style-name="T80">) para matrices y conjuntos de datos. </text:span><text:span text:style-name="T81">Básicamente, existen dos tipos de indexación: por indexación numérica, y por indexación lógica. Veamos en que consisten estos dos tipos de indexación.</text:span></text:p>
      <text:p text:style-name="P103"/>
      <text:list xml:id="list184356568088715" text:continue-numbering="true" text:style-name="L7">
        <text:list-item>
          <text:p text:style-name="P361"><text:span text:style-name="T236">Indexación</text:span><text:span text:style-name="T223"> </text:span><text:span text:style-name="T237">numérica</text:span></text:p>
        </text:list-item>
      </text:list>
      <text:p text:style-name="P113"/>
      <text:p text:style-name="P278"><text:span text:style-name="T81">P</text:span><text:span text:style-name="T1">ero antesitos de ver en que consiste la indexación numérica, veamos por favor este fragmento de aclaración.</text:span></text:p>
      <text:p text:style-name="P141"/>
      <text:p text:style-name="P254"><text:span text:style-name="T360">(Fragmento de aclaración… indices de un vector)</text:span><text:span text:style-name="T81"> – </text:span><text:span text:style-name="T82">no se si ustedes saben que cada elemento que compone un vector, se puede referenciar según la posición que ocupa dentro del vector. </text:span><text:span text:style-name="T83">En el lenguaje de programación R, es posible conocer la ubicación de los elementos o valores dentro de un vector, mediante algo que se conoce como </text:span><text:span text:style-name="T361">índice</text:span><text:span text:style-name="T83">, que en el caso del lenguaje de programación R, el tipo de indexación es en base-uno ([1]), lo que significa que el primer elemento o valor del vector, tiene un índice igual a 1.</text:span></text:p>
      <text:p text:style-name="P142"/>
      <text:p text:style-name="P255"><text:span text:style-name="T351">(Ejemplo 2.2.3.1… ejecutar el código primero) - </text:span><text:span text:style-name="T83">miremos</text:span><text:span text:style-name="T79"> </text:span><text:span text:style-name="T83">este ejemplo para aclarar est</text:span><text:span text:style-name="T84">a idea. Aquí, se creo un vector por medio de la función seq(). Este vector se compone de 100 elementos o valores como pueden observar. Al lado izquierdo pueden observar </text:span><text:span text:style-name="T85">también</text:span><text:span text:style-name="T84"> una columna de números enteros, encerrados entre corchetes simples ([]). Estos números encerrados entre corchetes simples, son los que indican la posición que ocupa el valor a la derecha dentro del vector. Cierto, el número 1 ocupa la posición 1, el número 2 la posición 2, el número 31 la posición 31, y así para el resto.</text:span></text:p>
      <text:p text:style-name="P143"/>
      <text:p text:style-name="P247"><text:span text:style-name="T333">(Párrafo en la presentación)</text:span><text:span text:style-name="T36"> – </text:span><text:span text:style-name="T85">todo esto es importante saberlo, debido a que el tipo de indexación numérica permite acceder a los valores o elementos dentro de un vector, de acuerdo a ese índice o a esa posición. </text:span><text:span text:style-name="T86">Para esto, el programa R suele emplear esta forma general, </text:span><text:span text:style-name="T362">a[index]</text:span><text:span text:style-name="T86">, donde </text:span><text:span text:style-name="T362">a</text:span><text:span text:style-name="T86"> corresponde al nombre del vector, y </text:span><text:span text:style-name="T362">index,</text:span><text:span text:style-name="T86"> es el índice del </text:span><text:soft-page-break/><text:span text:style-name="T86">valor dentro del vector. Veamos algunos ejemplos para ver como funciona esta indexación.</text:span></text:p>
      <text:p text:style-name="P144"/>
      <text:p text:style-name="P256"><text:span text:style-name="T351">(Ejemplo 2.2.3.2… ejecutar el código primero)</text:span><text:span text:style-name="T62"> – </text:span><text:span text:style-name="T87">en el primer ejemplo, inicialmente se creo un vector llamado “indice” que se compone de lo números de 1 al 100. Si quisiera seleccionar solo el valor que ocupa la posición 44 </text:span><text:span text:style-name="T88">dentro de ese vector, basta con escribir lo que se observa en la línea 2: el nombre del vector seguido del número 44 encerrado entre corchetes simples. Si quisiera seleccionar una secuencia de elementos dentro del vector, bastaría con colocar igualmente el nombre del vector seguido de la secuencia de números que indican la posición que ocupan los valores que se desean seleccionar, usando el operador de dos puntos (“:”) encerrados entre los corchetes simples. </text:span><text:span text:style-name="T89">Bien. En la línea 4 del código pueden observar que también es posible acceder a los mismos elementos de un vector varias veces. En este caso, el elemento que ocupa la posición 4 se indico que </text:span><text:span text:style-name="T90">se seleccionara</text:span><text:span text:style-name="T89"> 3 veces. </text:span><text:span text:style-name="T91">Ya por último, en las líneas 6 y 7 del código se observa que se puede definir o crear inicialmente un objeto de indexación antes de realizar la indexación. En este caso, se creo un objeto </text:span><text:span text:style-name="T92">llamado “seleccion”</text:span><text:span text:style-name="T91"> con los números de</text:span><text:span text:style-name="T92">l</text:span><text:span text:style-name="T91"> 2 al 8, y luego se uso ese objeto para indexar los elementos dentro del vector “indice” cuya posición sea del 2 al 8.</text:span></text:p>
      <text:p text:style-name="P138"/>
      <text:p text:style-name="P257"><text:span text:style-name="T351">(Ejemplo 2.2.3.3… ejecutar el código primero)</text:span><text:span text:style-name="T62"> – </text:span><text:span text:style-name="T93">en este otro ejemplo, pueden observar como sería la indexación en caso de que </text:span><text:span text:style-name="T94">se tuviera un vector con elementos o valores de clase atómica carácter. </text:span><text:span text:style-name="T95">Es exactamente igual. Si se quisiera seleccionar los valores en las posiciones 1, 6 y 11 dentro del vector “fechas”, se usaría el código que se observa en la línea 2. En la línea 3, se muestra otra forma de seleccionar esos mismos elementos de la línea 2, pero usando índices negativos. En este caso, se coloca la posición que ocupan los elementos que se desean excluir.</text:span></text:p>
      <text:p text:style-name="P104"/>
      <text:list xml:id="list184355986935500" text:continue-numbering="true" text:style-name="L7">
        <text:list-item>
          <text:p text:style-name="P362"><text:span text:style-name="T236">Indexación</text:span><text:span text:style-name="T223"> </text:span><text:span text:style-name="T238">lógica</text:span></text:p>
        </text:list-item>
      </text:list>
      <text:p text:style-name="P114"/>
      <text:p text:style-name="P279"><text:span text:style-name="T360">(Fragmento de aclaración… operadores lógicos)</text:span><text:span text:style-name="T81"> – B</text:span><text:span text:style-name="T1">ueno. </text:span><text:span text:style-name="T96">Antes de ver en que consiste la indexación lógica, es importante conocer antes algo. En el lenguaje de programación R, existe un conjunto de operador</text:span><text:span text:style-name="T97">es</text:span><text:span text:style-name="T96"> importantes conocidos como </text:span><text:span text:style-name="T363">operadores lógicos</text:span><text:span text:style-name="T96"> u </text:span><text:span text:style-name="T363">operadores de comparación</text:span><text:span text:style-name="T96">. </text:span><text:span text:style-name="T99">En esta figura en cuadro azul ustedes pueden observar esos operadores:</text:span></text:p>
      <text:list xml:id="list3081848433" text:style-name="L13">
        <text:list-item>
          <text:p text:style-name="P414">dos iguales (“==”), que significa igual a.</text:p>
        </text:list-item>
        <text:list-item>
          <text:p text:style-name="P414">un signo de expresión con un igual (“!=”) significa diferente de.</text:p>
        </text:list-item>
        <text:list-item>
          <text:p text:style-name="P414">El símbolo menor (“&lt;”), que significa menor a.</text:p>
        </text:list-item>
        <text:list-item>
          <text:p text:style-name="P414">El símbolo menor e igual (“&lt;=”), que significa menor o igual a.</text:p>
        </text:list-item>
        <text:list-item>
          <text:p text:style-name="P414">el símbolo mayor (“&gt;”) significa mayor a.</text:p>
        </text:list-item>
        <text:list-item>
          <text:p text:style-name="P414"><text:s/>El símbolo mayor e igual (“&gt;=”), que significa mayor o igual a.</text:p>
        </text:list-item>
        <text:list-item>
          <text:p text:style-name="P414">el símbolo de barra (“|”), que significa o.</text:p>
        </text:list-item>
        <text:list-item>
          <text:p text:style-name="P414">el símbolo de ampersand (“&amp;”), que significa y.</text:p>
        </text:list-item>
        <text:list-item>
          <text:p text:style-name="P414"><text:soft-page-break/>Y el <text:span text:style-name="T365">símbolo</text:span> de expresión (“!”), que significa no.</text:p>
        </text:list-item>
      </text:list>
      <text:p text:style-name="P280"><text:span text:style-name="T98">Estos operadores, se usan para hacer comparaciones y obtener como resultado un </text:span><text:span text:style-name="T100">vector conocido como</text:span><text:span text:style-name="T98"> </text:span><text:span text:style-name="T364">vector lógico</text:span><text:span text:style-name="T98"> </text:span><text:span text:style-name="T100">el cual se caracteriza por presentar </text:span><text:span text:style-name="T98">valores TRUE y FALSE.</text:span></text:p>
      <text:p text:style-name="P145"/>
      <text:p text:style-name="P258"><text:span text:style-name="T351">(Ejemplo 2.2.3.4… ejecutar el código primero)</text:span><text:span text:style-name="T62"> – </text:span><text:span text:style-name="T101">veamos este ejemplo para aclarar esto. </text:span><text:span text:style-name="T102">Inicialmente, se creo un vector denominado “numeros” con los números del 1 al 40. Luego, en la segunda línea se realizó como un tipo de pregunta: ¿es mayor o igual a 34 cada elemento o valor dentro del vector “numeros”? El resultado de esto, es este vector de valores lógicos que indica mediante un TRUE y FALSE si cada número dentro del vector “numeros” es igual o mayor a 34.</text:span></text:p>
      <text:p text:style-name="P146"/>
      <text:p text:style-name="P248"><text:span text:style-name="T333">(Párrafo en la presentación)</text:span><text:span text:style-name="T36"> – </text:span><text:span text:style-name="T103">es importante conocer esto, debido a que la segunda forma de indexar vectores, conocida como </text:span><text:span text:style-name="T366">indexación lógica,</text:span><text:span text:style-name="T103"> </text:span><text:span text:style-name="T104">hace uso de estos vectores lógicos.</text:span></text:p>
      <text:p text:style-name="P147"/>
      <text:p text:style-name="P259"><text:span text:style-name="T351">(Ejemplo 2.2.3.5… ejemplo de imagen)</text:span><text:span text:style-name="T62"> – </text:span><text:span text:style-name="T105">en esta imagen pueden observar un ejemplo donde se ilustra como trabaja este tipo de indexación. </text:span><text:span text:style-name="T106">Supongamos que se tiene un vector “X” con los números 4, 8, -1, 9 y -3, y quisiéramos seleccionar solo los números positivos. Con base en ese vector “X” y usando los operadores lógicos, se genera un segundo vector “Y”, que corresponde a un vector lógico, donde los números positivos se indican como TRUE y los números negativos como FALSE. Lo que hace el programa R cuando indexa ese vector “X” usando el vector lógico “Y”, es devolver solo los valores del vector “X” para los que el vector lógico “Y” resultaron en un valor TRUE. Cierto, en este caso los números positivos 4, 8 y 9. (</text:span><text:span text:style-name="T367">Nota:</text:span><text:span text:style-name="T106"> </text:span><text:span text:style-name="T107">Si esto es confuso, piénselo de esta manera: el valor lógico “Y” actuá como un filtro para el vector “X” que se quiere indexar, dejando pasar solo los valores del vector “X” para los cuales el vector lógico es TRUE</text:span><text:span text:style-name="T106">).</text:span></text:p>
      <text:p text:style-name="P148"/>
      <text:p text:style-name="P281"><text:span text:style-name="T106">E</text:span><text:span text:style-name="T1">n este fragmento de código se observa como se haría el proceso de indexación anterior mediante codificación. </text:span><text:span text:style-name="T108">Inicialmente se cre</text:span><text:span text:style-name="T110">a</text:span><text:span text:style-name="T108"> el vector “ind_logica” con los números 4, 8, -1, 9 y -3. En la segunda y tercera línea se observa las dos formas como se puede seleccionar solo los valores positivos del vector “ind_logica”. En la primera forma, entre los corchetes se usa el operador lógico mayor a (“&gt;”) </text:span><text:span text:style-name="T109">para seleccionar solo los números mayores a cero (es decir, los números positivos) del vector “ind_logica”, y se coloca de nuevo el nombre del vector fuera de los corchetes. </text:span><text:span text:style-name="T110">En la segunda forma, se usa el operado de expresión (“!”), que significa no. En este caso, se esta indicando que no se seleccione los números del vector “ind_logica” que son menores a cero. Al ejecutar el código se puede observar que efectivamente se seleccionaron solo los números positivos.</text:span></text:p>
      <text:p text:style-name="P149"/>
      <text:p text:style-name="P261"><text:soft-page-break/><text:span text:style-name="T351">(Ejemplo 2.2.3.6… ejecutar el código primero) –</text:span><text:span text:style-name="T62"> </text:span><text:span text:style-name="T111">En este otro ejemplo se puede observar como sería la indexación lógica para vectores de clase carácter. En este tipo de vectores, solo se pueden usar los operadores lógicos de igualdad (“==”) o diferente de (“!=”). </text:span><text:span text:style-name="T113">De esta forma, s</text:span><text:span text:style-name="T112">i </text:span><text:span text:style-name="T113">se </text:span><text:span text:style-name="T112"><text:s/>quisi</text:span><text:span text:style-name="T113">e</text:span><text:span text:style-name="T112">ra seleccionar solo el mes de noviembre, se usaría el código con el operador de igualdad de la línea 2, o por lo contrario, si </text:span><text:span text:style-name="T113">se</text:span><text:span text:style-name="T112"> quisi</text:span><text:span text:style-name="T113">e</text:span><text:span text:style-name="T112">ra seleccionar todos los meses a excepción del mes de noviembre, se usaría el codigo de la línea 3.</text:span></text:p>
      <text:p text:style-name="P150"/>
      <text:p text:style-name="P260"><text:span text:style-name="T351">(Ejemplo 2.2.3.7) – </text:span><text:span text:style-name="T114">Bien. Ya para finalizar esta parte, observemos este último ejemplo. Aquí se puede observar que también es posible combinar múltiples operadores lógicos, como en este caso los operadores mayor o igual a (“&gt;=”) y diferente de (“!=”), usando el operador y (“&amp;”). Aquí, lo que se quiere es seleccionar, de un vector con los números del -10 a 10, solo los valores positivos y diferentes de 4. Ejecutamos el código y veamos ese resultado.</text:span></text:p>
      <text:p text:style-name="P46"/>
      <text:list xml:id="list184357371738947" text:continue-list="list184355986935500" text:style-name="L7">
        <text:list-item>
          <text:p text:style-name="P370">Matrices y conjuntos de datos</text:p>
        </text:list-item>
      </text:list>
      <text:p text:style-name="P115"/>
      <text:p text:style-name="P151"><text:span text:style-name="T202">(</text:span><text:span text:style-name="T189">Imagen de vector y matriz/conjunto de</text:span><text:span text:style-name="T202"> </text:span><text:span text:style-name="T189">datos</text:span><text:span text:style-name="T202">) - </text:span>Bien. Antes de hablar de lo que son las matrices y los conjuntos de datos, observen por favor esta imagen. La imagen de color amarillo a la izquierda representa la estructura de lo que es un vector, mientras que a la derecha de color negrito pueden observar la estructura de una matriz o un conjunto de datos.</text:p>
      <text:p text:style-name="P151"/>
      <text:p text:style-name="P152"><text:span text:style-name="T202">(Párrafo en la presentación) - </text:span>En general, tanto los vectores como las matrices y los conjuntos de datos se consideran como las principales estructuras para el almacenamiento de datos en programación. Sin embargo, como de seguro ya habrán notado, los vectores dada su característica unidimensional (es decir, una columna y varias filas), no son apropiados para almacenar muchos datos, por lo cual, en caso de que se tengan muchos datos, la mejor forma de almacenar esa información es mediante el uso de matrices o conjuntos de datos, <text:span text:style-name="T368">dada la característica en dos dimensiones (es decir, varias filas y varias columnas) de ambos tipos de objetos</text:span>.</text:p>
      <text:p text:style-name="P152"/>
      <text:p text:style-name="P153"><text:span text:style-name="T368">Si bien</text:span> <text:span text:style-name="T368">las matrices y los conjuntos de datos pueden ser muy similares, dada su estructura tabular, no son exactamente lo mismo. Las matrices, al igual que como vimos con los vectores, solo pueden ser de una clase atómica, mientras que los conjuntos de datos son más flexibles al permitir contener columnas tanto numéricas como de clase carácter.</text:span></text:p>
      <text:p text:style-name="P152"/>
      <text:p text:style-name="P154"><text:span text:style-name="T202">(</text:span><text:span text:style-name="T203">tabla de funcione</text:span><text:span text:style-name="T204">s</text:span><text:span text:style-name="T203"> en matrices y conjuntos de datos</text:span><text:span text:style-name="T202">) – </text:span><text:span text:style-name="T369">En esta tabla pueden observar las distintas formas en como se pueden crear matrices y conjuntos de datos usando el programa R. Debido a que las matrices y los conjuntos de datos son combinaciones de vectores, cada una de estas funciones usadas para crear ambos tipos de objetos, toma </text:span><text:soft-page-break/><text:span text:style-name="T369">uno o más vectores como argumento y devuelve como resultado una matriz o un conjunto de datos.</text:span></text:p>
      <text:list xml:id="list692671703" text:style-name="L14">
        <text:list-item>
          <text:p text:style-name="P415">Con las funciones cbind() y rbind(), pueden crear matrices combinando vectores del mismo tamaño o de la misma longitud, como columnas o como filas.</text:p>
        </text:list-item>
        <text:list-item>
          <text:p text:style-name="P416">Con la función matrix(), pueden crear una matriz a partir de un solo vector de datos. Esta función como pueden observar en la tabla, tiene cuatro argumentos principales:</text:p>
          <text:p text:style-name="P416">-el argumento “data”, donde se indica el vector de datos.</text:p>
          <text:p text:style-name="P416">-El argumento “nrow”, donde se indica el número de filas que se desea tenga la matriz.</text:p>
          <text:p text:style-name="P416">-El argumentos “ncol”, donde se indica el número de columnas que se desea tenga la matriz.</text:p>
          <text:p text:style-name="P416">-Y el argumentos “byrow”, donde se indica mediante un TRUE o FALSE si se desea llenar la matriz ya sea por filas o por columnas.</text:p>
        </text:list-item>
        <text:list-item>
          <text:p text:style-name="P457"><text:span text:style-name="T240">Por último, con la función data.frame</text:span><text:span text:style-name="T241">()</text:span><text:span text:style-name="T240">, pueden crear conjuntos de datos a partir de vectores, especificando dentro de la función, los nombres que tendrán cada una de las columnas.</text:span></text:p>
        </text:list-item>
      </text:list>
      <text:p text:style-name="P151"/>
      <text:p text:style-name="P155">Veamos a continuación varios ejemplos del uso de estas funciones:</text:p>
      <text:p text:style-name="P155"/>
      <text:p text:style-name="P261"><text:span text:style-name="T351">(Ejemplo 2.3.1… ejecutar el código primero) –</text:span><text:span text:style-name="T62"> </text:span><text:span text:style-name="T115">en este ejemplo se observa como funcionan las funciones </text:span><text:span text:style-name="T370">cbind()</text:span><text:span text:style-name="T115"> y </text:span><text:span text:style-name="T370">rbind()</text:span><text:span text:style-name="T115">. </text:span><text:span text:style-name="T116">Inicialmente cree tres vectores: el vector “X” con los números del 1 al 5, el vector “Y” con los números del 6 al 10, y el vector “Z” con los números del 11 al 15, todos del mismo tamaño o de la misma longitud. </text:span><text:span text:style-name="T117">Luego simplemente dentro de ambas funciones, nombre esos tres vectores, y como pueden observar en el resultado, se creo la matriz respectiva a partir de esos tres vectores.</text:span></text:p>
      <text:p text:style-name="P157"/>
      <text:p text:style-name="P262"><text:span text:style-name="T351">(Ejemplo 2.3.2… ejecutar el código primero y mostrar también la imagen de la coerción)</text:span><text:span text:style-name="T62"> – </text:span><text:span text:style-name="T118">miren en este ejemplo por favor, lo que sucede cuando se intenta crear una matriz combinando un vector con números y un vector con caracteres. </text:span><text:span text:style-name="T119">Como se observa en el resultado, tanto los números como los caracteres se muestran entre comillas dobles (“”), lo que indica que ahora los números son tratados como caracteres. A este proceso de </text:span><text:span text:style-name="T120">convertir un tipo de dato a otro, se le conoce con el nombre de </text:span><text:span text:style-name="T371">coerción implícita</text:span><text:span text:style-name="T120"> </text:span><text:span text:style-name="T121">(sin avisarnos), </text:span><text:span text:style-name="T122">que es un proceso que realiza el R buscando que cuando se crea un vector o una matriz con datos de diferentes clases atómica</text:span><text:span text:style-name="T123">s</text:span><text:span text:style-name="T122">, los elementos que constituyen ese vector o esa matriz queden de una misma clase.</text:span></text:p>
      <text:p text:style-name="P158"/>
      <text:p text:style-name="P345"><text:span text:style-name="T275">(Imagen de la coerción) – </text:span><text:span text:style-name="T242">en esta imagen se observa la regla general que usa el R, para convertir los datos en una sola clase atómica de forma implícita: no todos los tipos de datos pueden ser transformados a los demás, sino que la coerción ocurre de los datos más restrictivos a los más flexibles. Por ejemplo, si en un vector o en una matriz hay datos de clase carácter y de clase lógica (es decir, TRUE y FALSE), el R convertirá </text:span><text:soft-page-break/><text:span text:style-name="T242">todos esos datos en caracteres; si en un vector o en una matriz hay datos de clase lógica y de clase numérica, el R </text:span><text:span text:style-name="T243">convertirá</text:span><text:span text:style-name="T242"> todos esos datos en clase </text:span><text:span text:style-name="T243">numérica</text:span><text:span text:style-name="T242">, </text:span><text:span text:style-name="T243">asignándole</text:span><text:span text:style-name="T242"> a TRUE el número 1 y a FALSE el número 0. </text:span><text:span text:style-name="T244">Y como vimos en el ejemplo anterior, </text:span><text:span text:style-name="T242">si en un vector o en una matriz hay datos</text:span><text:span text:style-name="T244"> de clase numérica y de clase carácter, el R convertirá todos esos datos en una sola clase de tipo carácter. </text:span><text:span text:style-name="T245">(</text:span><text:span text:style-name="T276">Nota: </text:span><text:span text:style-name="T245">Como los datos de tipo lógico sólo admiten dos valores (</text:span><text:span text:style-name="Source_20_Text"><text:span text:style-name="T324">TRUE</text:span></text:span><text:span text:style-name="Source_20_Text"><text:span text:style-name="T289"> </text:span></text:span><text:span text:style-name="T245">y </text:span><text:span text:style-name="Source_20_Text"><text:span text:style-name="T324">FALSE</text:span></text:span><text:span text:style-name="T245">), estos son los más restrictivos; mientras que los datos de cadena de texto, al admitir cualquier cantidad y combinación de caracteres, son los más flexibles).</text:span></text:p>
      <text:p text:style-name="P159"/>
      <text:p text:style-name="P263"><text:span text:style-name="T458">(Ejemplo 2.3.</text:span><text:span text:style-name="T459">3</text:span><text:span text:style-name="T458">… ejecutar el código primero)</text:span><text:span text:style-name="T374"> – </text:span><text:span text:style-name="T375">Bien. En este otro ejemplo pueden observar como crear una matriz de datos usando la función </text:span><text:span text:style-name="T460">matrix()</text:span><text:span text:style-name="T375">. </text:span><text:span text:style-name="T376">Tanto en “matrices_1” como en “matrices_2” se creo una matriz que contiene los números del 1 al 15 repartido</text:span><text:span text:style-name="T379">s</text:span><text:span text:style-name="T376"> en 5 filas y </text:span><text:span text:style-name="T379">en </text:span><text:span text:style-name="T376">3 columnas. Sin embargo como pueden observar en el resultado, la diferencia de estos dos objetos es la forma en como se llen</text:span><text:span text:style-name="T378">ar</text:span><text:span text:style-name="T376">o</text:span><text:span text:style-name="T378">n</text:span><text:span text:style-name="T376"> ambas matrices: </text:span><text:span text:style-name="T377">en “matrices_1”, </text:span><text:span text:style-name="T378">como no use el argumento “byrow </text:span><text:span text:style-name="T380">= TRUE</text:span><text:span text:style-name="T378">”, el R lleno esa matriz por columnas, mientras que en “matrices_2” como si use el argumento “byrow = TRUE”, el R lleno esa matriz por filas.</text:span></text:p>
      <text:p text:style-name="P160"/>
      <text:p text:style-name="P264"><text:span text:style-name="T458">(Ejemplo 2.3.</text:span><text:span text:style-name="T463">4</text:span><text:span text:style-name="T458">)</text:span><text:span text:style-name="T374"> – </text:span><text:span text:style-name="T381">Bueno, para finalizar </text:span><text:span text:style-name="T378">es</text:span><text:span text:style-name="T381">ta parte veamos este último ejemplo. Aquí se uso la función </text:span><text:span text:style-name="T461">data.frame()</text:span><text:span text:style-name="T381"> </text:span><text:span text:style-name="T382">para crear un conjunto de datos denominado “</text:span><text:span text:style-name="T462">con_dtos</text:span><text:span text:style-name="T382">”, en base a tres columnas o variables:</text:span></text:p>
      <text:list xml:id="list1340392376" text:style-name="L15">
        <text:list-item>
          <text:p text:style-name="P417"><text:span text:style-name="T462">l</text:span><text:span text:style-name="T372">a columna “identificacion”, que consiste en un vector con los números del 1 al 5.</text:span></text:p>
        </text:list-item>
        <text:list-item>
          <text:p text:style-name="P417"><text:span text:style-name="T372">la columna “sexo”, </text:span><text:span text:style-name="T464">que contiene información sobre el sexo de los cinco individuos.</text:span></text:p>
        </text:list-item>
        <text:list-item>
          <text:p text:style-name="P418">Y la columna “edad”, que contiene la edad de los individuos.</text:p>
        </text:list-item>
      </text:list>
      <text:p text:style-name="P156"><text:span text:style-name="T372">Ejecutemos el código, y pueden observar que a diferencia de las matrices, los conjuntos de datos si permiten datos de diferentes clases atómicas sin llevar a cabo la coerción </text:span><text:span text:style-name="T465">implícita.</text:span></text:p>
      <text:p text:style-name="P47"/>
      <text:list xml:id="list184356969332431" text:continue-list="list184357371738947" text:style-name="L7">
        <text:list-item>
          <text:p text:style-name="P371">Conjuntos de datos preinstalados en R y disponibles en paquetes de R</text:p>
        </text:list-item>
      </text:list>
      <text:p text:style-name="P116"/>
      <text:p text:style-name="P168"><text:span text:style-name="T202">(Párrafo en la presentación) - </text:span><text:span text:style-name="T372">Bien. </text:span><text:span text:style-name="T472">C</text:span><text:span text:style-name="T372">on las funciones que vimos anteriormente, ya sabemos como crear de forma manual nuestros propios conjuntos de datos. Sin embargo, para fines de demostración, es más fácil y útil usar conjuntos de datos ya existentes. </text:span><text:span text:style-name="T473">El lenguaje de programación R cuenta con conjuntos de datos preinstalados en un paquete conocido como </text:span><text:span text:style-name="T468">datasets</text:span><text:span text:style-name="T473">, el cual no requiere instalarse debido a que este paquete hace parte del sistema base del R.</text:span></text:p>
      <text:p text:style-name="P176"/>
      <text:p text:style-name="P170"><text:span text:style-name="T473">E</text:span><text:span text:style-name="T372">n esta tabla pueden observar algunos de esos conjuntos de datos con una pequeña descripción, y en este ejemplo (</text:span><text:span text:style-name="T466">ejemplo 2.3.1.1</text:span><text:span text:style-name="T372">) queremos mostrarle</text:span><text:span text:style-name="T474">s</text:span><text:span text:style-name="T372"> como pueden acceder a alguno de esos conjuntos de datos.</text:span></text:p>
      <text:p text:style-name="P170"/>
      <text:p text:style-name="P283"><text:soft-page-break/><text:span text:style-name="T458">(Ejemplo 2.3.</text:span><text:span text:style-name="T475">1.1</text:span><text:span text:style-name="T458">)</text:span><text:span text:style-name="T374"> – </text:span><text:span text:style-name="T383">es muy sencillo, simplemente usen a función </text:span><text:span text:style-name="T475">data().</text:span><text:span text:style-name="T383"> Esta función se encarga de cargar aquellos conjuntos de datos que se especifiquen mediante su nombre encerrados entre comillas. Como en este caso, los datos “iris”.</text:span></text:p>
      <text:p text:style-name="P177"/>
      <text:p text:style-name="P169"><text:span text:style-name="T467">(Párrafo en la presentación) – </text:span><text:span text:style-name="T476">También pueden existir conjuntos de datos disponibles dentro de paquetes del R. En esta tabla pueden observar el nombre de algunos de esos conjuntos de datos, acompañado del nombre del paquete donde se encuentra alojado e igualmente una pequeña descripción.</text:span></text:p>
      <text:p text:style-name="P178"/>
      <text:p text:style-name="P284"><text:span text:style-name="T458">(Ejemplo 2.3.</text:span><text:span text:style-name="T475">1.</text:span><text:span text:style-name="T477">2</text:span><text:span text:style-name="T458">)</text:span><text:span text:style-name="T374"> – </text:span><text:span text:style-name="T384">en este ejemplo les queremos mostrar como pueden ver los conjuntos de datos incorporados en un determinado paquete. </text:span><text:span text:style-name="T385">E</text:span><text:span text:style-name="T384">n este caso, el paquete </text:span><text:span text:style-name="T478">dplyr</text:span><text:span text:style-name="T384">. </text:span><text:span text:style-name="T386">Es muy fácil, simplemente usen de nuevo esa función </text:span><text:span text:style-name="T479">data()</text:span><text:span text:style-name="T386">, acompañado del nombre de paquete como argumento. Cuando ejecutamos este código, se observa que este paquete cuenta con 5 conjuntos de datos. Para ver esta información de los conjuntos de datos disponibles en un paquete, no hay necesidad de cargar ese paquete. Sin embargo, si ustedes deseas usar algún conjunto de datos, como en este caso el conjunto de datos “starwars” del paquete </text:span><text:span text:style-name="T479">dplyr,</text:span><text:span text:style-name="T386"> si necesitarian cargar el paquete primero.</text:span></text:p>
      <text:p text:style-name="P48"/>
      <text:list xml:id="list184357288264357" text:continue-numbering="true" text:style-name="L7">
        <text:list-item>
          <text:p text:style-name="P372">Operaciones sencillas con matrices y conjuntos de datos</text:p>
        </text:list-item>
      </text:list>
      <text:p text:style-name="P179"/>
      <text:p text:style-name="P288"><text:span text:style-name="T472">(Párrafo en la presentación) – </text:span><text:span text:style-name="T373">Bien. </text:span><text:span text:style-name="T386">P</text:span><text:span text:style-name="T373">ese a que las matrices en el lenguaje de programación R se suelen usar más que todo ṕara almacenar información, muchas de las operaciones vistas con vectores, también pueden ser usadas sobre matrices. Adicionalmente, el lenguaje de programación R proporciona operadores o funciones adicionales para trabajar con matrices. En esta tabla ustedes pueden observar el nombre de esas funciones </text:span><text:span text:style-name="T387">con su respectiva descripción y un ejemplo de su uso</text:span><text:span text:style-name="T373">:</text:span></text:p>
      <text:p text:style-name="P190"/>
      <text:list xml:id="list332161817" text:style-name="L16">
        <text:list-item>
          <text:p text:style-name="P424"><text:span text:style-name="T372">la función </text:span><text:span text:style-name="T466">t()</text:span><text:span text:style-name="T372">, que sirve para obtener la transpuesta de una matriz.</text:span></text:p>
        </text:list-item>
        <text:list-item>
          <text:p text:style-name="P424"><text:span text:style-name="T372">La función </text:span><text:span text:style-name="T466">det()</text:span><text:span text:style-name="T372">, el cual sirve para calcular el determinante de una matriz.</text:span></text:p>
        </text:list-item>
        <text:list-item>
          <text:p text:style-name="P424"><text:span text:style-name="T372">La función </text:span><text:span text:style-name="T466">solve()</text:span><text:span text:style-name="T372">, que sirve para calcular </text:span><text:span text:style-name="T480">l</text:span><text:span text:style-name="T372">a inversa de una matriz.</text:span></text:p>
        </text:list-item>
        <text:list-item>
          <text:p text:style-name="P424"><text:span text:style-name="T372">La función </text:span><text:span text:style-name="T466">diag()</text:span><text:span text:style-name="T372">, el cual sirve para obtener los valores de la diagonal de una matriz.</text:span></text:p>
        </text:list-item>
        <text:list-item>
          <text:p text:style-name="P424"><text:span text:style-name="T372">La función </text:span><text:span text:style-name="T466">sum()</text:span><text:span text:style-name="T372"> que acompañada de la función </text:span><text:span text:style-name="T466">diag()</text:span><text:span text:style-name="T372">, sirve para obtener la traza (</text:span><text:span text:style-name="T466">Nota:</text:span><text:span text:style-name="T372"> la suma de los elementos de la diagonal) de una matriz.</text:span></text:p>
        </text:list-item>
        <text:list-item>
          <text:p text:style-name="P424"><text:span text:style-name="T372">Las funciones </text:span><text:span text:style-name="T466">colSums()</text:span><text:span text:style-name="T372"> y </text:span><text:span text:style-name="T466">rowSums()</text:span><text:span text:style-name="T372">, que se usan para calcular respectivamente la suma por columnas y por filas de una matriz.</text:span></text:p>
        </text:list-item>
        <text:list-item>
          <text:p text:style-name="P424"><text:span text:style-name="T372">Y las funciones </text:span><text:span text:style-name="T466">colMeans()</text:span><text:span text:style-name="T372"> y </text:span><text:span text:style-name="T466">rowMeans()</text:span><text:span text:style-name="T372">, que se usan para calcular respectivamente el valor promedio por columnas y por filas de una matriz.</text:span></text:p>
        </text:list-item>
      </text:list>
      <text:p text:style-name="P171"/>
      <text:p text:style-name="P172">Veamos algunos ejemplos del uso de estas funciones:</text:p>
      <text:p text:style-name="P172"/>
      <text:p text:style-name="P285"><text:soft-page-break/><text:span text:style-name="T458">(Ejemplo 2.3.</text:span><text:span text:style-name="T477">2</text:span><text:span text:style-name="T475">.1</text:span><text:span text:style-name="T458">… ejecutar el código primero) –</text:span><text:span text:style-name="T374"> </text:span><text:span text:style-name="T388">en este primer ejemplo, hicimos algunas operaciones sencillas de sumas y productos entre matrices. </text:span><text:span text:style-name="T389">Inicialmente, creamos las dos matrices: la matriz “A” con los números del 1 al 9 organizados por filas, y la matriz “B” igualmente con 9 números creada a partir de una combinación en filas de tres vectores</text:span><text:span text:style-name="T388">:</text:span></text:p>
      <text:p text:style-name="P285"><text:span text:style-name="T388">- </text:span><text:span text:style-name="T390">en el objeto “M_1”, se guardo el resultado de sumar las matrices las matrices “A” y “B”, mientras que en el objeto “M_2” se guardo el resultado de la multiplicación entre ambas matrices. En este ejemplo ustedes pueden observar que para multiplicar dos matrices, se debe usar este operador (“%*%”), mientras que si se quisiera realizar una multiplicación entre un escalar y una matriz como se observa en el objeto “M_3”, se puede usar el operador “*” como se hizo con los vectores.</text:span></text:p>
      <text:p text:style-name="P191"/>
      <text:p text:style-name="P286"><text:span text:style-name="T458">(Ejemplo 2.3.</text:span><text:span text:style-name="T477">2</text:span><text:span text:style-name="T475">.</text:span><text:span text:style-name="T481">2</text:span><text:span text:style-name="T458">… ejecutar el código primero)</text:span><text:span text:style-name="T374"> – </text:span><text:span text:style-name="T391">bien. Este otro ejemplo es un poquito más elaborado. Supongamos que un profesor quisiera conocer la nota promedio de cada uno de sus estudiantes en cuatro pruebas a lo largo de un curso. El profesor no tiene a la mano una calculadora pero </text:span><text:span text:style-name="T393">si</text:span><text:span text:style-name="T391"> tiene en su computador instalado el R. </text:span><text:span text:style-name="T392">Lo que haría el profesor en este caso sería inicialmente crear un conjunto de vectores con el nombre de cada uno de sus estudiantes y con las notas respectivas. Luego, podría crear una matriz combinando esos vectores </text:span><text:span text:style-name="T393">por medio de la función </text:span><text:span text:style-name="T483">cbind()</text:span><text:span text:style-name="T392">, y por último </text:span><text:span text:style-name="T393">usando</text:span><text:span text:style-name="T392"> la función </text:span><text:span text:style-name="T482">rowMeans(),</text:span><text:span text:style-name="T392"> y usando la matriz creada como argumento, podría calcular la nota promedio de cada estudiante.</text:span></text:p>
      <text:p text:style-name="P190"/>
      <text:p text:style-name="P289"><text:span text:style-name="T472">(Párrafo en la presentación) – </text:span><text:span text:style-name="T395">En esta tabla pueden observar un conjunto de funciones que se usan en el programa R, para ver y proporcionar información sobre como se encuentra constituida una matriz o un conjunto de datos:</text:span></text:p>
      <text:list xml:id="list657400211" text:style-name="L17">
        <text:list-item>
          <text:p text:style-name="P425"><text:span text:style-name="T484">l</text:span><text:span text:style-name="T372">as funciones </text:span><text:span text:style-name="T466">head()</text:span><text:span text:style-name="T372"> y </text:span><text:span text:style-name="T466">tail(),</text:span><text:span text:style-name="T372"> se usan respectivamente para ver las primeras y últimas filas.</text:span></text:p>
        </text:list-item>
        <text:list-item>
          <text:p text:style-name="P425"><text:span text:style-name="T372">Con la función </text:span><text:span text:style-name="T466">view(),</text:span><text:span text:style-name="T372"> </text:span><text:span text:style-name="T486">se</text:span><text:span text:style-name="T372"> puede observar todo el conjunto de datos en una ventana independiente.</text:span></text:p>
        </text:list-item>
        <text:list-item>
          <text:p text:style-name="P426"><text:span text:style-name="T372">Con las funciones </text:span><text:span text:style-name="T466">nrow()</text:span><text:span text:style-name="T372"> y </text:span><text:span text:style-name="T466">ncol()</text:span><text:span text:style-name="T372">, se puede ver respectivamente el número de filas y de columnas </text:span><text:span text:style-name="T485">de </text:span><text:span text:style-name="T372">una matriz o </text:span><text:span text:style-name="T486">un</text:span><text:span text:style-name="T372"> conjuntos de datos, y con la función </text:span><text:span text:style-name="T466">dim()</text:span><text:span text:style-name="T372"> se puede ver la dimensión de </text:span><text:span text:style-name="T485">es</text:span><text:span text:style-name="T372">a matriz o conjuntos de datos.</text:span></text:p>
        </text:list-item>
        <text:list-item>
          <text:p text:style-name="P427"><text:span text:style-name="T372">Con las funciones </text:span><text:span text:style-name="T466">rownames()</text:span><text:span text:style-name="T372">, </text:span><text:span text:style-name="T466">colnames()</text:span><text:span text:style-name="T372"> y </text:span><text:span text:style-name="T466">names()</text:span><text:span text:style-name="T372"> se pueden ver el nombre de las filas y las columnas.</text:span></text:p>
        </text:list-item>
        <text:list-item>
          <text:p text:style-name="P427"><text:span text:style-name="T372">Y con las funciones </text:span><text:span text:style-name="T466">str()</text:span><text:span text:style-name="T372"> y </text:span><text:span text:style-name="T466">summary()</text:span><text:span text:style-name="T372">, se puede ver respectivamente la estructura de una matriz o un conjuntos de datos, y un resumen estadístico en ambos tipos de objetos.</text:span></text:p>
        </text:list-item>
      </text:list>
      <text:p text:style-name="P173"/>
      <text:p text:style-name="P80"><text:span text:style-name="T467">(Párrafo en la presentación… </text:span><text:span text:style-name="T469">tabla</text:span><text:span text:style-name="T467">) –</text:span><text:span text:style-name="T472"> </text:span><text:span text:style-name="T396">a continuación vamos a ver varios ejemplos del uso de estas y otras funciones que veremos más adelante, y para esto vamos a usar un conjunto de datos denominado “Starwars”, el cual se encuentra disponible dentro de </text:span><text:span text:style-name="T397">un</text:span><text:span text:style-name="T396"> paquete </text:span><text:span text:style-name="T397">llamado</text:span><text:span text:style-name="T396"> “CursoR”. </text:span><text:span text:style-name="T397">Entonces recuerden que para acceder a ese conjunto de </text:span><text:soft-page-break/><text:span text:style-name="T397">datos, como se puede observar aquí, deben instalar ese paquete, cargarlo y luego mediante la función </text:span><text:span text:style-name="T470">data()</text:span><text:span text:style-name="T397"> lo pueden llamar. </text:span><text:span text:style-name="T398">Al hacer todo esto, ustedes </text:span><text:span text:style-name="T399">podrán</text:span><text:span text:style-name="T398"> observar un conjunto de datos con la estructura que se ve en esta imagen:</text:span></text:p>
      <text:p text:style-name="P80"><text:span text:style-name="T398"><text:tab/>- </text:span><text:span text:style-name="T399">en la primera columna se encuentra el nombre del personaje (yoda, dark vlader, obi-wan kenobi, r2-d2 y c-3po).</text:span></text:p>
      <text:p text:style-name="P346">- y de la columna 2 a la 10 se encuentra algunas características de esos personajes, como el tamaño, el peso, el color del pelo, entre otra características.</text:p>
      <text:p text:style-name="P346"/>
      <text:p text:style-name="P81"><text:span text:style-name="T399">B</text:span><text:span text:style-name="T373">ueno. Este conjunto de datos que se observa en la imagen es un buen ejemplo de lo que es un conjunto de datos: una estructura tabular, donde las filas representan individuos u observaciones, y las columnas representan características o variables de esos individuos. (</text:span><text:span text:style-name="T466">Nota:</text:span><text:span text:style-name="T373"> a diferencia de una matriz, las filas de un conjunto de datos pueden contener datos o valores de diferentes clases atómicas, pero cada columna conserva la restricción de contener datos de una sola clase).</text:span></text:p>
      <text:p text:style-name="P347"/>
      <text:p text:style-name="P287"><text:span text:style-name="T458">(Ejemplo 2.3.</text:span><text:span text:style-name="T477">2</text:span><text:span text:style-name="T475">.</text:span><text:span text:style-name="T487">3</text:span><text:span text:style-name="T458">… ejecutar el código primero)</text:span><text:span text:style-name="T374"> – </text:span><text:span text:style-name="T400">bien. En este ejemplo, se usaron las funciones </text:span><text:span text:style-name="T487">head()</text:span><text:span text:style-name="T400"> y </text:span><text:span text:style-name="T487">tail(),</text:span><text:span text:style-name="T400"> para ver las primeras y últimas filas del conjunto de datos “Starwars”. Estas funciones tienen por defecto mostrar solo 6 filas. En caso de que ustedes deseen cambiar esta opción por defecto, pueden usar este argumento (</text:span><text:span text:style-name="T487">mostrar el argumento “n”</text:span><text:span text:style-name="T400">) indicando el número de filas que deseen mostrar. Por ejemplo, con “n = 10” se </text:span><text:span text:style-name="T401">mostrarían</text:span><text:span text:style-name="T400"> las primeras 10 filas.</text:span></text:p>
      <text:p text:style-name="P192"/>
      <text:p text:style-name="P290"><text:span text:style-name="T400">C</text:span><text:span text:style-name="T373">on la función </text:span><text:span text:style-name="T372">View()</text:span><text:span text:style-name="T373"> aquí comentada, se puede ver el conjunto de datos completo, como se observa en este ejemplo. Esta nueva ventana ustedes la pueden usar para ordenar variables de forma ascendente y descendente, para filtrar datos, y en general, para tener una idea visual de como se ven sus datos </text:span><text:span text:style-name="T402">(</text:span><text:span text:style-name="T488">Nota:</text:span><text:span text:style-name="T402"> con esta ventana, no se puede agregar o eliminar datos, y nada lo que haga aquí cambiara el conjunto de datos)</text:span><text:span text:style-name="T373">.</text:span></text:p>
      <text:p text:style-name="P193"/>
      <text:p text:style-name="P291"><text:span text:style-name="T458">(Ejemplo 2.3.</text:span><text:span text:style-name="T477">2</text:span><text:span text:style-name="T475">.</text:span><text:span text:style-name="T489">4</text:span><text:span text:style-name="T458">… ejecutar el código primero)</text:span><text:span text:style-name="T374"> – </text:span><text:span text:style-name="T403">con las funciones </text:span><text:span text:style-name="T490">nrow()</text:span><text:span text:style-name="T403">, </text:span><text:span text:style-name="T490">ncol()</text:span><text:span text:style-name="T403"> y </text:span><text:span text:style-name="T490">dim()</text:span><text:span text:style-name="T373"> </text:span><text:span text:style-name="T403">pueden ver el número de filas y de columnas del conjunto de datos “Starwars”. Entonces pueden observar que este conjunto de datos tiene 87 filas u observaciones </text:span><text:span text:style-name="T405">y</text:span><text:span text:style-name="T403"> 1</text:span><text:span text:style-name="T404">1</text:span><text:span text:style-name="T403"> columnas o variables.</text:span></text:p>
      <text:p text:style-name="P194"/>
      <text:p text:style-name="P292"><text:span text:style-name="T458">(Ejemplo 2.3.</text:span><text:span text:style-name="T477">2</text:span><text:span text:style-name="T475">.</text:span><text:span text:style-name="T491">5</text:span><text:span text:style-name="T458">… ejecutar el código primero)</text:span><text:span text:style-name="T374"> – </text:span><text:span text:style-name="T406">por último, con la función </text:span><text:span text:style-name="T491">summary()</text:span><text:span text:style-name="T406">, se puede generar un pequeño resumen estadístico de todo el conjunto de datos “Starwars”. La salida de esta función, como lo pueden observar, presenta un conjunto de estadísticas descriptivas para cada variable o columna, y este resumen estadístico depende de la clase atómica de la variable o columna. Por ejemplo, para las variables de clase carácter como “name”, “sexo”, “color del pelo”, esta función mostrara información acerca de la longitud y la clase (que es carácter), mientras que para el resto de las variables que son de clase numérica, la función </text:span><text:span text:style-name="T491">summary()</text:span><text:span text:style-name="T406"> mostrara un resumen </text:span><text:soft-page-break/><text:span text:style-name="T406">estadístico completo, con valores mínimos y máximo, media y mediana, y cuantos valores “NA” contiene.</text:span></text:p>
      <text:p text:style-name="P49"/>
      <text:list xml:id="list184356243584300" text:continue-list="list184357288264357" text:style-name="L7">
        <text:list-item>
          <text:p text:style-name="P373">Indexación de matrices y conjuntos de datos</text:p>
        </text:list-item>
      </text:list>
      <text:p text:style-name="P180"/>
      <text:p text:style-name="P306"><text:span text:style-name="T472">(Párrafo en la presentació</text:span><text:span text:style-name="T372">n</text:span><text:span text:style-name="T472">) - </text:span><text:span text:style-name="T394">A</text:span><text:span text:style-name="T373">l igual que como vimos con los vectores, tanto en matrices como en conjuntos de datos se pueden usar índices para seleccionar y obtener subconjuntos de datos, mediante el uso del operador de selección de corchetes simples (“[]”), y al igual que con los vectores, la indexación de matrices y conjuntos de datos pueden ser de dos tipos.</text:span></text:p>
      <text:p text:style-name="P50"/>
      <text:list xml:id="list184356676396343" text:continue-numbering="true" text:style-name="L7">
        <text:list-item>
          <text:p text:style-name="P374">Indexación numérica</text:p>
        </text:list-item>
      </text:list>
      <text:p text:style-name="P181"/>
      <text:p text:style-name="P306"><text:span text:style-name="T472">(Párrafo en la presentació</text:span><text:span text:style-name="T372">n</text:span><text:span text:style-name="T472">) - </text:span><text:span text:style-name="T394">L</text:span><text:span text:style-name="T373">a indexación numérica es muy similar a lo visto con vectores, en el sentido de que se puede usar el operador de corchetes simples (“[]”), sin embargo en el caso de las matrices y los conjuntos de datos, el operador de corchetes requiere de dos argumentos: un primer argumento el cual se aplica a las filas, y un segundo argumento a las columnas. </text:span><text:span text:style-name="T407">Veamos este ejemplo para aclarar esto.</text:span></text:p>
      <text:p text:style-name="P328"/>
      <text:p text:style-name="P293"><text:span text:style-name="T458">(Ejemplo 2.3.</text:span><text:span text:style-name="T492">3</text:span><text:span text:style-name="T475">.</text:span><text:span text:style-name="T492">1</text:span><text:span text:style-name="T458">… ejecutar el código primero) – </text:span><text:span text:style-name="T407">inicialmente se creo una matriz llamada “A” con los números del 1 al 9 organizados por columnas. En caso de que se quisiera seleccionar solo los números de la fila 3, bastaría con escribir la instrucción que se observa en la línea 3 del código. Por otro lado, en caso de que se quisiera seleccionar solo los números de la matriz “A” que </text:span><text:span text:style-name="T408">están</text:span><text:span text:style-name="T407"> en la columna 3, </text:span><text:span text:style-name="T408">bastaría</text:span><text:span text:style-name="T407"> </text:span><text:span text:style-name="T408">igualmente </text:span><text:span text:style-name="T407">con escribir la instrucción que se observa en la línea 4 del código.</text:span></text:p>
      <text:p text:style-name="P195"/>
      <text:p text:style-name="P307"><text:span text:style-name="T472">(</text:span><text:span text:style-name="T493">Fragmento de </text:span><text:span text:style-name="T494">aclaración</text:span><text:span text:style-name="T472">) –</text:span><text:span text:style-name="T394"> </text:span><text:span text:style-name="T409">lo que sucede aquí, como esta escrito en este fragmento de aclaración, es que al usar </text:span><text:span text:style-name="T410">una coma</text:span><text:span text:style-name="T409"> (“,”) dentro del operador de corchetes simples (“[]”), </text:span><text:span text:style-name="T410">se le esta dando la instrucción al R de buscar y seleccionar los elementos en objetos de dos dimensiones, como es el caso de una matriz o un conjunto de datos. En estos casos, el número antes de a coma (“,”) será buscado en la primera dimensión que corresponde a </text:span><text:span text:style-name="T411">l</text:span><text:span text:style-name="T410">as filas, y el número después de la coma (“,”) será buscado en la segunda dimensión que corresponde a las columnas.</text:span></text:p>
      <text:p text:style-name="P196"/>
      <text:p text:style-name="P294"><text:span text:style-name="T458">(Ejemplo 2.3.</text:span><text:span text:style-name="T492">3</text:span><text:span text:style-name="T475">.</text:span><text:span text:style-name="T495">2</text:span><text:span text:style-name="T458">)</text:span><text:span text:style-name="T374"> – </text:span><text:span text:style-name="T412">a bueno, y si ustedes quisieran seleccionar los elementos de un vector de esta misma forma, por ejemplo aquí, los números del vector “a” que se encuentran en las posiciones 2 y 4 ¿que creen que sucedería?. (</text:span><text:span text:style-name="T458">ejecutar el código</text:span><text:span text:style-name="T412">) Al hacer esto como pueden observar, el programa R saca un mensaje de error diciendo “número incorrecto de dimensiones”. Claro, como los vectores son unidimensionales, no es posible que el R ejecute este código correctamente y se produce este error. En este caso, la forma correcta de hacer esta operación sería usando </text:span><text:span text:style-name="T416">la</text:span><text:span text:style-name="T412"> </text:span><text:span text:style-name="T416">función</text:span><text:span text:style-name="T412"> “c()” dentro de los corchetes como se observa aquí en la línea 3.</text:span></text:p>
      <text:p text:style-name="P197"><text:soft-page-break/></text:p>
      <text:p text:style-name="P295"><text:span text:style-name="T458">(Eje</text:span><text:span text:style-name="T496">rcici</text:span><text:span text:style-name="T458">o 2.3.</text:span><text:span text:style-name="T492">3</text:span><text:span text:style-name="T475">.</text:span><text:span text:style-name="T496">1</text:span><text:span text:style-name="T458">)</text:span><text:span text:style-name="T374"> – </text:span><text:span text:style-name="T413">decir con mis propias palabras </text:span><text:span text:style-name="T415">de que pueden hacer este ejercicio despues</text:span><text:span text:style-name="T413">.</text:span></text:p>
      <text:p text:style-name="P198"/>
      <text:p text:style-name="P296"><text:span text:style-name="T458">(Ejemplo 2.3.</text:span><text:span text:style-name="T492">3</text:span><text:span text:style-name="T475">.</text:span><text:span text:style-name="T496">3</text:span><text:span text:style-name="T458">… ejecutar el código primero)</text:span><text:span text:style-name="T374"> – </text:span><text:span text:style-name="T413">bien. En este ejemplo se puede observar otra forma de extraer subconjuntos de datos, pero esta vez usando los nombres de las columnas. </text:span><text:span text:style-name="T414">En la línea 1, inicialmente se uso la función </text:span><text:span text:style-name="T497">names()</text:span><text:span text:style-name="T414"> para conocer los nombres de las columnas del conjunto de datos “Starwars”. Luego, en caso de que quisiéramos extraer por ejemplo las primeras cinco columnas, bastaría con saber el nombre de esas primeras cinco columnas, en este caso “name”, “height” hasta “skin_color”. Las primeras 20 filas de la columna 1, entonces en el primer argumento colocamos la secuencia de números del 1 al 20, y el nombre de la primera columna (“name”) </text:span><text:span text:style-name="T415">en el segundo argumento</text:span><text:span text:style-name="T414">. </text:span><text:span text:style-name="T415">Las filas de la 20 a la 40 de las columnas 2 y 3, entonces en el primer argumento </text:span><text:span text:style-name="T417">colocaríamos</text:span><text:span text:style-name="T415"> la secuencia de numeros del 20 al 40, y en el segundo argumento el nombre de las columnas 2 y 3 acompañado de l</text:span><text:span text:style-name="T416">a</text:span><text:span text:style-name="T415"> </text:span><text:span text:style-name="T416">función</text:span><text:span text:style-name="T415"> </text:span><text:span text:style-name="T498">c().</text:span></text:p>
      <text:p text:style-name="P199"/>
      <text:p text:style-name="P297"><text:span text:style-name="T458">(Ejemplo 2.3.</text:span><text:span text:style-name="T492">3</text:span><text:span text:style-name="T475">.</text:span><text:span text:style-name="T499">4</text:span><text:span text:style-name="T458">… ejecutar el código primero) – </text:span><text:span text:style-name="T417">bien, ya para finalizar esta parte, veamos este último ejemplo. </text:span><text:span text:style-name="T418">Es como un ejercicio de varios pasos </text:span><text:span text:style-name="T420">un poquito más compleja</text:span><text:span text:style-name="T418">. Inicialmente se creo una matriz denominada “M” que tuviera los números del 18 al 2 con un tamaño deseado de 16, y se indico que </text:span><text:span text:style-name="T420">es</text:span><text:span text:style-name="T418">a matriz tuviera 4 columnas, y que se llenara por filas. </text:span><text:span text:style-name="T419">Luego, se calculo la suma de esa matriz por columnas </text:span><text:span text:style-name="T420">usando la función colSums(),</text:span><text:span text:style-name="T419"> y se guardo el resultado en un objeto denominado “t_col”. Posteriormente, de la línea 7 a la 1</text:span><text:span text:style-name="T420">4</text:span><text:span text:style-name="T419">, se llevo a cabo </text:span><text:span text:style-name="T420">inicialmente</text:span><text:span text:style-name="T419"> una división entre cada elemento de la matriz “M” </text:span><text:span text:style-name="T420">por</text:span><text:span text:style-name="T419"> el resultado obtenido </text:span><text:span text:style-name="T421">de la suma anterior</text:span><text:span text:style-name="T420">, y luego el resultado de esa división se múltiplo por 100 para pasarlo a porcentaje y se indico que el resultado tuviera solo dos dígitos. Esta operación seria como una forma de determinar </text:span><text:span text:style-name="T422">la representación en porcentaje, de cada elemento de la matriz “M”</text:span><text:span text:style-name="T420"> de </text:span><text:span text:style-name="T422">acuerdo</text:span><text:span text:style-name="T420"> </text:span><text:span text:style-name="T422">al valor obtenido mediante la</text:span><text:span text:style-name="T420"> suma </text:span><text:span text:style-name="T422">por columnas</text:span><text:span text:style-name="T420">. </text:span><text:span text:style-name="T422">Ya p</text:span><text:span text:style-name="T420">or último, </text:span><text:span text:style-name="T422">se observa dos formas de obtener los valores de la diagonal de esa matriz “porc_M”: usando la función “diag()” y por medio de una indexación usando la función c()</text:span><text:span text:style-name="T420">.</text:span></text:p>
      <text:p text:style-name="P51"/>
      <text:list xml:id="list184357180026053" text:continue-numbering="true" text:style-name="L7">
        <text:list-item>
          <text:p text:style-name="P375">Indexación lógica</text:p>
        </text:list-item>
      </text:list>
      <text:p text:style-name="P182"/>
      <text:p text:style-name="P298"><text:span text:style-name="T472">(Párrafo en la presentació</text:span><text:span text:style-name="T500">n</text:span><text:span text:style-name="T472">) – </text:span><text:span text:style-name="T124">Bien.</text:span><text:span text:style-name="T415"> </text:span><text:span text:style-name="T423">Ahora hablemos sobre la indexación lógica en matrices y en conjuntos de datos. </text:span><text:span text:style-name="T424">En matrices y conjuntos de datos, la indexación lógica es muy similar a como vimos con los vectores, en el sentido de que primero el programa R crea un vector lógico que contiene solo valores TRUE y FALSE, y a continuación el programa R solo devuelve aquellos valores de la matriz o conjuntos de datos para los que el vector lógico genero un valor igual a TRUE. </text:span><text:span text:style-name="T425">Veamos este ejemplo.</text:span></text:p>
      <text:p text:style-name="P200"/>
      <text:p text:style-name="P299"><text:span text:style-name="T458">(Ejemplo 2.3.</text:span><text:span text:style-name="T492">3</text:span><text:span text:style-name="T475">.</text:span><text:span text:style-name="T501">5</text:span><text:span text:style-name="T458">) –</text:span><text:span text:style-name="T374"> </text:span><text:span text:style-name="T425">supongamos que quisiéramos seleccionar de todo el conjunto de datos “Starwars”, solo aquellos personajes cuya variable o columna “especie” sea </text:span><text:soft-page-break/><text:span text:style-name="T425">“humana”. </text:span><text:span text:style-name="T426">Para esto inicialmente le decimos al R, </text:span><text:span text:style-name="T427">como se observa en la línea 1</text:span><text:span text:style-name="T426">, de que nos diga si cada uno de los elementos en la columna “especie” </text:span><text:span text:style-name="T427">del conjunto de datos “Starwars”</text:span><text:span text:style-name="T426"> es igual a “humana”. </text:span><text:span text:style-name="T502">Ejecutamos este código</text:span><text:span text:style-name="T427">, y el resultado como pueden ver es un vector de valores lógicos, donde cada uno de los elementos de ese vector corresponde al resultado de comparar si si es especie humana o no, así por ejemplo, el personaje presente en la primera fila de la columna “especie” si sería un humano, mientras que el personaje presente en la fila 2 no lo es. (</text:span><text:span text:style-name="T502">Descomentar el código de la línea 2</text:span><text:span text:style-name="T427">) Luego, ese vector de valores lógicos se puede usar como un índice (</text:span><text:span text:style-name="T502">Señalar solo esa parte dentro de la línea 2</text:span><text:span text:style-name="T427">) en el espacio correspondiente a las filas hacie</text:span><text:span text:style-name="T428">n</text:span><text:span text:style-name="T427">do uso del operador de corchetes simples (“[]”) </text:span><text:span text:style-name="T428">y antecedida por el nombre del conjunto de datos “Starwars”</text:span><text:span text:style-name="T427">. </text:span><text:span text:style-name="T503">Ejecutamos el código nuevamente</text:span><text:span text:style-name="T428">, y como pueden observar, se obtiene un conjunto de datos donde los personajes cumplen con la condición establecida de especie igual a la humana.</text:span></text:p>
      <text:p text:style-name="P201"/>
      <text:p text:style-name="P308"><text:span text:style-name="T428">L</text:span><text:span text:style-name="T373">a verdad personalmente, esta forma de indexar elementos dentro de un conjunto de datos me parece un poco confuso, y es la forma proporcionada por el sistema base del R. Sin embargo, cuando veamos la manipulación y limpieza de conjunto de datos usando el paquete </text:span><text:span text:style-name="T372">dplyr()</text:span><text:span text:style-name="T373">, van a ver que es muchísimo más fácil y divertido hacer este proceso <text:s/>usando las funciones proporcionadas por ese paquete.</text:span></text:p>
      <text:p text:style-name="P52"/>
      <text:list xml:id="list184357864343500" text:continue-numbering="true" text:style-name="L7">
        <text:list-item>
          <text:p text:style-name="P376">Indexación mediante el operador de $</text:p>
        </text:list-item>
      </text:list>
      <text:p text:style-name="P183"/>
      <text:p text:style-name="P309"><text:span text:style-name="T472">(Párrafo en la presentació</text:span><text:span text:style-name="T500">n</text:span><text:span text:style-name="T472">) – </text:span><text:span text:style-name="T394">B</text:span><text:span text:style-name="T373">ueno. Otra forma de indexar los elementos de una matriz o un conjunto de datos es mediante el uso del operador de signo pesos (“$”). Este operador permite tener acceso a los elementos o valores de una matriz o conjunto de datos, usando el nombre de las variables o las columnas, de la forma “</text:span><text:span text:style-name="T372">df$name</text:span><text:span text:style-name="T373">”, donde “</text:span><text:span text:style-name="T372">df</text:span><text:span text:style-name="T373">” corresponde al nombre del objeto ya sea una matriz o un conjunto de datos, y “</text:span><text:span text:style-name="T372">name</text:span><text:span text:style-name="T373">” corresponde al nombre de la columna que se desea seleccionar. </text:span><text:span text:style-name="T429">(</text:span><text:span text:style-name="T505">Ver ejemplo</text:span><text:span text:style-name="T429">)</text:span></text:p>
      <text:p text:style-name="P202"/>
      <text:p text:style-name="P300"><text:span text:style-name="T458">(Ejemplo 2.3.</text:span><text:span text:style-name="T492">3</text:span><text:span text:style-name="T475">.</text:span><text:span text:style-name="T504">6</text:span><text:span text:style-name="T458">)</text:span><text:span text:style-name="T374"> – </text:span><text:span text:style-name="T429">este ejemplo es una comparación de dos métodos: el usado anteriormente </text:span><text:span text:style-name="T432">que se observa </text:span><text:span text:style-name="T430">en la línea 1 </text:span><text:span text:style-name="T429">y esta nueva forma de indexar usando ese operador de signo pesos </text:span><text:span text:style-name="T430">en la linea 2</text:span><text:span text:style-name="T429"> (“$”). </text:span><text:span text:style-name="T431">En cierto modo, esta segunda forma de indexar objetos, es un poco más sencilla de escribir y de leer. Lo que se hizo aquí, fue usar el operador de signo pesos (“$”) para acceder a la columna “especie” del conjunto de datos “Starwars”, y conjuntamente usando el operador lógico igual a (“==”), se indico que de esa columna “especie” solo se desea la especie humana. Toda esta instrucción, se escribe igualmente como un índice en el espacio correspondiente a las filas similar al método anterior. </text:span><text:span text:style-name="T506">Ejecutamos el código</text:span><text:span text:style-name="T431"> y observamos que solo se seleccionaron los personajes con una especie igual a la humana.</text:span></text:p>
      <text:p text:style-name="P203"/>
      <text:p text:style-name="P310"><text:span text:style-name="T472">(Párrafo en la presentació</text:span><text:span text:style-name="T500">n</text:span><text:span text:style-name="T472">)</text:span><text:span text:style-name="T394"> – </text:span><text:span text:style-name="T433">bueno. un proceso adicional que permite este operador de signo pesos (“$”), consiste en crear nuevas variables o columnas.</text:span><text:span text:style-name="T429">(</text:span><text:span text:style-name="T505">Ver ejemplo</text:span><text:span text:style-name="T429">)</text:span></text:p>
      <text:p text:style-name="P301"><text:soft-page-break/><text:span text:style-name="T458">(Ejemplo 2.3.</text:span><text:span text:style-name="T492">3</text:span><text:span text:style-name="T475">.</text:span><text:span text:style-name="T507">7</text:span><text:span text:style-name="T458">) –</text:span><text:span text:style-name="T374"> </text:span><text:span text:style-name="T434">para hacer esto, simplemente coloquen el nombre de un conjunto de datos, en este caso “Starwars”, y con el signo pesos (“$”) coloquen el nombre que desean tenga esa nueva variable o columna, como en este caso “numero”. </text:span><text:span text:style-name="T435">Luego, mediante una asignación, crean un nuevo vector de datos con los valores respectivos a esa nueva columna o variabe. Cierto, en este caso lo que se hizo fue emplear esta instrucción “1:nrow(Starwars)”, con el fin de tener una nueva columna con el número de </text:span><text:span text:style-name="T436">la</text:span><text:span text:style-name="T435"> fila </text:span><text:span text:style-name="T436">respectiva</text:span><text:span text:style-name="T435"> (</text:span><text:span text:style-name="T508">ejecutar el código</text:span><text:span text:style-name="T435">).</text:span></text:p>
      <text:p text:style-name="P53"/>
      <text:list xml:id="list184356860961022" text:continue-numbering="true" text:style-name="L7">
        <text:list-item>
          <text:p text:style-name="P377">Indexación mediante el uso de la función subset()</text:p>
        </text:list-item>
      </text:list>
      <text:p text:style-name="P184"/>
      <text:p text:style-name="P311"><text:span text:style-name="T472">(Párrafo en la presentació</text:span><text:span text:style-name="T500">n... </text:span><text:span text:style-name="T509">tabla función subset</text:span><text:span text:style-name="T472">)</text:span><text:span text:style-name="T394"> – </text:span><text:span text:style-name="T373">Anteriormente, vimos que los dos métodos usados para seleccionar elementos dentro de un conjuntos de datos es un poco </text:span><text:span text:style-name="T438">difícil de leer y escribir</text:span><text:span text:style-name="T373">. Sin embargo, existe una opción muchísimo más fácil </text:span><text:span text:style-name="T437">para</text:span><text:span text:style-name="T373"> </text:span><text:span text:style-name="T437">realizar</text:span><text:span text:style-name="T373"> este proceso, </text:span><text:span text:style-name="T437">si es que se desea usar el</text:span><text:span text:style-name="T373"> sistema base del R: mediante </text:span><text:span text:style-name="T438">el uso de</text:span><text:span text:style-name="T373"> la función </text:span><text:span text:style-name="T372">subset()</text:span><text:span text:style-name="T373">. </text:span><text:span text:style-name="T437">Esta función es de hecho, una de las funciones de manejo de datos más útiles en R. En esta tabla pueden observar los argumentos principales de esta función:</text:span></text:p>
      <text:list xml:id="list603567069" text:style-name="L18">
        <text:list-item>
          <text:p text:style-name="P428"><text:span text:style-name="T509">e</text:span><text:span text:style-name="T372">l argumento “x”, donde se indica el conjunto de datos del cual se desea extraer o seleccionar un subconjunto.</text:span></text:p>
        </text:list-item>
        <text:list-item>
          <text:p text:style-name="P428">El argumento “subset”, donde se indica mediante el uso de operadores lógicos que característica tienen los datos que se desean seleccionar.</text:p>
        </text:list-item>
        <text:list-item>
          <text:p text:style-name="P428"><text:span text:style-name="T372">Y El argumento “select”, donde se indica las columnas que se desean conservar. (</text:span><text:span text:style-name="T466">Ver ejemplo</text:span><text:span text:style-name="T372">).</text:span></text:p>
        </text:list-item>
      </text:list>
      <text:p text:style-name="P174"/>
      <text:p text:style-name="P302"><text:span text:style-name="T458">(Ejemplo 2.3.</text:span><text:span text:style-name="T492">3</text:span><text:span text:style-name="T475">.</text:span><text:span text:style-name="T510">8</text:span><text:span text:style-name="T458">… ejecutar el código primero) –</text:span><text:span text:style-name="T374"> </text:span><text:span text:style-name="T439">en este ejemplo se intento nuevamente seleccionar del conjunto de datos “Starwars”, solo aquellos personajes cuya especie fuera humana. En las dos primeras líneas de código, pueden observar los dos métodos que se usaron anteriormente para llevar a cabo esa selección, una menos difícil que la otra. Sin embargo, pueden observar que el código usando la función </text:span><text:span text:style-name="T511">subset()</text:span><text:span text:style-name="T439">, es muchísimo más fácil de leer y de escribir. </text:span><text:span text:style-name="T440">Cierto, esta es una característica del lenguaje del programación R: permite realizar una misma tarea de muchas formas. La elección de cual método usar dependerá de cada uno de ustedes.</text:span></text:p>
      <text:p text:style-name="P204"/>
      <text:p text:style-name="P303"><text:span text:style-name="T458">(Ejemplo 2.3.</text:span><text:span text:style-name="T492">3</text:span><text:span text:style-name="T475">.</text:span><text:span text:style-name="T512">9</text:span><text:span text:style-name="T458">… ejecutar el código primero)</text:span><text:span text:style-name="T374"> – </text:span><text:span text:style-name="T441">con la función </text:span><text:span text:style-name="T512">subset()</text:span><text:span text:style-name="T441">, también pueden llevar a cabo una selección basado en múltiples criterios como se puede observar en este ejemplo, lo cual es difícil y en verdad no conozco la forma de hacerlo con los dos métodos anteriores. Lo que se hizo aquí fue usar la función </text:span><text:span text:style-name="T512">subset()</text:span><text:span text:style-name="T441"> para crear un nuevo conjunto de datos llamado “subconjunto”, </text:span><text:span text:style-name="T442">el cual</text:span><text:span text:style-name="T441"> contiene solo los personajes humanos y que no hayan nacido en Tatooine.</text:span></text:p>
      <text:p text:style-name="P205"/>
      <text:p text:style-name="P304"><text:span text:style-name="T458">(Ejemplo 2.3.</text:span><text:span text:style-name="T492">3</text:span><text:span text:style-name="T475">.</text:span><text:span text:style-name="T515">10</text:span><text:span text:style-name="T458">… ejecutar el código primero)</text:span><text:span text:style-name="T374"> – </text:span><text:span text:style-name="T443">bien. Este último ejemplo de esta parte, es para mostrar que es posible combinar fácilmente la selección de subconjuntos de datos con funciones estadísticas para calcular estadísticas descriptivas en grupos de </text:span><text:soft-page-break/><text:span text:style-name="T443">datos. Por ejemplo, este código calcula el peso promedio de los individuos del conjunto de datos “Starwars”, que son humanos y que nacieron en Tatooine. </text:span><text:span text:style-name="T444">Para hacer esto, se lleva a cabo la selección basado en esas dos condiciones usando la función </text:span><text:span text:style-name="T513">subset(), </text:span><text:span text:style-name="T444">y el resultado de esto se guarda en un objeto denominado “prom_peso”. </text:span><text:span text:style-name="T445">Luego usando la función </text:span><text:span text:style-name="T514">mean(), </text:span><text:span text:style-name="T445">se especifica como argumento el nombre del subconjunto “prom_peso” y haciendo uso del operador de signo pesos (“$”), se indica el nombre de la columna o variable al que se le quiere calcular el promedio, en este caso la columna “mass”. Por último, se usa el argumento “na.rm = TRUE”, debido a que en esa columna “mass” hay presencia de valores NA. El resultado de todo esto es 96.</text:span></text:p>
      <text:p text:style-name="P54"/>
      <text:list xml:id="list184356538729070" text:continue-list="list184356860961022" text:style-name="L7">
        <text:list-item>
          <text:p text:style-name="P378">Lectura de conjuntos de datos</text:p>
        </text:list-item>
      </text:list>
      <text:p text:style-name="P185"/>
      <text:p text:style-name="P312"><text:span text:style-name="T472">(Párrafo en la presentació</text:span><text:span text:style-name="T500">n</text:span><text:span text:style-name="T472">)</text:span><text:span text:style-name="T394"> – </text:span><text:span text:style-name="T446">Bueno, ya con lo que hemos visto y aprendido sobre conjuntos de datos, creo que estamos preparados para importar nuestros propios conjuntos de datos y manipularlos, Si no es así, no se preocupen que cuando veamos toda la parte del tidyverse, de seguro vamos </text:span><text:span text:style-name="T447">a estar</text:span><text:span text:style-name="T446"> extremadamente preparados. </text:span><text:span text:style-name="T448">Frecuentemente, los conjuntos de datos que van a ser importados por el programa R, se suelen almacenar en dos tipos de formatos: archivos de Excel </text:span><text:span text:style-name="T449">o similares</text:span><text:span text:style-name="T448"> con extensión </text:span><text:span text:style-name="T516">.csv</text:span><text:span text:style-name="T448">, y archivos de texto plano con extensión </text:span><text:span text:style-name="T516">.txt</text:span><text:span text:style-name="T448">. </text:span><text:span text:style-name="T449">Con similares se hace referencia a cualquier otro tipo de documento a parte del Excel, donde los datos son representados en forma de tabla, y en las que las columnas se separan por comas.</text:span></text:p>
      <text:p text:style-name="P206"/>
      <text:p text:style-name="P313"><text:span text:style-name="T472">(P</text:span><text:span text:style-name="T517">estañas</text:span><text:span text:style-name="T472"> </text:span><text:span text:style-name="T517">de tipo de</text:span><text:span text:style-name="T500"> </text:span><text:span text:style-name="T517">almacenamiento</text:span><text:span text:style-name="T472">)</text:span><text:span text:style-name="T394"> – </text:span><text:span text:style-name="T450">aquí les traemos dos ejemplos de como pueden almacenar la información en ambos tipos de formatos. En ambos casos, se presenta una base de datos pequeña con 4 observaciones y y 4 columnas o variables..</text:span></text:p>
      <text:p text:style-name="P207"/>
      <text:p text:style-name="P326"><text:span text:style-name="T450">E</text:span><text:span text:style-name="T373">n lo que respecta al almacenamiento de la información en archivos con extensión </text:span><text:span text:style-name="T372">.csv</text:span><text:span text:style-name="T373">, como se observa en la imagen de la izquierda, se recomienda no embellecer el contenido como muchas personas suelen hacer, no se debe colorear las columnas ni colocar bordes. Se debe garantizar que las columnas numéricas tengan solo datos numéricos, y se recomienda que los nombres de las variables o columnas sean simples y sin espacios entre palabras. En la imagen a la derecha se puede observar como guardar esos archivos: </text:span><text:span text:style-name="T451">guárdenlo en la carpeta que ustedes elijan, preferiblemente en la carpeta de “datos” como vimos en la parte de “información estructurada” de la primera clase, y al momento de guardar el archivo, asegúrense de seleccionar la opción “tipo de archivo csv (o delimitado por comas)”.</text:span></text:p>
      <text:p text:style-name="P208"/>
      <text:p text:style-name="P327"><text:span text:style-name="T445">B</text:span><text:span text:style-name="T373">ien. En lo que respecta al almacenamiento de la información en archivos con extensión </text:span><text:span text:style-name="T372">.txt</text:span><text:span text:style-name="T373">, también llamados archivos de texto plano debido a que contienen unicamente texto, como se observa en la imagen a la izquierda se recomienda igualmente que los nombres de las variables o columnas sean simples, sin espacios entre palabras, que las columnas numéricas tengan solo datos numéricos, y que cada columna este separada ya sea por un </text:span><text:soft-page-break/><text:span text:style-name="T373">espacio obtenido con la barra espaciadora o </text:span><text:span text:style-name="T452">con tecla de </text:span><text:span text:style-name="T373">tabula</text:span><text:span text:style-name="T452">ción</text:span><text:span text:style-name="T373">. </text:span><text:span text:style-name="T452">En la imagen a la derecha se puede observar como pueden guardar esos archivos: igualmente, guárdenlo en la carpeta deseada preferiblemente en la carpeta de “datos”, y al momento de guardar el archivo, asegúrense de seleccionar la opción “tipo de archivo txt”.</text:span></text:p>
      <text:p text:style-name="P209"/>
      <text:p text:style-name="P314"><text:span text:style-name="T472">(Párrafo en la presentació</text:span><text:span text:style-name="T500">n</text:span><text:span text:style-name="T472">)</text:span><text:span text:style-name="T394"> – </text:span><text:span text:style-name="T453">Independientemente del tipo de formato que se use para almacenar y guardar el conjunto de datos, se puede hacer uso de una función que hace parte del sistema base del R: la función </text:span><text:span text:style-name="T518">read.table()</text:span><text:span text:style-name="T453">. </text:span><text:span text:style-name="T454">En esta tabla pueden observar los argumentos principales de esa función:</text:span></text:p>
      <text:list xml:id="list3205066206" text:style-name="L19">
        <text:list-item>
          <text:p text:style-name="P429"><text:span text:style-name="T519">e</text:span><text:span text:style-name="T372">l argumento “file”, donde se indica la ruta donde se encuentra guardado el conjuntos de datos que se desea importar.</text:span></text:p>
        </text:list-item>
        <text:list-item>
          <text:p text:style-name="P429">El argumento “header”, donde se indica mediante un valor lógico de TRUE o FALSE, si en la primera fila del conjunto de datos importado se coloco el nombre de las variables.</text:p>
        </text:list-item>
        <text:list-item>
          <text:p text:style-name="P429">El argumento “sep”, donde se indica como se encuentran separadas las columnas.</text:p>
        </text:list-item>
        <text:list-item>
          <text:p text:style-name="P429">Y el argumento “dec”, donde se indica el símbolo usado para <text:span text:style-name="T528">indicar</text:span> los puntos decimales. <text:span text:style-name="T528">Por ejemplo, si es una coma o un punto.</text:span></text:p>
        </text:list-item>
      </text:list>
      <text:p text:style-name="P175"/>
      <text:p text:style-name="P305"><text:span text:style-name="T351">(Ejemplo 2.3.4.1)</text:span><text:span text:style-name="T62"> – </text:span><text:span text:style-name="T125">bien. En este ejemplo pueden observar en las dos primeras líneas, la forma en como se puede leer o importar los conjuntos de datos “datos_csv” y “datos_txt”, que como pueden ver tienen los dos tipos de formatos comúnmente usados en R: </text:span><text:span text:style-name="T126">con extensión </text:span><text:span text:style-name="T529">.csv</text:span><text:span text:style-name="T126"> y con extensión </text:span><text:span text:style-name="T529">.txt</text:span><text:span text:style-name="T126">. Para importar ambos conjuntos de datos, se puede se uso la función </text:span><text:span text:style-name="T529">read.table()</text:span><text:span text:style-name="T126">, indicando por medio del argumento ”file” el <text:s/>nombre del archivo y la extensión (.csv y .txt). Luego, por medio del argumento “header = TRUE” se le dijo al R que en la primera fila de ambos conjuntos de datos, se tiene escrito el nombre de la columna o variable. Y por último, con el argumento “sep”, se indico se indico el tipo de separación entre columnas, coma (“,”) en el conjunto de datos con extensión </text:span><text:span text:style-name="T529">.csv</text:span><text:span text:style-name="T126"> y tabulación (“\t”) en el conjunto de datos con extensión </text:span><text:span text:style-name="T529">.txt</text:span><text:span text:style-name="T126">.</text:span></text:p>
      <text:p text:style-name="P218"/>
      <text:p text:style-name="P329"><text:span text:style-name="T351">(</text:span>Pestaña despegable del e<text:span text:style-name="T351">jemplo 2.3.4.1) - </text:span><text:span text:style-name="T126">A</text:span><text:span text:style-name="T1">l importar ambos conjuntos de datos, se observa lo que se ve en este ejemplo: un conjunto de datos con cuatro columnas o variables (“edad”, “deporte”, “fuma” y “ciudad”) y con sus respectivos valores. </text:span><text:span text:style-name="T127">Sin embargo, observen que adicionalmente se creo una columna que indica el nombre de la fila: 1, 2, 3 y 4, en este caso. </text:span><text:span text:style-name="T128">Muchas personas consideran que esta característica de la función </text:span><text:span text:style-name="T530">read.table()</text:span><text:span text:style-name="T128">, de crear una columna de nombres de filas puede ser un problema. De hecho, hoy en día se considera a la función </text:span><text:span text:style-name="T530">read.table()</text:span><text:span text:style-name="T128"> del sistema base del R un poquito obsoleta, y en su reemplazo se han desarrollado otras funciones para importar o leer conjuntos de datos, los cuales vienen incluidos en paquetes de R más modernos y que veremos en los últimos capítulos del curso. </text:span><text:span text:style-name="T129">Esas nuevas funciones que veremos más adelante en el curso, importan conjuntos de datos no como un “data.frame”, que es la forma en como un conjunto de datos es importado usando la función </text:span><text:span text:style-name="T531">read.table(),</text:span><text:span text:style-name="T129"> sino como un “tibble diff” (tbl_df).</text:span></text:p>
      <text:p text:style-name="P219"><text:soft-page-break/></text:p>
      <text:p text:style-name="P330"><text:span text:style-name="T130">Vamos a ver de que trata este enfoque a continuación, pero antes observen otro problema de importar conjuntos de datos usando la función </text:span><text:span text:style-name="T532">read.table()</text:span><text:span text:style-name="T130"> del sistema base del R: </text:span><text:span text:style-name="T131">(</text:span><text:span text:style-name="T533">codigo dentro del ejemplo 2.3.4.1</text:span><text:span text:style-name="T131">) importar conjuntos de datos usando la función </text:span><text:span text:style-name="T533">read.table(),</text:span><text:span text:style-name="T131"> es similar a crear un conjunto de datos usando la función </text:span><text:span text:style-name="T533">data.frame(), </text:span><text:span text:style-name="T131">por lo que vamos a emplear esto para ilustrar el problema</text:span><text:span text:style-name="T533">. (ejecutar el código)</text:span><text:span text:style-name="T131"> Cuando empleamos la función </text:span><text:span text:style-name="T533">str()</text:span><text:span text:style-name="T131"> para ver la estructura de los datos importados, podemos observar estas características: el conjunto de datos “datos_csv” es un “data.frame” con 4 observaciones y 4 variables o columnas. </text:span><text:span text:style-name="T132">La variable “edad” es un número, las variables “deporte” y “fuma” son de clase lógica, y la variable “ciudad” es un factor constituido por 4 niveles o valores. </text:span><text:span text:style-name="T133">Si bien esto último es cierto, esto también se considera como un problema al importar conjuntos de datos usando la función </text:span><text:span text:style-name="T534">read.table(),</text:span><text:span text:style-name="T133"> debido a que de forma implícita se esta convirtiendo objetos de clase “carácter” a “factor”.</text:span></text:p>
      <text:p text:style-name="P220"/>
      <text:p text:style-name="P331"><text:span text:style-name="T134">Debido a estos problemas,</text:span><text:span text:style-name="T135"> hoy en día</text:span><text:span text:style-name="T133"> </text:span><text:span text:style-name="T134">se replanteo </text:span><text:span text:style-name="T135">la forma en como anteriormente se creaban e importaban conjuntos de datos usando el programa R, lo que llevo al desarrollo de los denominados </text:span><text:span text:style-name="T535">tibbles</text:span><text:span text:style-name="T135">.</text:span></text:p>
      <text:p text:style-name="P55"/>
      <text:list xml:id="list184357381954220" text:continue-list="list184356538729070" text:style-name="L7">
        <text:list-item>
          <text:p text:style-name="P379">Crear y convertir conjuntos de datos en tibbles</text:p>
        </text:list-item>
      </text:list>
      <text:p text:style-name="P186"/>
      <text:p text:style-name="P315"><text:span text:style-name="T333">(Párrafo en la presentación)</text:span><text:span text:style-name="T36"> – </text:span><text:span text:style-name="T136">los </text:span><text:span text:style-name="T536">tibbles</text:span><text:span text:style-name="T136"> </text:span><text:span text:style-name="T137">son un</text:span><text:span text:style-name="T138">a</text:span><text:span text:style-name="T137"> reinvención de la forma en como se creaban e importaban los conjuntos de datos usando el sistema base del R. Los </text:span><text:span text:style-name="T537">tibbles,</text:span><text:span text:style-name="T137"> son en muchos aspectos similares a los conjuntos de datos creados e importados usando el sistema base del R, lo que significa que todas las funciones disponibles para la manipulación de conjuntos de datos que vimos con anterioridad, funcionan igual de bien en un </text:span><text:span text:style-name="T537">tibble</text:span><text:span text:style-name="T137">. </text:span><text:span text:style-name="T138">Adicionalmente, los </text:span><text:span text:style-name="T538">tibbles</text:span><text:span text:style-name="T138"> tienen un mejor comportamiento al momento de crear e importar conjuntos de datos.</text:span></text:p>
      <text:p text:style-name="P221"/>
      <text:p text:style-name="P316"><text:span text:style-name="T333">(Párrafo en la presentación)</text:span><text:span text:style-name="T36"> – </text:span><text:span text:style-name="T139">vamos a ver a continuación mediante algunos ejemplos las ventajas proporcionadas por los </text:span><text:span text:style-name="T539">tibbles</text:span><text:span text:style-name="T139">, sin embargo, dado que los </text:span><text:span text:style-name="T539">tibbles</text:span><text:span text:style-name="T139"> no hacen parte del sistema base del R, se necesita instalar primero el paquete que contiene este enfoque </text:span><text:span text:style-name="T140">y luego cargarlo</text:span><text:span text:style-name="T139">. </text:span><text:span text:style-name="T141">Este fragmento de código muestra como hacer esto: primero se instala el paquete “tibble” usando la función </text:span><text:span text:style-name="T540">install.packages()</text:span><text:span text:style-name="T141">, y luego se carga el paquete usando la función </text:span><text:span text:style-name="T540">library()</text:span><text:span text:style-name="T141">.</text:span></text:p>
      <text:p text:style-name="P222"/>
      <text:p text:style-name="P317"><text:span text:style-name="T333">(Párrafo en la presentación... ejemplo 2.3.5.1, no ejecutar el código)</text:span><text:span text:style-name="T36"> –</text:span><text:span text:style-name="T141"> </text:span><text:span text:style-name="T142">bien. Una de las ventajas de los </text:span><text:span text:style-name="T541">tibbles, </text:span><text:span text:style-name="T142">es la forma en como </text:span><text:span text:style-name="T143">se escriben los datos al momento de crear conjuntos de datos. En este ejemplo pueden observar inicialmente </text:span><text:span text:style-name="T144">como se haría eso</text:span><text:span text:style-name="T143"> usando el sistema base del R que vimos anteriormente, a partir de la función </text:span><text:span text:style-name="T542">data.frame()</text:span><text:span text:style-name="T143"> y por medio de vectores. </text:span><text:span text:style-name="T144">Con el paquete “tibble” se usa </text:span><text:span text:style-name="T145">un</text:span><text:span text:style-name="T144">a función </text:span><text:span text:style-name="T145">conocida como</text:span><text:span text:style-name="T144"> </text:span><text:span text:style-name="T543">tribble()</text:span><text:span text:style-name="T144">, </text:span><text:span text:style-name="T145">el cual proporciona una manera más amigable de escribir el conjunto de datos que se desea crear, sin la necesidad de escribir vectores. En este caso, </text:span><text:soft-page-break/><text:span text:style-name="T145">el nombre de cada columna o variable debe ir antecedida por una virgulilla (“~”), y debajo de cada nombre se puede colocar los respectivos valores.</text:span></text:p>
      <text:p text:style-name="P223"/>
      <text:p text:style-name="P318"><text:span text:style-name="T333">(Párrafo en la presentación... ejemplo 2.3.5.2, no ejecutar el código y mostrar la pestaña)</text:span><text:span text:style-name="T36"> –</text:span><text:span text:style-name="T141"> </text:span><text:span text:style-name="T146">bueno. otra ventaja de los </text:span><text:span text:style-name="T544">tibbles</text:span><text:span text:style-name="T146"> es que al momento de crear el conjunto de datos, y cuando se imprime o se ve en la consola como en este ejemplo, un </text:span><text:span text:style-name="T544">tibble</text:span><text:span text:style-name="T146"> especifica </text:span><text:span text:style-name="T147">la clase atómica de cada variable o columna, mientras que la forma tradicional no muestra esto.</text:span></text:p>
      <text:p text:style-name="P224"/>
      <text:p text:style-name="P319"><text:span text:style-name="T333">(Párrafo en la presentación... ejemplo 2.3.5.3, ejecutar el código)</text:span><text:span text:style-name="T36"> –</text:span><text:span text:style-name="T141"> </text:span><text:span text:style-name="T147">bueno. Otra ventaja de crear un conjunto de datos en forma de </text:span><text:span text:style-name="T545">tibble</text:span><text:span text:style-name="T147"> respecto a un “data.frame”, es que nunca se convertira una variable con clase atómica “carácter” a un “factor”, como se observa en este ejemplo.</text:span></text:p>
      <text:p text:style-name="P225"/>
      <text:p text:style-name="P332"><text:span text:style-name="T1">Ya si ustedes necesitan realizar ese cambio de “carácter” a “factor”, lo pueden hacer </text:span><text:span text:style-name="T148">traquilamente</text:span><text:span text:style-name="T1"> mediante </text:span><text:span text:style-name="T161">un proceso que se conoce</text:span><text:span text:style-name="T1"> coerción explicita. En esta tabla les compartimos las funciones que pueden usar para llevar a cabo ese tipo coerción, que no es más que cambiar un dato de una clase a otra. </text:span><text:span text:style-name="T148">Entonces por ejemplo, para hacer ese cambio de carácter a factor, se debería usar esta función </text:span><text:span text:style-name="T546">as.factor().</text:span></text:p>
      <text:p text:style-name="P332"/>
      <text:p text:style-name="P320"><text:span text:style-name="T333">(ejemplo 2.3.5.4, ejecutar el código)</text:span><text:span text:style-name="T36"> –</text:span><text:span text:style-name="T141"> </text:span><text:span text:style-name="T148">en caso de que se tenga o se haya creado, más bien, un conjunto de datos usando esa función </text:span><text:span text:style-name="T546">data.frame()</text:span><text:span text:style-name="T148">, pueden convertir </text:span><text:span text:style-name="T149">esos</text:span><text:span text:style-name="T148"> conjuntos de datos ya existentes en esa forma “data.frame” a un “tibble”, usando esta función: as_tibble(), para realizar ese cambio.</text:span></text:p>
      <text:p text:style-name="P226"/>
      <text:p text:style-name="P321"><text:span text:style-name="T333">(ejemplo 2.3.5.5... no ejecutar el código) – </text:span><text:span text:style-name="T36">como último ejemplo, los </text:span><text:span text:style-name="T333">tibbles</text:span><text:span text:style-name="T36"> </text:span><text:span text:style-name="T150">también permiten crear conjuntos de datos con estructura complejas. Por ejemplo en este caso, se construyo un conjunto de datos denominado amigos </text:span><text:span text:style-name="T151">usando la función </text:span><text:span text:style-name="T549">tribble()</text:span><text:span text:style-name="T150">, donde las variables o columnas “fisico” y “sentimental”, se crearon en forma de </text:span><text:span text:style-name="T547">listas</text:span><text:span text:style-name="T150">, que es el tema que vamos a ver a continuación.</text:span></text:p>
      <text:p text:style-name="P56"/>
      <text:list xml:id="list184356812074062" text:continue-numbering="true" text:style-name="L7">
        <text:list-item>
          <text:p text:style-name="P380"><text:span text:style-name="T548">Li</text:span>s<text:span text:style-name="T548">tas y arreglos</text:span></text:p>
        </text:list-item>
      </text:list>
      <text:p text:style-name="P187"/>
      <text:p text:style-name="P322"><text:span text:style-name="T333">(Figura de tipo de objetos en R)</text:span><text:span text:style-name="T36"> – </text:span><text:span text:style-name="T152">Bueno. Esta es una figura donde queremos mostrar un resumen de los diferentes tipos de objetos en R y sus características:</text:span></text:p>
      <text:list xml:id="list3863325247" text:style-name="L20">
        <text:list-item>
          <text:p text:style-name="P430">los vectores, que es la estructura de datos más básica en R, y que consiste en un conjunto de elementos o valores de una misma clase atómica.</text:p>
        </text:list-item>
        <text:list-item>
          <text:p text:style-name="P430">Las matrices y los conjuntos de datos, los cuales tienen una estructura de almacenamiento de datos en forma tabular y en dos dimensiones, y en las que un conjunto de datos a diferencia de una matriz, puede contener elementos o valores de distintas clases entre filas, pero en las columna<text:span text:style-name="T547">s </text:span>siempre habrá una misma clase.</text:p>
        </text:list-item>
      </text:list>
      <text:p text:style-name="P210"><text:soft-page-break/>Además de estos tres tipos de objetos que ya vimos anteriormente, en el lenguaje de programación R existen otros dos tipos de objetos que permiten almacenar datos al igual que los vectores, las matrices y los conjunto de datos. Estos objetos son las listas y los arreglos. <text:span text:style-name="T550">Veamos a continuación estos objetos.</text:span></text:p>
      <text:p text:style-name="P57"/>
      <text:list xml:id="list184357999848529" text:continue-list="list184356812074062" text:style-name="L7">
        <text:list-item>
          <text:p text:style-name="P381"><text:span text:style-name="T548">Li</text:span>s<text:span text:style-name="T548">tas</text:span></text:p>
        </text:list-item>
      </text:list>
      <text:p text:style-name="P188"/>
      <text:p text:style-name="P333"><text:span text:style-name="T333">(Párrafo en la presentación.)</text:span><text:span text:style-name="T153"> - </text:span><text:span text:style-name="T1">En las </text:span>listas<text:span text:style-name="T1">, al igual que con los vectores, los datos se almacenan en una estructura unidimensional, sin embargo a diferencia de los vectores en los que se almacenan elementos o valores individuales, en una lista lo que se almacena son objetos completos, como un escalar, un vector, una matriz, un conjunto de datos o hasta una función, e inclusive otras listas. Para crear una lista, se puede usar esta función: la función </text:span>list()<text:span text:style-name="T1">. </text:span><text:span text:style-name="T154">Veamos un ejemplo del uso de esta función.</text:span></text:p>
      <text:p text:style-name="P227"/>
      <text:p text:style-name="P323"><text:span text:style-name="T551">(ejemplo 2.4.1)</text:span><text:span text:style-name="T36"> – </text:span><text:span text:style-name="T154">en este ejemplo se quiso crear una lista por medio de la función </text:span><text:span text:style-name="T552">list()</text:span><text:span text:style-name="T154"> que contiene un vector numérico denominado “L_1” con los números del 40 al 80, un vector de caracteres denominado “L_2” con un solo elemento que dice “Hola”, y una lista denominada “L_3” con dos valores lógicos, TRU</text:span><text:span text:style-name="T155">E</text:span><text:span text:style-name="T154"> y FALSE. </text:span><text:span text:style-name="T155">Para crear una lista como esta, cada elemento debe ir separada mediante una coma (“,”). Estos nombres de “L_1”, “L_2” y “L_3”, corresponde a los nombres dado a cada uno de los elementos, como una forma de facilitar el acceso posterior a esos elementos. (</text:span><text:span text:style-name="T553">Nota:</text:span><text:span text:style-name="T155"> Dal</text:span><text:span text:style-name="T156">r</text:span><text:span text:style-name="T155">e un nombre a los elementos de la lista, no es estrictamente necesario).</text:span><text:span text:style-name="T36"> </text:span><text:span text:style-name="T554">(ejecutar el código)</text:span><text:span text:style-name="T156"> Cuando ejecutamos el código,</text:span><text:span text:style-name="T36"> </text:span><text:span text:style-name="T156">se puede ver la estructura interna de la lista creada:</text:span></text:p>
      <text:list xml:id="list3066507120" text:style-name="L21">
        <text:list-item>
          <text:p text:style-name="P458"><text:span text:style-name="T249">c</text:span><text:span text:style-name="T248">omo se le dio un nombre a cada elemento de la lista, mediante el signo pesos (“$”) se indica que elemento de la lista se muestra.</text:span></text:p>
        </text:list-item>
        <text:list-item>
          <text:p text:style-name="P459"><text:span text:style-name="T249">mediante los corchetes simples (“[]”), se indica que subelemento del elemento de la lista se esta mostrando. Cierto, por ejemplo 61 es el 22avo subelemento del primer elemento de la lista, “hola” es el primer subelemento del segundo elemento de la lista, y como el tercer elemento de la lista también es una lista, esta internamente también tiene el signo pesos (“$”) que indica </text:span><text:span text:style-name="T250">cada elemento, y a su vez cada elemento tiene un subelemento </text:span><text:span text:style-name="T251">que se </text:span><text:span text:style-name="T250">asigna con los corchetes simples (“[]”)</text:span><text:span text:style-name="T249">.</text:span></text:p>
        </text:list-item>
      </text:list>
      <text:p text:style-name="P229"/>
      <text:p text:style-name="P348"><text:span text:style-name="T280">(ejemplo 2.4.</text:span><text:span text:style-name="T282">2</text:span><text:span text:style-name="T280">… </text:span><text:span text:style-name="T279">ejecutar antes el código</text:span><text:span text:style-name="T280">)</text:span><text:span text:style-name="T252"> – </text:span><text:span text:style-name="T249">S</text:span><text:span text:style-name="T248">i bien la estructura de una lista puede ser compleja, como pudieron observar, a las listas se les considera como una herramienta útil, debido a que se puede almacenar cualquier cosa en ellas. Para extraer o seleccionar los elementos de una lista, se pueden usar los operadores de signo pesos (“$”), de corchetes dobles (“[[]]”) y de corchetes simple (“[]”). </text:span><text:span text:style-name="T253">Entonces por ejemplo:</text:span></text:p>
      <text:p text:style-name="P230">- si se quisiera extraer el vector con el nombre “L_2” dentro de esta lista “Lista_1”, como se sabe el nombre de ese elemento, bastaría simplemente con nombrar el elemento “L_2” de la lista “Lista_1” usando el signo pesos.</text:p>
      <text:p text:style-name="P349"><text:soft-page-break/><text:span text:style-name="T253">- en la línea nueve se presenta otra forma de extraer o seleccionar el vector con el nombre “L_2”. En este caso se us</text:span><text:span text:style-name="T254">ar</text:span><text:span text:style-name="T253">o</text:span><text:span text:style-name="T254">n</text:span><text:span text:style-name="T253"> los corchetes </text:span><text:span text:style-name="T254">dobles (“[[]]”) en vez del signo pesos (“$”), </text:span><text:span text:style-name="T255">que es otra </text:span><text:span text:style-name="T254">forma usada </text:span><text:span text:style-name="T255">para acceder a un elemento de una lista,</text:span><text:span text:style-name="T254"> en caso de que no se asigne un nombre a cada elemento. Aquí el “2” lo que indica es “el segundo” elemento de la lista, que en este caso sería ese vector “L_2”.</text:span></text:p>
      <text:p text:style-name="P350"><text:span text:style-name="T254">- </text:span><text:span text:style-name="T255">Y por último en la línea 11, en caso de que se quisiera seleccionar algún subelemento de una lista y no el elemento completo, se puede usar un código con esta estructura. En este caso, se quiere seleccionar el segundo subelemento del elemento “L-3” de la lista “lista_1”.</text:span></text:p>
      <text:p text:style-name="P231"/>
      <text:p text:style-name="P351"><text:span text:style-name="T280">(ejemplo 2.4.</text:span><text:span text:style-name="T282">3</text:span><text:span text:style-name="T280">… </text:span><text:span text:style-name="T281">ejecutar antes el código</text:span><text:span text:style-name="T280">)</text:span><text:span text:style-name="T252"> – </text:span><text:span text:style-name="T256">bien muchachos, ya en este ejercicio lo que se quiere hacer es retornar el </text:span><text:span text:style-name="T283">tibble</text:span><text:span text:style-name="T256"> llamado “amigos” que se creo anteriormente, y de esas columnas “fisico” y “sentimental” los cuales se crearon como listas, seleccionar algunas de las características de cada una de las personas. Entonces por ejemplo, en la línea 12 del código, en caso de que </text:span><text:span text:style-name="T257">se </text:span><text:span text:style-name="T256">quisi</text:span><text:span text:style-name="T257">e</text:span><text:span text:style-name="T256">ra seleccionar solo la edad de “Maria”, hacemos esto (</text:span><text:span text:style-name="T283">señalar la línea 12</text:span><text:span text:style-name="T256">): </text:span><text:span text:style-name="T257">le decimos al R que extraiga de la columna <text:s/>nombrada como “fisico” dentro del </text:span><text:span text:style-name="T284">tibble</text:span><text:span text:style-name="T257"> “amigos”, el elemento ubicado en la posición 3 (que en este caso seria “Maria”), y dentro de ese elemento el primer subelemento que correspondería a la edad </text:span><text:span text:style-name="T258">de Maria</text:span><text:span text:style-name="T257">. Y así igual con los otros. Por ejem</text:span><text:span text:style-name="T258">p</text:span><text:span text:style-name="T257">lo, los hijos de Javier en la linea 14 </text:span><text:span text:style-name="T256">(</text:span><text:span text:style-name="T283">señalar la línea 1</text:span><text:span text:style-name="T284">4</text:span><text:span text:style-name="T256">)</text:span><text:span text:style-name="T257">: </text:span><text:span text:style-name="T258">entonces <text:s/></text:span><text:span text:style-name="T257">le decimos al R que extraiga de la columna <text:s/>nombrada como “</text:span><text:span text:style-name="T258">sentimental</text:span><text:span text:style-name="T257">” dentro del </text:span><text:span text:style-name="T284">tibble</text:span><text:span text:style-name="T257"> “amigos”, el elemento ubicado en la posición </text:span><text:span text:style-name="T258">6 (que en este caso sería “Javier”)</text:span><text:span text:style-name="T257">, y dentro de ese elemento el </text:span><text:span text:style-name="T258">segundo</text:span><text:span text:style-name="T257"> subelemento que correspondería a </text:span><text:span text:style-name="T258">los hijos de Javier.</text:span></text:p>
      <text:p text:style-name="P232"/>
      <text:p text:style-name="P352"><text:span text:style-name="T280">(eje</text:span><text:span text:style-name="T285">rcici</text:span><text:span text:style-name="T280">o 2.4.</text:span><text:span text:style-name="T285">1</text:span><text:span text:style-name="T280">)</text:span><text:span text:style-name="T252"> – </text:span><text:span text:style-name="T259">decir que analicen por favor el código que se uso pata hacer los calculos, y en caso de alguna duda me lo dicen.</text:span></text:p>
      <text:p text:style-name="P233"/>
      <text:list xml:id="list184357101923816" text:continue-list="list184357999848529" text:style-name="L7">
        <text:list-item>
          <text:p text:style-name="P363"><text:span text:style-name="T239">A</text:span><text:span text:style-name="T223">rreglos</text:span></text:p>
        </text:list-item>
      </text:list>
      <text:p text:style-name="P189"/>
      <text:p text:style-name="P334"><text:span text:style-name="T333">(Párrafo en la presentación.)</text:span><text:span text:style-name="T153"> - </text:span><text:span text:style-name="T36">B</text:span><text:span text:style-name="T1">ueno, vamos a ver el último objeto del programa R: los arreglos. Un arreglo en R consiste de una matriz de varias dimensiones, por lo tanto en un arreglo al igual que en una matriz, se pueden almacenar datos de una clase atómica. Para crear un arreglo, se usa esta función: </text:span>array()<text:span text:style-name="T1">.</text:span><text:span text:style-name="T154">Veamos un ejemplo del uso de esta función.</text:span></text:p>
      <text:p text:style-name="P228"/>
      <text:p text:style-name="P324"><text:span text:style-name="T551">(ejemplo 2.4.4)</text:span><text:span text:style-name="T36"> – </text:span><text:span text:style-name="T157">para crear un arreglo por medio de la función </text:span><text:span text:style-name="T555">array()</text:span><text:span text:style-name="T157">, se usan dos argumentos: el argumento “data”, donde se indica los datos que se van a almacenar en el </text:span><text:span text:style-name="T555">arreglo</text:span><text:span text:style-name="T157">, </text:span><text:span text:style-name="T158">en este caso los números del 11 al 14, del 21 al 24 y del 31 al 34, y el argumento “dim” donde se indica las dimensiones que tendrá el arreglo, cierto, en este caso un arreglo con dimensión 2x2x3. Los dos primeros números de esa dimensión (</text:span><text:span text:style-name="T556">señalar 2, 2</text:span><text:span text:style-name="T158">) indican respectivamente el número de filas y de columnas, mientras que el tercer número (</text:span><text:span text:style-name="T556">señalar 3</text:span><text:span text:style-name="T158">) indica el número de matrices que se desea crear. </text:span><text:span text:style-name="T557">Ejecutamos </text:span><text:soft-page-break/><text:span text:style-name="T557">el código,</text:span><text:span text:style-name="T159"> y observamos que el arreglo creado esta constituido por tres matrices, cada uno de los cuales contienen 2 filas y 2 columnas.</text:span></text:p>
      <text:p text:style-name="P234"/>
      <text:p text:style-name="P325"><text:span text:style-name="T551">(ejemplo 2.4.5)</text:span><text:span text:style-name="T36"> – </text:span><text:span text:style-name="T160">Luego si se quisiera extraer alguno de los elementos almacenados en el arreglo anterior, se puede usar el operador de corchetes simples (“[]”), </text:span><text:span text:style-name="T173">de manera un poco similar a como hicimos con las matrices</text:span><text:span text:style-name="T160">. </text:span><text:span text:style-name="T173">Veamos este ejemplo para ver ese proceso de extracción. </text:span><text:span text:style-name="T174">A diferencia de las matrices, en las que se uso el operador de corchetes simples (“[]”) acompañado de dos argumentos, para acceder a los valores o elementos de una matriz de acuerdo a la posición en las filas y las columnas, con los arreglos se requieren de tres argumentos: un primer argumento, el cual se aplica a las filas, un segundo argumento el cual se aplica a las columnas, y un tercer argumento el cual se aplica a una de las matrices. Por ejemplo, (</text:span><text:span text:style-name="T571">señalar las líneas de la 1 a la 4</text:span><text:span text:style-name="T174">) en este caso se tiene un arreglo denominado “arreglo_₁”</text:span><text:span text:style-name="T175">, constituido por los números del 11 al 14, del 21 al 24 y del 31 al 34, repartidos en tres matrices con 2 filas y 2 columnas cada una. Luego, si se quisiera extraer por ejemplo el elemento que se encuentra ubicada en la fila 2 de la columna 1 de la tercera matriz </text:span><text:span text:style-name="T176">(</text:span><text:span text:style-name="T572">señalar la línea 6 del código</text:span><text:span text:style-name="T176">)</text:span><text:span text:style-name="T175">, se escribiría el código que se puede observar en la línea 6, Si se quisiera extraer solo una de las matrices, como en este caso la matriz 2 </text:span><text:span text:style-name="T176">(</text:span><text:span text:style-name="T572">señalar la línea 7 del código</text:span><text:span text:style-name="T176">)</text:span><text:span text:style-name="T175">, se debería dejar los dos primeros argumentos en blanco. Si se quisiera extraer la segunda columna de todas las matrices </text:span><text:span text:style-name="T176">(</text:span><text:span text:style-name="T572">señalar la línea 8 del código</text:span><text:span text:style-name="T176">)</text:span><text:span text:style-name="T175">, se debería dejar el primer y tercer argumento en blanco. Ya por último, si se quisiera extraer la primera fila de todas las matrices </text:span><text:span text:style-name="T176">(</text:span><text:span text:style-name="T572">señalar la línea 9 del código</text:span><text:span text:style-name="T176">)</text:span><text:span text:style-name="T175">, se debería dejar los dos último argumentos en blanco.</text:span></text:p>
      <text:p text:style-name="P235"/>
      <text:p text:style-name="P354">Curso R amigable</text:p>
      <text:p text:style-name="P4"/>
      <text:p text:style-name="P343"><text:span text:style-name="T578">4to</text:span><text:span text:style-name="T579"> capitulo – </text:span><text:span text:style-name="T576">Datos ordenados y el tidyverse</text:span></text:p>
      <text:p text:style-name="P382"/>
      <text:p text:style-name="P343"><text:span text:style-name="T576">- </text:span><text:span text:style-name="T580">Tercera</text:span><text:span text:style-name="T577"> diapositiva</text:span></text:p>
      <text:p text:style-name="P163"/>
      <text:p text:style-name="P165"><text:span text:style-name="T574">Antes de hablar en que consisten los datos ordenados y el tidyverse, que es el tema principal de esta lección, es importante hablar un poco sobre la ciencia de datos. </text:span>El termino <text:span text:style-name="T573">científico</text:span> de datos abarca a todas las personas que en forma cotidiana aplican técnicas de programación <text:span text:style-name="T573">para el análisis de datos. Como pueden observar en la imagen, la ciencia de datos requiere del desarrollo de habilidades en tres áreas:</text:span></text:p>
      <text:p text:style-name="P165"/>
      <text:p text:style-name="P83"><text:span text:style-name="T582">1- </text:span><text:span text:style-name="T583">programación, en el que el </text:span><text:span text:style-name="T584">científico</text:span><text:span text:style-name="T583"> de datos emplea </text:span>código interpretado por una computadora<text:span text:style-name="T583"> para resolver problemas de distinta </text:span><text:span text:style-name="T584">índole.</text:span></text:p>
      <text:p text:style-name="P419"/>
      <text:p text:style-name="P85"><text:span text:style-name="T581">2- estadística, que proporciona al </text:span><text:span text:style-name="T584">científico</text:span><text:span text:style-name="T581"> de datos una variedad de herramientas y conocimientos para aplicarlos a los datos.</text:span></text:p>
      <text:p text:style-name="P419"/>
      <text:p text:style-name="P83"><text:span text:style-name="T583">3- conocimiento de dominio, que hace referencia a la experiencia del </text:span><text:span text:style-name="T584">científico</text:span><text:span text:style-name="T583"> de datos en un campo particular, como la agricultura, la </text:span><text:span text:style-name="T584">biología</text:span><text:span text:style-name="T583">, las </text:span><text:span text:style-name="T582">c</text:span><text:span text:style-name="T583">iencias </text:span><text:span text:style-name="T584">sociales</text:span><text:span text:style-name="T583">, y que permite </text:span>discernir si las respuestas obtenidas mediante <text:span text:style-name="T575">el</text:span> análisis estadístico tiene sentido.</text:p>
      <text:p text:style-name="P83"/>
      <text:p text:style-name="P420">En referente a esta última área, es importante mencionar que las técnicas y principios que los científicos de datos ha<text:span text:style-name="T585">n</text:span> desarrollado, pueden ser aprovechados en muchos áreas del conocimiento, y <text:span text:style-name="T585">la ciencia de datos </text:span>no es <text:span text:style-name="T585">un área</text:span> propi<text:span text:style-name="T585">a</text:span> de los estadísticos <text:span text:style-name="T585">y</text:span> profesionales en computación.</text:p>
      <text:p text:style-name="P163"/>
      <text:p text:style-name="P421"><text:span text:style-name="T207">Nota:</text:span><text:span text:style-name="T585"> </text:span>Estas tres habilidades entran en acción en cada proyecto que involucra ciencia de datos, en mayor o menor medida de acuerdo a la etapa de análisis.</text:p>
      <text:p text:style-name="P163"/>
      <text:p text:style-name="P344"><text:span text:style-name="T577">- </text:span><text:span text:style-name="T580">Cuarta</text:span><text:span text:style-name="T577"> diapositiva</text:span></text:p>
      <text:p text:style-name="P164"/>
      <text:p text:style-name="P166"><text:span text:style-name="T586">En e</text:span>sta imagen <text:span text:style-name="T586">se observ</text:span>a todo el proceso en el análisis de datos: </text:p>
      <text:p text:style-name="P167"/>
      <text:p text:style-name="P422">Importar el conjuntos de datos, ordenar y manipular los datos en caso de que requieran algún tipo de edición, visualizar los datos, modelarlos mediante métodos estadísticos, y por último, comunicar los resultados obtenidos de todo el análisis de datos.</text:p>
      <text:p text:style-name="P422"/>
      <text:p text:style-name="P422">Todo este proceso de análisis de datos, en científico de datos lo lleva a cabo mediante la programación.</text:p>
      <text:p text:style-name="P167"/>
      <text:p text:style-name="P388"><text:soft-page-break/><text:span text:style-name="T178">E</text:span><text:span text:style-name="T162">n </text:span><text:span text:style-name="T180">capítulos</text:span><text:span text:style-name="T162"> anterior</text:span><text:span text:style-name="T178">es</text:span><text:span text:style-name="T162"> sobre el uso básico del programa R, </text:span><text:span text:style-name="T178">se vio</text:span><text:span text:style-name="T162"> la forma en como </text:span><text:span text:style-name="T178">se podía</text:span><text:span text:style-name="T162"> acceder a la información contenida en conjuntos de datos mediante el uso de l</text:span><text:span text:style-name="T178">os</text:span><text:span text:style-name="T162"> operador</text:span><text:span text:style-name="T178">es</text:span><text:span text:style-name="T162"> de corchetes simples (“[]”) y de signo pesos (“$”), que es la forma más básica de </text:span><text:span text:style-name="T179">manipular conjuntos de</text:span><text:span text:style-name="T162"> datos usando el sistema base del R.</text:span></text:p>
      <text:p text:style-name="P388"><text:span text:style-name="T162"/></text:p>
      <text:p text:style-name="P389"><text:span text:style-name="T162">Hoy en día existe un paquete </text:span><text:span text:style-name="T180">del</text:span><text:span text:style-name="T162"> R que permite </text:span><text:span text:style-name="T180">manipular conjuntos de datos</text:span><text:span text:style-name="T162">, de una forma más rápida, sencilla y hasta divertida. Ese paquete se conoce con el nombre de dplyr, y ese paquete es solo uno de un conjunto de paquetes, que permite realizar cada uno de </text:span><text:span text:style-name="T180">l</text:span><text:span text:style-name="T162">os pasos que se observa</text:span><text:span text:style-name="T180">n</text:span><text:span text:style-name="T162"> en </text:span><text:span text:style-name="T181">est</text:span><text:span text:style-name="T162">a imagen, de una manera bastante practica y sencilla.</text:span></text:p>
      <text:p text:style-name="P389"><text:span text:style-name="T162"/></text:p>
      <text:p text:style-name="P387">- <text:span text:style-name="T627">Quinta diapositiva</text:span></text:p>
      <text:p text:style-name="P167"/>
      <text:p text:style-name="P392"><text:span text:style-name="T164">Ese conjunto de paquetes, que permiten realizar </text:span><text:span text:style-name="T182">cada uno de los pasos del proceso de análisis de datos</text:span><text:span text:style-name="T164"> anterior, hacen parte de lo que hoy en día se conoce como el “</text:span><text:span text:style-name="T560">tidyverse”</text:span><text:span text:style-name="T164">, </text:span><text:span text:style-name="T182">que consiste en una colección de paquetes del programa R que trabajan en armonia con el objetivos de cubrir todo el espectro del análisis de datos</text:span><text:span text:style-name="T164">. </text:span><text:span text:style-name="T182">E</text:span><text:span text:style-name="T164">s</text:span><text:span text:style-name="T182">tos</text:span><text:span text:style-name="T164"> son </text:span><text:span text:style-name="T182">algunos de</text:span><text:span text:style-name="T164"> esos paquetes:</text:span></text:p>
      <text:list xml:id="list2017100831" text:style-name="L22">
        <text:list-item>
          <text:p text:style-name="P462"><text:span text:style-name="T260">el paquete </text:span><text:span text:style-name="Source_20_Text"><text:span text:style-name="T288">readr,</text:span></text:span><text:span text:style-name="Source_20_Text"><text:span text:style-name="T268"> </text:span></text:span><text:span text:style-name="Source_20_Text"><text:span text:style-name="T269">el cual tiene como</text:span></text:span><text:span text:style-name="T264"> objetivo proporcionar una forma rápida y amigable de leer (</text:span><text:span text:style-name="T265">o </text:span><text:span text:style-name="Strong_20_Emphasis"><text:span text:style-name="T287">importar</text:span></text:span><text:span text:style-name="T264">) </text:span><text:span text:style-name="T267">conjunt</text:span><text:span text:style-name="T264">os </text:span><text:span text:style-name="T267">de</text:span><text:span text:style-name="T264"> datos.</text:span></text:p>
        </text:list-item>
        <text:list-item>
          <text:p text:style-name="P462"><text:span text:style-name="T265">El paquete </text:span><text:span text:style-name="Source_20_Text"><text:span text:style-name="T288">tidyr</text:span></text:span><text:span text:style-name="Source_20_Text"><text:span text:style-name="T268">, </text:span></text:span><text:span text:style-name="Source_20_Text"><text:span text:style-name="T269">que es el que vamos a ver </text:span></text:span><text:span text:style-name="Source_20_Text"><text:span text:style-name="T270">en que consiste en esta lección</text:span></text:span><text:span text:style-name="Source_20_Text"><text:span text:style-name="T269">, el </text:span></text:span><text:span text:style-name="T264">c</text:span><text:span text:style-name="T265">ual tiene como</text:span><text:span text:style-name="T264"> objetivo ayudar a crear </text:span><text:span text:style-name="Strong_20_Emphasis"><text:span text:style-name="T287">datos ordenados</text:span></text:span><text:span text:style-name="T264">.</text:span></text:p>
        </text:list-item>
        <text:list-item>
          <text:p text:style-name="P462"><text:span text:style-name="T266">El paquete </text:span><text:span text:style-name="Source_20_Text"><text:span text:style-name="T288">dplyr,</text:span></text:span><text:span text:style-name="Source_20_Text"><text:span text:style-name="T271"> </text:span></text:span><text:span text:style-name="Source_20_Text"><text:span text:style-name="T272">el cual tiene como objetivo </text:span></text:span><text:span text:style-name="T264">proporciona</text:span><text:span text:style-name="T266">r</text:span><text:span text:style-name="T264"> un conjunto consistente de funciones que ayudan a resolver los desafíos más comunes de la </text:span><text:span text:style-name="Strong_20_Emphasis"><text:span text:style-name="T287">manipulación </text:span></text:span><text:span text:style-name="T264">de datos.</text:span></text:p>
        </text:list-item>
        <text:list-item>
          <text:p text:style-name="P390"><text:span text:style-name="T162">Y el paquete </text:span><text:span text:style-name="T559">ggplot2</text:span><text:span text:style-name="Source_20_Text"><text:span text:style-name="T520">,</text:span></text:span><text:span text:style-name="Source_20_Text"><text:span text:style-name="T455"> el cual tiene como objetivo permitir crear </text:span></text:span><text:span text:style-name="Source_20_Text"><text:span text:style-name="T456">gráficos</text:span></text:span><text:span text:style-name="Source_20_Text"><text:span text:style-name="T455"> de un</text:span></text:span><text:span text:style-name="Source_20_Text"><text:span text:style-name="T456">a</text:span></text:span><text:span text:style-name="Source_20_Text"><text:span text:style-name="T455"> forma sencilla, basado en algo que se conoce como la </text:span></text:span><text:span text:style-name="Source_20_Text"><text:span text:style-name="T520">gramática de gráficos</text:span></text:span><text:span text:style-name="Source_20_Text"><text:span text:style-name="T455">.</text:span></text:span></text:p>
        </text:list-item>
      </text:list>
      <text:p text:style-name="P391"><text:span text:style-name="Source_20_Text"><text:span text:style-name="T455"/></text:span></text:p>
      <text:p text:style-name="P391"><text:span text:style-name="Source_20_Text"><text:span text:style-name="T520">- </text:span></text:span><text:span text:style-name="Source_20_Text"><text:span text:style-name="T527">Sexta</text:span></text:span><text:span text:style-name="Source_20_Text"><text:span text:style-name="T521"> diapositiva</text:span></text:span></text:p>
      <text:p text:style-name="P391"><text:span text:style-name="Source_20_Text"><text:span text:style-name="T457"/></text:span></text:p>
      <text:p text:style-name="P394"><text:span text:style-name="T183">Como </text:span><text:span text:style-name="T1">este conjunto de paquetes no hacen parte del sistema base del R, necesitan ser instalados primero. Para esto, existen dos forma</text:span><text:span text:style-name="T165">s</text:span><text:span text:style-name="T1">:</text:span></text:p>
      <text:list xml:id="list2581005711" text:style-name="L23">
        <text:list-item>
          <text:p text:style-name="P463"><text:span text:style-name="T261">de </text:span><text:span text:style-name="T286">manera individual</text:span><text:span text:style-name="T261">, donde por medio de la función </text:span><text:span text:style-name="T286">install.packages(),</text:span><text:span text:style-name="T261"> </text:span><text:span text:style-name="T263">se </text:span><text:span text:style-name="T261">p</text:span><text:span text:style-name="T263">ue</text:span><text:span text:style-name="T261">de</text:span><text:span text:style-name="T263">n</text:span><text:span text:style-name="T261"> mencionar cada uno de esos paqu</text:span><text:span text:style-name="T290">etes, </text:span><text:span text:style-name="T291">por ejemplo </text:span><text:span text:style-name="T318">install.packages('readr')…</text:span><text:span text:style-name="T262"> </text:span><text:span text:style-name="T261">. Una vez se instalan </text:span><text:span text:style-name="T262">esos paquetes</text:span><text:span text:style-name="T261">, se pueden cargar por medio de la función </text:span><text:span text:style-name="T286">library()</text:span><text:span text:style-name="T261"> cuando se necesiten.</text:span></text:p>
        </text:list-item>
        <text:list-item>
          <text:p text:style-name="P432"><text:span text:style-name="Source_20_Text"><text:span text:style-name="T523">La otra forma consiste en instalar todos los paquetes del tidyverse, a partir de esta línea de código (señalar install.packages(‘tidyverse’)). Igualmente, si necesitan cargar ese paquete, deben usar la función library(). A miren, y en caso de que requieran actualizar ese conjunto de paquetes, igualmente existe una función </text:span></text:span><text:span text:style-name="Source_20_Text"><text:span text:style-name="T524">para esto</text:span></text:span><text:span text:style-name="Source_20_Text"><text:span text:style-name="T523">: </text:span></text:span><text:span text:style-name="Source_20_Text"><text:span text:style-name="T525">la función</text:span></text:span><text:span text:style-name="Source_20_Text"><text:span text:style-name="T523"> tidyverse_update().</text:span></text:span></text:p>
        </text:list-item>
      </text:list>
      <text:p text:style-name="P433"><text:span text:style-name="Source_20_Text"><text:span text:style-name="T522"/></text:span></text:p>
      <text:p text:style-name="P438"><text:soft-page-break/><text:span text:style-name="Source_20_Text"><text:span text:style-name="T526">Este conjunto de paquetes que hacen parte del </text:span></text:span><text:span text:style-name="Source_20_Text"><text:span text:style-name="T471">tidyverse</text:span></text:span><text:span text:style-name="Source_20_Text"><text:span text:style-name="T526">, pueden trabajar de forma conjunta y en armonía unos con otros, debido a que comparten algunos principios, como por ejemplo, la forma de estructurar los datos en lo que los desarrolladores de esos paquetes denominaron como </text:span></text:span><text:span text:style-name="Source_20_Text"><text:span text:style-name="T471">datos ordenados</text:span></text:span><text:span text:style-name="Source_20_Text"><text:span text:style-name="T526">. Veamos a continuación en que consiste este principio.</text:span></text:span></text:p>
      <text:p text:style-name="P167"/>
      <text:p text:style-name="P387">- <text:span text:style-name="T627">Septima diapositiva</text:span></text:p>
      <text:p text:style-name="P167"/>
      <text:p text:style-name="P439">Para explicar este principio de datos ordenados, observen por favor los siguientes conjuntos de datos:</text:p>
      <text:p text:style-name="P439"/>
      <text:p text:style-name="P439">- <text:span text:style-name="T563">conjunto de datos 1: en este primer conjunto de datos, se pueden observar cuatro columnas, cada una de ellas representando una variable (pais, año, casos y población) con su respectivo valor.</text:span></text:p>
      <text:p text:style-name="P439"/>
      <text:p text:style-name="P439">- <text:span text:style-name="T563">conjunto de datos 2: en este segundo conjunto de datos, se puede observar igualmente cuatro columnas. Sin embargo observen lo siguiente: en este conjunto de datos, los encuestadores decidieron colocar dos de las variables vistas en el conjunto de datos anterior, en una misma columna denominada “Variables”, y a la derecha colocaron su respectivo valor.</text:span></text:p>
      <text:p text:style-name="P439"/>
      <text:p text:style-name="P439">- <text:span text:style-name="T564">conjuntos de datos 3: en este tercer conjunto de datos, ya no se observan cuatro columnas sino 3 columnas. Lo que sucede aquí, es que que los encuestadores decidieron formar una variable denominada “Tasa”, la cual representa la proporción de casos según el tamaño de la población.</text:span></text:p>
      <text:p text:style-name="P439"/>
      <text:p text:style-name="P439">- <text:span text:style-name="T564">conjunto de datos 4: Y por último, el conjunto de datos 4, que es una colección de tablas, donde la primera tabla, muestra el número de casos en los tres países, y en el respectivo año, mientras que en la segunda tabla se presenta el tamaño de la población igualmente en los tres países y en el año respectivo.</text:span></text:p>
      <text:p text:style-name="P439"/>
      <text:p text:style-name="P395">- <text:span text:style-name="T627">Octava, Novena, Decima y </text:span><text:span text:style-name="T594">Onceava </text:span><text:span text:style-name="T627">diapositiva</text:span></text:p>
      <text:p text:style-name="P439"/>
      <text:p text:style-name="P393"><text:span text:style-name="T184">L</text:span><text:span text:style-name="T166">os cuatro conjuntos de datos </text:span><text:span text:style-name="T184">anteriores</text:span><text:span text:style-name="T166"> como pudieron observar, muestran los mismos datos o la misma información organizada en cuatro formas diferentes. Sin embargo, solo uno de esos cuatro conjuntos de datos, es mucho más fácil para trabajar, y ese conjunto de datos más fácil para trabajar es el que se conoce como </text:span><text:span text:style-name="T565">dato ordenado</text:span><text:span text:style-name="T166">.</text:span></text:p>
      <text:p text:style-name="P393"><text:span text:style-name="T166"/></text:p>
      <text:p text:style-name="P396"><text:span text:style-name="T185">Para que un</text:span><text:span text:style-name="T167"> conjunto de datos p</text:span><text:span text:style-name="T185">ueda</text:span><text:span text:style-name="T167"> clasificarse como dato ordenado, </text:span><text:span text:style-name="T185">e</text:span><text:span text:style-name="T167">n general debe cumplir tres reglas:</text:span></text:p>
      <text:list xml:id="list4101529403" text:style-name="L24">
        <text:list-item>
          <text:p text:style-name="P436">la primera regla, como se observa en la imagen, es que cada variable en un conjunto de datos debe colocarse en una columna.</text:p>
        </text:list-item>
        <text:list-item>
          <text:p text:style-name="P436"><text:soft-page-break/>La segunda regla, como se observa en la imagen, es que cada observación debe colocarse en una fila.</text:p>
        </text:list-item>
        <text:list-item>
          <text:p text:style-name="P436">Y la tercera y última regla, como se observa en <text:span text:style-name="T626">est</text:span>a imagen, es que cada valor en un conjunto de datos se debe colocar en una celda.</text:p>
        </text:list-item>
      </text:list>
      <text:p text:style-name="P437"/>
      <text:p text:style-name="P441">Los datos que satisfacen esta tres reglas, se conocen con el nombre de <text:span text:style-name="T189">datos ordenados,</text:span><text:span text:style-name="T628">Y al programa R les resulta más fácil de trabajar con conjuntos de datos con una estructura ordenada donde cada valor se asocia con una variable y una observación.</text:span></text:p>
      <text:p text:style-name="P440"><text:span text:style-name="T166"/></text:p>
      <text:p text:style-name="P454"><text:span text:style-name="T565">N</text:span>ota:<text:span text:style-name="T1"> otros dos principios del tidyverse son los códigos deben ser </text:span><text:span text:style-name="T186">fácilmente</text:span><text:span text:style-name="T1"> legibles para las personas, y resolver problemas complejos encadenando funciones simples con el operador %&gt;%.</text:span></text:p>
      <text:p text:style-name="P440"><text:span text:style-name="T166"/></text:p>
      <text:p text:style-name="P400"><text:span text:style-name="T592">Este principio de los datos ordenado</text:span><text:span text:style-name="T593"> </text:span><text:span text:style-name="T592">como esta escrito en este fragmento de aclaración, fueron popularizados por Hadley Wickam, que es uno de los principales desarrolladores de todo los paquetes que vamos a ver a lo largo del curso. En caso de que ustedes deseen conocer más sobre ese principio, les voy a compartir en el chat un documento escrito por el donde explica ese enfoque.</text:span></text:p>
      <text:p text:style-name="P440"><text:span text:style-name="T588"/></text:p>
      <text:p text:style-name="P397"><text:span text:style-name="T588">-</text:span><text:span text:style-name="T589"> </text:span><text:span text:style-name="T595">Doceava </text:span><text:span text:style-name="T589">diapositiva</text:span></text:p>
      <text:p text:style-name="P397"><text:span text:style-name="T591"/></text:p>
      <text:p text:style-name="P443">En este punto de seguro pensaran que los datos ordenados son tan obvios, que seguramente todos los conjuntos de datos vienen de forma ordenada. La verdad es que no, y <text:span text:style-name="T629">rara vez los conjuntos de datos son ordenados</text:span>.</text:p>
      <text:p text:style-name="P443"/>
      <text:p text:style-name="P444">Entones, Debido a que muchos conjuntos de datos pueden no venir de forma ordenada, el <text:span text:style-name="T189">tidyverse</text:span> proporciona un paquete que permite crear o convertir conjuntos de datos de su forma desordenada a <text:span text:style-name="T569">su forma </text:span>ordenada. Ese paquete se conoce con el nombre de <text:span text:style-name="T189">tidyr, </text:span><text:span text:style-name="T208">el cual</text:span><text:span text:style-name="T570"> tiene como objetivo ayudarle a ordenar sus datos. Para cumplir con ese objetivo, el paquete </text:span><text:span text:style-name="T206">tidyr</text:span><text:span text:style-name="T570"> cuenta con varias funciones, que tienen como finalidad hacer transformaciones sobre un conjunto de datos, permitiendo que cambie de una estructura desordenada a una ordenada.</text:span></text:p>
      <text:p text:style-name="P444"/>
      <text:p text:style-name="P442"><text:span text:style-name="T596">Lo que vamos a hacer a continuación, consistirá en explicar cada una de esas funciones, buscando transformar los conjuntos de datos anteriores en las formas 2, 3 y 4 a la forma 1. Es decir, vamos a pasar de una forma desordenada a una forma ordenada.</text:span></text:p>
      <text:p text:style-name="P442"><text:span text:style-name="T596"/></text:p>
      <text:p text:style-name="P445"><text:span text:style-name="T596">1. </text:span><text:span text:style-name="T466">pivot_wider()</text:span></text:p>
      <text:p text:style-name="P445"><text:span text:style-name="T373"/></text:p>
      <text:p text:style-name="P446"><text:span text:style-name="T372">la primera función del paquete </text:span><text:span text:style-name="T466">tidyr</text:span><text:span text:style-name="T372"> </text:span><text:span text:style-name="T607">se denomina como </text:span><text:span text:style-name="T598">pivot_wider(), </text:span><text:span text:style-name="T599">que</text:span><text:span text:style-name="T608"> es una función que es usada cuando se tiene una </text:span><text:span text:style-name="T609">observación</text:span><text:span text:style-name="T608"> dispersa en múltiples filas. </text:span><text:span text:style-name="T609">Por ejemplo en esta imagen a la izquierda pueden observar dos variables, “x2” y “x3”, que </text:span><text:soft-page-break/><text:span text:style-name="T609">son tratadas como dos observaciones al ocupar cada una una fila. En esta imagen también se puede observar lo que se quiere hacer con esta función: pasar de la imagen de la izquierda a la imagen de la derecha. Para hacer esto, como se puede observar en su estructura, la función </text:span><text:span text:style-name="T599">pivot_wider()</text:span><text:span text:style-name="T609"> requiere <text:s/>de tres argumentos:</text:span></text:p>
      <text:p text:style-name="P446"><text:span text:style-name="T609"/></text:p>
      <text:p text:style-name="P446"><text:span text:style-name="T609">- el argumento “data”, donde se indica el nombre del conjunto de datos que se quiere ordenar.</text:span></text:p>
      <text:p text:style-name="P446"><text:span text:style-name="T609">- el argumento “names_from”, donde se indica el nombre de la columna que contiene esas variables como observaciones.</text:span></text:p>
      <text:p text:style-name="P446"><text:span text:style-name="T609">- y el argumento values_from”, donde se indica el nombre de la columna que contiene los valores de esas variables </text:span><text:span text:style-name="T610">escritas como observaciones.</text:span></text:p>
      <text:p text:style-name="P446"><text:span text:style-name="T610"/></text:p>
      <text:p text:style-name="P398"><text:span text:style-name="T588">-</text:span><text:span text:style-name="T589"> </text:span><text:span text:style-name="T610">Tre</text:span><text:span text:style-name="T595">ceava </text:span><text:span text:style-name="T589">diapositiva</text:span></text:p>
      <text:p text:style-name="P398"/>
      <text:p text:style-name="P466"><text:span text:style-name="T292">V</text:span><text:span text:style-name="T293">eamos un ejemplo. </text:span><text:span text:style-name="T264">Intente por favor convertir el conjunto de datos de la </text:span><text:span text:style-name="Strong_20_Emphasis"><text:span text:style-name="T308">Forma 2 </text:span></text:span><text:span text:style-name="T264">anteriormente mostrado a su forma ordenada </text:span><text:span text:style-name="T295">(es decir, la forma 1)</text:span><text:span text:style-name="T264">, usando la función </text:span><text:span text:style-name="Source_20_Text"><text:span text:style-name="T274">pivot_wider()</text:span></text:span><text:span text:style-name="Source_20_Text"><text:span text:style-name="T299">. </text:span></text:span><text:span text:style-name="Source_20_Text"><text:span text:style-name="T300">La idea aquí consiste de pasar de la imagen de la izquierda, donde las variables “casos” y “población” se colocaron como dos observaciones, a la imagen a la derecha donde esas dos variables se colocaron en dos columnas… explicar lo otro con mis palabras. </text:span></text:span><text:span text:style-name="Source_20_Text"><text:span text:style-name="T302">En el resultado: entonces la función </text:span></text:span><text:span text:style-name="Source_20_Text"><text:span text:style-name="T312">pivot_wider()</text:span></text:span><text:span text:style-name="Source_20_Text"><text:span text:style-name="T302"> lo que hizo fue distribuir las dos variables con sus respectivos valores en dos columnas, por lo que cada fila es una observación y cada columna una variable.</text:span></text:span></text:p>
      <text:p text:style-name="P464"><text:span text:style-name="Source_20_Text"><text:span text:style-name="T300"/></text:span></text:p>
      <text:p text:style-name="P464"><text:span text:style-name="Source_20_Text"><text:span text:style-name="T310">- Catorceava diapositiva</text:span></text:span></text:p>
      <text:p text:style-name="P464"><text:span text:style-name="Source_20_Text"><text:span text:style-name="T300"/></text:span></text:p>
      <text:p text:style-name="P465"><text:span text:style-name="Source_20_Text"><text:span text:style-name="T301">2. </text:span></text:span><text:span text:style-name="Source_20_Text"><text:span text:style-name="T311">pivot_longer()</text:span></text:span></text:p>
      <text:p text:style-name="P167"/>
      <text:p text:style-name="P467"><text:span text:style-name="T246">La segunda función </text:span><text:span text:style-name="T246">se denomina como </text:span><text:span text:style-name="T313">pivot_longer()</text:span><text:span text:style-name="T246">, que es una función que permite resolver situaciones </text:span><text:span text:style-name="T264">en donde las columnas no representan variables, sino valores de una variable. </text:span><text:span text:style-name="T296">En esta imagen se puede observar que a función </text:span><text:span text:style-name="Source_20_Text"><text:span text:style-name="T316">pivot_longer()</text:span></text:span><text:span text:style-name="Source_20_Text"><text:span text:style-name="T305"> </text:span></text:span><text:span text:style-name="T296">hace lo opuesto a la función </text:span><text:span text:style-name="Source_20_Text"><text:span text:style-name="T316">pivot_wider()</text:span></text:span><text:span text:style-name="Source_20_Text"><text:span text:style-name="T306">: la función pivot_longer() </text:span></text:span><text:span text:style-name="Source_20_Text"><text:span text:style-name="Strong_20_Emphasis"><text:span text:style-name="T317">alarga</text:span></text:span></text:span><text:span text:style-name="Source_20_Text"><text:span text:style-name="T306"> los conjuntos de datos, mientras que la función pivot_wider() los hace más </text:span></text:span><text:span text:style-name="Source_20_Text"><text:span text:style-name="Strong_20_Emphasis"><text:span text:style-name="T317">anchos</text:span></text:span></text:span><text:span text:style-name="Source_20_Text"><text:span text:style-name="T306">.</text:span></text:span></text:p>
      <text:p text:style-name="P467"><text:span text:style-name="Source_20_Text"><text:span text:style-name="T306"/></text:span></text:p>
      <text:p text:style-name="P447"><text:span text:style-name="T611">Aquí se </text:span><text:span text:style-name="T609">puede observar </text:span><text:span text:style-name="T611">la</text:span><text:span text:style-name="T609"> estructura </text:span><text:span text:style-name="T611">de</text:span><text:span text:style-name="T609"> la función </text:span><text:span text:style-name="T599">pivot_</text:span><text:span text:style-name="T601">longer</text:span><text:span text:style-name="T599">(), </text:span><text:span text:style-name="T600">el cual</text:span><text:span text:style-name="T609"> requiere <text:s/>de </text:span><text:span text:style-name="T611">cuatro</text:span><text:span text:style-name="T609"> argumentos:</text:span></text:p>
      <text:p text:style-name="P447"><text:span text:style-name="T609"/></text:p>
      <text:p text:style-name="P447"><text:span text:style-name="T609">- el argumento “data”, donde se indica el nombre del conjunto de datos que se quiere ordenar.</text:span></text:p>
      <text:p text:style-name="P447"><text:span text:style-name="T609">- </text:span><text:span text:style-name="T611">el argumento “cols”, donde se indica el nombre de las columnas que pueden convertirse en una sola variable.</text:span></text:p>
      <text:p text:style-name="P447"><text:span text:style-name="T609">- el argumento “names_</text:span><text:span text:style-name="T611">to</text:span><text:span text:style-name="T609">”, donde se indica el nombre </text:span><text:span text:style-name="T611">que se desea tenga </text:span><text:span text:style-name="T609">la columna que </text:span><text:span text:style-name="T611">se quiere crear</text:span><text:span text:style-name="T609">.</text:span></text:p>
      <text:p text:style-name="P447"><text:soft-page-break/><text:span text:style-name="Source_20_Text"><text:span text:style-name="T613">- y el argumento values_</text:span></text:span><text:span text:style-name="Source_20_Text"><text:span text:style-name="T612">to</text:span></text:span><text:span text:style-name="Source_20_Text"><text:span text:style-name="T613">”, donde se indica el nombre </text:span></text:span><text:span text:style-name="Source_20_Text"><text:span text:style-name="T612">que se</text:span></text:span><text:span text:style-name="Source_20_Text"><text:span text:style-name="T613"> de</text:span></text:span><text:span text:style-name="Source_20_Text"><text:span text:style-name="T612">se</text:span></text:span><text:span text:style-name="Source_20_Text"><text:span text:style-name="T613">a </text:span></text:span><text:span text:style-name="Source_20_Text"><text:span text:style-name="T612">tenga la</text:span></text:span><text:span text:style-name="Source_20_Text"><text:span text:style-name="T613"> columna que contiene los valores</text:span></text:span><text:span text:style-name="Source_20_Text"><text:span text:style-name="T614">.</text:span></text:span></text:p>
      <text:p text:style-name="P447"><text:span text:style-name="Source_20_Text"><text:span text:style-name="T307"/></text:span></text:p>
      <text:p text:style-name="P399"><text:span text:style-name="T588">-</text:span><text:span text:style-name="T589"> </text:span><text:span text:style-name="T625">Quince</text:span><text:span text:style-name="T595">ava </text:span><text:span text:style-name="T589">diapositiva</text:span></text:p>
      <text:p text:style-name="P399"/>
      <text:p text:style-name="P448"><text:span text:style-name="Source_20_Text"><text:span text:style-name="T621">En este</text:span></text:span><text:span text:style-name="Source_20_Text"><text:span text:style-name="T615"> ejemplo </text:span></text:span><text:span text:style-name="Source_20_Text"><text:span text:style-name="T621">se puede observar como actuá la función </text:span></text:span><text:span text:style-name="Source_20_Text"><text:span text:style-name="T603">pivot_longer()</text:span></text:span><text:span text:style-name="Source_20_Text"><text:span text:style-name="T615">. </text:span></text:span><text:span text:style-name="Source_20_Text"><text:span text:style-name="T614">Intente por favor convertir el conjunto de datos de la </text:span></text:span><text:span text:style-name="Strong_20_Emphasis"><text:span text:style-name="T614">Forma </text:span></text:span><text:span text:style-name="Strong_20_Emphasis"><text:span text:style-name="T621">4</text:span></text:span><text:span text:style-name="Strong_20_Emphasis"><text:span text:style-name="T614"> </text:span></text:span><text:span text:style-name="Source_20_Text"><text:span text:style-name="T614">anteriormente mostrado a su forma ordenada </text:span></text:span><text:span text:style-name="Source_20_Text"><text:span text:style-name="T615">(es decir, la forma 1)</text:span></text:span><text:span text:style-name="Source_20_Text"><text:span text:style-name="T614">, usando la función </text:span></text:span><text:span text:style-name="Source_20_Text"><text:span text:style-name="T602">pivot_</text:span></text:span><text:span text:style-name="Source_20_Text"><text:span text:style-name="T603">long</text:span></text:span><text:span text:style-name="Source_20_Text"><text:span text:style-name="T602">er()</text:span></text:span><text:span text:style-name="Source_20_Text"><text:span text:style-name="T616">. </text:span></text:span><text:span text:style-name="Source_20_Text"><text:span text:style-name="T617">La idea aquí consiste </text:span></text:span><text:span text:style-name="Source_20_Text"><text:span text:style-name="T618">en</text:span></text:span><text:span text:style-name="Source_20_Text"><text:span text:style-name="T617"> pasar de la imagen de la </text:span></text:span><text:span text:style-name="Source_20_Text"><text:span text:style-name="T618">derecha</text:span></text:span><text:span text:style-name="Source_20_Text"><text:span text:style-name="T617">, donde l</text:span></text:span><text:span text:style-name="Source_20_Text"><text:span text:style-name="T618">o</text:span></text:span><text:span text:style-name="Source_20_Text"><text:span text:style-name="T617">s “</text:span></text:span><text:span text:style-name="Source_20_Text"><text:span text:style-name="T618">año</text:span></text:span><text:span text:style-name="Source_20_Text"><text:span text:style-name="T617">s” </text:span></text:span><text:span text:style-name="Source_20_Text"><text:span text:style-name="T618">1999 y 200 se tratan como dos variables,</text:span></text:span><text:span text:style-name="Source_20_Text"><text:span text:style-name="T617"> a la imagen a la derecha donde es</text:span></text:span><text:span text:style-name="Source_20_Text"><text:span text:style-name="T618">o</text:span></text:span><text:span text:style-name="Source_20_Text"><text:span text:style-name="T617">s </text:span></text:span><text:span text:style-name="Source_20_Text"><text:span text:style-name="T618">años se tratan como valores de una misma variable </text:span></text:span><text:span text:style-name="Source_20_Text"><text:span text:style-name="T619">denominada “años”</text:span></text:span><text:span text:style-name="Source_20_Text"><text:span text:style-name="T617">… explicar lo otro con mis palabras.</text:span></text:span></text:p>
      <text:p text:style-name="P448"><text:span text:style-name="Source_20_Text"><text:span text:style-name="T617"/></text:span></text:p>
      <text:p text:style-name="P448"><text:span text:style-name="Source_20_Text"><text:span text:style-name="T604">- </text:span></text:span><text:span text:style-name="Source_20_Text"><text:span text:style-name="T605">Dieciseisava diapositiva</text:span></text:span></text:p>
      <text:p text:style-name="P448"><text:span text:style-name="Source_20_Text"><text:span text:style-name="T620"/></text:span></text:p>
      <text:p text:style-name="P449"><text:span text:style-name="Source_20_Text"><text:span text:style-name="T620">El paquete </text:span></text:span><text:span text:style-name="Source_20_Text"><text:span text:style-name="T605">tidyr</text:span></text:span><text:span text:style-name="Source_20_Text"><text:span text:style-name="T622"> contiene otras dos funciones muy interesantes que son las funciones </text:span></text:span><text:span text:style-name="Source_20_Text"><text:span text:style-name="T605">separate()</text:span></text:span><text:span text:style-name="Source_20_Text"><text:span text:style-name="T622"> y </text:span></text:span><text:span text:style-name="Source_20_Text"><text:span text:style-name="T605">unite().</text:span></text:span><text:span text:style-name="Source_20_Text"><text:span text:style-name="T622"> Estas son funciones que permiten separar y unir columnas.</text:span></text:span></text:p>
      <text:p text:style-name="P449"><text:span text:style-name="Source_20_Text"><text:span text:style-name="T622"/></text:span></text:p>
      <text:p text:style-name="P450"><text:span text:style-name="Source_20_Text"><text:span text:style-name="T623">Aquí abajo pueden observar la estructura de ambas funciones. Decirlo con mis </text:span></text:span><text:span text:style-name="Source_20_Text"><text:span text:style-name="T624">palabras.</text:span></text:span></text:p>
      <text:p text:style-name="P450"><text:span text:style-name="Source_20_Text"><text:span text:style-name="T624"/></text:span></text:p>
      <text:p text:style-name="P451"><text:span text:style-name="Source_20_Text"><text:span text:style-name="T604">- </text:span></text:span><text:span text:style-name="Source_20_Text"><text:span text:style-name="T605">Diecis</text:span></text:span><text:span text:style-name="Source_20_Text"><text:span text:style-name="T606">iete</text:span></text:span><text:span text:style-name="Source_20_Text"><text:span text:style-name="T605">ava diapositiva</text:span></text:span></text:p>
      <text:p text:style-name="P167"/>
      <text:p text:style-name="P468"><text:span text:style-name="T247">Aqui se puede observar un ejemplo de como funciona la función </text:span><text:span text:style-name="T278">separate</text:span><text:span text:style-name="T278">()</text:span><text:span text:style-name="T247">. </text:span><text:span text:style-name="T264">Intente por favor convertir el conjunto de datos de la </text:span><text:span text:style-name="Strong_20_Emphasis"><text:span text:style-name="T308">Forma 3 </text:span></text:span><text:span text:style-name="T264">anteriormente mostrado a su forma ordenada, usando la función </text:span><text:span text:style-name="Source_20_Text"><text:span text:style-name="T274">separate()</text:span></text:span><text:span text:style-name="T264">, similar a la imagen a </text:span><text:span text:style-name="T297">esta imagen. La idea aquí consiste en dividir esta columna denominada “tasa” que contiene los valores de dos variables, “casos” y “población”, separados por una barra diagonal, </text:span><text:span text:style-name="T298">y pasar de la imagen de la izquierda a la imagen de la derecha usando la función </text:span><text:span text:style-name="T315">separate()</text:span><text:span text:style-name="T297">. </text:span><text:span text:style-name="T298">Decir lo otro con mis propias palabras.</text:span></text:p>
      <text:p text:style-name="P452"><text:span text:style-name="T1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Palatino Linotype', 'Book Antiqua', Palatino, 'Microsoft YaHei', 'Songti SC', serif"/>
    <style:font-face style:name="Lohit Devanagari1" svg:font-family="'Lohit Devanagari'"/>
    <style:font-face style:name="Roboto Mono" svg:font-family="'Roboto Mono', monospace"/>
    <style:font-face style:name="Roboto Slab" svg:font-family="'Roboto Slab', serif"/>
    <style:font-face style:name="Source Code Pro" svg:font-family="'Source Code Pro', 'Lucida Console', Monaco, monospace"/>
    <style:font-face style:name="Source Sans Pro" svg:font-family="'Source Sans Pr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4:13:15.364174441</meta:creation-date>
    <dc:date>2020-09-20T18:43:55.617470256</dc:date>
    <meta:editing-duration>P2DT17H20M27S</meta:editing-duration>
    <meta:editing-cycles>499</meta:editing-cycles>
    <meta:generator>LibreOffice/6.0.7.3$Linux_X86_64 LibreOffice_project/00m0$Build-3</meta:generator>
    <meta:document-statistic meta:table-count="0" meta:image-count="0" meta:object-count="0" meta:page-count="41" meta:paragraph-count="346" meta:word-count="18152" meta:character-count="106108" meta:non-whitespace-character-count="88310"/>
  </office:meta>
</office:document-meta>
</file>